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4" style:family="table-cell" style:parent-style-name="Default" style:data-style-name="N61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float" office:value="8493300000000000" calcext:value-type="float">
            <text:p>8.49E+15</text:p>
          </table:table-cell>
          <table:table-cell office:value-type="float" office:value="2.0241E+037" calcext:value-type="float">
            <text:p>2.02E+37</text:p>
          </table:table-cell>
          <table:table-cell office:value-type="float" office:value="1.92591" calcext:value-type="float">
            <text:p>1.92591</text:p>
          </table:table-cell>
          <table:table-cell office:value-type="float" office:value="0.33174" calcext:value-type="float">
            <text:p>0.33174</text:p>
          </table:table-cell>
          <table:table-cell office:value-type="float" office:value="0" calcext:value-type="float">
            <text:p>0</text:p>
          </table:table-cell>
          <table:table-cell office:value-type="float" office:value="0.66826" calcext:value-type="float">
            <text:p>0.66826</text:p>
          </table:table-cell>
          <table:table-cell office:value-type="float" office:value="0.33174" calcext:value-type="float">
            <text:p>0.33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2937" calcext:value-type="float">
            <text:p>2.32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7000000000001" calcext:value-type="float">
            <text:p>8.44E+15</text:p>
          </table:table-cell>
          <table:table-cell office:value-type="float" office:value="1.9941E+037" calcext:value-type="float">
            <text:p>1.99E+37</text:p>
          </table:table-cell>
          <table:table-cell office:value-type="float" office:value="1.9224" calcext:value-type="float">
            <text:p>1.9224</text:p>
          </table:table-cell>
          <table:table-cell office:value-type="float" office:value="0.33084" calcext:value-type="float">
            <text:p>0.33084</text:p>
          </table:table-cell>
          <table:table-cell office:value-type="float" office:value="0" calcext:value-type="float">
            <text:p>0</text:p>
          </table:table-cell>
          <table:table-cell office:value-type="float" office:value="0.66916" calcext:value-type="float">
            <text:p>0.66916</text:p>
          </table:table-cell>
          <table:table-cell office:value-type="float" office:value="0.33084" calcext:value-type="float">
            <text:p>0.330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2298" calcext:value-type="float">
            <text:p>2.322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0700000000001" calcext:value-type="float">
            <text:p>8.38E+15</text:p>
          </table:table-cell>
          <table:table-cell office:value-type="float" office:value="1.9644E+037" calcext:value-type="float">
            <text:p>1.96E+37</text:p>
          </table:table-cell>
          <table:table-cell office:value-type="float" office:value="1.91885" calcext:value-type="float">
            <text:p>1.91885</text:p>
          </table:table-cell>
          <table:table-cell office:value-type="float" office:value="0.32994" calcext:value-type="float">
            <text:p>0.32994</text:p>
          </table:table-cell>
          <table:table-cell office:value-type="float" office:value="0" calcext:value-type="float">
            <text:p>0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32994" calcext:value-type="float">
            <text:p>0.32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1659" calcext:value-type="float">
            <text:p>2.316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4600000000001" calcext:value-type="float">
            <text:p>8.32E+15</text:p>
          </table:table-cell>
          <table:table-cell office:value-type="float" office:value="1.9351E+037" calcext:value-type="float">
            <text:p>1.94E+37</text:p>
          </table:table-cell>
          <table:table-cell office:value-type="float" office:value="1.91526" calcext:value-type="float">
            <text:p>1.91526</text:p>
          </table:table-cell>
          <table:table-cell office:value-type="float" office:value="0.32903" calcext:value-type="float">
            <text:p>0.32903</text:p>
          </table:table-cell>
          <table:table-cell office:value-type="float" office:value="0" calcext:value-type="float">
            <text:p>0</text:p>
          </table:table-cell>
          <table:table-cell office:value-type="float" office:value="0.67097" calcext:value-type="float">
            <text:p>0.67097</text:p>
          </table:table-cell>
          <table:table-cell office:value-type="float" office:value="0.32903" calcext:value-type="float">
            <text:p>0.329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102" calcext:value-type="float">
            <text:p>2.3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8500000000001" calcext:value-type="float">
            <text:p>8.27E+15</text:p>
          </table:table-cell>
          <table:table-cell office:value-type="float" office:value="1.906E+037" calcext:value-type="float">
            <text:p>1.91E+37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0.32812" calcext:value-type="float">
            <text:p>0.32812</text:p>
          </table:table-cell>
          <table:table-cell office:value-type="float" office:value="0" calcext:value-type="float">
            <text:p>0</text:p>
          </table:table-cell>
          <table:table-cell office:value-type="float" office:value="0.67188" calcext:value-type="float">
            <text:p>0.67188</text:p>
          </table:table-cell>
          <table:table-cell office:value-type="float" office:value="0.32812" calcext:value-type="float">
            <text:p>0.328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30381" calcext:value-type="float">
            <text:p>2.303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2600000000001" calcext:value-type="float">
            <text:p>8.21E+15</text:p>
          </table:table-cell>
          <table:table-cell office:value-type="float" office:value="1.8772E+037" calcext:value-type="float">
            <text:p>1.88E+37</text:p>
          </table:table-cell>
          <table:table-cell office:value-type="float" office:value="1.908" calcext:value-type="float">
            <text:p>1.908</text:p>
          </table:table-cell>
          <table:table-cell office:value-type="float" office:value="0.3272" calcext:value-type="float">
            <text:p>0.3272</text:p>
          </table:table-cell>
          <table:table-cell office:value-type="float" office:value="0" calcext:value-type="float">
            <text:p>0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3272" calcext:value-type="float">
            <text:p>0.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9742" calcext:value-type="float">
            <text:p>2.297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6800000000001" calcext:value-type="float">
            <text:p>8.16E+15</text:p>
          </table:table-cell>
          <table:table-cell office:value-type="float" office:value="1.8488E+037" calcext:value-type="float">
            <text:p>1.85E+37</text:p>
          </table:table-cell>
          <table:table-cell office:value-type="float" office:value="1.90432" calcext:value-type="float">
            <text:p>1.90432</text:p>
          </table:table-cell>
          <table:table-cell office:value-type="float" office:value="0.32627" calcext:value-type="float">
            <text:p>0.32627</text:p>
          </table:table-cell>
          <table:table-cell office:value-type="float" office:value="0" calcext:value-type="float">
            <text:p>0</text:p>
          </table:table-cell>
          <table:table-cell office:value-type="float" office:value="0.67373" calcext:value-type="float">
            <text:p>0.67373</text:p>
          </table:table-cell>
          <table:table-cell office:value-type="float" office:value="0.32627" calcext:value-type="float">
            <text:p>0.326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9103" calcext:value-type="float">
            <text:p>2.291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1100000000001" calcext:value-type="float">
            <text:p>8.10E+15</text:p>
          </table:table-cell>
          <table:table-cell office:value-type="float" office:value="1.8206E+037" calcext:value-type="float">
            <text:p>1.82E+37</text:p>
          </table:table-cell>
          <table:table-cell office:value-type="float" office:value="1.90061" calcext:value-type="float">
            <text:p>1.90061</text:p>
          </table:table-cell>
          <table:table-cell office:value-type="float" office:value="0.32534" calcext:value-type="float">
            <text:p>0.32534</text:p>
          </table:table-cell>
          <table:table-cell office:value-type="float" office:value="0" calcext:value-type="float">
            <text:p>0</text:p>
          </table:table-cell>
          <table:table-cell office:value-type="float" office:value="0.67466" calcext:value-type="float">
            <text:p>0.67466</text:p>
          </table:table-cell>
          <table:table-cell office:value-type="float" office:value="0.32534" calcext:value-type="float">
            <text:p>0.325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8464" calcext:value-type="float">
            <text:p>2.284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5500000000001" calcext:value-type="float">
            <text:p>8.05E+15</text:p>
          </table:table-cell>
          <table:table-cell office:value-type="float" office:value="1.7928E+037" calcext:value-type="float">
            <text:p>1.79E+37</text:p>
          </table:table-cell>
          <table:table-cell office:value-type="float" office:value="1.89686" calcext:value-type="float">
            <text:p>1.89686</text:p>
          </table:table-cell>
          <table:table-cell office:value-type="float" office:value="0.3244" calcext:value-type="float">
            <text:p>0.3244</text:p>
          </table:table-cell>
          <table:table-cell office:value-type="float" office:value="0" calcext:value-type="float">
            <text:p>0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3244" calcext:value-type="float">
            <text:p>0.32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7825" calcext:value-type="float">
            <text:p>2.278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000000000000" calcext:value-type="float">
            <text:p>7.99E+15</text:p>
          </table:table-cell>
          <table:table-cell office:value-type="float" office:value="1.7653E+037" calcext:value-type="float">
            <text:p>1.77E+37</text:p>
          </table:table-cell>
          <table:table-cell office:value-type="float" office:value="1.89308" calcext:value-type="float">
            <text:p>1.89308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" calcext:value-type="float">
            <text:p>0</text:p>
          </table:table-cell>
          <table:table-cell office:value-type="float" office:value="0.67655" calcext:value-type="float">
            <text:p>0.67655</text:p>
          </table:table-cell>
          <table:table-cell office:value-type="float" office:value="0.32345" calcext:value-type="float">
            <text:p>0.323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7186" calcext:value-type="float">
            <text:p>2.27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4600000000001" calcext:value-type="float">
            <text:p>7.93E+15</text:p>
          </table:table-cell>
          <table:table-cell office:value-type="float" office:value="1.738E+037" calcext:value-type="float">
            <text:p>1.74E+37</text:p>
          </table:table-cell>
          <table:table-cell office:value-type="float" office:value="1.88926" calcext:value-type="float">
            <text:p>1.8892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" calcext:value-type="float">
            <text:p>0</text:p>
          </table:table-cell>
          <table:table-cell office:value-type="float" office:value="0.6775" calcext:value-type="float">
            <text:p>0.6775</text:p>
          </table:table-cell>
          <table:table-cell office:value-type="float" office:value="0.3225" calcext:value-type="float">
            <text:p>0.32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6547" calcext:value-type="float">
            <text:p>2.265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9300000000000" calcext:value-type="float">
            <text:p>7.88E+15</text:p>
          </table:table-cell>
          <table:table-cell office:value-type="float" office:value="1.7111E+037" calcext:value-type="float">
            <text:p>1.71E+37</text:p>
          </table:table-cell>
          <table:table-cell office:value-type="float" office:value="1.88541" calcext:value-type="float">
            <text:p>1.88541</text:p>
          </table:table-cell>
          <table:table-cell office:value-type="float" office:value="0.32155" calcext:value-type="float">
            <text:p>0.32155</text:p>
          </table:table-cell>
          <table:table-cell office:value-type="float" office:value="0" calcext:value-type="float">
            <text:p>0</text:p>
          </table:table-cell>
          <table:table-cell office:value-type="float" office:value="0.67845" calcext:value-type="float">
            <text:p>0.67845</text:p>
          </table:table-cell>
          <table:table-cell office:value-type="float" office:value="0.32155" calcext:value-type="float">
            <text:p>0.321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5908" calcext:value-type="float">
            <text:p>2.25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4200000000001" calcext:value-type="float">
            <text:p>7.82E+15</text:p>
          </table:table-cell>
          <table:table-cell office:value-type="float" office:value="1.6844E+037" calcext:value-type="float">
            <text:p>1.68E+37</text:p>
          </table:table-cell>
          <table:table-cell office:value-type="float" office:value="1.88153" calcext:value-type="float">
            <text:p>1.88153</text:p>
          </table:table-cell>
          <table:table-cell office:value-type="float" office:value="0.32058" calcext:value-type="float">
            <text:p>0.32058</text:p>
          </table:table-cell>
          <table:table-cell office:value-type="float" office:value="0" calcext:value-type="float">
            <text:p>0</text:p>
          </table:table-cell>
          <table:table-cell office:value-type="float" office:value="0.67942" calcext:value-type="float">
            <text:p>0.67942</text:p>
          </table:table-cell>
          <table:table-cell office:value-type="float" office:value="0.32058" calcext:value-type="float">
            <text:p>0.320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5269" calcext:value-type="float">
            <text:p>2.252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9100000000001" calcext:value-type="float">
            <text:p>7.77E+15</text:p>
          </table:table-cell>
          <table:table-cell office:value-type="float" office:value="1.658E+037" calcext:value-type="float">
            <text:p>1.66E+37</text:p>
          </table:table-cell>
          <table:table-cell office:value-type="float" office:value="1.87761" calcext:value-type="float">
            <text:p>1.87761</text:p>
          </table:table-cell>
          <table:table-cell office:value-type="float" office:value="0.31962" calcext:value-type="float">
            <text:p>0.31962</text:p>
          </table:table-cell>
          <table:table-cell office:value-type="float" office:value="0" calcext:value-type="float">
            <text:p>0</text:p>
          </table:table-cell>
          <table:table-cell office:value-type="float" office:value="0.68038" calcext:value-type="float">
            <text:p>0.68038</text:p>
          </table:table-cell>
          <table:table-cell office:value-type="float" office:value="0.31962" calcext:value-type="float">
            <text:p>0.319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463" calcext:value-type="float">
            <text:p>2.24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200000000001" calcext:value-type="float">
            <text:p>7.71E+15</text:p>
          </table:table-cell>
          <table:table-cell office:value-type="float" office:value="1.632E+037" calcext:value-type="float">
            <text:p>1.63E+37</text:p>
          </table:table-cell>
          <table:table-cell office:value-type="float" office:value="1.87365" calcext:value-type="float">
            <text:p>1.87365</text:p>
          </table:table-cell>
          <table:table-cell office:value-type="float" office:value="0.31864" calcext:value-type="float">
            <text:p>0.31864</text:p>
          </table:table-cell>
          <table:table-cell office:value-type="float" office:value="0" calcext:value-type="float">
            <text:p>0</text:p>
          </table:table-cell>
          <table:table-cell office:value-type="float" office:value="0.68136" calcext:value-type="float">
            <text:p>0.68136</text:p>
          </table:table-cell>
          <table:table-cell office:value-type="float" office:value="0.31864" calcext:value-type="float">
            <text:p>0.318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3991" calcext:value-type="float">
            <text:p>2.239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9300000000001" calcext:value-type="float">
            <text:p>7.66E+15</text:p>
          </table:table-cell>
          <table:table-cell office:value-type="float" office:value="1.6062E+037" calcext:value-type="float">
            <text:p>1.61E+37</text:p>
          </table:table-cell>
          <table:table-cell office:value-type="float" office:value="1.86966" calcext:value-type="float">
            <text:p>1.86966</text:p>
          </table:table-cell>
          <table:table-cell office:value-type="float" office:value="0.31766" calcext:value-type="float">
            <text:p>0.31766</text:p>
          </table:table-cell>
          <table:table-cell office:value-type="float" office:value="0" calcext:value-type="float">
            <text:p>0</text:p>
          </table:table-cell>
          <table:table-cell office:value-type="float" office:value="0.68234" calcext:value-type="float">
            <text:p>0.68234</text:p>
          </table:table-cell>
          <table:table-cell office:value-type="float" office:value="0.31766" calcext:value-type="float">
            <text:p>0.317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3352" calcext:value-type="float">
            <text:p>2.233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600000000000" calcext:value-type="float">
            <text:p>7.60E+15</text:p>
          </table:table-cell>
          <table:table-cell office:value-type="float" office:value="1.5807E+037" calcext:value-type="float">
            <text:p>1.58E+37</text:p>
          </table:table-cell>
          <table:table-cell office:value-type="float" office:value="1.86563" calcext:value-type="float">
            <text:p>1.86563</text:p>
          </table:table-cell>
          <table:table-cell office:value-type="float" office:value="0.31667" calcext:value-type="float">
            <text:p>0.31667</text:p>
          </table:table-cell>
          <table:table-cell office:value-type="float" office:value="0" calcext:value-type="float">
            <text:p>0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31667" calcext:value-type="float">
            <text:p>0.31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2713" calcext:value-type="float">
            <text:p>2.227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0000000000001" calcext:value-type="float">
            <text:p>7.55E+15</text:p>
          </table:table-cell>
          <table:table-cell office:value-type="float" office:value="1.5555E+037" calcext:value-type="float">
            <text:p>1.56E+37</text:p>
          </table:table-cell>
          <table:table-cell office:value-type="float" office:value="1.86156" calcext:value-type="float">
            <text:p>1.86156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0" calcext:value-type="float">
            <text:p>0</text:p>
          </table:table-cell>
          <table:table-cell office:value-type="float" office:value="0.68433" calcext:value-type="float">
            <text:p>0.68433</text:p>
          </table:table-cell>
          <table:table-cell office:value-type="float" office:value="0.31567" calcext:value-type="float">
            <text:p>0.315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2074" calcext:value-type="float">
            <text:p>2.220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5600000000001" calcext:value-type="float">
            <text:p>7.50E+15</text:p>
          </table:table-cell>
          <table:table-cell office:value-type="float" office:value="1.5306E+037" calcext:value-type="float">
            <text:p>1.53E+37</text:p>
          </table:table-cell>
          <table:table-cell office:value-type="float" office:value="1.85746" calcext:value-type="float">
            <text:p>1.85746</text:p>
          </table:table-cell>
          <table:table-cell office:value-type="float" office:value="0.31467" calcext:value-type="float">
            <text:p>0.31467</text:p>
          </table:table-cell>
          <table:table-cell office:value-type="float" office:value="0" calcext:value-type="float">
            <text:p>0</text:p>
          </table:table-cell>
          <table:table-cell office:value-type="float" office:value="0.68533" calcext:value-type="float">
            <text:p>0.68533</text:p>
          </table:table-cell>
          <table:table-cell office:value-type="float" office:value="0.31467" calcext:value-type="float">
            <text:p>0.314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1435" calcext:value-type="float">
            <text:p>2.214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1200000000001" calcext:value-type="float">
            <text:p>7.44E+15</text:p>
          </table:table-cell>
          <table:table-cell office:value-type="float" office:value="1.5059E+037" calcext:value-type="float">
            <text:p>1.51E+37</text:p>
          </table:table-cell>
          <table:table-cell office:value-type="float" office:value="1.85332" calcext:value-type="float">
            <text:p>1.85332</text:p>
          </table:table-cell>
          <table:table-cell office:value-type="float" office:value="0.31366" calcext:value-type="float">
            <text:p>0.31366</text:p>
          </table:table-cell>
          <table:table-cell office:value-type="float" office:value="0" calcext:value-type="float">
            <text:p>0</text:p>
          </table:table-cell>
          <table:table-cell office:value-type="float" office:value="0.68634" calcext:value-type="float">
            <text:p>0.68634</text:p>
          </table:table-cell>
          <table:table-cell office:value-type="float" office:value="0.31366" calcext:value-type="float">
            <text:p>0.313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0796" calcext:value-type="float">
            <text:p>2.207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7000000000000" calcext:value-type="float">
            <text:p>7.39E+15</text:p>
          </table:table-cell>
          <table:table-cell office:value-type="float" office:value="1.4816E+037" calcext:value-type="float">
            <text:p>1.48E+37</text:p>
          </table:table-cell>
          <table:table-cell office:value-type="float" office:value="1.84914" calcext:value-type="float">
            <text:p>1.84914</text:p>
          </table:table-cell>
          <table:table-cell office:value-type="float" office:value="0.31265" calcext:value-type="float">
            <text:p>0.31265</text:p>
          </table:table-cell>
          <table:table-cell office:value-type="float" office:value="0" calcext:value-type="float">
            <text:p>0</text:p>
          </table:table-cell>
          <table:table-cell office:value-type="float" office:value="0.68735" calcext:value-type="float">
            <text:p>0.68735</text:p>
          </table:table-cell>
          <table:table-cell office:value-type="float" office:value="0.31265" calcext:value-type="float">
            <text:p>0.312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0157" calcext:value-type="float">
            <text:p>2.20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2800000000000" calcext:value-type="float">
            <text:p>7.33E+15</text:p>
          </table:table-cell>
          <table:table-cell office:value-type="float" office:value="1.4575E+037" calcext:value-type="float">
            <text:p>1.46E+37</text:p>
          </table:table-cell>
          <table:table-cell office:value-type="float" office:value="1.84493" calcext:value-type="float">
            <text:p>1.84493</text:p>
          </table:table-cell>
          <table:table-cell office:value-type="float" office:value="0.31163" calcext:value-type="float">
            <text:p>0.31163</text:p>
          </table:table-cell>
          <table:table-cell office:value-type="float" office:value="0" calcext:value-type="float">
            <text:p>0</text:p>
          </table:table-cell>
          <table:table-cell office:value-type="float" office:value="0.68837" calcext:value-type="float">
            <text:p>0.68837</text:p>
          </table:table-cell>
          <table:table-cell office:value-type="float" office:value="0.31163" calcext:value-type="float">
            <text:p>0.311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9518" calcext:value-type="float">
            <text:p>2.195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8800000000001" calcext:value-type="float">
            <text:p>7.28E+15</text:p>
          </table:table-cell>
          <table:table-cell office:value-type="float" office:value="1.4337E+037" calcext:value-type="float">
            <text:p>1.43E+37</text:p>
          </table:table-cell>
          <table:table-cell office:value-type="float" office:value="1.84067" calcext:value-type="float">
            <text:p>1.84067</text:p>
          </table:table-cell>
          <table:table-cell office:value-type="float" office:value="0.3106" calcext:value-type="float">
            <text:p>0.3106</text:p>
          </table:table-cell>
          <table:table-cell office:value-type="float" office:value="0" calcext:value-type="float">
            <text:p>0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3106" calcext:value-type="float">
            <text:p>0.31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8879" calcext:value-type="float">
            <text:p>2.188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4900000000001" calcext:value-type="float">
            <text:p>7.22E+15</text:p>
          </table:table-cell>
          <table:table-cell office:value-type="float" office:value="1.4101E+037" calcext:value-type="float">
            <text:p>1.41E+37</text:p>
          </table:table-cell>
          <table:table-cell office:value-type="float" office:value="1.83638" calcext:value-type="float">
            <text:p>1.83638</text:p>
          </table:table-cell>
          <table:table-cell office:value-type="float" office:value="0.30956" calcext:value-type="float">
            <text:p>0.30956</text:p>
          </table:table-cell>
          <table:table-cell office:value-type="float" office:value="0" calcext:value-type="float">
            <text:p>0</text:p>
          </table:table-cell>
          <table:table-cell office:value-type="float" office:value="0.69044" calcext:value-type="float">
            <text:p>0.69044</text:p>
          </table:table-cell>
          <table:table-cell office:value-type="float" office:value="0.30956" calcext:value-type="float">
            <text:p>0.309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824" calcext:value-type="float">
            <text:p>2.18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1200000000001" calcext:value-type="float">
            <text:p>7.17E+15</text:p>
          </table:table-cell>
          <table:table-cell office:value-type="float" office:value="1.3869E+037" calcext:value-type="float">
            <text:p>1.39E+37</text:p>
          </table:table-cell>
          <table:table-cell office:value-type="float" office:value="1.83204" calcext:value-type="float">
            <text:p>1.83204</text:p>
          </table:table-cell>
          <table:table-cell office:value-type="float" office:value="0.30852" calcext:value-type="float">
            <text:p>0.30852</text:p>
          </table:table-cell>
          <table:table-cell office:value-type="float" office:value="0" calcext:value-type="float">
            <text:p>0</text:p>
          </table:table-cell>
          <table:table-cell office:value-type="float" office:value="0.69148" calcext:value-type="float">
            <text:p>0.69148</text:p>
          </table:table-cell>
          <table:table-cell office:value-type="float" office:value="0.30852" calcext:value-type="float">
            <text:p>0.308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7601" calcext:value-type="float">
            <text:p>2.176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7500000000001" calcext:value-type="float">
            <text:p>7.12E+15</text:p>
          </table:table-cell>
          <table:table-cell office:value-type="float" office:value="1.3639E+037" calcext:value-type="float">
            <text:p>1.36E+37</text:p>
          </table:table-cell>
          <table:table-cell office:value-type="float" office:value="1.82767" calcext:value-type="float">
            <text:p>1.82767</text:p>
          </table:table-cell>
          <table:table-cell office:value-type="float" office:value="0.30747" calcext:value-type="float">
            <text:p>0.30747</text:p>
          </table:table-cell>
          <table:table-cell office:value-type="float" office:value="0" calcext:value-type="float">
            <text:p>0</text:p>
          </table:table-cell>
          <table:table-cell office:value-type="float" office:value="0.69253" calcext:value-type="float">
            <text:p>0.69253</text:p>
          </table:table-cell>
          <table:table-cell office:value-type="float" office:value="0.30747" calcext:value-type="float">
            <text:p>0.307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6962" calcext:value-type="float">
            <text:p>2.169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000000000000" calcext:value-type="float">
            <text:p>7.06E+15</text:p>
          </table:table-cell>
          <table:table-cell office:value-type="float" office:value="1.3412E+037" calcext:value-type="float">
            <text:p>1.34E+37</text:p>
          </table:table-cell>
          <table:table-cell office:value-type="float" office:value="1.82326" calcext:value-type="float">
            <text:p>1.82326</text:p>
          </table:table-cell>
          <table:table-cell office:value-type="float" office:value="0.30641" calcext:value-type="float">
            <text:p>0.30641</text:p>
          </table:table-cell>
          <table:table-cell office:value-type="float" office:value="0" calcext:value-type="float">
            <text:p>0</text:p>
          </table:table-cell>
          <table:table-cell office:value-type="float" office:value="0.69359" calcext:value-type="float">
            <text:p>0.69359</text:p>
          </table:table-cell>
          <table:table-cell office:value-type="float" office:value="0.30641" calcext:value-type="float">
            <text:p>0.3064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6323" calcext:value-type="float">
            <text:p>2.163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0600000000000" calcext:value-type="float">
            <text:p>7.01E+15</text:p>
          </table:table-cell>
          <table:table-cell office:value-type="float" office:value="1.3187E+037" calcext:value-type="float">
            <text:p>1.32E+37</text:p>
          </table:table-cell>
          <table:table-cell office:value-type="float" office:value="1.81881" calcext:value-type="float">
            <text:p>1.81881</text:p>
          </table:table-cell>
          <table:table-cell office:value-type="float" office:value="0.30535" calcext:value-type="float">
            <text:p>0.30535</text:p>
          </table:table-cell>
          <table:table-cell office:value-type="float" office:value="0" calcext:value-type="float">
            <text:p>0</text:p>
          </table:table-cell>
          <table:table-cell office:value-type="float" office:value="0.69465" calcext:value-type="float">
            <text:p>0.69465</text:p>
          </table:table-cell>
          <table:table-cell office:value-type="float" office:value="0.30535" calcext:value-type="float">
            <text:p>0.305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5684" calcext:value-type="float">
            <text:p>2.156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7300000000001" calcext:value-type="float">
            <text:p>6.96E+15</text:p>
          </table:table-cell>
          <table:table-cell office:value-type="float" office:value="1.2965E+037" calcext:value-type="float">
            <text:p>1.30E+37</text:p>
          </table:table-cell>
          <table:table-cell office:value-type="float" office:value="1.81431" calcext:value-type="float">
            <text:p>1.81431</text:p>
          </table:table-cell>
          <table:table-cell office:value-type="float" office:value="0.30428" calcext:value-type="float">
            <text:p>0.30428</text:p>
          </table:table-cell>
          <table:table-cell office:value-type="float" office:value="0" calcext:value-type="float">
            <text:p>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30428" calcext:value-type="float">
            <text:p>0.304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5045" calcext:value-type="float">
            <text:p>2.150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4200000000000" calcext:value-type="float">
            <text:p>6.90E+15</text:p>
          </table:table-cell>
          <table:table-cell office:value-type="float" office:value="1.2746E+037" calcext:value-type="float">
            <text:p>1.27E+37</text:p>
          </table:table-cell>
          <table:table-cell office:value-type="float" office:value="1.80978" calcext:value-type="float">
            <text:p>1.80978</text:p>
          </table:table-cell>
          <table:table-cell office:value-type="float" office:value="0.3032" calcext:value-type="float">
            <text:p>0.3032</text:p>
          </table:table-cell>
          <table:table-cell office:value-type="float" office:value="0" calcext:value-type="float">
            <text:p>0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3032" calcext:value-type="float">
            <text:p>0.30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4406" calcext:value-type="float">
            <text:p>2.144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1200000000001" calcext:value-type="float">
            <text:p>6.85E+15</text:p>
          </table:table-cell>
          <table:table-cell office:value-type="float" office:value="1.2529E+037" calcext:value-type="float">
            <text:p>1.25E+37</text:p>
          </table:table-cell>
          <table:table-cell office:value-type="float" office:value="1.8052" calcext:value-type="float">
            <text:p>1.8052</text:p>
          </table:table-cell>
          <table:table-cell office:value-type="float" office:value="0.30212" calcext:value-type="float">
            <text:p>0.30212</text:p>
          </table:table-cell>
          <table:table-cell office:value-type="float" office:value="0" calcext:value-type="float">
            <text:p>0</text:p>
          </table:table-cell>
          <table:table-cell office:value-type="float" office:value="0.69788" calcext:value-type="float">
            <text:p>0.69788</text:p>
          </table:table-cell>
          <table:table-cell office:value-type="float" office:value="0.30212" calcext:value-type="float">
            <text:p>0.302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3767" calcext:value-type="float">
            <text:p>2.137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8300000000000" calcext:value-type="float">
            <text:p>6.80E+15</text:p>
          </table:table-cell>
          <table:table-cell office:value-type="float" office:value="1.2315E+037" calcext:value-type="float">
            <text:p>1.23E+37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0.30103" calcext:value-type="float">
            <text:p>0.30103</text:p>
          </table:table-cell>
          <table:table-cell office:value-type="float" office:value="0" calcext:value-type="float">
            <text:p>0</text:p>
          </table:table-cell>
          <table:table-cell office:value-type="float" office:value="0.69897" calcext:value-type="float">
            <text:p>0.69897</text:p>
          </table:table-cell>
          <table:table-cell office:value-type="float" office:value="0.30103" calcext:value-type="float">
            <text:p>0.301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3128" calcext:value-type="float">
            <text:p>2.13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5500000000001" calcext:value-type="float">
            <text:p>6.75E+15</text:p>
          </table:table-cell>
          <table:table-cell office:value-type="float" office:value="1.2103E+037" calcext:value-type="float">
            <text:p>1.21E+37</text:p>
          </table:table-cell>
          <table:table-cell office:value-type="float" office:value="1.79592" calcext:value-type="float">
            <text:p>1.79592</text:p>
          </table:table-cell>
          <table:table-cell office:value-type="float" office:value="0.29993" calcext:value-type="float">
            <text:p>0.29993</text:p>
          </table:table-cell>
          <table:table-cell office:value-type="float" office:value="0" calcext:value-type="float">
            <text:p>0</text:p>
          </table:table-cell>
          <table:table-cell office:value-type="float" office:value="0.70007" calcext:value-type="float">
            <text:p>0.70007</text:p>
          </table:table-cell>
          <table:table-cell office:value-type="float" office:value="0.29993" calcext:value-type="float">
            <text:p>0.29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2489" calcext:value-type="float">
            <text:p>2.124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2900000000001" calcext:value-type="float">
            <text:p>6.69E+15</text:p>
          </table:table-cell>
          <table:table-cell office:value-type="float" office:value="1.1895E+037" calcext:value-type="float">
            <text:p>1.19E+37</text:p>
          </table:table-cell>
          <table:table-cell office:value-type="float" office:value="1.79121" calcext:value-type="float">
            <text:p>1.79121</text:p>
          </table:table-cell>
          <table:table-cell office:value-type="float" office:value="0.29882" calcext:value-type="float">
            <text:p>0.29882</text:p>
          </table:table-cell>
          <table:table-cell office:value-type="float" office:value="0" calcext:value-type="float">
            <text:p>0</text:p>
          </table:table-cell>
          <table:table-cell office:value-type="float" office:value="0.70118" calcext:value-type="float">
            <text:p>0.70118</text:p>
          </table:table-cell>
          <table:table-cell office:value-type="float" office:value="0.29882" calcext:value-type="float">
            <text:p>0.298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185" calcext:value-type="float">
            <text:p>2.11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0400000000001" calcext:value-type="float">
            <text:p>6.64E+15</text:p>
          </table:table-cell>
          <table:table-cell office:value-type="float" office:value="1.1688E+037" calcext:value-type="float">
            <text:p>1.17E+37</text:p>
          </table:table-cell>
          <table:table-cell office:value-type="float" office:value="1.78647" calcext:value-type="float">
            <text:p>1.78647</text:p>
          </table:table-cell>
          <table:table-cell office:value-type="float" office:value="0.2977" calcext:value-type="float">
            <text:p>0.2977</text:p>
          </table:table-cell>
          <table:table-cell office:value-type="float" office:value="0" calcext:value-type="float">
            <text:p>0</text:p>
          </table:table-cell>
          <table:table-cell office:value-type="float" office:value="0.7023" calcext:value-type="float">
            <text:p>0.7023</text:p>
          </table:table-cell>
          <table:table-cell office:value-type="float" office:value="0.2977" calcext:value-type="float">
            <text:p>0.29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1212" calcext:value-type="float">
            <text:p>2.112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8000000000001" calcext:value-type="float">
            <text:p>6.59E+15</text:p>
          </table:table-cell>
          <table:table-cell office:value-type="float" office:value="1.1484E+037" calcext:value-type="float">
            <text:p>1.15E+37</text:p>
          </table:table-cell>
          <table:table-cell office:value-type="float" office:value="1.78168" calcext:value-type="float">
            <text:p>1.78168</text:p>
          </table:table-cell>
          <table:table-cell office:value-type="float" office:value="0.29658" calcext:value-type="float">
            <text:p>0.29658</text:p>
          </table:table-cell>
          <table:table-cell office:value-type="float" office:value="0" calcext:value-type="float">
            <text:p>0</text:p>
          </table:table-cell>
          <table:table-cell office:value-type="float" office:value="0.70342" calcext:value-type="float">
            <text:p>0.70342</text:p>
          </table:table-cell>
          <table:table-cell office:value-type="float" office:value="0.29658" calcext:value-type="float">
            <text:p>0.296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10573" calcext:value-type="float">
            <text:p>2.105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5700000000001" calcext:value-type="float">
            <text:p>6.54E+15</text:p>
          </table:table-cell>
          <table:table-cell office:value-type="float" office:value="1.1283E+037" calcext:value-type="float">
            <text:p>1.13E+37</text:p>
          </table:table-cell>
          <table:table-cell office:value-type="float" office:value="1.77684" calcext:value-type="float">
            <text:p>1.77684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" calcext:value-type="float">
            <text:p>0</text:p>
          </table:table-cell>
          <table:table-cell office:value-type="float" office:value="0.70455" calcext:value-type="float">
            <text:p>0.70455</text:p>
          </table:table-cell>
          <table:table-cell office:value-type="float" office:value="0.29545" calcext:value-type="float">
            <text:p>0.295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9934" calcext:value-type="float">
            <text:p>2.099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600000000000" calcext:value-type="float">
            <text:p>6.48E+15</text:p>
          </table:table-cell>
          <table:table-cell office:value-type="float" office:value="1.1084E+037" calcext:value-type="float">
            <text:p>1.11E+37</text:p>
          </table:table-cell>
          <table:table-cell office:value-type="float" office:value="1.77196" calcext:value-type="float">
            <text:p>1.77196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" calcext:value-type="float">
            <text:p>0</text:p>
          </table:table-cell>
          <table:table-cell office:value-type="float" office:value="0.70568" calcext:value-type="float">
            <text:p>0.70568</text:p>
          </table:table-cell>
          <table:table-cell office:value-type="float" office:value="0.29432" calcext:value-type="float">
            <text:p>0.294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9295" calcext:value-type="float">
            <text:p>2.092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1600000000001" calcext:value-type="float">
            <text:p>6.43E+15</text:p>
          </table:table-cell>
          <table:table-cell office:value-type="float" office:value="1.0887E+037" calcext:value-type="float">
            <text:p>1.09E+37</text:p>
          </table:table-cell>
          <table:table-cell office:value-type="float" office:value="1.76704" calcext:value-type="float">
            <text:p>1.76704</text:p>
          </table:table-cell>
          <table:table-cell office:value-type="float" office:value="0.29317" calcext:value-type="float">
            <text:p>0.29317</text:p>
          </table:table-cell>
          <table:table-cell office:value-type="float" office:value="0" calcext:value-type="float">
            <text:p>0</text:p>
          </table:table-cell>
          <table:table-cell office:value-type="float" office:value="0.70683" calcext:value-type="float">
            <text:p>0.70683</text:p>
          </table:table-cell>
          <table:table-cell office:value-type="float" office:value="0.29317" calcext:value-type="float">
            <text:p>0.293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8656" calcext:value-type="float">
            <text:p>2.086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9800000000001" calcext:value-type="float">
            <text:p>6.38E+15</text:p>
          </table:table-cell>
          <table:table-cell office:value-type="float" office:value="1.0693E+037" calcext:value-type="float">
            <text:p>1.07E+37</text:p>
          </table:table-cell>
          <table:table-cell office:value-type="float" office:value="1.76207" calcext:value-type="float">
            <text:p>1.76207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" calcext:value-type="float">
            <text:p>0</text:p>
          </table:table-cell>
          <table:table-cell office:value-type="float" office:value="0.70798" calcext:value-type="float">
            <text:p>0.70798</text:p>
          </table:table-cell>
          <table:table-cell office:value-type="float" office:value="0.29202" calcext:value-type="float">
            <text:p>0.292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8017" calcext:value-type="float">
            <text:p>2.08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8100000000001" calcext:value-type="float">
            <text:p>6.33E+15</text:p>
          </table:table-cell>
          <table:table-cell office:value-type="float" office:value="1.0502E+037" calcext:value-type="float">
            <text:p>1.05E+37</text:p>
          </table:table-cell>
          <table:table-cell office:value-type="float" office:value="1.75705" calcext:value-type="float">
            <text:p>1.75705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0" calcext:value-type="float">
            <text:p>0</text:p>
          </table:table-cell>
          <table:table-cell office:value-type="float" office:value="0.70914" calcext:value-type="float">
            <text:p>0.70914</text:p>
          </table:table-cell>
          <table:table-cell office:value-type="float" office:value="0.29086" calcext:value-type="float">
            <text:p>0.290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7378" calcext:value-type="float">
            <text:p>2.073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6500000000000" calcext:value-type="float">
            <text:p>6.28E+15</text:p>
          </table:table-cell>
          <table:table-cell office:value-type="float" office:value="1.0312E+037" calcext:value-type="float">
            <text:p>1.03E+37</text:p>
          </table:table-cell>
          <table:table-cell office:value-type="float" office:value="1.75199" calcext:value-type="float">
            <text:p>1.75199</text:p>
          </table:table-cell>
          <table:table-cell office:value-type="float" office:value="0.28969" calcext:value-type="float">
            <text:p>0.28969</text:p>
          </table:table-cell>
          <table:table-cell office:value-type="float" office:value="0" calcext:value-type="float">
            <text:p>0</text:p>
          </table:table-cell>
          <table:table-cell office:value-type="float" office:value="0.71031" calcext:value-type="float">
            <text:p>0.71031</text:p>
          </table:table-cell>
          <table:table-cell office:value-type="float" office:value="0.28969" calcext:value-type="float">
            <text:p>0.289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6739" calcext:value-type="float">
            <text:p>2.067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5000000000001" calcext:value-type="float">
            <text:p>6.23E+15</text:p>
          </table:table-cell>
          <table:table-cell office:value-type="float" office:value="1.0125E+037" calcext:value-type="float">
            <text:p>1.01E+37</text:p>
          </table:table-cell>
          <table:table-cell office:value-type="float" office:value="1.74688" calcext:value-type="float">
            <text:p>1.74688</text:p>
          </table:table-cell>
          <table:table-cell office:value-type="float" office:value="0.28851" calcext:value-type="float">
            <text:p>0.28851</text:p>
          </table:table-cell>
          <table:table-cell office:value-type="float" office:value="0" calcext:value-type="float">
            <text:p>0</text:p>
          </table:table-cell>
          <table:table-cell office:value-type="float" office:value="0.71149" calcext:value-type="float">
            <text:p>0.71149</text:p>
          </table:table-cell>
          <table:table-cell office:value-type="float" office:value="0.28851" calcext:value-type="float">
            <text:p>0.288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61" calcext:value-type="float">
            <text:p>2.0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3700000000001" calcext:value-type="float">
            <text:p>6.17E+15</text:p>
          </table:table-cell>
          <table:table-cell office:value-type="float" office:value="9.941E+036" calcext:value-type="float">
            <text:p>9.94E+36</text:p>
          </table:table-cell>
          <table:table-cell office:value-type="float" office:value="1.74173" calcext:value-type="float">
            <text:p>1.74173</text:p>
          </table:table-cell>
          <table:table-cell office:value-type="float" office:value="0.28733" calcext:value-type="float">
            <text:p>0.28733</text:p>
          </table:table-cell>
          <table:table-cell office:value-type="float" office:value="0" calcext:value-type="float">
            <text:p>0</text:p>
          </table:table-cell>
          <table:table-cell office:value-type="float" office:value="0.71267" calcext:value-type="float">
            <text:p>0.71267</text:p>
          </table:table-cell>
          <table:table-cell office:value-type="float" office:value="0.28733" calcext:value-type="float">
            <text:p>0.287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5461" calcext:value-type="float">
            <text:p>2.054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2600000000000" calcext:value-type="float">
            <text:p>6.12E+15</text:p>
          </table:table-cell>
          <table:table-cell office:value-type="float" office:value="9.7588E+036" calcext:value-type="float">
            <text:p>9.76E+36</text:p>
          </table:table-cell>
          <table:table-cell office:value-type="float" office:value="1.73653" calcext:value-type="float">
            <text:p>1.73653</text:p>
          </table:table-cell>
          <table:table-cell office:value-type="float" office:value="0.28614" calcext:value-type="float">
            <text:p>0.28614</text:p>
          </table:table-cell>
          <table:table-cell office:value-type="float" office:value="0" calcext:value-type="float">
            <text:p>0</text:p>
          </table:table-cell>
          <table:table-cell office:value-type="float" office:value="0.71386" calcext:value-type="float">
            <text:p>0.71386</text:p>
          </table:table-cell>
          <table:table-cell office:value-type="float" office:value="0.28614" calcext:value-type="float">
            <text:p>0.286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4822" calcext:value-type="float">
            <text:p>2.048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1500000000001" calcext:value-type="float">
            <text:p>6.07E+15</text:p>
          </table:table-cell>
          <table:table-cell office:value-type="float" office:value="9.5791E+036" calcext:value-type="float">
            <text:p>9.58E+36</text:p>
          </table:table-cell>
          <table:table-cell office:value-type="float" office:value="1.73128" calcext:value-type="float">
            <text:p>1.73128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" calcext:value-type="float">
            <text:p>0</text:p>
          </table:table-cell>
          <table:table-cell office:value-type="float" office:value="0.71506" calcext:value-type="float">
            <text:p>0.71506</text:p>
          </table:table-cell>
          <table:table-cell office:value-type="float" office:value="0.28494" calcext:value-type="float">
            <text:p>0.28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4183" calcext:value-type="float">
            <text:p>2.041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0600000000000" calcext:value-type="float">
            <text:p>6.02E+15</text:p>
          </table:table-cell>
          <table:table-cell office:value-type="float" office:value="9.4016E+036" calcext:value-type="float">
            <text:p>9.40E+36</text:p>
          </table:table-cell>
          <table:table-cell office:value-type="float" office:value="1.72598" calcext:value-type="float">
            <text:p>1.72598</text:p>
          </table:table-cell>
          <table:table-cell office:value-type="float" office:value="0.28373" calcext:value-type="float">
            <text:p>0.28373</text:p>
          </table:table-cell>
          <table:table-cell office:value-type="float" office:value="0" calcext:value-type="float">
            <text:p>0</text:p>
          </table:table-cell>
          <table:table-cell office:value-type="float" office:value="0.71627" calcext:value-type="float">
            <text:p>0.71627</text:p>
          </table:table-cell>
          <table:table-cell office:value-type="float" office:value="0.28373" calcext:value-type="float">
            <text:p>0.283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3544" calcext:value-type="float">
            <text:p>2.035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9900000000000" calcext:value-type="float">
            <text:p>5.97E+15</text:p>
          </table:table-cell>
          <table:table-cell office:value-type="float" office:value="9.2264E+036" calcext:value-type="float">
            <text:p>9.23E+36</text:p>
          </table:table-cell>
          <table:table-cell office:value-type="float" office:value="1.72063" calcext:value-type="float">
            <text:p>1.72063</text:p>
          </table:table-cell>
          <table:table-cell office:value-type="float" office:value="0.28251" calcext:value-type="float">
            <text:p>0.28251</text:p>
          </table:table-cell>
          <table:table-cell office:value-type="float" office:value="0" calcext:value-type="float">
            <text:p>0</text:p>
          </table:table-cell>
          <table:table-cell office:value-type="float" office:value="0.71749" calcext:value-type="float">
            <text:p>0.71749</text:p>
          </table:table-cell>
          <table:table-cell office:value-type="float" office:value="0.28251" calcext:value-type="float">
            <text:p>0.282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2905" calcext:value-type="float">
            <text:p>2.029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9300000000001" calcext:value-type="float">
            <text:p>5.92E+15</text:p>
          </table:table-cell>
          <table:table-cell office:value-type="float" office:value="9.0535E+036" calcext:value-type="float">
            <text:p>9.05E+36</text:p>
          </table:table-cell>
          <table:table-cell office:value-type="float" office:value="1.71524" calcext:value-type="float">
            <text:p>1.71524</text:p>
          </table:table-cell>
          <table:table-cell office:value-type="float" office:value="0.28128" calcext:value-type="float">
            <text:p>0.28128</text:p>
          </table:table-cell>
          <table:table-cell office:value-type="float" office:value="0" calcext:value-type="float">
            <text:p>0</text:p>
          </table:table-cell>
          <table:table-cell office:value-type="float" office:value="0.71872" calcext:value-type="float">
            <text:p>0.71872</text:p>
          </table:table-cell>
          <table:table-cell office:value-type="float" office:value="0.28128" calcext:value-type="float">
            <text:p>0.281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2266" calcext:value-type="float">
            <text:p>2.022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8800000000001" calcext:value-type="float">
            <text:p>5.87E+15</text:p>
          </table:table-cell>
          <table:table-cell office:value-type="float" office:value="8.8829E+036" calcext:value-type="float">
            <text:p>8.88E+36</text:p>
          </table:table-cell>
          <table:table-cell office:value-type="float" office:value="1.70979" calcext:value-type="float">
            <text:p>1.70979</text:p>
          </table:table-cell>
          <table:table-cell office:value-type="float" office:value="0.28005" calcext:value-type="float">
            <text:p>0.28005</text:p>
          </table:table-cell>
          <table:table-cell office:value-type="float" office:value="0" calcext:value-type="float">
            <text:p>0</text:p>
          </table:table-cell>
          <table:table-cell office:value-type="float" office:value="0.71995" calcext:value-type="float">
            <text:p>0.71995</text:p>
          </table:table-cell>
          <table:table-cell office:value-type="float" office:value="0.28005" calcext:value-type="float">
            <text:p>0.280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1627" calcext:value-type="float">
            <text:p>2.016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8500000000001" calcext:value-type="float">
            <text:p>5.82E+15</text:p>
          </table:table-cell>
          <table:table-cell office:value-type="float" office:value="8.7145E+036" calcext:value-type="float">
            <text:p>8.71E+36</text:p>
          </table:table-cell>
          <table:table-cell office:value-type="float" office:value="1.7043" calcext:value-type="float">
            <text:p>1.7043</text:p>
          </table:table-cell>
          <table:table-cell office:value-type="float" office:value="0.27881" calcext:value-type="float">
            <text:p>0.27881</text:p>
          </table:table-cell>
          <table:table-cell office:value-type="float" office:value="0" calcext:value-type="float">
            <text:p>0</text:p>
          </table:table-cell>
          <table:table-cell office:value-type="float" office:value="0.72119" calcext:value-type="float">
            <text:p>0.72119</text:p>
          </table:table-cell>
          <table:table-cell office:value-type="float" office:value="0.27881" calcext:value-type="float">
            <text:p>0.278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0988" calcext:value-type="float">
            <text:p>2.009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8300000000001" calcext:value-type="float">
            <text:p>5.77E+15</text:p>
          </table:table-cell>
          <table:table-cell office:value-type="float" office:value="8.5484E+036" calcext:value-type="float">
            <text:p>8.55E+36</text:p>
          </table:table-cell>
          <table:table-cell office:value-type="float" office:value="1.69875" calcext:value-type="float">
            <text:p>1.69875</text:p>
          </table:table-cell>
          <table:table-cell office:value-type="float" office:value="0.27756" calcext:value-type="float">
            <text:p>0.27756</text:p>
          </table:table-cell>
          <table:table-cell office:value-type="float" office:value="0" calcext:value-type="float">
            <text:p>0</text:p>
          </table:table-cell>
          <table:table-cell office:value-type="float" office:value="0.72244" calcext:value-type="float">
            <text:p>0.72244</text:p>
          </table:table-cell>
          <table:table-cell office:value-type="float" office:value="0.27756" calcext:value-type="float">
            <text:p>0.277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00349" calcext:value-type="float">
            <text:p>2.00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8300000000001" calcext:value-type="float">
            <text:p>5.72E+15</text:p>
          </table:table-cell>
          <table:table-cell office:value-type="float" office:value="8.3845E+036" calcext:value-type="float">
            <text:p>8.38E+36</text:p>
          </table:table-cell>
          <table:table-cell office:value-type="float" office:value="1.69316" calcext:value-type="float">
            <text:p>1.6931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" calcext:value-type="float">
            <text:p>0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2763" calcext:value-type="float">
            <text:p>0.27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971" calcext:value-type="float">
            <text:p>1.99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8400000000000" calcext:value-type="float">
            <text:p>5.67E+15</text:p>
          </table:table-cell>
          <table:table-cell office:value-type="float" office:value="8.2227E+036" calcext:value-type="float">
            <text:p>8.22E+36</text:p>
          </table:table-cell>
          <table:table-cell office:value-type="float" office:value="1.68751" calcext:value-type="float">
            <text:p>1.68751</text:p>
          </table:table-cell>
          <table:table-cell office:value-type="float" office:value="0.27503" calcext:value-type="float">
            <text:p>0.27503</text:p>
          </table:table-cell>
          <table:table-cell office:value-type="float" office:value="0" calcext:value-type="float">
            <text:p>0</text:p>
          </table:table-cell>
          <table:table-cell office:value-type="float" office:value="0.72497" calcext:value-type="float">
            <text:p>0.72497</text:p>
          </table:table-cell>
          <table:table-cell office:value-type="float" office:value="0.27503" calcext:value-type="float">
            <text:p>0.275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9071" calcext:value-type="float">
            <text:p>1.990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8700000000001" calcext:value-type="float">
            <text:p>5.62E+15</text:p>
          </table:table-cell>
          <table:table-cell office:value-type="float" office:value="8.0632E+036" calcext:value-type="float">
            <text:p>8.06E+36</text:p>
          </table:table-cell>
          <table:table-cell office:value-type="float" office:value="1.68181" calcext:value-type="float">
            <text:p>1.68181</text:p>
          </table:table-cell>
          <table:table-cell office:value-type="float" office:value="0.27376" calcext:value-type="float">
            <text:p>0.27376</text:p>
          </table:table-cell>
          <table:table-cell office:value-type="float" office:value="0" calcext:value-type="float">
            <text:p>0</text:p>
          </table:table-cell>
          <table:table-cell office:value-type="float" office:value="0.72624" calcext:value-type="float">
            <text:p>0.72624</text:p>
          </table:table-cell>
          <table:table-cell office:value-type="float" office:value="0.27376" calcext:value-type="float">
            <text:p>0.273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8432" calcext:value-type="float">
            <text:p>1.984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9100000000000" calcext:value-type="float">
            <text:p>5.57E+15</text:p>
          </table:table-cell>
          <table:table-cell office:value-type="float" office:value="7.9058E+036" calcext:value-type="float">
            <text:p>7.91E+36</text:p>
          </table:table-cell>
          <table:table-cell office:value-type="float" office:value="1.67606" calcext:value-type="float">
            <text:p>1.67606</text:p>
          </table:table-cell>
          <table:table-cell office:value-type="float" office:value="0.27247" calcext:value-type="float">
            <text:p>0.27247</text:p>
          </table:table-cell>
          <table:table-cell office:value-type="float" office:value="0" calcext:value-type="float">
            <text:p>0</text:p>
          </table:table-cell>
          <table:table-cell office:value-type="float" office:value="0.72753" calcext:value-type="float">
            <text:p>0.72753</text:p>
          </table:table-cell>
          <table:table-cell office:value-type="float" office:value="0.27247" calcext:value-type="float">
            <text:p>0.272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7793" calcext:value-type="float">
            <text:p>1.977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9600000000000" calcext:value-type="float">
            <text:p>5.52E+15</text:p>
          </table:table-cell>
          <table:table-cell office:value-type="float" office:value="7.7505E+036" calcext:value-type="float">
            <text:p>7.75E+36</text:p>
          </table:table-cell>
          <table:table-cell office:value-type="float" office:value="1.67026" calcext:value-type="float">
            <text:p>1.67026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" calcext:value-type="float">
            <text:p>0</text:p>
          </table:table-cell>
          <table:table-cell office:value-type="float" office:value="0.72882" calcext:value-type="float">
            <text:p>0.72882</text:p>
          </table:table-cell>
          <table:table-cell office:value-type="float" office:value="0.27118" calcext:value-type="float">
            <text:p>0.271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7154" calcext:value-type="float">
            <text:p>1.971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0300000000000" calcext:value-type="float">
            <text:p>5.47E+15</text:p>
          </table:table-cell>
          <table:table-cell office:value-type="float" office:value="7.5974E+036" calcext:value-type="float">
            <text:p>7.60E+36</text:p>
          </table:table-cell>
          <table:table-cell office:value-type="float" office:value="1.6644" calcext:value-type="float">
            <text:p>1.6644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0" calcext:value-type="float">
            <text:p>0</text:p>
          </table:table-cell>
          <table:table-cell office:value-type="float" office:value="0.73012" calcext:value-type="float">
            <text:p>0.73012</text:p>
          </table:table-cell>
          <table:table-cell office:value-type="float" office:value="0.26988" calcext:value-type="float">
            <text:p>0.26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6515" calcext:value-type="float">
            <text:p>1.965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1200000000000" calcext:value-type="float">
            <text:p>5.42E+15</text:p>
          </table:table-cell>
          <table:table-cell office:value-type="float" office:value="7.4463E+036" calcext:value-type="float">
            <text:p>7.45E+36</text:p>
          </table:table-cell>
          <table:table-cell office:value-type="float" office:value="1.65849" calcext:value-type="float">
            <text:p>1.65849</text:p>
          </table:table-cell>
          <table:table-cell office:value-type="float" office:value="0.26856" calcext:value-type="float">
            <text:p>0.26856</text:p>
          </table:table-cell>
          <table:table-cell office:value-type="float" office:value="0" calcext:value-type="float">
            <text:p>0</text:p>
          </table:table-cell>
          <table:table-cell office:value-type="float" office:value="0.73144" calcext:value-type="float">
            <text:p>0.73144</text:p>
          </table:table-cell>
          <table:table-cell office:value-type="float" office:value="0.26856" calcext:value-type="float">
            <text:p>0.268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5876" calcext:value-type="float">
            <text:p>1.958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2200000000000" calcext:value-type="float">
            <text:p>5.37E+15</text:p>
          </table:table-cell>
          <table:table-cell office:value-type="float" office:value="7.2974E+036" calcext:value-type="float">
            <text:p>7.30E+36</text:p>
          </table:table-cell>
          <table:table-cell office:value-type="float" office:value="1.65253" calcext:value-type="float">
            <text:p>1.65253</text:p>
          </table:table-cell>
          <table:table-cell office:value-type="float" office:value="0.26724" calcext:value-type="float">
            <text:p>0.26724</text:p>
          </table:table-cell>
          <table:table-cell office:value-type="float" office:value="0" calcext:value-type="float">
            <text:p>0</text:p>
          </table:table-cell>
          <table:table-cell office:value-type="float" office:value="0.73276" calcext:value-type="float">
            <text:p>0.73276</text:p>
          </table:table-cell>
          <table:table-cell office:value-type="float" office:value="0.26724" calcext:value-type="float">
            <text:p>0.267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5237" calcext:value-type="float">
            <text:p>1.952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3400000000000" calcext:value-type="float">
            <text:p>5.32E+15</text:p>
          </table:table-cell>
          <table:table-cell office:value-type="float" office:value="7.1505E+036" calcext:value-type="float">
            <text:p>7.15E+36</text:p>
          </table:table-cell>
          <table:table-cell office:value-type="float" office:value="1.64651" calcext:value-type="float">
            <text:p>1.64651</text:p>
          </table:table-cell>
          <table:table-cell office:value-type="float" office:value="0.26591" calcext:value-type="float">
            <text:p>0.26591</text:p>
          </table:table-cell>
          <table:table-cell office:value-type="float" office:value="0" calcext:value-type="float">
            <text:p>0</text:p>
          </table:table-cell>
          <table:table-cell office:value-type="float" office:value="0.73409" calcext:value-type="float">
            <text:p>0.73409</text:p>
          </table:table-cell>
          <table:table-cell office:value-type="float" office:value="0.26591" calcext:value-type="float">
            <text:p>0.265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4598" calcext:value-type="float">
            <text:p>1.94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4700000000000" calcext:value-type="float">
            <text:p>5.27E+15</text:p>
          </table:table-cell>
          <table:table-cell office:value-type="float" office:value="7.0057E+036" calcext:value-type="float">
            <text:p>7.01E+36</text:p>
          </table:table-cell>
          <table:table-cell office:value-type="float" office:value="1.64043" calcext:value-type="float">
            <text:p>1.64043</text:p>
          </table:table-cell>
          <table:table-cell office:value-type="float" office:value="0.26458" calcext:value-type="float">
            <text:p>0.26458</text:p>
          </table:table-cell>
          <table:table-cell office:value-type="float" office:value="0" calcext:value-type="float">
            <text:p>0</text:p>
          </table:table-cell>
          <table:table-cell office:value-type="float" office:value="0.73542" calcext:value-type="float">
            <text:p>0.73542</text:p>
          </table:table-cell>
          <table:table-cell office:value-type="float" office:value="0.26458" calcext:value-type="float">
            <text:p>0.264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3959" calcext:value-type="float">
            <text:p>1.939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6200000000001" calcext:value-type="float">
            <text:p>5.23E+15</text:p>
          </table:table-cell>
          <table:table-cell office:value-type="float" office:value="6.863E+036" calcext:value-type="float">
            <text:p>6.86E+36</text:p>
          </table:table-cell>
          <table:table-cell office:value-type="float" office:value="1.63431" calcext:value-type="float">
            <text:p>1.63431</text:p>
          </table:table-cell>
          <table:table-cell office:value-type="float" office:value="0.26323" calcext:value-type="float">
            <text:p>0.26323</text:p>
          </table:table-cell>
          <table:table-cell office:value-type="float" office:value="0" calcext:value-type="float">
            <text:p>0</text:p>
          </table:table-cell>
          <table:table-cell office:value-type="float" office:value="0.73677" calcext:value-type="float">
            <text:p>0.73677</text:p>
          </table:table-cell>
          <table:table-cell office:value-type="float" office:value="0.26323" calcext:value-type="float">
            <text:p>0.263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332" calcext:value-type="float">
            <text:p>1.93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7800000000000" calcext:value-type="float">
            <text:p>5.18E+15</text:p>
          </table:table-cell>
          <table:table-cell office:value-type="float" office:value="6.7222E+036" calcext:value-type="float">
            <text:p>6.72E+36</text:p>
          </table:table-cell>
          <table:table-cell office:value-type="float" office:value="1.62812" calcext:value-type="float">
            <text:p>1.62812</text:p>
          </table:table-cell>
          <table:table-cell office:value-type="float" office:value="0.26187" calcext:value-type="float">
            <text:p>0.26187</text:p>
          </table:table-cell>
          <table:table-cell office:value-type="float" office:value="0" calcext:value-type="float">
            <text:p>0</text:p>
          </table:table-cell>
          <table:table-cell office:value-type="float" office:value="0.73813" calcext:value-type="float">
            <text:p>0.73813</text:p>
          </table:table-cell>
          <table:table-cell office:value-type="float" office:value="0.26187" calcext:value-type="float">
            <text:p>0.26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2681" calcext:value-type="float">
            <text:p>1.926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9600000000001" calcext:value-type="float">
            <text:p>5.13E+15</text:p>
          </table:table-cell>
          <table:table-cell office:value-type="float" office:value="6.5835E+036" calcext:value-type="float">
            <text:p>6.58E+36</text:p>
          </table:table-cell>
          <table:table-cell office:value-type="float" office:value="1.62188" calcext:value-type="float">
            <text:p>1.62188</text:p>
          </table:table-cell>
          <table:table-cell office:value-type="float" office:value="0.26051" calcext:value-type="float">
            <text:p>0.26051</text:p>
          </table:table-cell>
          <table:table-cell office:value-type="float" office:value="0" calcext:value-type="float">
            <text:p>0</text:p>
          </table:table-cell>
          <table:table-cell office:value-type="float" office:value="0.73949" calcext:value-type="float">
            <text:p>0.73949</text:p>
          </table:table-cell>
          <table:table-cell office:value-type="float" office:value="0.26051" calcext:value-type="float">
            <text:p>0.260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2042" calcext:value-type="float">
            <text:p>1.92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1500000000000" calcext:value-type="float">
            <text:p>5.08E+15</text:p>
          </table:table-cell>
          <table:table-cell office:value-type="float" office:value="6.4468E+036" calcext:value-type="float">
            <text:p>6.45E+36</text:p>
          </table:table-cell>
          <table:table-cell office:value-type="float" office:value="1.61558" calcext:value-type="float">
            <text:p>1.61558</text:p>
          </table:table-cell>
          <table:table-cell office:value-type="float" office:value="0.25913" calcext:value-type="float">
            <text:p>0.25913</text:p>
          </table:table-cell>
          <table:table-cell office:value-type="float" office:value="0" calcext:value-type="float">
            <text:p>0</text:p>
          </table:table-cell>
          <table:table-cell office:value-type="float" office:value="0.74087" calcext:value-type="float">
            <text:p>0.74087</text:p>
          </table:table-cell>
          <table:table-cell office:value-type="float" office:value="0.25913" calcext:value-type="float">
            <text:p>0.259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1403" calcext:value-type="float">
            <text:p>1.914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3600000000000" calcext:value-type="float">
            <text:p>5.03E+15</text:p>
          </table:table-cell>
          <table:table-cell office:value-type="float" office:value="6.312E+036" calcext:value-type="float">
            <text:p>6.31E+36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0.25774" calcext:value-type="float">
            <text:p>0.25774</text:p>
          </table:table-cell>
          <table:table-cell office:value-type="float" office:value="0" calcext:value-type="float">
            <text:p>0</text:p>
          </table:table-cell>
          <table:table-cell office:value-type="float" office:value="0.74225" calcext:value-type="float">
            <text:p>0.74225</text:p>
          </table:table-cell>
          <table:table-cell office:value-type="float" office:value="0.25775" calcext:value-type="float">
            <text:p>0.257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0764" calcext:value-type="float">
            <text:p>1.907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5900000000000" calcext:value-type="float">
            <text:p>4.99E+15</text:p>
          </table:table-cell>
          <table:table-cell office:value-type="float" office:value="6.1792E+036" calcext:value-type="float">
            <text:p>6.18E+36</text:p>
          </table:table-cell>
          <table:table-cell office:value-type="float" office:value="1.60282" calcext:value-type="float">
            <text:p>1.60282</text:p>
          </table:table-cell>
          <table:table-cell office:value-type="float" office:value="0.25635" calcext:value-type="float">
            <text:p>0.25635</text:p>
          </table:table-cell>
          <table:table-cell office:value-type="float" office:value="0" calcext:value-type="float">
            <text:p>0</text:p>
          </table:table-cell>
          <table:table-cell office:value-type="float" office:value="0.74365" calcext:value-type="float">
            <text:p>0.74365</text:p>
          </table:table-cell>
          <table:table-cell office:value-type="float" office:value="0.25635" calcext:value-type="float">
            <text:p>0.256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90125" calcext:value-type="float">
            <text:p>1.901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8300000000000" calcext:value-type="float">
            <text:p>4.94E+15</text:p>
          </table:table-cell>
          <table:table-cell office:value-type="float" office:value="6.0483E+036" calcext:value-type="float">
            <text:p>6.05E+36</text:p>
          </table:table-cell>
          <table:table-cell office:value-type="float" office:value="1.59635" calcext:value-type="float">
            <text:p>1.59635</text:p>
          </table:table-cell>
          <table:table-cell office:value-type="float" office:value="0.25495" calcext:value-type="float">
            <text:p>0.25495</text:p>
          </table:table-cell>
          <table:table-cell office:value-type="float" office:value="0" calcext:value-type="float">
            <text:p>0</text:p>
          </table:table-cell>
          <table:table-cell office:value-type="float" office:value="0.74505" calcext:value-type="float">
            <text:p>0.74505</text:p>
          </table:table-cell>
          <table:table-cell office:value-type="float" office:value="0.25495" calcext:value-type="float">
            <text:p>0.254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9486" calcext:value-type="float">
            <text:p>1.894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0900000000000" calcext:value-type="float">
            <text:p>4.89E+15</text:p>
          </table:table-cell>
          <table:table-cell office:value-type="float" office:value="5.9194E+036" calcext:value-type="float">
            <text:p>5.92E+36</text:p>
          </table:table-cell>
          <table:table-cell office:value-type="float" office:value="1.58982" calcext:value-type="float">
            <text:p>1.58982</text:p>
          </table:table-cell>
          <table:table-cell office:value-type="float" office:value="0.25353" calcext:value-type="float">
            <text:p>0.25353</text:p>
          </table:table-cell>
          <table:table-cell office:value-type="float" office:value="0" calcext:value-type="float">
            <text:p>0</text:p>
          </table:table-cell>
          <table:table-cell office:value-type="float" office:value="0.74647" calcext:value-type="float">
            <text:p>0.74647</text:p>
          </table:table-cell>
          <table:table-cell office:value-type="float" office:value="0.25353" calcext:value-type="float">
            <text:p>0.253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8847" calcext:value-type="float">
            <text:p>1.888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3600000000000" calcext:value-type="float">
            <text:p>4.84E+15</text:p>
          </table:table-cell>
          <table:table-cell office:value-type="float" office:value="5.7924E+036" calcext:value-type="float">
            <text:p>5.79E+36</text:p>
          </table:table-cell>
          <table:table-cell office:value-type="float" office:value="1.58323" calcext:value-type="float">
            <text:p>1.58323</text:p>
          </table:table-cell>
          <table:table-cell office:value-type="float" office:value="0.25211" calcext:value-type="float">
            <text:p>0.25211</text:p>
          </table:table-cell>
          <table:table-cell office:value-type="float" office:value="0" calcext:value-type="float">
            <text:p>0</text:p>
          </table:table-cell>
          <table:table-cell office:value-type="float" office:value="0.74789" calcext:value-type="float">
            <text:p>0.74789</text:p>
          </table:table-cell>
          <table:table-cell office:value-type="float" office:value="0.25211" calcext:value-type="float">
            <text:p>0.252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8208" calcext:value-type="float">
            <text:p>1.882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6500000000000" calcext:value-type="float">
            <text:p>4.80E+15</text:p>
          </table:table-cell>
          <table:table-cell office:value-type="float" office:value="5.6672E+036" calcext:value-type="float">
            <text:p>5.67E+36</text:p>
          </table:table-cell>
          <table:table-cell office:value-type="float" office:value="1.57658" calcext:value-type="float">
            <text:p>1.57658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" calcext:value-type="float">
            <text:p>0</text:p>
          </table:table-cell>
          <table:table-cell office:value-type="float" office:value="0.74932" calcext:value-type="float">
            <text:p>0.74932</text:p>
          </table:table-cell>
          <table:table-cell office:value-type="float" office:value="0.25068" calcext:value-type="float">
            <text:p>0.250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7569" calcext:value-type="float">
            <text:p>1.875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9600000000000" calcext:value-type="float">
            <text:p>4.75E+15</text:p>
          </table:table-cell>
          <table:table-cell office:value-type="float" office:value="5.5439E+036" calcext:value-type="float">
            <text:p>5.54E+36</text:p>
          </table:table-cell>
          <table:table-cell office:value-type="float" office:value="1.56988" calcext:value-type="float">
            <text:p>1.56988</text:p>
          </table:table-cell>
          <table:table-cell office:value-type="float" office:value="0.24924" calcext:value-type="float">
            <text:p>0.24924</text:p>
          </table:table-cell>
          <table:table-cell office:value-type="float" office:value="0" calcext:value-type="float">
            <text:p>0</text:p>
          </table:table-cell>
          <table:table-cell office:value-type="float" office:value="0.75076" calcext:value-type="float">
            <text:p>0.75076</text:p>
          </table:table-cell>
          <table:table-cell office:value-type="float" office:value="0.24924" calcext:value-type="float">
            <text:p>0.249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693" calcext:value-type="float">
            <text:p>1.86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800000000000" calcext:value-type="float">
            <text:p>4.70E+15</text:p>
          </table:table-cell>
          <table:table-cell office:value-type="float" office:value="5.4225E+036" calcext:value-type="float">
            <text:p>5.42E+36</text:p>
          </table:table-cell>
          <table:table-cell office:value-type="float" office:value="1.56311" calcext:value-type="float">
            <text:p>1.56311</text:p>
          </table:table-cell>
          <table:table-cell office:value-type="float" office:value="0.24778" calcext:value-type="float">
            <text:p>0.24778</text:p>
          </table:table-cell>
          <table:table-cell office:value-type="float" office:value="0" calcext:value-type="float">
            <text:p>0</text:p>
          </table:table-cell>
          <table:table-cell office:value-type="float" office:value="0.75222" calcext:value-type="float">
            <text:p>0.75222</text:p>
          </table:table-cell>
          <table:table-cell office:value-type="float" office:value="0.24778" calcext:value-type="float">
            <text:p>0.247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6291" calcext:value-type="float">
            <text:p>1.86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6200000000000" calcext:value-type="float">
            <text:p>4.66E+15</text:p>
          </table:table-cell>
          <table:table-cell office:value-type="float" office:value="5.303E+036" calcext:value-type="float">
            <text:p>5.30E+36</text:p>
          </table:table-cell>
          <table:table-cell office:value-type="float" office:value="1.55628" calcext:value-type="float">
            <text:p>1.55628</text:p>
          </table:table-cell>
          <table:table-cell office:value-type="float" office:value="0.24632" calcext:value-type="float">
            <text:p>0.24632</text:p>
          </table:table-cell>
          <table:table-cell office:value-type="float" office:value="0" calcext:value-type="float">
            <text:p>0</text:p>
          </table:table-cell>
          <table:table-cell office:value-type="float" office:value="0.75368" calcext:value-type="float">
            <text:p>0.75368</text:p>
          </table:table-cell>
          <table:table-cell office:value-type="float" office:value="0.24632" calcext:value-type="float">
            <text:p>0.246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5652" calcext:value-type="float">
            <text:p>1.856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9700000000000" calcext:value-type="float">
            <text:p>4.61E+15</text:p>
          </table:table-cell>
          <table:table-cell office:value-type="float" office:value="5.1852E+036" calcext:value-type="float">
            <text:p>5.19E+36</text:p>
          </table:table-cell>
          <table:table-cell office:value-type="float" office:value="1.54939" calcext:value-type="float">
            <text:p>1.54939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" calcext:value-type="float">
            <text:p>0</text:p>
          </table:table-cell>
          <table:table-cell office:value-type="float" office:value="0.75515" calcext:value-type="float">
            <text:p>0.75515</text:p>
          </table:table-cell>
          <table:table-cell office:value-type="float" office:value="0.24485" calcext:value-type="float">
            <text:p>0.24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5013" calcext:value-type="float">
            <text:p>1.850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3500000000000" calcext:value-type="float">
            <text:p>4.56E+15</text:p>
          </table:table-cell>
          <table:table-cell office:value-type="float" office:value="5.0693E+036" calcext:value-type="float">
            <text:p>5.07E+36</text:p>
          </table:table-cell>
          <table:table-cell office:value-type="float" office:value="1.54244" calcext:value-type="float">
            <text:p>1.54244</text:p>
          </table:table-cell>
          <table:table-cell office:value-type="float" office:value="0.24337" calcext:value-type="float">
            <text:p>0.24337</text:p>
          </table:table-cell>
          <table:table-cell office:value-type="float" office:value="0" calcext:value-type="float">
            <text:p>0</text:p>
          </table:table-cell>
          <table:table-cell office:value-type="float" office:value="0.75663" calcext:value-type="float">
            <text:p>0.75663</text:p>
          </table:table-cell>
          <table:table-cell office:value-type="float" office:value="0.24337" calcext:value-type="float">
            <text:p>0.243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4374" calcext:value-type="float">
            <text:p>1.84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7400000000000" calcext:value-type="float">
            <text:p>4.52E+15</text:p>
          </table:table-cell>
          <table:table-cell office:value-type="float" office:value="4.9551E+036" calcext:value-type="float">
            <text:p>4.96E+36</text:p>
          </table:table-cell>
          <table:table-cell office:value-type="float" office:value="1.53543" calcext:value-type="float">
            <text:p>1.53543</text:p>
          </table:table-cell>
          <table:table-cell office:value-type="float" office:value="0.24188" calcext:value-type="float">
            <text:p>0.24188</text:p>
          </table:table-cell>
          <table:table-cell office:value-type="float" office:value="0" calcext:value-type="float">
            <text:p>0</text:p>
          </table:table-cell>
          <table:table-cell office:value-type="float" office:value="0.75812" calcext:value-type="float">
            <text:p>0.75812</text:p>
          </table:table-cell>
          <table:table-cell office:value-type="float" office:value="0.24188" calcext:value-type="float">
            <text:p>0.24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3735" calcext:value-type="float">
            <text:p>1.837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1400000000000" calcext:value-type="float">
            <text:p>4.47E+15</text:p>
          </table:table-cell>
          <table:table-cell office:value-type="float" office:value="4.8428E+036" calcext:value-type="float">
            <text:p>4.84E+36</text:p>
          </table:table-cell>
          <table:table-cell office:value-type="float" office:value="1.52835" calcext:value-type="float">
            <text:p>1.52835</text:p>
          </table:table-cell>
          <table:table-cell office:value-type="float" office:value="0.24038" calcext:value-type="float">
            <text:p>0.24038</text:p>
          </table:table-cell>
          <table:table-cell office:value-type="float" office:value="0" calcext:value-type="float">
            <text:p>0</text:p>
          </table:table-cell>
          <table:table-cell office:value-type="float" office:value="0.75962" calcext:value-type="float">
            <text:p>0.75962</text:p>
          </table:table-cell>
          <table:table-cell office:value-type="float" office:value="0.24038" calcext:value-type="float">
            <text:p>0.240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3097" calcext:value-type="float">
            <text:p>1.830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5700000000000" calcext:value-type="float">
            <text:p>4.43E+15</text:p>
          </table:table-cell>
          <table:table-cell office:value-type="float" office:value="4.7322E+036" calcext:value-type="float">
            <text:p>4.73E+36</text:p>
          </table:table-cell>
          <table:table-cell office:value-type="float" office:value="1.52121" calcext:value-type="float">
            <text:p>1.52121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" calcext:value-type="float">
            <text:p>0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23886" calcext:value-type="float">
            <text:p>0.238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2458" calcext:value-type="float">
            <text:p>1.824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0100000000000" calcext:value-type="float">
            <text:p>4.38E+15</text:p>
          </table:table-cell>
          <table:table-cell office:value-type="float" office:value="4.6233E+036" calcext:value-type="float">
            <text:p>4.62E+36</text:p>
          </table:table-cell>
          <table:table-cell office:value-type="float" office:value="1.51401" calcext:value-type="float">
            <text:p>1.51401</text:p>
          </table:table-cell>
          <table:table-cell office:value-type="float" office:value="0.23734" calcext:value-type="float">
            <text:p>0.23734</text:p>
          </table:table-cell>
          <table:table-cell office:value-type="float" office:value="0" calcext:value-type="float">
            <text:p>0</text:p>
          </table:table-cell>
          <table:table-cell office:value-type="float" office:value="0.76266" calcext:value-type="float">
            <text:p>0.76266</text:p>
          </table:table-cell>
          <table:table-cell office:value-type="float" office:value="0.23734" calcext:value-type="float">
            <text:p>0.237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1819" calcext:value-type="float">
            <text:p>1.818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4600000000000" calcext:value-type="float">
            <text:p>4.33E+15</text:p>
          </table:table-cell>
          <table:table-cell office:value-type="float" office:value="4.5162E+036" calcext:value-type="float">
            <text:p>4.52E+36</text:p>
          </table:table-cell>
          <table:table-cell office:value-type="float" office:value="1.50674" calcext:value-type="float">
            <text:p>1.50674</text:p>
          </table:table-cell>
          <table:table-cell office:value-type="float" office:value="0.23581" calcext:value-type="float">
            <text:p>0.23581</text:p>
          </table:table-cell>
          <table:table-cell office:value-type="float" office:value="0" calcext:value-type="float">
            <text:p>0</text:p>
          </table:table-cell>
          <table:table-cell office:value-type="float" office:value="0.76419" calcext:value-type="float">
            <text:p>0.76419</text:p>
          </table:table-cell>
          <table:table-cell office:value-type="float" office:value="0.23581" calcext:value-type="float">
            <text:p>0.235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118" calcext:value-type="float">
            <text:p>1.81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94E+015" calcext:value-type="float">
            <text:p>4.29E+15</text:p>
          </table:table-cell>
          <table:table-cell office:value-type="float" office:value="4.4108E+036" calcext:value-type="float">
            <text:p>4.41E+36</text:p>
          </table:table-cell>
          <table:table-cell office:value-type="float" office:value="1.49941" calcext:value-type="float">
            <text:p>1.49941</text:p>
          </table:table-cell>
          <table:table-cell office:value-type="float" office:value="0.23427" calcext:value-type="float">
            <text:p>0.23427</text:p>
          </table:table-cell>
          <table:table-cell office:value-type="float" office:value="0" calcext:value-type="float">
            <text:p>0</text:p>
          </table:table-cell>
          <table:table-cell office:value-type="float" office:value="0.76573" calcext:value-type="float">
            <text:p>0.76573</text:p>
          </table:table-cell>
          <table:table-cell office:value-type="float" office:value="0.23427" calcext:value-type="float">
            <text:p>0.234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80541" calcext:value-type="float">
            <text:p>1.80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4300000000000" calcext:value-type="float">
            <text:p>4.24E+15</text:p>
          </table:table-cell>
          <table:table-cell office:value-type="float" office:value="4.3071E+036" calcext:value-type="float">
            <text:p>4.31E+36</text:p>
          </table:table-cell>
          <table:table-cell office:value-type="float" office:value="1.49201" calcext:value-type="float">
            <text:p>1.49201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" calcext:value-type="float">
            <text:p>0</text:p>
          </table:table-cell>
          <table:table-cell office:value-type="float" office:value="0.76729" calcext:value-type="float">
            <text:p>0.76729</text:p>
          </table:table-cell>
          <table:table-cell office:value-type="float" office:value="0.23271" calcext:value-type="float">
            <text:p>0.232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9902" calcext:value-type="float">
            <text:p>1.799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9400000000000" calcext:value-type="float">
            <text:p>4.20E+15</text:p>
          </table:table-cell>
          <table:table-cell office:value-type="float" office:value="4.2051E+036" calcext:value-type="float">
            <text:p>4.21E+36</text:p>
          </table:table-cell>
          <table:table-cell office:value-type="float" office:value="1.48455" calcext:value-type="float">
            <text:p>1.48455</text:p>
          </table:table-cell>
          <table:table-cell office:value-type="float" office:value="0.23115" calcext:value-type="float">
            <text:p>0.23115</text:p>
          </table:table-cell>
          <table:table-cell office:value-type="float" office:value="0" calcext:value-type="float">
            <text:p>0</text:p>
          </table:table-cell>
          <table:table-cell office:value-type="float" office:value="0.76885" calcext:value-type="float">
            <text:p>0.76885</text:p>
          </table:table-cell>
          <table:table-cell office:value-type="float" office:value="0.23115" calcext:value-type="float">
            <text:p>0.231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9263" calcext:value-type="float">
            <text:p>1.792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46E+015" calcext:value-type="float">
            <text:p>4.15E+15</text:p>
          </table:table-cell>
          <table:table-cell office:value-type="float" office:value="4.1047E+036" calcext:value-type="float">
            <text:p>4.10E+36</text:p>
          </table:table-cell>
          <table:table-cell office:value-type="float" office:value="1.47703" calcext:value-type="float">
            <text:p>1.47703</text:p>
          </table:table-cell>
          <table:table-cell office:value-type="float" office:value="0.22958" calcext:value-type="float">
            <text:p>0.22958</text:p>
          </table:table-cell>
          <table:table-cell office:value-type="float" office:value="0" calcext:value-type="float">
            <text:p>0</text:p>
          </table:table-cell>
          <table:table-cell office:value-type="float" office:value="0.77042" calcext:value-type="float">
            <text:p>0.77042</text:p>
          </table:table-cell>
          <table:table-cell office:value-type="float" office:value="0.22958" calcext:value-type="float">
            <text:p>0.229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8624" calcext:value-type="float">
            <text:p>1.786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0100000000000" calcext:value-type="float">
            <text:p>4.11E+15</text:p>
          </table:table-cell>
          <table:table-cell office:value-type="float" office:value="4.006E+036" calcext:value-type="float">
            <text:p>4.01E+36</text:p>
          </table:table-cell>
          <table:table-cell office:value-type="float" office:value="1.46943" calcext:value-type="float">
            <text:p>1.46943</text:p>
          </table:table-cell>
          <table:table-cell office:value-type="float" office:value="0.22799" calcext:value-type="float">
            <text:p>0.22799</text:p>
          </table:table-cell>
          <table:table-cell office:value-type="float" office:value="0" calcext:value-type="float">
            <text:p>0</text:p>
          </table:table-cell>
          <table:table-cell office:value-type="float" office:value="0.77201" calcext:value-type="float">
            <text:p>0.77201</text:p>
          </table:table-cell>
          <table:table-cell office:value-type="float" office:value="0.22799" calcext:value-type="float">
            <text:p>0.227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7985" calcext:value-type="float">
            <text:p>1.779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57E+015" calcext:value-type="float">
            <text:p>4.07E+15</text:p>
          </table:table-cell>
          <table:table-cell office:value-type="float" office:value="3.9089E+036" calcext:value-type="float">
            <text:p>3.91E+36</text:p>
          </table:table-cell>
          <table:table-cell office:value-type="float" office:value="1.46177" calcext:value-type="float">
            <text:p>1.46177</text:p>
          </table:table-cell>
          <table:table-cell office:value-type="float" office:value="0.2264" calcext:value-type="float">
            <text:p>0.2264</text:p>
          </table:table-cell>
          <table:table-cell office:value-type="float" office:value="0" calcext:value-type="float">
            <text:p>0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2264" calcext:value-type="float">
            <text:p>0.2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7346" calcext:value-type="float">
            <text:p>1.77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1500000000000" calcext:value-type="float">
            <text:p>4.02E+15</text:p>
          </table:table-cell>
          <table:table-cell office:value-type="float" office:value="3.8135E+036" calcext:value-type="float">
            <text:p>3.81E+36</text:p>
          </table:table-cell>
          <table:table-cell office:value-type="float" office:value="1.45404" calcext:value-type="float">
            <text:p>1.45404</text:p>
          </table:table-cell>
          <table:table-cell office:value-type="float" office:value="0.2248" calcext:value-type="float">
            <text:p>0.2248</text:p>
          </table:table-cell>
          <table:table-cell office:value-type="float" office:value="0" calcext:value-type="float">
            <text:p>0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2248" calcext:value-type="float">
            <text:p>0.22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6707" calcext:value-type="float">
            <text:p>1.767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7500000000000" calcext:value-type="float">
            <text:p>3.98E+15</text:p>
          </table:table-cell>
          <table:table-cell office:value-type="float" office:value="3.7196E+036" calcext:value-type="float">
            <text:p>3.72E+36</text:p>
          </table:table-cell>
          <table:table-cell office:value-type="float" office:value="1.44625" calcext:value-type="float">
            <text:p>1.44625</text:p>
          </table:table-cell>
          <table:table-cell office:value-type="float" office:value="0.22318" calcext:value-type="float">
            <text:p>0.22318</text:p>
          </table:table-cell>
          <table:table-cell office:value-type="float" office:value="0" calcext:value-type="float">
            <text:p>0</text:p>
          </table:table-cell>
          <table:table-cell office:value-type="float" office:value="0.77682" calcext:value-type="float">
            <text:p>0.77682</text:p>
          </table:table-cell>
          <table:table-cell office:value-type="float" office:value="0.22318" calcext:value-type="float">
            <text:p>0.223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6068" calcext:value-type="float">
            <text:p>1.760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600000000000" calcext:value-type="float">
            <text:p>3.93E+15</text:p>
          </table:table-cell>
          <table:table-cell office:value-type="float" office:value="3.6274E+036" calcext:value-type="float">
            <text:p>3.63E+36</text:p>
          </table:table-cell>
          <table:table-cell office:value-type="float" office:value="1.43838" calcext:value-type="float">
            <text:p>1.43838</text:p>
          </table:table-cell>
          <table:table-cell office:value-type="float" office:value="0.22156" calcext:value-type="float">
            <text:p>0.22156</text:p>
          </table:table-cell>
          <table:table-cell office:value-type="float" office:value="0" calcext:value-type="float">
            <text:p>0</text:p>
          </table:table-cell>
          <table:table-cell office:value-type="float" office:value="0.77844" calcext:value-type="float">
            <text:p>0.77844</text:p>
          </table:table-cell>
          <table:table-cell office:value-type="float" office:value="0.22156" calcext:value-type="float">
            <text:p>0.22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5429" calcext:value-type="float">
            <text:p>1.754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9900000000000" calcext:value-type="float">
            <text:p>3.89E+15</text:p>
          </table:table-cell>
          <table:table-cell office:value-type="float" office:value="3.5367E+036" calcext:value-type="float">
            <text:p>3.54E+36</text:p>
          </table:table-cell>
          <table:table-cell office:value-type="float" office:value="1.43045" calcext:value-type="float">
            <text:p>1.43045</text:p>
          </table:table-cell>
          <table:table-cell office:value-type="float" office:value="0.21992" calcext:value-type="float">
            <text:p>0.21992</text:p>
          </table:table-cell>
          <table:table-cell office:value-type="float" office:value="0" calcext:value-type="float">
            <text:p>0</text:p>
          </table:table-cell>
          <table:table-cell office:value-type="float" office:value="0.78008" calcext:value-type="float">
            <text:p>0.78008</text:p>
          </table:table-cell>
          <table:table-cell office:value-type="float" office:value="0.21992" calcext:value-type="float">
            <text:p>0.21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479" calcext:value-type="float">
            <text:p>1.74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6500000000000" calcext:value-type="float">
            <text:p>3.85E+15</text:p>
          </table:table-cell>
          <table:table-cell office:value-type="float" office:value="3.4476E+036" calcext:value-type="float">
            <text:p>3.45E+36</text:p>
          </table:table-cell>
          <table:table-cell office:value-type="float" office:value="1.42245" calcext:value-type="float">
            <text:p>1.42245</text:p>
          </table:table-cell>
          <table:table-cell office:value-type="float" office:value="0.21827" calcext:value-type="float">
            <text:p>0.21827</text:p>
          </table:table-cell>
          <table:table-cell office:value-type="float" office:value="0" calcext:value-type="float">
            <text:p>0</text:p>
          </table:table-cell>
          <table:table-cell office:value-type="float" office:value="0.78173" calcext:value-type="float">
            <text:p>0.78173</text:p>
          </table:table-cell>
          <table:table-cell office:value-type="float" office:value="0.21827" calcext:value-type="float">
            <text:p>0.218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4151" calcext:value-type="float">
            <text:p>1.741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3100000000000" calcext:value-type="float">
            <text:p>3.80E+15</text:p>
          </table:table-cell>
          <table:table-cell office:value-type="float" office:value="3.36E+036" calcext:value-type="float">
            <text:p>3.36E+36</text:p>
          </table:table-cell>
          <table:table-cell office:value-type="float" office:value="1.41438" calcext:value-type="float">
            <text:p>1.41438</text:p>
          </table:table-cell>
          <table:table-cell office:value-type="float" office:value="0.21661" calcext:value-type="float">
            <text:p>0.21661</text:p>
          </table:table-cell>
          <table:table-cell office:value-type="float" office:value="0" calcext:value-type="float">
            <text:p>0</text:p>
          </table:table-cell>
          <table:table-cell office:value-type="float" office:value="0.78339" calcext:value-type="float">
            <text:p>0.78339</text:p>
          </table:table-cell>
          <table:table-cell office:value-type="float" office:value="0.21661" calcext:value-type="float">
            <text:p>0.216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3512" calcext:value-type="float">
            <text:p>1.735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0000000000000" calcext:value-type="float">
            <text:p>3.76E+15</text:p>
          </table:table-cell>
          <table:table-cell office:value-type="float" office:value="3.274E+036" calcext:value-type="float">
            <text:p>3.27E+36</text:p>
          </table:table-cell>
          <table:table-cell office:value-type="float" office:value="1.40624" calcext:value-type="float">
            <text:p>1.40624</text:p>
          </table:table-cell>
          <table:table-cell office:value-type="float" office:value="0.21495" calcext:value-type="float">
            <text:p>0.21495</text:p>
          </table:table-cell>
          <table:table-cell office:value-type="float" office:value="0" calcext:value-type="float">
            <text:p>0</text:p>
          </table:table-cell>
          <table:table-cell office:value-type="float" office:value="0.78505" calcext:value-type="float">
            <text:p>0.78505</text:p>
          </table:table-cell>
          <table:table-cell office:value-type="float" office:value="0.21495" calcext:value-type="float">
            <text:p>0.214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2873" calcext:value-type="float">
            <text:p>1.728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171E+015" calcext:value-type="float">
            <text:p>3.72E+15</text:p>
          </table:table-cell>
          <table:table-cell office:value-type="float" office:value="3.1894E+036" calcext:value-type="float">
            <text:p>3.19E+36</text:p>
          </table:table-cell>
          <table:table-cell office:value-type="float" office:value="1.39802" calcext:value-type="float">
            <text:p>1.39802</text:p>
          </table:table-cell>
          <table:table-cell office:value-type="float" office:value="0.21327" calcext:value-type="float">
            <text:p>0.21327</text:p>
          </table:table-cell>
          <table:table-cell office:value-type="float" office:value="0" calcext:value-type="float">
            <text:p>0</text:p>
          </table:table-cell>
          <table:table-cell office:value-type="float" office:value="0.78673" calcext:value-type="float">
            <text:p>0.78673</text:p>
          </table:table-cell>
          <table:table-cell office:value-type="float" office:value="0.21327" calcext:value-type="float">
            <text:p>0.213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2234" calcext:value-type="float">
            <text:p>1.72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300000000000" calcext:value-type="float">
            <text:p>3.67E+15</text:p>
          </table:table-cell>
          <table:table-cell office:value-type="float" office:value="3.1064E+036" calcext:value-type="float">
            <text:p>3.11E+36</text:p>
          </table:table-cell>
          <table:table-cell office:value-type="float" office:value="1.38974" calcext:value-type="float">
            <text:p>1.38974</text:p>
          </table:table-cell>
          <table:table-cell office:value-type="float" office:value="0.21158" calcext:value-type="float">
            <text:p>0.21158</text:p>
          </table:table-cell>
          <table:table-cell office:value-type="float" office:value="0" calcext:value-type="float">
            <text:p>0</text:p>
          </table:table-cell>
          <table:table-cell office:value-type="float" office:value="0.78842" calcext:value-type="float">
            <text:p>0.78842</text:p>
          </table:table-cell>
          <table:table-cell office:value-type="float" office:value="0.21158" calcext:value-type="float">
            <text:p>0.211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1595" calcext:value-type="float">
            <text:p>1.715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1700000000000" calcext:value-type="float">
            <text:p>3.63E+15</text:p>
          </table:table-cell>
          <table:table-cell office:value-type="float" office:value="3.0248E+036" calcext:value-type="float">
            <text:p>3.02E+36</text:p>
          </table:table-cell>
          <table:table-cell office:value-type="float" office:value="1.38139" calcext:value-type="float">
            <text:p>1.38139</text:p>
          </table:table-cell>
          <table:table-cell office:value-type="float" office:value="0.20988" calcext:value-type="float">
            <text:p>0.20988</text:p>
          </table:table-cell>
          <table:table-cell office:value-type="float" office:value="0" calcext:value-type="float">
            <text:p>0</text:p>
          </table:table-cell>
          <table:table-cell office:value-type="float" office:value="0.79012" calcext:value-type="float">
            <text:p>0.79012</text:p>
          </table:table-cell>
          <table:table-cell office:value-type="float" office:value="0.20988" calcext:value-type="float">
            <text:p>0.20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0956" calcext:value-type="float">
            <text:p>1.709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9300000000000" calcext:value-type="float">
            <text:p>3.59E+15</text:p>
          </table:table-cell>
          <table:table-cell office:value-type="float" office:value="2.9448E+036" calcext:value-type="float">
            <text:p>2.94E+36</text:p>
          </table:table-cell>
          <table:table-cell office:value-type="float" office:value="1.37296" calcext:value-type="float">
            <text:p>1.37296</text:p>
          </table:table-cell>
          <table:table-cell office:value-type="float" office:value="0.20817" calcext:value-type="float">
            <text:p>0.20817</text:p>
          </table:table-cell>
          <table:table-cell office:value-type="float" office:value="0" calcext:value-type="float">
            <text:p>0</text:p>
          </table:table-cell>
          <table:table-cell office:value-type="float" office:value="0.79183" calcext:value-type="float">
            <text:p>0.79183</text:p>
          </table:table-cell>
          <table:table-cell office:value-type="float" office:value="0.20817" calcext:value-type="float">
            <text:p>0.208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70317" calcext:value-type="float">
            <text:p>1.703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7100000000000" calcext:value-type="float">
            <text:p>3.55E+15</text:p>
          </table:table-cell>
          <table:table-cell office:value-type="float" office:value="2.8661E+036" calcext:value-type="float">
            <text:p>2.87E+36</text:p>
          </table:table-cell>
          <table:table-cell office:value-type="float" office:value="1.36447" calcext:value-type="float">
            <text:p>1.36447</text:p>
          </table:table-cell>
          <table:table-cell office:value-type="float" office:value="0.20644" calcext:value-type="float">
            <text:p>0.20644</text:p>
          </table:table-cell>
          <table:table-cell office:value-type="float" office:value="0" calcext:value-type="float">
            <text:p>0</text:p>
          </table:table-cell>
          <table:table-cell office:value-type="float" office:value="0.79356" calcext:value-type="float">
            <text:p>0.79356</text:p>
          </table:table-cell>
          <table:table-cell office:value-type="float" office:value="0.20644" calcext:value-type="float">
            <text:p>0.206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9678" calcext:value-type="float">
            <text:p>1.696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000000000000" calcext:value-type="float">
            <text:p>3.51E+15</text:p>
          </table:table-cell>
          <table:table-cell office:value-type="float" office:value="2.7889E+036" calcext:value-type="float">
            <text:p>2.79E+36</text:p>
          </table:table-cell>
          <table:table-cell office:value-type="float" office:value="1.3559" calcext:value-type="float">
            <text:p>1.3559</text:p>
          </table:table-cell>
          <table:table-cell office:value-type="float" office:value="0.20471" calcext:value-type="float">
            <text:p>0.20471</text:p>
          </table:table-cell>
          <table:table-cell office:value-type="float" office:value="0" calcext:value-type="float">
            <text:p>0</text:p>
          </table:table-cell>
          <table:table-cell office:value-type="float" office:value="0.79529" calcext:value-type="float">
            <text:p>0.79529</text:p>
          </table:table-cell>
          <table:table-cell office:value-type="float" office:value="0.20471" calcext:value-type="float">
            <text:p>0.204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9039" calcext:value-type="float">
            <text:p>1.690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3200000000000" calcext:value-type="float">
            <text:p>3.46E+15</text:p>
          </table:table-cell>
          <table:table-cell office:value-type="float" office:value="2.7132E+036" calcext:value-type="float">
            <text:p>2.71E+36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20297" calcext:value-type="float">
            <text:p>0.20297</text:p>
          </table:table-cell>
          <table:table-cell office:value-type="float" office:value="0" calcext:value-type="float">
            <text:p>0</text:p>
          </table:table-cell>
          <table:table-cell office:value-type="float" office:value="0.79703" calcext:value-type="float">
            <text:p>0.79703</text:p>
          </table:table-cell>
          <table:table-cell office:value-type="float" office:value="0.20297" calcext:value-type="float">
            <text:p>0.202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84" calcext:value-type="float">
            <text:p>1.6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1500000000000" calcext:value-type="float">
            <text:p>3.42E+15</text:p>
          </table:table-cell>
          <table:table-cell office:value-type="float" office:value="2.6388E+036" calcext:value-type="float">
            <text:p>2.64E+36</text:p>
          </table:table-cell>
          <table:table-cell office:value-type="float" office:value="1.33854" calcext:value-type="float">
            <text:p>1.33854</text:p>
          </table:table-cell>
          <table:table-cell office:value-type="float" office:value="0.20121" calcext:value-type="float">
            <text:p>0.20121</text:p>
          </table:table-cell>
          <table:table-cell office:value-type="float" office:value="0" calcext:value-type="float">
            <text:p>0</text:p>
          </table:table-cell>
          <table:table-cell office:value-type="float" office:value="0.79879" calcext:value-type="float">
            <text:p>0.79879</text:p>
          </table:table-cell>
          <table:table-cell office:value-type="float" office:value="0.20121" calcext:value-type="float">
            <text:p>0.20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7761" calcext:value-type="float">
            <text:p>1.67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000000000000" calcext:value-type="float">
            <text:p>3.38E+15</text:p>
          </table:table-cell>
          <table:table-cell office:value-type="float" office:value="2.5659E+036" calcext:value-type="float">
            <text:p>2.57E+36</text:p>
          </table:table-cell>
          <table:table-cell office:value-type="float" office:value="1.32975" calcext:value-type="float">
            <text:p>1.32975</text:p>
          </table:table-cell>
          <table:table-cell office:value-type="float" office:value="0.19945" calcext:value-type="float">
            <text:p>0.19945</text:p>
          </table:table-cell>
          <table:table-cell office:value-type="float" office:value="0" calcext:value-type="float">
            <text:p>0</text:p>
          </table:table-cell>
          <table:table-cell office:value-type="float" office:value="0.80055" calcext:value-type="float">
            <text:p>0.80055</text:p>
          </table:table-cell>
          <table:table-cell office:value-type="float" office:value="0.19945" calcext:value-type="float">
            <text:p>0.199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7122" calcext:value-type="float">
            <text:p>1.671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700000000000" calcext:value-type="float">
            <text:p>3.34E+15</text:p>
          </table:table-cell>
          <table:table-cell office:value-type="float" office:value="2.4943E+036" calcext:value-type="float">
            <text:p>2.49E+36</text:p>
          </table:table-cell>
          <table:table-cell office:value-type="float" office:value="1.32088" calcext:value-type="float">
            <text:p>1.32088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" calcext:value-type="float">
            <text:p>0</text:p>
          </table:table-cell>
          <table:table-cell office:value-type="float" office:value="0.80233" calcext:value-type="float">
            <text:p>0.80233</text:p>
          </table:table-cell>
          <table:table-cell office:value-type="float" office:value="0.19767" calcext:value-type="float">
            <text:p>0.197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6483" calcext:value-type="float">
            <text:p>1.664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600000000000" calcext:value-type="float">
            <text:p>3.30E+15</text:p>
          </table:table-cell>
          <table:table-cell office:value-type="float" office:value="2.4241E+036" calcext:value-type="float">
            <text:p>2.42E+36</text:p>
          </table:table-cell>
          <table:table-cell office:value-type="float" office:value="1.31194" calcext:value-type="float">
            <text:p>1.31194</text:p>
          </table:table-cell>
          <table:table-cell office:value-type="float" office:value="0.19588" calcext:value-type="float">
            <text:p>0.19588</text:p>
          </table:table-cell>
          <table:table-cell office:value-type="float" office:value="0" calcext:value-type="float">
            <text:p>0</text:p>
          </table:table-cell>
          <table:table-cell office:value-type="float" office:value="0.80412" calcext:value-type="float">
            <text:p>0.80412</text:p>
          </table:table-cell>
          <table:table-cell office:value-type="float" office:value="0.19588" calcext:value-type="float">
            <text:p>0.195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5844" calcext:value-type="float">
            <text:p>1.658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700000000000" calcext:value-type="float">
            <text:p>3.26E+15</text:p>
          </table:table-cell>
          <table:table-cell office:value-type="float" office:value="2.3552E+036" calcext:value-type="float">
            <text:p>2.36E+36</text:p>
          </table:table-cell>
          <table:table-cell office:value-type="float" office:value="1.30293" calcext:value-type="float">
            <text:p>1.30293</text:p>
          </table:table-cell>
          <table:table-cell office:value-type="float" office:value="0.19409" calcext:value-type="float">
            <text:p>0.19409</text:p>
          </table:table-cell>
          <table:table-cell office:value-type="float" office:value="0" calcext:value-type="float">
            <text:p>0</text:p>
          </table:table-cell>
          <table:table-cell office:value-type="float" office:value="0.80591" calcext:value-type="float">
            <text:p>0.80591</text:p>
          </table:table-cell>
          <table:table-cell office:value-type="float" office:value="0.19409" calcext:value-type="float">
            <text:p>0.194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5205" calcext:value-type="float">
            <text:p>1.652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000000000000" calcext:value-type="float">
            <text:p>3.22E+15</text:p>
          </table:table-cell>
          <table:table-cell office:value-type="float" office:value="2.2877E+036" calcext:value-type="float">
            <text:p>2.29E+36</text:p>
          </table:table-cell>
          <table:table-cell office:value-type="float" office:value="1.29384" calcext:value-type="float">
            <text:p>1.29384</text:p>
          </table:table-cell>
          <table:table-cell office:value-type="float" office:value="0.19228" calcext:value-type="float">
            <text:p>0.19228</text:p>
          </table:table-cell>
          <table:table-cell office:value-type="float" office:value="0" calcext:value-type="float">
            <text:p>0</text:p>
          </table:table-cell>
          <table:table-cell office:value-type="float" office:value="0.80772" calcext:value-type="float">
            <text:p>0.80772</text:p>
          </table:table-cell>
          <table:table-cell office:value-type="float" office:value="0.19228" calcext:value-type="float">
            <text:p>0.19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4566" calcext:value-type="float">
            <text:p>1.645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400000000000" calcext:value-type="float">
            <text:p>3.18E+15</text:p>
          </table:table-cell>
          <table:table-cell office:value-type="float" office:value="2.2215E+036" calcext:value-type="float">
            <text:p>2.22E+36</text:p>
          </table:table-cell>
          <table:table-cell office:value-type="float" office:value="1.28468" calcext:value-type="float">
            <text:p>1.28468</text:p>
          </table:table-cell>
          <table:table-cell office:value-type="float" office:value="0.19046" calcext:value-type="float">
            <text:p>0.19046</text:p>
          </table:table-cell>
          <table:table-cell office:value-type="float" office:value="0" calcext:value-type="float">
            <text:p>0</text:p>
          </table:table-cell>
          <table:table-cell office:value-type="float" office:value="0.80954" calcext:value-type="float">
            <text:p>0.80954</text:p>
          </table:table-cell>
          <table:table-cell office:value-type="float" office:value="0.19046" calcext:value-type="float">
            <text:p>0.190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3927" calcext:value-type="float">
            <text:p>1.639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100000000000" calcext:value-type="float">
            <text:p>3.14E+15</text:p>
          </table:table-cell>
          <table:table-cell office:value-type="float" office:value="2.1566E+036" calcext:value-type="float">
            <text:p>2.16E+36</text:p>
          </table:table-cell>
          <table:table-cell office:value-type="float" office:value="1.27543" calcext:value-type="float">
            <text:p>1.27543</text:p>
          </table:table-cell>
          <table:table-cell office:value-type="float" office:value="0.18863" calcext:value-type="float">
            <text:p>0.18863</text:p>
          </table:table-cell>
          <table:table-cell office:value-type="float" office:value="0" calcext:value-type="float">
            <text:p>0</text:p>
          </table:table-cell>
          <table:table-cell office:value-type="float" office:value="0.81137" calcext:value-type="float">
            <text:p>0.81137</text:p>
          </table:table-cell>
          <table:table-cell office:value-type="float" office:value="0.18863" calcext:value-type="float">
            <text:p>0.188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3288" calcext:value-type="float">
            <text:p>1.632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900000000000" calcext:value-type="float">
            <text:p>3.09E+15</text:p>
          </table:table-cell>
          <table:table-cell office:value-type="float" office:value="2.093E+036" calcext:value-type="float">
            <text:p>2.09E+36</text:p>
          </table:table-cell>
          <table:table-cell office:value-type="float" office:value="1.26612" calcext:value-type="float">
            <text:p>1.26612</text:p>
          </table:table-cell>
          <table:table-cell office:value-type="float" office:value="0.18679" calcext:value-type="float">
            <text:p>0.18679</text:p>
          </table:table-cell>
          <table:table-cell office:value-type="float" office:value="0" calcext:value-type="float">
            <text:p>0</text:p>
          </table:table-cell>
          <table:table-cell office:value-type="float" office:value="0.81321" calcext:value-type="float">
            <text:p>0.81321</text:p>
          </table:table-cell>
          <table:table-cell office:value-type="float" office:value="0.18679" calcext:value-type="float">
            <text:p>0.1867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2649" calcext:value-type="float">
            <text:p>1.626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900000000000" calcext:value-type="float">
            <text:p>3.05E+15</text:p>
          </table:table-cell>
          <table:table-cell office:value-type="float" office:value="2.0307E+036" calcext:value-type="float">
            <text:p>2.03E+36</text:p>
          </table:table-cell>
          <table:table-cell office:value-type="float" office:value="1.25672" calcext:value-type="float">
            <text:p>1.25672</text:p>
          </table:table-cell>
          <table:table-cell office:value-type="float" office:value="0.18494" calcext:value-type="float">
            <text:p>0.18494</text:p>
          </table:table-cell>
          <table:table-cell office:value-type="float" office:value="0" calcext:value-type="float">
            <text:p>0</text:p>
          </table:table-cell>
          <table:table-cell office:value-type="float" office:value="0.81506" calcext:value-type="float">
            <text:p>0.81506</text:p>
          </table:table-cell>
          <table:table-cell office:value-type="float" office:value="0.18494" calcext:value-type="float">
            <text:p>0.184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201" calcext:value-type="float">
            <text:p>1.6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100000000000" calcext:value-type="float">
            <text:p>3.02E+15</text:p>
          </table:table-cell>
          <table:table-cell office:value-type="float" office:value="1.9696E+036" calcext:value-type="float">
            <text:p>1.97E+36</text:p>
          </table:table-cell>
          <table:table-cell office:value-type="float" office:value="1.24725" calcext:value-type="float">
            <text:p>1.24725</text:p>
          </table:table-cell>
          <table:table-cell office:value-type="float" office:value="0.18308" calcext:value-type="float">
            <text:p>0.18308</text:p>
          </table:table-cell>
          <table:table-cell office:value-type="float" office:value="0" calcext:value-type="float">
            <text:p>0</text:p>
          </table:table-cell>
          <table:table-cell office:value-type="float" office:value="0.81692" calcext:value-type="float">
            <text:p>0.81692</text:p>
          </table:table-cell>
          <table:table-cell office:value-type="float" office:value="0.18308" calcext:value-type="float">
            <text:p>0.183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1371" calcext:value-type="float">
            <text:p>1.613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55E+015" calcext:value-type="float">
            <text:p>2.98E+15</text:p>
          </table:table-cell>
          <table:table-cell office:value-type="float" office:value="1.9098E+036" calcext:value-type="float">
            <text:p>1.91E+36</text:p>
          </table:table-cell>
          <table:table-cell office:value-type="float" office:value="1.2377" calcext:value-type="float">
            <text:p>1.2377</text:p>
          </table:table-cell>
          <table:table-cell office:value-type="float" office:value="0.18121" calcext:value-type="float">
            <text:p>0.18121</text:p>
          </table:table-cell>
          <table:table-cell office:value-type="float" office:value="0" calcext:value-type="float">
            <text:p>0</text:p>
          </table:table-cell>
          <table:table-cell office:value-type="float" office:value="0.81879" calcext:value-type="float">
            <text:p>0.81879</text:p>
          </table:table-cell>
          <table:table-cell office:value-type="float" office:value="0.18121" calcext:value-type="float">
            <text:p>0.181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0732" calcext:value-type="float">
            <text:p>1.607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100000000000" calcext:value-type="float">
            <text:p>2.94E+15</text:p>
          </table:table-cell>
          <table:table-cell office:value-type="float" office:value="1.8512E+036" calcext:value-type="float">
            <text:p>1.85E+36</text:p>
          </table:table-cell>
          <table:table-cell office:value-type="float" office:value="1.22807" calcext:value-type="float">
            <text:p>1.22807</text:p>
          </table:table-cell>
          <table:table-cell office:value-type="float" office:value="0.17932" calcext:value-type="float">
            <text:p>0.17932</text:p>
          </table:table-cell>
          <table:table-cell office:value-type="float" office:value="0" calcext:value-type="float">
            <text:p>0</text:p>
          </table:table-cell>
          <table:table-cell office:value-type="float" office:value="0.82068" calcext:value-type="float">
            <text:p>0.82068</text:p>
          </table:table-cell>
          <table:table-cell office:value-type="float" office:value="0.17932" calcext:value-type="float">
            <text:p>0.179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60093" calcext:value-type="float">
            <text:p>1.60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800000000000" calcext:value-type="float">
            <text:p>2.90E+15</text:p>
          </table:table-cell>
          <table:table-cell office:value-type="float" office:value="1.7939E+036" calcext:value-type="float">
            <text:p>1.79E+36</text:p>
          </table:table-cell>
          <table:table-cell office:value-type="float" office:value="1.21836" calcext:value-type="float">
            <text:p>1.21836</text:p>
          </table:table-cell>
          <table:table-cell office:value-type="float" office:value="0.17743" calcext:value-type="float">
            <text:p>0.17743</text:p>
          </table:table-cell>
          <table:table-cell office:value-type="float" office:value="0" calcext:value-type="float">
            <text:p>0</text:p>
          </table:table-cell>
          <table:table-cell office:value-type="float" office:value="0.82257" calcext:value-type="float">
            <text:p>0.82257</text:p>
          </table:table-cell>
          <table:table-cell office:value-type="float" office:value="0.17743" calcext:value-type="float">
            <text:p>0.177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9454" calcext:value-type="float">
            <text:p>1.59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800000000000" calcext:value-type="float">
            <text:p>2.86E+15</text:p>
          </table:table-cell>
          <table:table-cell office:value-type="float" office:value="1.7377E+036" calcext:value-type="float">
            <text:p>1.74E+36</text:p>
          </table:table-cell>
          <table:table-cell office:value-type="float" office:value="1.20858" calcext:value-type="float">
            <text:p>1.20858</text:p>
          </table:table-cell>
          <table:table-cell office:value-type="float" office:value="0.17553" calcext:value-type="float">
            <text:p>0.17553</text:p>
          </table:table-cell>
          <table:table-cell office:value-type="float" office:value="0" calcext:value-type="float">
            <text:p>0</text:p>
          </table:table-cell>
          <table:table-cell office:value-type="float" office:value="0.82447" calcext:value-type="float">
            <text:p>0.82447</text:p>
          </table:table-cell>
          <table:table-cell office:value-type="float" office:value="0.17553" calcext:value-type="float">
            <text:p>0.175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8815" calcext:value-type="float">
            <text:p>1.588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900000000000" calcext:value-type="float">
            <text:p>2.82E+15</text:p>
          </table:table-cell>
          <table:table-cell office:value-type="float" office:value="1.6828E+036" calcext:value-type="float">
            <text:p>1.68E+36</text:p>
          </table:table-cell>
          <table:table-cell office:value-type="float" office:value="1.19871" calcext:value-type="float">
            <text:p>1.19871</text:p>
          </table:table-cell>
          <table:table-cell office:value-type="float" office:value="0.17361" calcext:value-type="float">
            <text:p>0.17361</text:p>
          </table:table-cell>
          <table:table-cell office:value-type="float" office:value="0" calcext:value-type="float">
            <text:p>0</text:p>
          </table:table-cell>
          <table:table-cell office:value-type="float" office:value="0.82639" calcext:value-type="float">
            <text:p>0.82639</text:p>
          </table:table-cell>
          <table:table-cell office:value-type="float" office:value="0.17361" calcext:value-type="float">
            <text:p>0.173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8176" calcext:value-type="float">
            <text:p>1.581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300000000000" calcext:value-type="float">
            <text:p>2.78E+15</text:p>
          </table:table-cell>
          <table:table-cell office:value-type="float" office:value="1.629E+036" calcext:value-type="float">
            <text:p>1.63E+36</text:p>
          </table:table-cell>
          <table:table-cell office:value-type="float" office:value="1.18876" calcext:value-type="float">
            <text:p>1.18876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" calcext:value-type="float">
            <text:p>0</text:p>
          </table:table-cell>
          <table:table-cell office:value-type="float" office:value="0.82831" calcext:value-type="float">
            <text:p>0.82831</text:p>
          </table:table-cell>
          <table:table-cell office:value-type="float" office:value="0.17169" calcext:value-type="float">
            <text:p>0.1716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7537" calcext:value-type="float">
            <text:p>1.575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800000000000" calcext:value-type="float">
            <text:p>2.74E+15</text:p>
          </table:table-cell>
          <table:table-cell office:value-type="float" office:value="1.5764E+036" calcext:value-type="float">
            <text:p>1.58E+36</text:p>
          </table:table-cell>
          <table:table-cell office:value-type="float" office:value="1.17874" calcext:value-type="float">
            <text:p>1.17874</text:p>
          </table:table-cell>
          <table:table-cell office:value-type="float" office:value="0.16975" calcext:value-type="float">
            <text:p>0.16975</text:p>
          </table:table-cell>
          <table:table-cell office:value-type="float" office:value="0" calcext:value-type="float">
            <text:p>0</text:p>
          </table:table-cell>
          <table:table-cell office:value-type="float" office:value="0.83025" calcext:value-type="float">
            <text:p>0.83025</text:p>
          </table:table-cell>
          <table:table-cell office:value-type="float" office:value="0.16975" calcext:value-type="float">
            <text:p>0.169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6898" calcext:value-type="float">
            <text:p>1.568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500000000000" calcext:value-type="float">
            <text:p>2.70E+15</text:p>
          </table:table-cell>
          <table:table-cell office:value-type="float" office:value="1.525E+036" calcext:value-type="float">
            <text:p>1.53E+36</text:p>
          </table:table-cell>
          <table:table-cell office:value-type="float" office:value="1.16863" calcext:value-type="float">
            <text:p>1.16863</text:p>
          </table:table-cell>
          <table:table-cell office:value-type="float" office:value="0.16781" calcext:value-type="float">
            <text:p>0.16781</text:p>
          </table:table-cell>
          <table:table-cell office:value-type="float" office:value="0" calcext:value-type="float">
            <text:p>0</text:p>
          </table:table-cell>
          <table:table-cell office:value-type="float" office:value="0.83219" calcext:value-type="float">
            <text:p>0.83219</text:p>
          </table:table-cell>
          <table:table-cell office:value-type="float" office:value="0.16781" calcext:value-type="float">
            <text:p>0.16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6259" calcext:value-type="float">
            <text:p>1.562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400000000000" calcext:value-type="float">
            <text:p>2.67E+15</text:p>
          </table:table-cell>
          <table:table-cell office:value-type="float" office:value="1.4747E+036" calcext:value-type="float">
            <text:p>1.47E+36</text:p>
          </table:table-cell>
          <table:table-cell office:value-type="float" office:value="1.15844" calcext:value-type="float">
            <text:p>1.15844</text:p>
          </table:table-cell>
          <table:table-cell office:value-type="float" office:value="0.16586" calcext:value-type="float">
            <text:p>0.16586</text:p>
          </table:table-cell>
          <table:table-cell office:value-type="float" office:value="0" calcext:value-type="float">
            <text:p>0</text:p>
          </table:table-cell>
          <table:table-cell office:value-type="float" office:value="0.83414" calcext:value-type="float">
            <text:p>0.83414</text:p>
          </table:table-cell>
          <table:table-cell office:value-type="float" office:value="0.16586" calcext:value-type="float">
            <text:p>0.165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562" calcext:value-type="float">
            <text:p>1.55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400000000000" calcext:value-type="float">
            <text:p>2.63E+15</text:p>
          </table:table-cell>
          <table:table-cell office:value-type="float" office:value="1.4255E+036" calcext:value-type="float">
            <text:p>1.43E+36</text:p>
          </table:table-cell>
          <table:table-cell office:value-type="float" office:value="1.14818" calcext:value-type="float">
            <text:p>1.14818</text:p>
          </table:table-cell>
          <table:table-cell office:value-type="float" office:value="0.16389" calcext:value-type="float">
            <text:p>0.16389</text:p>
          </table:table-cell>
          <table:table-cell office:value-type="float" office:value="0" calcext:value-type="float">
            <text:p>0</text:p>
          </table:table-cell>
          <table:table-cell office:value-type="float" office:value="0.83611" calcext:value-type="float">
            <text:p>0.83611</text:p>
          </table:table-cell>
          <table:table-cell office:value-type="float" office:value="0.16389" calcext:value-type="float">
            <text:p>0.163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4981" calcext:value-type="float">
            <text:p>1.549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700000000000" calcext:value-type="float">
            <text:p>2.59E+15</text:p>
          </table:table-cell>
          <table:table-cell office:value-type="float" office:value="1.3774E+036" calcext:value-type="float">
            <text:p>1.38E+36</text:p>
          </table:table-cell>
          <table:table-cell office:value-type="float" office:value="1.13782" calcext:value-type="float">
            <text:p>1.13782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" calcext:value-type="float">
            <text:p>0</text:p>
          </table:table-cell>
          <table:table-cell office:value-type="float" office:value="0.83808" calcext:value-type="float">
            <text:p>0.83808</text:p>
          </table:table-cell>
          <table:table-cell office:value-type="float" office:value="0.16192" calcext:value-type="float">
            <text:p>0.16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4343" calcext:value-type="float">
            <text:p>1.54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21E+015" calcext:value-type="float">
            <text:p>2.55E+15</text:p>
          </table:table-cell>
          <table:table-cell office:value-type="float" office:value="1.3305E+036" calcext:value-type="float">
            <text:p>1.33E+36</text:p>
          </table:table-cell>
          <table:table-cell office:value-type="float" office:value="1.12739" calcext:value-type="float">
            <text:p>1.12739</text:p>
          </table:table-cell>
          <table:table-cell office:value-type="float" office:value="0.15994" calcext:value-type="float">
            <text:p>0.15994</text:p>
          </table:table-cell>
          <table:table-cell office:value-type="float" office:value="0" calcext:value-type="float">
            <text:p>0</text:p>
          </table:table-cell>
          <table:table-cell office:value-type="float" office:value="0.84006" calcext:value-type="float">
            <text:p>0.84006</text:p>
          </table:table-cell>
          <table:table-cell office:value-type="float" office:value="0.15994" calcext:value-type="float">
            <text:p>0.15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3704" calcext:value-type="float">
            <text:p>1.537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800000000000" calcext:value-type="float">
            <text:p>2.51E+15</text:p>
          </table:table-cell>
          <table:table-cell office:value-type="float" office:value="1.2846E+036" calcext:value-type="float">
            <text:p>1.28E+36</text:p>
          </table:table-cell>
          <table:table-cell office:value-type="float" office:value="1.11688" calcext:value-type="float">
            <text:p>1.11688</text:p>
          </table:table-cell>
          <table:table-cell office:value-type="float" office:value="0.15794" calcext:value-type="float">
            <text:p>0.15794</text:p>
          </table:table-cell>
          <table:table-cell office:value-type="float" office:value="0" calcext:value-type="float">
            <text:p>0</text:p>
          </table:table-cell>
          <table:table-cell office:value-type="float" office:value="0.84206" calcext:value-type="float">
            <text:p>0.84206</text:p>
          </table:table-cell>
          <table:table-cell office:value-type="float" office:value="0.15794" calcext:value-type="float">
            <text:p>0.157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3065" calcext:value-type="float">
            <text:p>1.53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600000000000" calcext:value-type="float">
            <text:p>2.48E+15</text:p>
          </table:table-cell>
          <table:table-cell office:value-type="float" office:value="1.2398E+036" calcext:value-type="float">
            <text:p>1.24E+36</text:p>
          </table:table-cell>
          <table:table-cell office:value-type="float" office:value="1.10628" calcext:value-type="float">
            <text:p>1.10628</text:p>
          </table:table-cell>
          <table:table-cell office:value-type="float" office:value="0.15594" calcext:value-type="float">
            <text:p>0.15594</text:p>
          </table:table-cell>
          <table:table-cell office:value-type="float" office:value="0" calcext:value-type="float">
            <text:p>0</text:p>
          </table:table-cell>
          <table:table-cell office:value-type="float" office:value="0.84406" calcext:value-type="float">
            <text:p>0.84406</text:p>
          </table:table-cell>
          <table:table-cell office:value-type="float" office:value="0.15594" calcext:value-type="float">
            <text:p>0.155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2426" calcext:value-type="float">
            <text:p>1.524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600000000000" calcext:value-type="float">
            <text:p>2.44E+15</text:p>
          </table:table-cell>
          <table:table-cell office:value-type="float" office:value="1.196E+036" calcext:value-type="float">
            <text:p>1.20E+36</text:p>
          </table:table-cell>
          <table:table-cell office:value-type="float" office:value="1.0956" calcext:value-type="float">
            <text:p>1.0956</text:p>
          </table:table-cell>
          <table:table-cell office:value-type="float" office:value="0.15393" calcext:value-type="float">
            <text:p>0.15393</text:p>
          </table:table-cell>
          <table:table-cell office:value-type="float" office:value="0" calcext:value-type="float">
            <text:p>0</text:p>
          </table:table-cell>
          <table:table-cell office:value-type="float" office:value="0.84607" calcext:value-type="float">
            <text:p>0.84607</text:p>
          </table:table-cell>
          <table:table-cell office:value-type="float" office:value="0.15393" calcext:value-type="float">
            <text:p>0.153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1787" calcext:value-type="float">
            <text:p>1.517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700000000000" calcext:value-type="float">
            <text:p>2.40E+15</text:p>
          </table:table-cell>
          <table:table-cell office:value-type="float" office:value="1.1533E+036" calcext:value-type="float">
            <text:p>1.15E+36</text:p>
          </table:table-cell>
          <table:table-cell office:value-type="float" office:value="1.08483" calcext:value-type="float">
            <text:p>1.08483</text:p>
          </table:table-cell>
          <table:table-cell office:value-type="float" office:value="0.15191" calcext:value-type="float">
            <text:p>0.15191</text:p>
          </table:table-cell>
          <table:table-cell office:value-type="float" office:value="0" calcext:value-type="float">
            <text:p>0</text:p>
          </table:table-cell>
          <table:table-cell office:value-type="float" office:value="0.84809" calcext:value-type="float">
            <text:p>0.84809</text:p>
          </table:table-cell>
          <table:table-cell office:value-type="float" office:value="0.15191" calcext:value-type="float">
            <text:p>0.15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1148" calcext:value-type="float">
            <text:p>1.511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100000000000" calcext:value-type="float">
            <text:p>2.37E+15</text:p>
          </table:table-cell>
          <table:table-cell office:value-type="float" office:value="1.1116E+036" calcext:value-type="float">
            <text:p>1.11E+36</text:p>
          </table:table-cell>
          <table:table-cell office:value-type="float" office:value="1.07398" calcext:value-type="float">
            <text:p>1.07398</text:p>
          </table:table-cell>
          <table:table-cell office:value-type="float" office:value="0.14988" calcext:value-type="float">
            <text:p>0.14988</text:p>
          </table:table-cell>
          <table:table-cell office:value-type="float" office:value="0" calcext:value-type="float">
            <text:p>0</text:p>
          </table:table-cell>
          <table:table-cell office:value-type="float" office:value="0.85012" calcext:value-type="float">
            <text:p>0.85012</text:p>
          </table:table-cell>
          <table:table-cell office:value-type="float" office:value="0.14988" calcext:value-type="float">
            <text:p>0.149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50509" calcext:value-type="float">
            <text:p>1.505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600000000000" calcext:value-type="float">
            <text:p>2.33E+15</text:p>
          </table:table-cell>
          <table:table-cell office:value-type="float" office:value="1.0709E+036" calcext:value-type="float">
            <text:p>1.07E+36</text:p>
          </table:table-cell>
          <table:table-cell office:value-type="float" office:value="1.06305" calcext:value-type="float">
            <text:p>1.06305</text:p>
          </table:table-cell>
          <table:table-cell office:value-type="float" office:value="0.14784" calcext:value-type="float">
            <text:p>0.14784</text:p>
          </table:table-cell>
          <table:table-cell office:value-type="float" office:value="0" calcext:value-type="float">
            <text:p>0</text:p>
          </table:table-cell>
          <table:table-cell office:value-type="float" office:value="0.85216" calcext:value-type="float">
            <text:p>0.85216</text:p>
          </table:table-cell>
          <table:table-cell office:value-type="float" office:value="0.14784" calcext:value-type="float">
            <text:p>0.147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987" calcext:value-type="float">
            <text:p>1.49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400000000000" calcext:value-type="float">
            <text:p>2.29E+15</text:p>
          </table:table-cell>
          <table:table-cell office:value-type="float" office:value="1.0313E+036" calcext:value-type="float">
            <text:p>1.03E+36</text:p>
          </table:table-cell>
          <table:table-cell office:value-type="float" office:value="1.05203" calcext:value-type="float">
            <text:p>1.05203</text:p>
          </table:table-cell>
          <table:table-cell office:value-type="float" office:value="0.1458" calcext:value-type="float">
            <text:p>0.1458</text:p>
          </table:table-cell>
          <table:table-cell office:value-type="float" office:value="0" calcext:value-type="float">
            <text:p>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1458" calcext:value-type="float">
            <text:p>0.14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9231" calcext:value-type="float">
            <text:p>1.49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300000000000" calcext:value-type="float">
            <text:p>2.26E+15</text:p>
          </table:table-cell>
          <table:table-cell office:value-type="float" office:value="9.9261E+035" calcext:value-type="float">
            <text:p>9.93E+35</text:p>
          </table:table-cell>
          <table:table-cell office:value-type="float" office:value="1.04092" calcext:value-type="float">
            <text:p>1.04092</text:p>
          </table:table-cell>
          <table:table-cell office:value-type="float" office:value="0.14374" calcext:value-type="float">
            <text:p>0.14374</text:p>
          </table:table-cell>
          <table:table-cell office:value-type="float" office:value="0" calcext:value-type="float">
            <text:p>0</text:p>
          </table:table-cell>
          <table:table-cell office:value-type="float" office:value="0.85626" calcext:value-type="float">
            <text:p>0.85626</text:p>
          </table:table-cell>
          <table:table-cell office:value-type="float" office:value="0.14374" calcext:value-type="float">
            <text:p>0.143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8592" calcext:value-type="float">
            <text:p>1.485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300000000000" calcext:value-type="float">
            <text:p>2.22E+15</text:p>
          </table:table-cell>
          <table:table-cell office:value-type="float" office:value="9.5492E+035" calcext:value-type="float">
            <text:p>9.55E+35</text:p>
          </table:table-cell>
          <table:table-cell office:value-type="float" office:value="1.02973" calcext:value-type="float">
            <text:p>1.02973</text:p>
          </table:table-cell>
          <table:table-cell office:value-type="float" office:value="0.14168" calcext:value-type="float">
            <text:p>0.14168</text:p>
          </table:table-cell>
          <table:table-cell office:value-type="float" office:value="0" calcext:value-type="float">
            <text:p>0</text:p>
          </table:table-cell>
          <table:table-cell office:value-type="float" office:value="0.85832" calcext:value-type="float">
            <text:p>0.85832</text:p>
          </table:table-cell>
          <table:table-cell office:value-type="float" office:value="0.14168" calcext:value-type="float">
            <text:p>0.14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7953" calcext:value-type="float">
            <text:p>1.479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600000000000" calcext:value-type="float">
            <text:p>2.19E+15</text:p>
          </table:table-cell>
          <table:table-cell office:value-type="float" office:value="9.1819E+035" calcext:value-type="float">
            <text:p>9.18E+35</text:p>
          </table:table-cell>
          <table:table-cell office:value-type="float" office:value="1.01845" calcext:value-type="float">
            <text:p>1.01845</text:p>
          </table:table-cell>
          <table:table-cell office:value-type="float" office:value="0.13961" calcext:value-type="float">
            <text:p>0.13961</text:p>
          </table:table-cell>
          <table:table-cell office:value-type="float" office:value="0" calcext:value-type="float">
            <text:p>0</text:p>
          </table:table-cell>
          <table:table-cell office:value-type="float" office:value="0.86039" calcext:value-type="float">
            <text:p>0.86039</text:p>
          </table:table-cell>
          <table:table-cell office:value-type="float" office:value="0.13961" calcext:value-type="float">
            <text:p>0.139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7314" calcext:value-type="float">
            <text:p>1.473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1E+015" calcext:value-type="float">
            <text:p>2.15E+15</text:p>
          </table:table-cell>
          <table:table-cell office:value-type="float" office:value="8.8241E+035" calcext:value-type="float">
            <text:p>8.82E+35</text:p>
          </table:table-cell>
          <table:table-cell office:value-type="float" office:value="1.00709" calcext:value-type="float">
            <text:p>1.00709</text:p>
          </table:table-cell>
          <table:table-cell office:value-type="float" office:value="0.13753" calcext:value-type="float">
            <text:p>0.13753</text:p>
          </table:table-cell>
          <table:table-cell office:value-type="float" office:value="0" calcext:value-type="float">
            <text:p>0</text:p>
          </table:table-cell>
          <table:table-cell office:value-type="float" office:value="0.86247" calcext:value-type="float">
            <text:p>0.86247</text:p>
          </table:table-cell>
          <table:table-cell office:value-type="float" office:value="0.13753" calcext:value-type="float">
            <text:p>0.137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6675" calcext:value-type="float">
            <text:p>1.466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56E+015" calcext:value-type="float">
            <text:p>2.12E+15</text:p>
          </table:table-cell>
          <table:table-cell office:value-type="float" office:value="8.4757E+035" calcext:value-type="float">
            <text:p>8.48E+35</text:p>
          </table:table-cell>
          <table:table-cell office:value-type="float" office:value="0.99564" calcext:value-type="float">
            <text:p>0.99564</text:p>
          </table:table-cell>
          <table:table-cell office:value-type="float" office:value="0.13545" calcext:value-type="float">
            <text:p>0.13545</text:p>
          </table:table-cell>
          <table:table-cell office:value-type="float" office:value="0" calcext:value-type="float">
            <text:p>0</text:p>
          </table:table-cell>
          <table:table-cell office:value-type="float" office:value="0.86455" calcext:value-type="float">
            <text:p>0.86455</text:p>
          </table:table-cell>
          <table:table-cell office:value-type="float" office:value="0.13545" calcext:value-type="float">
            <text:p>0.135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6036" calcext:value-type="float">
            <text:p>1.46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400000000000" calcext:value-type="float">
            <text:p>2.08E+15</text:p>
          </table:table-cell>
          <table:table-cell office:value-type="float" office:value="8.1365E+035" calcext:value-type="float">
            <text:p>8.14E+35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13336" calcext:value-type="float">
            <text:p>0.13336</text:p>
          </table:table-cell>
          <table:table-cell office:value-type="float" office:value="0" calcext:value-type="float">
            <text:p>0</text:p>
          </table:table-cell>
          <table:table-cell office:value-type="float" office:value="0.86664" calcext:value-type="float">
            <text:p>0.86664</text:p>
          </table:table-cell>
          <table:table-cell office:value-type="float" office:value="0.13336" calcext:value-type="float">
            <text:p>0.133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5397" calcext:value-type="float">
            <text:p>1.453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300000000000" calcext:value-type="float">
            <text:p>2.05E+15</text:p>
          </table:table-cell>
          <table:table-cell office:value-type="float" office:value="7.8064E+035" calcext:value-type="float">
            <text:p>7.81E+35</text:p>
          </table:table-cell>
          <table:table-cell office:value-type="float" office:value="0.97247" calcext:value-type="float">
            <text:p>0.97247</text:p>
          </table:table-cell>
          <table:table-cell office:value-type="float" office:value="0.13126" calcext:value-type="float">
            <text:p>0.13126</text:p>
          </table:table-cell>
          <table:table-cell office:value-type="float" office:value="0" calcext:value-type="float">
            <text:p>0</text:p>
          </table:table-cell>
          <table:table-cell office:value-type="float" office:value="0.86874" calcext:value-type="float">
            <text:p>0.86874</text:p>
          </table:table-cell>
          <table:table-cell office:value-type="float" office:value="0.13126" calcext:value-type="float">
            <text:p>0.131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4758" calcext:value-type="float">
            <text:p>1.447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04E+015" calcext:value-type="float">
            <text:p>2.01E+15</text:p>
          </table:table-cell>
          <table:table-cell office:value-type="float" office:value="7.4854E+035" calcext:value-type="float">
            <text:p>7.49E+35</text:p>
          </table:table-cell>
          <table:table-cell office:value-type="float" office:value="0.96076" calcext:value-type="float">
            <text:p>0.96076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0" calcext:value-type="float">
            <text:p>0</text:p>
          </table:table-cell>
          <table:table-cell office:value-type="float" office:value="0.87085" calcext:value-type="float">
            <text:p>0.87085</text:p>
          </table:table-cell>
          <table:table-cell office:value-type="float" office:value="0.12915" calcext:value-type="float">
            <text:p>0.129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4119" calcext:value-type="float">
            <text:p>1.441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700000000000" calcext:value-type="float">
            <text:p>1.98E+15</text:p>
          </table:table-cell>
          <table:table-cell office:value-type="float" office:value="7.1732E+035" calcext:value-type="float">
            <text:p>7.17E+35</text:p>
          </table:table-cell>
          <table:table-cell office:value-type="float" office:value="0.94895" calcext:value-type="float">
            <text:p>0.94895</text:p>
          </table:table-cell>
          <table:table-cell office:value-type="float" office:value="0.12704" calcext:value-type="float">
            <text:p>0.12704</text:p>
          </table:table-cell>
          <table:table-cell office:value-type="float" office:value="0" calcext:value-type="float">
            <text:p>0</text:p>
          </table:table-cell>
          <table:table-cell office:value-type="float" office:value="0.87296" calcext:value-type="float">
            <text:p>0.87296</text:p>
          </table:table-cell>
          <table:table-cell office:value-type="float" office:value="0.12704" calcext:value-type="float">
            <text:p>0.127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348" calcext:value-type="float">
            <text:p>1.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200000000000" calcext:value-type="float">
            <text:p>1.94E+15</text:p>
          </table:table-cell>
          <table:table-cell office:value-type="float" office:value="6.8698E+035" calcext:value-type="float">
            <text:p>6.87E+35</text:p>
          </table:table-cell>
          <table:table-cell office:value-type="float" office:value="0.93706" calcext:value-type="float">
            <text:p>0.93706</text:p>
          </table:table-cell>
          <table:table-cell office:value-type="float" office:value="0.12492" calcext:value-type="float">
            <text:p>0.12492</text:p>
          </table:table-cell>
          <table:table-cell office:value-type="float" office:value="0" calcext:value-type="float">
            <text:p>0</text:p>
          </table:table-cell>
          <table:table-cell office:value-type="float" office:value="0.87508" calcext:value-type="float">
            <text:p>0.87508</text:p>
          </table:table-cell>
          <table:table-cell office:value-type="float" office:value="0.12492" calcext:value-type="float">
            <text:p>0.124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2841" calcext:value-type="float">
            <text:p>1.42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800000000000" calcext:value-type="float">
            <text:p>1.91E+15</text:p>
          </table:table-cell>
          <table:table-cell office:value-type="float" office:value="6.5749E+035" calcext:value-type="float">
            <text:p>6.57E+35</text:p>
          </table:table-cell>
          <table:table-cell office:value-type="float" office:value="0.92507" calcext:value-type="float">
            <text:p>0.92507</text:p>
          </table:table-cell>
          <table:table-cell office:value-type="float" office:value="0.1228" calcext:value-type="float">
            <text:p>0.1228</text:p>
          </table:table-cell>
          <table:table-cell office:value-type="float" office:value="0" calcext:value-type="float">
            <text:p>0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1228" calcext:value-type="float">
            <text:p>0.1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2202" calcext:value-type="float">
            <text:p>1.42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500000000000" calcext:value-type="float">
            <text:p>1.87E+15</text:p>
          </table:table-cell>
          <table:table-cell office:value-type="float" office:value="6.2885E+035" calcext:value-type="float">
            <text:p>6.29E+35</text:p>
          </table:table-cell>
          <table:table-cell office:value-type="float" office:value="0.913" calcext:value-type="float">
            <text:p>0.913</text:p>
          </table:table-cell>
          <table:table-cell office:value-type="float" office:value="0.12067" calcext:value-type="float">
            <text:p>0.12067</text:p>
          </table:table-cell>
          <table:table-cell office:value-type="float" office:value="0" calcext:value-type="float">
            <text:p>0</text:p>
          </table:table-cell>
          <table:table-cell office:value-type="float" office:value="0.87933" calcext:value-type="float">
            <text:p>0.87933</text:p>
          </table:table-cell>
          <table:table-cell office:value-type="float" office:value="0.12067" calcext:value-type="float">
            <text:p>0.120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1563" calcext:value-type="float">
            <text:p>1.415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500000000000" calcext:value-type="float">
            <text:p>1.84E+15</text:p>
          </table:table-cell>
          <table:table-cell office:value-type="float" office:value="6.0105E+035" calcext:value-type="float">
            <text:p>6.01E+35</text:p>
          </table:table-cell>
          <table:table-cell office:value-type="float" office:value="0.90083" calcext:value-type="float">
            <text:p>0.90083</text:p>
          </table:table-cell>
          <table:table-cell office:value-type="float" office:value="0.11854" calcext:value-type="float">
            <text:p>0.11854</text:p>
          </table:table-cell>
          <table:table-cell office:value-type="float" office:value="0" calcext:value-type="float">
            <text:p>0</text:p>
          </table:table-cell>
          <table:table-cell office:value-type="float" office:value="0.88146" calcext:value-type="float">
            <text:p>0.88146</text:p>
          </table:table-cell>
          <table:table-cell office:value-type="float" office:value="0.11854" calcext:value-type="float">
            <text:p>0.118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0924" calcext:value-type="float">
            <text:p>1.409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500000000000" calcext:value-type="float">
            <text:p>1.80E+15</text:p>
          </table:table-cell>
          <table:table-cell office:value-type="float" office:value="5.7407E+035" calcext:value-type="float">
            <text:p>5.74E+35</text:p>
          </table:table-cell>
          <table:table-cell office:value-type="float" office:value="0.88857" calcext:value-type="float">
            <text:p>0.88857</text:p>
          </table:table-cell>
          <table:table-cell office:value-type="float" office:value="0.1164" calcext:value-type="float">
            <text:p>0.1164</text:p>
          </table:table-cell>
          <table:table-cell office:value-type="float" office:value="0" calcext:value-type="float">
            <text:p>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1164" calcext:value-type="float">
            <text:p>0.11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40285" calcext:value-type="float">
            <text:p>1.402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800000000000" calcext:value-type="float">
            <text:p>1.77E+15</text:p>
          </table:table-cell>
          <table:table-cell office:value-type="float" office:value="5.479E+035" calcext:value-type="float">
            <text:p>5.48E+35</text:p>
          </table:table-cell>
          <table:table-cell office:value-type="float" office:value="0.87621" calcext:value-type="float">
            <text:p>0.87621</text:p>
          </table:table-cell>
          <table:table-cell office:value-type="float" office:value="0.11426" calcext:value-type="float">
            <text:p>0.11426</text:p>
          </table:table-cell>
          <table:table-cell office:value-type="float" office:value="0" calcext:value-type="float">
            <text:p>0</text:p>
          </table:table-cell>
          <table:table-cell office:value-type="float" office:value="0.88574" calcext:value-type="float">
            <text:p>0.88574</text:p>
          </table:table-cell>
          <table:table-cell office:value-type="float" office:value="0.11426" calcext:value-type="float">
            <text:p>0.114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9646" calcext:value-type="float">
            <text:p>1.396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200000000000" calcext:value-type="float">
            <text:p>1.74E+15</text:p>
          </table:table-cell>
          <table:table-cell office:value-type="float" office:value="5.2253E+035" calcext:value-type="float">
            <text:p>5.23E+35</text:p>
          </table:table-cell>
          <table:table-cell office:value-type="float" office:value="0.86377" calcext:value-type="float">
            <text:p>0.86377</text:p>
          </table:table-cell>
          <table:table-cell office:value-type="float" office:value="0.11212" calcext:value-type="float">
            <text:p>0.11212</text:p>
          </table:table-cell>
          <table:table-cell office:value-type="float" office:value="0" calcext:value-type="float">
            <text:p>0</text:p>
          </table:table-cell>
          <table:table-cell office:value-type="float" office:value="0.88788" calcext:value-type="float">
            <text:p>0.88788</text:p>
          </table:table-cell>
          <table:table-cell office:value-type="float" office:value="0.11212" calcext:value-type="float">
            <text:p>0.112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9007" calcext:value-type="float">
            <text:p>1.390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700000000000" calcext:value-type="float">
            <text:p>1.70E+15</text:p>
          </table:table-cell>
          <table:table-cell office:value-type="float" office:value="4.9794E+035" calcext:value-type="float">
            <text:p>4.98E+35</text:p>
          </table:table-cell>
          <table:table-cell office:value-type="float" office:value="0.85123" calcext:value-type="float">
            <text:p>0.85123</text:p>
          </table:table-cell>
          <table:table-cell office:value-type="float" office:value="0.10997" calcext:value-type="float">
            <text:p>0.10997</text:p>
          </table:table-cell>
          <table:table-cell office:value-type="float" office:value="0" calcext:value-type="float">
            <text:p>0</text:p>
          </table:table-cell>
          <table:table-cell office:value-type="float" office:value="0.89003" calcext:value-type="float">
            <text:p>0.89003</text:p>
          </table:table-cell>
          <table:table-cell office:value-type="float" office:value="0.10997" calcext:value-type="float">
            <text:p>0.10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8368" calcext:value-type="float">
            <text:p>1.383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400000000000" calcext:value-type="float">
            <text:p>1.67E+15</text:p>
          </table:table-cell>
          <table:table-cell office:value-type="float" office:value="4.7413E+035" calcext:value-type="float">
            <text:p>4.74E+35</text:p>
          </table:table-cell>
          <table:table-cell office:value-type="float" office:value="0.83859" calcext:value-type="float">
            <text:p>0.83859</text:p>
          </table:table-cell>
          <table:table-cell office:value-type="float" office:value="0.10782" calcext:value-type="float">
            <text:p>0.10782</text:p>
          </table:table-cell>
          <table:table-cell office:value-type="float" office:value="0" calcext:value-type="float">
            <text:p>0</text:p>
          </table:table-cell>
          <table:table-cell office:value-type="float" office:value="0.89218" calcext:value-type="float">
            <text:p>0.89218</text:p>
          </table:table-cell>
          <table:table-cell office:value-type="float" office:value="0.10782" calcext:value-type="float">
            <text:p>0.107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7729" calcext:value-type="float">
            <text:p>1.377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200000000000" calcext:value-type="float">
            <text:p>1.64E+15</text:p>
          </table:table-cell>
          <table:table-cell office:value-type="float" office:value="4.5107E+035" calcext:value-type="float">
            <text:p>4.51E+35</text:p>
          </table:table-cell>
          <table:table-cell office:value-type="float" office:value="0.82586" calcext:value-type="float">
            <text:p>0.82586</text:p>
          </table:table-cell>
          <table:table-cell office:value-type="float" office:value="0.10567" calcext:value-type="float">
            <text:p>0.10567</text:p>
          </table:table-cell>
          <table:table-cell office:value-type="float" office:value="0" calcext:value-type="float">
            <text:p>0</text:p>
          </table:table-cell>
          <table:table-cell office:value-type="float" office:value="0.89433" calcext:value-type="float">
            <text:p>0.89433</text:p>
          </table:table-cell>
          <table:table-cell office:value-type="float" office:value="0.10567" calcext:value-type="float">
            <text:p>0.105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709" calcext:value-type="float">
            <text:p>1.37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00000000000" calcext:value-type="float">
            <text:p>1.60E+15</text:p>
          </table:table-cell>
          <table:table-cell office:value-type="float" office:value="4.2876E+035" calcext:value-type="float">
            <text:p>4.29E+35</text:p>
          </table:table-cell>
          <table:table-cell office:value-type="float" office:value="0.81303" calcext:value-type="float">
            <text:p>0.81303</text:p>
          </table:table-cell>
          <table:table-cell office:value-type="float" office:value="0.10351" calcext:value-type="float">
            <text:p>0.10351</text:p>
          </table:table-cell>
          <table:table-cell office:value-type="float" office:value="0" calcext:value-type="float">
            <text:p>0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0.10351" calcext:value-type="float">
            <text:p>0.10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6451" calcext:value-type="float">
            <text:p>1.364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300000000000" calcext:value-type="float">
            <text:p>1.57E+15</text:p>
          </table:table-cell>
          <table:table-cell office:value-type="float" office:value="4.0719E+035" calcext:value-type="float">
            <text:p>4.07E+35</text:p>
          </table:table-cell>
          <table:table-cell office:value-type="float" office:value="0.80011" calcext:value-type="float">
            <text:p>0.80011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0" calcext:value-type="float">
            <text:p>0</text:p>
          </table:table-cell>
          <table:table-cell office:value-type="float" office:value="0.89864" calcext:value-type="float">
            <text:p>0.89864</text:p>
          </table:table-cell>
          <table:table-cell office:value-type="float" office:value="0.10136" calcext:value-type="float">
            <text:p>0.101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5812" calcext:value-type="float">
            <text:p>1.35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86E+015" calcext:value-type="float">
            <text:p>1.54E+15</text:p>
          </table:table-cell>
          <table:table-cell office:value-type="float" office:value="3.8634E+035" calcext:value-type="float">
            <text:p>3.86E+35</text:p>
          </table:table-cell>
          <table:table-cell office:value-type="float" office:value="0.78709" calcext:value-type="float">
            <text:p>0.78709</text:p>
          </table:table-cell>
          <table:table-cell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0992" calcext:value-type="float">
            <text:p>0.09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5173" calcext:value-type="float">
            <text:p>1.351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900000000000" calcext:value-type="float">
            <text:p>1.51E+15</text:p>
          </table:table-cell>
          <table:table-cell office:value-type="float" office:value="3.662E+035" calcext:value-type="float">
            <text:p>3.66E+35</text:p>
          </table:table-cell>
          <table:table-cell office:value-type="float" office:value="0.77397" calcext:value-type="float">
            <text:p>0.77397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" calcext:value-type="float">
            <text:p>0</text:p>
          </table:table-cell>
          <table:table-cell office:value-type="float" office:value="0.90295" calcext:value-type="float">
            <text:p>0.90295</text:p>
          </table:table-cell>
          <table:table-cell office:value-type="float" office:value="0.09705" calcext:value-type="float">
            <text:p>0.097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4534" calcext:value-type="float">
            <text:p>1.345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400000000000" calcext:value-type="float">
            <text:p>1.47E+15</text:p>
          </table:table-cell>
          <table:table-cell office:value-type="float" office:value="3.4676E+035" calcext:value-type="float">
            <text:p>3.47E+35</text:p>
          </table:table-cell>
          <table:table-cell office:value-type="float" office:value="0.76075" calcext:value-type="float">
            <text:p>0.7607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" calcext:value-type="float">
            <text:p>0</text:p>
          </table:table-cell>
          <table:table-cell office:value-type="float" office:value="0.90511" calcext:value-type="float">
            <text:p>0.90511</text:p>
          </table:table-cell>
          <table:table-cell office:value-type="float" office:value="0.09489" calcext:value-type="float">
            <text:p>0.094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3895" calcext:value-type="float">
            <text:p>1.338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100000000000" calcext:value-type="float">
            <text:p>1.44E+15</text:p>
          </table:table-cell>
          <table:table-cell office:value-type="float" office:value="3.28E+035" calcext:value-type="float">
            <text:p>3.28E+35</text:p>
          </table:table-cell>
          <table:table-cell office:value-type="float" office:value="0.74743" calcext:value-type="float">
            <text:p>0.74743</text:p>
          </table:table-cell>
          <table:table-cell office:value-type="float" office:value="0.09274" calcext:value-type="float">
            <text:p>0.09274</text:p>
          </table:table-cell>
          <table:table-cell office:value-type="float" office:value="0" calcext:value-type="float">
            <text:p>0</text:p>
          </table:table-cell>
          <table:table-cell office:value-type="float" office:value="0.90726" calcext:value-type="float">
            <text:p>0.90726</text:p>
          </table:table-cell>
          <table:table-cell office:value-type="float" office:value="0.09274" calcext:value-type="float">
            <text:p>0.092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3256" calcext:value-type="float">
            <text:p>1.332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800000000000" calcext:value-type="float">
            <text:p>1.41E+15</text:p>
          </table:table-cell>
          <table:table-cell office:value-type="float" office:value="3.0992E+035" calcext:value-type="float">
            <text:p>3.10E+35</text:p>
          </table:table-cell>
          <table:table-cell office:value-type="float" office:value="0.734" calcext:value-type="float">
            <text:p>0.734</text:p>
          </table:table-cell>
          <table:table-cell office:value-type="float" office:value="0.09058" calcext:value-type="float">
            <text:p>0.09058</text:p>
          </table:table-cell>
          <table:table-cell office:value-type="float" office:value="0" calcext:value-type="float">
            <text:p>0</text:p>
          </table:table-cell>
          <table:table-cell office:value-type="float" office:value="0.90942" calcext:value-type="float">
            <text:p>0.90942</text:p>
          </table:table-cell>
          <table:table-cell office:value-type="float" office:value="0.09058" calcext:value-type="float">
            <text:p>0.090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2617" calcext:value-type="float">
            <text:p>1.326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700000000000" calcext:value-type="float">
            <text:p>1.38E+15</text:p>
          </table:table-cell>
          <table:table-cell office:value-type="float" office:value="2.925E+035" calcext:value-type="float">
            <text:p>2.93E+35</text:p>
          </table:table-cell>
          <table:table-cell office:value-type="float" office:value="0.72048" calcext:value-type="float">
            <text:p>0.72048</text:p>
          </table:table-cell>
          <table:table-cell office:value-type="float" office:value="0.08843" calcext:value-type="float">
            <text:p>0.08843</text:p>
          </table:table-cell>
          <table:table-cell office:value-type="float" office:value="0" calcext:value-type="float">
            <text:p>0</text:p>
          </table:table-cell>
          <table:table-cell office:value-type="float" office:value="0.91157" calcext:value-type="float">
            <text:p>0.91157</text:p>
          </table:table-cell>
          <table:table-cell office:value-type="float" office:value="0.08843" calcext:value-type="float">
            <text:p>0.088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1978" calcext:value-type="float">
            <text:p>1.319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700000000000" calcext:value-type="float">
            <text:p>1.34E+15</text:p>
          </table:table-cell>
          <table:table-cell office:value-type="float" office:value="2.7573E+035" calcext:value-type="float">
            <text:p>2.76E+35</text:p>
          </table:table-cell>
          <table:table-cell office:value-type="float" office:value="0.70685" calcext:value-type="float">
            <text:p>0.70685</text:p>
          </table:table-cell>
          <table:table-cell office:value-type="float" office:value="0.08629" calcext:value-type="float">
            <text:p>0.08629</text:p>
          </table:table-cell>
          <table:table-cell office:value-type="float" office:value="0" calcext:value-type="float">
            <text:p>0</text:p>
          </table:table-cell>
          <table:table-cell office:value-type="float" office:value="0.91371" calcext:value-type="float">
            <text:p>0.91371</text:p>
          </table:table-cell>
          <table:table-cell office:value-type="float" office:value="0.08629" calcext:value-type="float">
            <text:p>0.086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1339" calcext:value-type="float">
            <text:p>1.31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800000000000" calcext:value-type="float">
            <text:p>1.31E+15</text:p>
          </table:table-cell>
          <table:table-cell office:value-type="float" office:value="2.596E+035" calcext:value-type="float">
            <text:p>2.60E+35</text:p>
          </table:table-cell>
          <table:table-cell office:value-type="float" office:value="0.69312" calcext:value-type="float">
            <text:p>0.69312</text:p>
          </table:table-cell>
          <table:table-cell office:value-type="float" office:value="0.08414" calcext:value-type="float">
            <text:p>0.08414</text:p>
          </table:table-cell>
          <table:table-cell office:value-type="float" office:value="0" calcext:value-type="float">
            <text:p>0</text:p>
          </table:table-cell>
          <table:table-cell office:value-type="float" office:value="0.91586" calcext:value-type="float">
            <text:p>0.91586</text:p>
          </table:table-cell>
          <table:table-cell office:value-type="float" office:value="0.08414" calcext:value-type="float">
            <text:p>0.084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07" calcext:value-type="float">
            <text:p>1.3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1E+015" calcext:value-type="float">
            <text:p>1.28E+15</text:p>
          </table:table-cell>
          <table:table-cell office:value-type="float" office:value="2.4409E+035" calcext:value-type="float">
            <text:p>2.44E+35</text:p>
          </table:table-cell>
          <table:table-cell office:value-type="float" office:value="0.67929" calcext:value-type="float">
            <text:p>0.67929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.918</text:p>
          </table:table-cell>
          <table:table-cell office:value-type="float" office:value="0.082" calcext:value-type="float">
            <text:p>0.0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30061" calcext:value-type="float">
            <text:p>1.300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300000000000" calcext:value-type="float">
            <text:p>1.25E+15</text:p>
          </table:table-cell>
          <table:table-cell office:value-type="float" office:value="2.2919E+035" calcext:value-type="float">
            <text:p>2.29E+35</text:p>
          </table:table-cell>
          <table:table-cell office:value-type="float" office:value="0.66534" calcext:value-type="float">
            <text:p>0.66534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" calcext:value-type="float">
            <text:p>0</text:p>
          </table:table-cell>
          <table:table-cell office:value-type="float" office:value="0.92013" calcext:value-type="float">
            <text:p>0.92013</text:p>
          </table:table-cell>
          <table:table-cell office:value-type="float" office:value="0.07987" calcext:value-type="float">
            <text:p>0.079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9422" calcext:value-type="float">
            <text:p>1.29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700000000000" calcext:value-type="float">
            <text:p>1.22E+15</text:p>
          </table:table-cell>
          <table:table-cell office:value-type="float" office:value="2.149E+035" calcext:value-type="float">
            <text:p>2.15E+35</text:p>
          </table:table-cell>
          <table:table-cell office:value-type="float" office:value="0.65129" calcext:value-type="float">
            <text:p>0.65129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0" calcext:value-type="float">
            <text:p>0</text:p>
          </table:table-cell>
          <table:table-cell office:value-type="float" office:value="0.92226" calcext:value-type="float">
            <text:p>0.92226</text:p>
          </table:table-cell>
          <table:table-cell office:value-type="float" office:value="0.07774" calcext:value-type="float">
            <text:p>0.077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8783" calcext:value-type="float">
            <text:p>1.287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200000000000" calcext:value-type="float">
            <text:p>1.19E+15</text:p>
          </table:table-cell>
          <table:table-cell office:value-type="float" office:value="2.012E+035" calcext:value-type="float">
            <text:p>2.01E+35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" calcext:value-type="float">
            <text:p>0</text:p>
          </table:table-cell>
          <table:table-cell office:value-type="float" office:value="0.92438" calcext:value-type="float">
            <text:p>0.92438</text:p>
          </table:table-cell>
          <table:table-cell office:value-type="float" office:value="0.07562" calcext:value-type="float">
            <text:p>0.075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8144" calcext:value-type="float">
            <text:p>1.28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800000000000" calcext:value-type="float">
            <text:p>1.15E+15</text:p>
          </table:table-cell>
          <table:table-cell office:value-type="float" office:value="1.8807E+035" calcext:value-type="float">
            <text:p>1.88E+35</text:p>
          </table:table-cell>
          <table:table-cell office:value-type="float" office:value="0.62287" calcext:value-type="float">
            <text:p>0.62287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" calcext:value-type="float">
            <text:p>0</text:p>
          </table:table-cell>
          <table:table-cell office:value-type="float" office:value="0.92649" calcext:value-type="float">
            <text:p>0.92649</text:p>
          </table:table-cell>
          <table:table-cell office:value-type="float" office:value="0.07351" calcext:value-type="float">
            <text:p>0.073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7505" calcext:value-type="float">
            <text:p>1.275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500000000000" calcext:value-type="float">
            <text:p>1.12E+15</text:p>
          </table:table-cell>
          <table:table-cell office:value-type="float" office:value="1.7551E+035" calcext:value-type="float">
            <text:p>1.76E+35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6866" calcext:value-type="float">
            <text:p>1.268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200000000000" calcext:value-type="float">
            <text:p>1.09E+15</text:p>
          </table:table-cell>
          <table:table-cell office:value-type="float" office:value="1.635E+035" calcext:value-type="float">
            <text:p>1.64E+35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" calcext:value-type="float">
            <text:p>0</text:p>
          </table:table-cell>
          <table:table-cell office:value-type="float" office:value="0.93069" calcext:value-type="float">
            <text:p>0.93069</text:p>
          </table:table-cell>
          <table:table-cell office:value-type="float" office:value="0.06931" calcext:value-type="float">
            <text:p>0.069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6227" calcext:value-type="float">
            <text:p>1.262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11E+015" calcext:value-type="float">
            <text:p>1.06E+15</text:p>
          </table:table-cell>
          <table:table-cell office:value-type="float" office:value="1.5204E+035" calcext:value-type="float">
            <text:p>1.52E+35</text:p>
          </table:table-cell>
          <table:table-cell office:value-type="float" office:value="0.57942" calcext:value-type="float">
            <text:p>0.57942</text:p>
          </table:table-cell>
          <table:table-cell office:value-type="float" office:value="0.06722" calcext:value-type="float">
            <text:p>0.06722</text:p>
          </table:table-cell>
          <table:table-cell office:value-type="float" office:value="0" calcext:value-type="float">
            <text:p>0</text:p>
          </table:table-cell>
          <table:table-cell office:value-type="float" office:value="0.93278" calcext:value-type="float">
            <text:p>0.93278</text:p>
          </table:table-cell>
          <table:table-cell office:value-type="float" office:value="0.06722" calcext:value-type="float">
            <text:p>0.067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5589" calcext:value-type="float">
            <text:p>1.255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000000000000" calcext:value-type="float">
            <text:p>1.03E+15</text:p>
          </table:table-cell>
          <table:table-cell office:value-type="float" office:value="1.411E+035" calcext:value-type="float">
            <text:p>1.41E+35</text:p>
          </table:table-cell>
          <table:table-cell office:value-type="float" office:value="0.56472" calcext:value-type="float">
            <text:p>0.56472</text:p>
          </table:table-cell>
          <table:table-cell office:value-type="float" office:value="0.06515" calcext:value-type="float">
            <text:p>0.06515</text:p>
          </table:table-cell>
          <table:table-cell office:value-type="float" office:value="0" calcext:value-type="float">
            <text:p>0</text:p>
          </table:table-cell>
          <table:table-cell office:value-type="float" office:value="0.93485" calcext:value-type="float">
            <text:p>0.93485</text:p>
          </table:table-cell>
          <table:table-cell office:value-type="float" office:value="0.06515" calcext:value-type="float">
            <text:p>0.065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495" calcext:value-type="float">
            <text:p>1.2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040000000000" calcext:value-type="float">
            <text:p>9.99E+14</text:p>
          </table:table-cell>
          <table:table-cell office:value-type="float" office:value="1.3068E+035" calcext:value-type="float">
            <text:p>1.31E+35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06308" calcext:value-type="float">
            <text:p>0.06308</text:p>
          </table:table-cell>
          <table:table-cell office:value-type="float" office:value="0" calcext:value-type="float">
            <text:p>0</text:p>
          </table:table-cell>
          <table:table-cell office:value-type="float" office:value="0.93692" calcext:value-type="float">
            <text:p>0.93692</text:p>
          </table:table-cell>
          <table:table-cell office:value-type="float" office:value="0.06308" calcext:value-type="float">
            <text:p>0.063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4311" calcext:value-type="float">
            <text:p>1.243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130000000000" calcext:value-type="float">
            <text:p>9.68E+14</text:p>
          </table:table-cell>
          <table:table-cell office:value-type="float" office:value="1.2077E+035" calcext:value-type="float">
            <text:p>1.21E+35</text:p>
          </table:table-cell>
          <table:table-cell office:value-type="float" office:value="0.53497" calcext:value-type="float">
            <text:p>0.53497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" calcext:value-type="float">
            <text:p>0</text:p>
          </table:table-cell>
          <table:table-cell office:value-type="float" office:value="0.93897" calcext:value-type="float">
            <text:p>0.93897</text:p>
          </table:table-cell>
          <table:table-cell office:value-type="float" office:value="0.06103" calcext:value-type="float">
            <text:p>0.061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3672" calcext:value-type="float">
            <text:p>1.236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280000000000" calcext:value-type="float">
            <text:p>9.37E+14</text:p>
          </table:table-cell>
          <table:table-cell office:value-type="float" office:value="1.1135E+035" calcext:value-type="float">
            <text:p>1.11E+35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0.941" calcext:value-type="float">
            <text:p>0.941</text:p>
          </table:table-cell>
          <table:table-cell office:value-type="float" office:value="0.059" calcext:value-type="float">
            <text:p>0.0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3033" calcext:value-type="float">
            <text:p>1.230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500000000000" calcext:value-type="float">
            <text:p>9.07E+14</text:p>
          </table:table-cell>
          <table:table-cell office:value-type="float" office:value="1.0242E+035" calcext:value-type="float">
            <text:p>1.02E+35</text:p>
          </table:table-cell>
          <table:table-cell office:value-type="float" office:value="0.50478" calcext:value-type="float">
            <text:p>0.50478</text:p>
          </table:table-cell>
          <table:table-cell office:value-type="float" office:value="0.05697" calcext:value-type="float">
            <text:p>0.05697</text:p>
          </table:table-cell>
          <table:table-cell office:value-type="float" office:value="0" calcext:value-type="float">
            <text:p>0</text:p>
          </table:table-cell>
          <table:table-cell office:value-type="float" office:value="0.94303" calcext:value-type="float">
            <text:p>0.94303</text:p>
          </table:table-cell>
          <table:table-cell office:value-type="float" office:value="0.05697" calcext:value-type="float">
            <text:p>0.056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2394" calcext:value-type="float">
            <text:p>1.223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790000000000" calcext:value-type="float">
            <text:p>8.76E+14</text:p>
          </table:table-cell>
          <table:table-cell office:value-type="float" office:value="9.3959E+034" calcext:value-type="float">
            <text:p>9.40E+34</text:p>
          </table:table-cell>
          <table:table-cell office:value-type="float" office:value="0.48952" calcext:value-type="float">
            <text:p>0.48952</text:p>
          </table:table-cell>
          <table:table-cell office:value-type="float" office:value="0.05497" calcext:value-type="float">
            <text:p>0.05497</text:p>
          </table:table-cell>
          <table:table-cell office:value-type="float" office:value="0" calcext:value-type="float">
            <text:p>0</text:p>
          </table:table-cell>
          <table:table-cell office:value-type="float" office:value="0.94503" calcext:value-type="float">
            <text:p>0.94503</text:p>
          </table:table-cell>
          <table:table-cell office:value-type="float" office:value="0.05497" calcext:value-type="float">
            <text:p>0.054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1755" calcext:value-type="float">
            <text:p>1.217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150000000000" calcext:value-type="float">
            <text:p>8.45E+14</text:p>
          </table:table-cell>
          <table:table-cell office:value-type="float" office:value="8.5956E+034" calcext:value-type="float">
            <text:p>8.60E+34</text:p>
          </table:table-cell>
          <table:table-cell office:value-type="float" office:value="0.47414" calcext:value-type="float">
            <text:p>0.47414</text:p>
          </table:table-cell>
          <table:table-cell office:value-type="float" office:value="0.05298" calcext:value-type="float">
            <text:p>0.05298</text:p>
          </table:table-cell>
          <table:table-cell office:value-type="float" office:value="0" calcext:value-type="float">
            <text:p>0</text:p>
          </table:table-cell>
          <table:table-cell office:value-type="float" office:value="0.94702" calcext:value-type="float">
            <text:p>0.94702</text:p>
          </table:table-cell>
          <table:table-cell office:value-type="float" office:value="0.05298" calcext:value-type="float">
            <text:p>0.05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1116" calcext:value-type="float">
            <text:p>1.211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570000000000" calcext:value-type="float">
            <text:p>8.15E+14</text:p>
          </table:table-cell>
          <table:table-cell office:value-type="float" office:value="7.8399E+034" calcext:value-type="float">
            <text:p>7.84E+34</text:p>
          </table:table-cell>
          <table:table-cell office:value-type="float" office:value="0.45866" calcext:value-type="float">
            <text:p>0.45866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949" calcext:value-type="float">
            <text:p>0.949</text:p>
          </table:table-cell>
          <table:table-cell office:value-type="float" office:value="0.051" calcext:value-type="float">
            <text:p>0.0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20477" calcext:value-type="float">
            <text:p>1.204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140000000000" calcext:value-type="float">
            <text:p>7.84E+14</text:p>
          </table:table-cell>
          <table:table-cell office:value-type="float" office:value="7.1244E+034" calcext:value-type="float">
            <text:p>7.12E+34</text:p>
          </table:table-cell>
          <table:table-cell office:value-type="float" office:value="0.44311" calcext:value-type="float">
            <text:p>0.44311</text:p>
          </table:table-cell>
          <table:table-cell office:value-type="float" office:value="0.04883" calcext:value-type="float">
            <text:p>0.04883</text:p>
          </table:table-cell>
          <table:table-cell office:value-type="float" office:value="0" calcext:value-type="float">
            <text:p>0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04883" calcext:value-type="float">
            <text:p>0.048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9838" calcext:value-type="float">
            <text:p>1.198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830000000000" calcext:value-type="float">
            <text:p>7.54E+14</text:p>
          </table:table-cell>
          <table:table-cell office:value-type="float" office:value="6.4489E+034" calcext:value-type="float">
            <text:p>6.45E+34</text:p>
          </table:table-cell>
          <table:table-cell office:value-type="float" office:value="0.42749" calcext:value-type="float">
            <text:p>0.42749</text:p>
          </table:table-cell>
          <table:table-cell office:value-type="float" office:value="0.04652" calcext:value-type="float">
            <text:p>0.04652</text:p>
          </table:table-cell>
          <table:table-cell office:value-type="float" office:value="0" calcext:value-type="float">
            <text:p>0</text:p>
          </table:table-cell>
          <table:table-cell office:value-type="float" office:value="0.95348" calcext:value-type="float">
            <text:p>0.95348</text:p>
          </table:table-cell>
          <table:table-cell office:value-type="float" office:value="0.04652" calcext:value-type="float">
            <text:p>0.046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9199" calcext:value-type="float">
            <text:p>1.19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650000000000" calcext:value-type="float">
            <text:p>7.24E+14</text:p>
          </table:table-cell>
          <table:table-cell office:value-type="float" office:value="5.813E+034" calcext:value-type="float">
            <text:p>5.81E+34</text:p>
          </table:table-cell>
          <table:table-cell office:value-type="float" office:value="0.41179" calcext:value-type="float">
            <text:p>0.41179</text:p>
          </table:table-cell>
          <table:table-cell office:value-type="float" office:value="0.04411" calcext:value-type="float">
            <text:p>0.04411</text:p>
          </table:table-cell>
          <table:table-cell office:value-type="float" office:value="0" calcext:value-type="float">
            <text:p>0</text:p>
          </table:table-cell>
          <table:table-cell office:value-type="float" office:value="0.95589" calcext:value-type="float">
            <text:p>0.95589</text:p>
          </table:table-cell>
          <table:table-cell office:value-type="float" office:value="0.04411" calcext:value-type="float">
            <text:p>0.044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856" calcext:value-type="float">
            <text:p>1.18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600000000000" calcext:value-type="float">
            <text:p>6.94E+14</text:p>
          </table:table-cell>
          <table:table-cell office:value-type="float" office:value="5.216E+034" calcext:value-type="float">
            <text:p>5.22E+34</text:p>
          </table:table-cell>
          <table:table-cell office:value-type="float" office:value="0.39603" calcext:value-type="float">
            <text:p>0.39603</text:p>
          </table:table-cell>
          <table:table-cell office:value-type="float" office:value="0.04161" calcext:value-type="float">
            <text:p>0.04161</text:p>
          </table:table-cell>
          <table:table-cell office:value-type="float" office:value="0" calcext:value-type="float">
            <text:p>0</text:p>
          </table:table-cell>
          <table:table-cell office:value-type="float" office:value="0.95839" calcext:value-type="float">
            <text:p>0.95839</text:p>
          </table:table-cell>
          <table:table-cell office:value-type="float" office:value="0.04161" calcext:value-type="float">
            <text:p>0.041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7921" calcext:value-type="float">
            <text:p>1.179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680000000000" calcext:value-type="float">
            <text:p>6.64E+14</text:p>
          </table:table-cell>
          <table:table-cell office:value-type="float" office:value="4.6572E+034" calcext:value-type="float">
            <text:p>4.66E+34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03906" calcext:value-type="float">
            <text:p>0.03906</text:p>
          </table:table-cell>
          <table:table-cell office:value-type="float" office:value="0" calcext:value-type="float">
            <text:p>0</text:p>
          </table:table-cell>
          <table:table-cell office:value-type="float" office:value="0.96094" calcext:value-type="float">
            <text:p>0.96094</text:p>
          </table:table-cell>
          <table:table-cell office:value-type="float" office:value="0.03906" calcext:value-type="float">
            <text:p>0.039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7282" calcext:value-type="float">
            <text:p>1.172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910000000000" calcext:value-type="float">
            <text:p>6.34E+14</text:p>
          </table:table-cell>
          <table:table-cell office:value-type="float" office:value="4.1358E+034" calcext:value-type="float">
            <text:p>4.14E+34</text:p>
          </table:table-cell>
          <table:table-cell office:value-type="float" office:value="0.36431" calcext:value-type="float">
            <text:p>0.36431</text:p>
          </table:table-cell>
          <table:table-cell office:value-type="float" office:value="0.03649" calcext:value-type="float">
            <text:p>0.03649</text:p>
          </table:table-cell>
          <table:table-cell office:value-type="float" office:value="0" calcext:value-type="float">
            <text:p>0</text:p>
          </table:table-cell>
          <table:table-cell office:value-type="float" office:value="0.96351" calcext:value-type="float">
            <text:p>0.96351</text:p>
          </table:table-cell>
          <table:table-cell office:value-type="float" office:value="0.03649" calcext:value-type="float">
            <text:p>0.036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6643" calcext:value-type="float">
            <text:p>1.166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270000000000" calcext:value-type="float">
            <text:p>6.04E+14</text:p>
          </table:table-cell>
          <table:table-cell office:value-type="float" office:value="3.6511E+034" calcext:value-type="float">
            <text:p>3.65E+34</text:p>
          </table:table-cell>
          <table:table-cell office:value-type="float" office:value="0.34837" calcext:value-type="float">
            <text:p>0.34837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" calcext:value-type="float">
            <text:p>0</text:p>
          </table:table-cell>
          <table:table-cell office:value-type="float" office:value="0.96608" calcext:value-type="float">
            <text:p>0.96608</text:p>
          </table:table-cell>
          <table:table-cell office:value-type="float" office:value="0.03392" calcext:value-type="float">
            <text:p>0.033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6004" calcext:value-type="float">
            <text:p>1.16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780000000000" calcext:value-type="float">
            <text:p>5.75E+14</text:p>
          </table:table-cell>
          <table:table-cell office:value-type="float" office:value="3.2022E+034" calcext:value-type="float">
            <text:p>3.20E+34</text:p>
          </table:table-cell>
          <table:table-cell office:value-type="float" office:value="0.33237" calcext:value-type="float">
            <text:p>0.33237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" calcext:value-type="float">
            <text:p>0</text:p>
          </table:table-cell>
          <table:table-cell office:value-type="float" office:value="0.96862" calcext:value-type="float">
            <text:p>0.96862</text:p>
          </table:table-cell>
          <table:table-cell office:value-type="float" office:value="0.03138" calcext:value-type="float">
            <text:p>0.03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5365" calcext:value-type="float">
            <text:p>1.153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430000000000" calcext:value-type="float">
            <text:p>5.45E+14</text:p>
          </table:table-cell>
          <table:table-cell office:value-type="float" office:value="2.7884E+034" calcext:value-type="float">
            <text:p>2.79E+34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289" calcext:value-type="float">
            <text:p>0.0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4726" calcext:value-type="float">
            <text:p>1.147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230000000000" calcext:value-type="float">
            <text:p>5.16E+14</text:p>
          </table:table-cell>
          <table:table-cell office:value-type="float" office:value="2.4087E+034" calcext:value-type="float">
            <text:p>2.41E+34</text:p>
          </table:table-cell>
          <table:table-cell office:value-type="float" office:value="0.30025" calcext:value-type="float">
            <text:p>0.30025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0" calcext:value-type="float">
            <text:p>0</text:p>
          </table:table-cell>
          <table:table-cell office:value-type="float" office:value="0.97349" calcext:value-type="float">
            <text:p>0.97349</text:p>
          </table:table-cell>
          <table:table-cell office:value-type="float" office:value="0.02651" calcext:value-type="float">
            <text:p>0.026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4087" calcext:value-type="float">
            <text:p>1.140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180000000000" calcext:value-type="float">
            <text:p>4.87E+14</text:p>
          </table:table-cell>
          <table:table-cell office:value-type="float" office:value="2.0621E+034" calcext:value-type="float">
            <text:p>2.06E+34</text:p>
          </table:table-cell>
          <table:table-cell office:value-type="float" office:value="0.28412" calcext:value-type="float">
            <text:p>0.28412</text:p>
          </table:table-cell>
          <table:table-cell office:value-type="float" office:value="0.02422" calcext:value-type="float">
            <text:p>0.02422</text:p>
          </table:table-cell>
          <table:table-cell office:value-type="float" office:value="0" calcext:value-type="float">
            <text:p>0</text:p>
          </table:table-cell>
          <table:table-cell office:value-type="float" office:value="0.97578" calcext:value-type="float">
            <text:p>0.97578</text:p>
          </table:table-cell>
          <table:table-cell office:value-type="float" office:value="0.02422" calcext:value-type="float">
            <text:p>0.024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3448" calcext:value-type="float">
            <text:p>1.13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280000000000" calcext:value-type="float">
            <text:p>4.58E+14</text:p>
          </table:table-cell>
          <table:table-cell office:value-type="float" office:value="1.7475E+034" calcext:value-type="float">
            <text:p>1.75E+34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0.02205" calcext:value-type="float">
            <text:p>0.02205</text:p>
          </table:table-cell>
          <table:table-cell office:value-type="float" office:value="0" calcext:value-type="float">
            <text:p>0</text:p>
          </table:table-cell>
          <table:table-cell office:value-type="float" office:value="0.97795" calcext:value-type="float">
            <text:p>0.97795</text:p>
          </table:table-cell>
          <table:table-cell office:value-type="float" office:value="0.02205" calcext:value-type="float">
            <text:p>0.022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2809" calcext:value-type="float">
            <text:p>1.128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550000000000" calcext:value-type="float">
            <text:p>4.30E+14</text:p>
          </table:table-cell>
          <table:table-cell office:value-type="float" office:value="1.4637E+034" calcext:value-type="float">
            <text:p>1.46E+34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02001" calcext:value-type="float">
            <text:p>0.02001</text:p>
          </table:table-cell>
          <table:table-cell office:value-type="float" office:value="0" calcext:value-type="float">
            <text:p>0</text:p>
          </table:table-cell>
          <table:table-cell office:value-type="float" office:value="0.97999" calcext:value-type="float">
            <text:p>0.97999</text:p>
          </table:table-cell>
          <table:table-cell office:value-type="float" office:value="0.02001" calcext:value-type="float">
            <text:p>0.02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217" calcext:value-type="float">
            <text:p>1.1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990000000000" calcext:value-type="float">
            <text:p>4.01E+14</text:p>
          </table:table-cell>
          <table:table-cell office:value-type="float" office:value="1.2095E+034" calcext:value-type="float">
            <text:p>1.21E+34</text:p>
          </table:table-cell>
          <table:table-cell office:value-type="float" office:value="0.23561" calcext:value-type="float">
            <text:p>0.23561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" calcext:value-type="float">
            <text:p>0</text:p>
          </table:table-cell>
          <table:table-cell office:value-type="float" office:value="0.98189" calcext:value-type="float">
            <text:p>0.98189</text:p>
          </table:table-cell>
          <table:table-cell office:value-type="float" office:value="0.01811" calcext:value-type="float">
            <text:p>0.018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1531" calcext:value-type="float">
            <text:p>1.115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620000000000" calcext:value-type="float">
            <text:p>3.73E+14</text:p>
          </table:table-cell>
          <table:table-cell office:value-type="float" office:value="9.836E+033" calcext:value-type="float">
            <text:p>9.84E+33</text:p>
          </table:table-cell>
          <table:table-cell office:value-type="float" office:value="0.21944" calcext:value-type="float">
            <text:p>0.21944</text:p>
          </table:table-cell>
          <table:table-cell office:value-type="float" office:value="0.01634" calcext:value-type="float">
            <text:p>0.01634</text:p>
          </table:table-cell>
          <table:table-cell office:value-type="float" office:value="0" calcext:value-type="float">
            <text:p>0</text:p>
          </table:table-cell>
          <table:table-cell office:value-type="float" office:value="0.98366" calcext:value-type="float">
            <text:p>0.98366</text:p>
          </table:table-cell>
          <table:table-cell office:value-type="float" office:value="0.01634" calcext:value-type="float">
            <text:p>0.016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0892" calcext:value-type="float">
            <text:p>1.108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480000000000" calcext:value-type="float">
            <text:p>3.44E+14</text:p>
          </table:table-cell>
          <table:table-cell office:value-type="float" office:value="7.847E+033" calcext:value-type="float">
            <text:p>7.85E+33</text:p>
          </table:table-cell>
          <table:table-cell office:value-type="float" office:value="0.20329" calcext:value-type="float">
            <text:p>0.2032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" calcext:value-type="float">
            <text:p>0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0147" calcext:value-type="float">
            <text:p>0.01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0253" calcext:value-type="float">
            <text:p>1.1025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90000000000" calcext:value-type="float">
            <text:p>3.17E+14</text:p>
          </table:table-cell>
          <table:table-cell office:value-type="float" office:value="6.1147E+033" calcext:value-type="float">
            <text:p>6.11E+33</text:p>
          </table:table-cell>
          <table:table-cell office:value-type="float" office:value="0.18719" calcext:value-type="float">
            <text:p>0.18719</text:p>
          </table:table-cell>
          <table:table-cell office:value-type="float" office:value="0.0132" calcext:value-type="float">
            <text:p>0.0132</text:p>
          </table:table-cell>
          <table:table-cell office:value-type="float" office:value="0" calcext:value-type="float">
            <text:p>0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0132" calcext:value-type="float">
            <text:p>0.01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9614" calcext:value-type="float">
            <text:p>1.096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00000000000" calcext:value-type="float">
            <text:p>2.89E+14</text:p>
          </table:table-cell>
          <table:table-cell office:value-type="float" office:value="4.6254E+033" calcext:value-type="float">
            <text:p>4.63E+33</text:p>
          </table:table-cell>
          <table:table-cell office:value-type="float" office:value="0.17118" calcext:value-type="float">
            <text:p>0.17118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" calcext:value-type="float">
            <text:p>0</text:p>
          </table:table-cell>
          <table:table-cell office:value-type="float" office:value="0.98817" calcext:value-type="float">
            <text:p>0.98817</text:p>
          </table:table-cell>
          <table:table-cell office:value-type="float" office:value="0.01183" calcext:value-type="float">
            <text:p>0.01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8975" calcext:value-type="float">
            <text:p>1.089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70000000000" calcext:value-type="float">
            <text:p>2.62E+14</text:p>
          </table:table-cell>
          <table:table-cell office:value-type="float" office:value="3.3655E+033" calcext:value-type="float">
            <text:p>3.37E+33</text:p>
          </table:table-cell>
          <table:table-cell office:value-type="float" office:value="0.15529" calcext:value-type="float">
            <text:p>0.15529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" calcext:value-type="float">
            <text:p>0</text:p>
          </table:table-cell>
          <table:table-cell office:value-type="float" office:value="0.98942" calcext:value-type="float">
            <text:p>0.98942</text:p>
          </table:table-cell>
          <table:table-cell office:value-type="float" office:value="0.01058" calcext:value-type="float">
            <text:p>0.010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8336" calcext:value-type="float">
            <text:p>1.083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50000000000" calcext:value-type="float">
            <text:p>2.35E+14</text:p>
          </table:table-cell>
          <table:table-cell office:value-type="float" office:value="2.3211E+033" calcext:value-type="float">
            <text:p>2.32E+33</text:p>
          </table:table-cell>
          <table:table-cell office:value-type="float" office:value="0.13957" calcext:value-type="float">
            <text:p>0.1395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" calcext:value-type="float">
            <text:p>0</text:p>
          </table:table-cell>
          <table:table-cell office:value-type="float" office:value="0.99054" calcext:value-type="float">
            <text:p>0.99054</text:p>
          </table:table-cell>
          <table:table-cell office:value-type="float" office:value="0.00946" calcext:value-type="float">
            <text:p>0.009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7697" calcext:value-type="float">
            <text:p>1.076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30000000000" calcext:value-type="float">
            <text:p>2.09E+14</text:p>
          </table:table-cell>
          <table:table-cell office:value-type="float" office:value="1.4785E+033" calcext:value-type="float">
            <text:p>1.48E+33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" calcext:value-type="float">
            <text:p>0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846" calcext:value-type="float">
            <text:p>0.008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7058" calcext:value-type="float">
            <text:p>1.070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90000000000" calcext:value-type="float">
            <text:p>1.83E+14</text:p>
          </table:table-cell>
          <table:table-cell office:value-type="float" office:value="8.2314E+032" calcext:value-type="float">
            <text:p>8.23E+32</text:p>
          </table:table-cell>
          <table:table-cell office:value-type="float" office:value="0.10885" calcext:value-type="float">
            <text:p>0.10885</text:p>
          </table:table-cell>
          <table:table-cell office:value-type="float" office:value="0.00758" calcext:value-type="float">
            <text:p>0.00758</text:p>
          </table:table-cell>
          <table:table-cell office:value-type="float" office:value="0" calcext:value-type="float">
            <text:p>0</text:p>
          </table:table-cell>
          <table:table-cell office:value-type="float" office:value="0.99241" calcext:value-type="float">
            <text:p>0.99241</text:p>
          </table:table-cell>
          <table:table-cell office:value-type="float" office:value="0.00759" calcext:value-type="float">
            <text:p>0.007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6419" calcext:value-type="float">
            <text:p>1.064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50000000000" calcext:value-type="float">
            <text:p>1.58E+14</text:p>
          </table:table-cell>
          <table:table-cell office:value-type="float" office:value="3.3988E+032" calcext:value-type="float">
            <text:p>3.40E+3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" calcext:value-type="float">
            <text:p>0</text:p>
          </table:table-cell>
          <table:table-cell office:value-type="float" office:value="0.99316" calcext:value-type="float">
            <text:p>0.99316</text:p>
          </table:table-cell>
          <table:table-cell office:value-type="float" office:value="0.00684" calcext:value-type="float">
            <text:p>0.006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0578" calcext:value-type="float">
            <text:p>1.05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 table:number-rows-repeated="50">
          <table:table-cell table:number-columns-repeated="3"/>
          <table:table-cell table:style-name="ce4"/>
          <table:table-cell table:number-columns-repeated="13"/>
        </table:table-row>
        <table:table-row table:style-name="ro1">
          <table:table-cell table:number-columns-repeated="3"/>
          <table:table-cell table:style-name="ce4"/>
          <table:table-cell table:number-columns-repeated="13"/>
        </table:table-row>
      </table:table>
      <table:table table:name="Sheet2" table:style-name="ta1">
        <table:table-column table:style-name="co2" table:number-columns-repeated="3" table:default-cell-style-name="ce3"/>
        <table:table-column table:style-name="co3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2" table:number-columns-repeated="14" table:default-cell-style-name="ce3"/>
        <table:table-column table:style-name="co4" table:number-columns-repeated="1003" table:default-cell-style-name="Default"/>
        <table:table-row table:style-name="ro1">
          <table:table-cell table:formula="of:=[$Sheet1.A2]" office:value-type="float" office:value="8493300000000000" calcext:value-type="float">
            <text:p>8.49330E+15</text:p>
          </table:table-cell>
          <table:table-cell table:formula="of:=[$Sheet1.B2]" office:value-type="float" office:value="2.0241E+037" calcext:value-type="float">
            <text:p>2.02410E+37</text:p>
          </table:table-cell>
          <table:table-cell table:formula="of:=[$Sheet1.C2]" office:value-type="float" office:value="1.92591" calcext:value-type="float">
            <text:p>1.92591E+00</text:p>
          </table:table-cell>
          <table:table-cell table:formula="of:=[$Sheet1.D2]" office:value-type="float" office:value="0.33174" calcext:value-type="float">
            <text:p>3.31740E-01</text:p>
          </table:table-cell>
          <table:table-cell table:formula="of:=[$Sheet1.E2]" office:value-type="float" office:value="0" calcext:value-type="float">
            <text:p>0.00000E+00</text:p>
          </table:table-cell>
          <table:table-cell table:formula="of:=[$Sheet1.F2]" office:value-type="float" office:value="0.66826" calcext:value-type="float">
            <text:p>6.68260E-01</text:p>
          </table:table-cell>
          <table:table-cell table:formula="of:=[$Sheet1.G2]" office:value-type="float" office:value="0.33174" calcext:value-type="float">
            <text:p>3.31740E-01</text:p>
          </table:table-cell>
          <table:table-cell table:formula="of:=[$Sheet1.H2]" office:value-type="float" office:value="0" calcext:value-type="float">
            <text:p>0.00000E+00</text:p>
          </table:table-cell>
          <table:table-cell table:formula="of:=[$Sheet1.I2]" office:value-type="float" office:value="0" calcext:value-type="float">
            <text:p>0.00000E+00</text:p>
          </table:table-cell>
          <table:table-cell table:formula="of:=[$Sheet1.J2]" office:value-type="float" office:value="0" calcext:value-type="float">
            <text:p>0.00000E+00</text:p>
          </table:table-cell>
          <table:table-cell table:formula="of:=[$Sheet1.K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]" office:value-type="float" office:value="2.32937" calcext:value-type="float">
            <text:p>2.32937E+00</text:p>
          </table:table-cell>
          <table:table-cell table:formula="of:=[$Sheet1.M2]" office:value-type="float" office:value="2.32937" calcext:value-type="float">
            <text:p>2.32937E+00</text:p>
          </table:table-cell>
          <table:table-cell table:formula="of:=[$Sheet1.N2]" office:value-type="float" office:value="0" calcext:value-type="float">
            <text:p>0.00000E+00</text:p>
          </table:table-cell>
          <table:table-cell table:formula="of:=[$Sheet1.O2]" office:value-type="float" office:value="0" calcext:value-type="float">
            <text:p>0.00000E+00</text:p>
          </table:table-cell>
          <table:table-cell table:formula="of:=[$Sheet1.P2]" office:value-type="float" office:value="0" calcext:value-type="float">
            <text:p>0.00000E+00</text:p>
          </table:table-cell>
          <table:table-cell table:formula="of:=[$Sheet1.Q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style-name="ce3" table:number-columns-repeated="1003"/>
        </table:table-row>
        <table:table-row table:style-name="ro1">
          <table:table-cell table:formula="of:=[$Sheet1.A3]" office:value-type="float" office:value="8437000000000001" calcext:value-type="float">
            <text:p>8.43700E+15</text:p>
          </table:table-cell>
          <table:table-cell table:formula="of:=[$Sheet1.B3]" office:value-type="float" office:value="1.9941E+037" calcext:value-type="float">
            <text:p>1.99410E+37</text:p>
          </table:table-cell>
          <table:table-cell table:formula="of:=[$Sheet1.C3]" office:value-type="float" office:value="1.9224" calcext:value-type="float">
            <text:p>1.92240E+00</text:p>
          </table:table-cell>
          <table:table-cell table:formula="of:=[$Sheet1.D3]" office:value-type="float" office:value="0.33084" calcext:value-type="float">
            <text:p>3.30840E-01</text:p>
          </table:table-cell>
          <table:table-cell table:formula="of:=[$Sheet1.E3]" office:value-type="float" office:value="0" calcext:value-type="float">
            <text:p>0.00000E+00</text:p>
          </table:table-cell>
          <table:table-cell table:formula="of:=[$Sheet1.F3]" office:value-type="float" office:value="0.66916" calcext:value-type="float">
            <text:p>6.69160E-01</text:p>
          </table:table-cell>
          <table:table-cell table:formula="of:=[$Sheet1.G3]" office:value-type="float" office:value="0.33084" calcext:value-type="float">
            <text:p>3.30840E-01</text:p>
          </table:table-cell>
          <table:table-cell table:formula="of:=[$Sheet1.H3]" office:value-type="float" office:value="0" calcext:value-type="float">
            <text:p>0.00000E+00</text:p>
          </table:table-cell>
          <table:table-cell table:formula="of:=[$Sheet1.I3]" office:value-type="float" office:value="0" calcext:value-type="float">
            <text:p>0.00000E+00</text:p>
          </table:table-cell>
          <table:table-cell table:formula="of:=[$Sheet1.J3]" office:value-type="float" office:value="0" calcext:value-type="float">
            <text:p>0.00000E+00</text:p>
          </table:table-cell>
          <table:table-cell table:formula="of:=[$Sheet1.K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]" office:value-type="float" office:value="2.32298" calcext:value-type="float">
            <text:p>2.32298E+00</text:p>
          </table:table-cell>
          <table:table-cell table:formula="of:=[$Sheet1.M3]" office:value-type="float" office:value="2.32298" calcext:value-type="float">
            <text:p>2.32298E+00</text:p>
          </table:table-cell>
          <table:table-cell table:formula="of:=[$Sheet1.N3]" office:value-type="float" office:value="0" calcext:value-type="float">
            <text:p>0.00000E+00</text:p>
          </table:table-cell>
          <table:table-cell table:formula="of:=[$Sheet1.O3]" office:value-type="float" office:value="0" calcext:value-type="float">
            <text:p>0.00000E+00</text:p>
          </table:table-cell>
          <table:table-cell table:formula="of:=[$Sheet1.P3]" office:value-type="float" office:value="0" calcext:value-type="float">
            <text:p>0.00000E+00</text:p>
          </table:table-cell>
          <table:table-cell table:formula="of:=[$Sheet1.Q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]" office:value-type="float" office:value="8380700000000001" calcext:value-type="float">
            <text:p>8.38070E+15</text:p>
          </table:table-cell>
          <table:table-cell table:formula="of:=[$Sheet1.B4]" office:value-type="float" office:value="1.9644E+037" calcext:value-type="float">
            <text:p>1.96440E+37</text:p>
          </table:table-cell>
          <table:table-cell table:formula="of:=[$Sheet1.C4]" office:value-type="float" office:value="1.91885" calcext:value-type="float">
            <text:p>1.91885E+00</text:p>
          </table:table-cell>
          <table:table-cell table:formula="of:=[$Sheet1.D4]" office:value-type="float" office:value="0.32994" calcext:value-type="float">
            <text:p>3.29940E-01</text:p>
          </table:table-cell>
          <table:table-cell table:formula="of:=[$Sheet1.E4]" office:value-type="float" office:value="0" calcext:value-type="float">
            <text:p>0.00000E+00</text:p>
          </table:table-cell>
          <table:table-cell table:formula="of:=[$Sheet1.F4]" office:value-type="float" office:value="0.67006" calcext:value-type="float">
            <text:p>6.70060E-01</text:p>
          </table:table-cell>
          <table:table-cell table:formula="of:=[$Sheet1.G4]" office:value-type="float" office:value="0.32994" calcext:value-type="float">
            <text:p>3.29940E-01</text:p>
          </table:table-cell>
          <table:table-cell table:formula="of:=[$Sheet1.H4]" office:value-type="float" office:value="0" calcext:value-type="float">
            <text:p>0.00000E+00</text:p>
          </table:table-cell>
          <table:table-cell table:formula="of:=[$Sheet1.I4]" office:value-type="float" office:value="0" calcext:value-type="float">
            <text:p>0.00000E+00</text:p>
          </table:table-cell>
          <table:table-cell table:formula="of:=[$Sheet1.J4]" office:value-type="float" office:value="0" calcext:value-type="float">
            <text:p>0.00000E+00</text:p>
          </table:table-cell>
          <table:table-cell table:formula="of:=[$Sheet1.K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]" office:value-type="float" office:value="2.31659" calcext:value-type="float">
            <text:p>2.31659E+00</text:p>
          </table:table-cell>
          <table:table-cell table:formula="of:=[$Sheet1.M4]" office:value-type="float" office:value="2.31659" calcext:value-type="float">
            <text:p>2.31659E+00</text:p>
          </table:table-cell>
          <table:table-cell table:formula="of:=[$Sheet1.N4]" office:value-type="float" office:value="0" calcext:value-type="float">
            <text:p>0.00000E+00</text:p>
          </table:table-cell>
          <table:table-cell table:formula="of:=[$Sheet1.O4]" office:value-type="float" office:value="0" calcext:value-type="float">
            <text:p>0.00000E+00</text:p>
          </table:table-cell>
          <table:table-cell table:formula="of:=[$Sheet1.P4]" office:value-type="float" office:value="0" calcext:value-type="float">
            <text:p>0.00000E+00</text:p>
          </table:table-cell>
          <table:table-cell table:formula="of:=[$Sheet1.Q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]" office:value-type="float" office:value="8324600000000001" calcext:value-type="float">
            <text:p>8.32460E+15</text:p>
          </table:table-cell>
          <table:table-cell table:formula="of:=[$Sheet1.B5]" office:value-type="float" office:value="1.9351E+037" calcext:value-type="float">
            <text:p>1.93510E+37</text:p>
          </table:table-cell>
          <table:table-cell table:formula="of:=[$Sheet1.C5]" office:value-type="float" office:value="1.91526" calcext:value-type="float">
            <text:p>1.91526E+00</text:p>
          </table:table-cell>
          <table:table-cell table:formula="of:=[$Sheet1.D5]" office:value-type="float" office:value="0.32903" calcext:value-type="float">
            <text:p>3.29030E-01</text:p>
          </table:table-cell>
          <table:table-cell table:formula="of:=[$Sheet1.E5]" office:value-type="float" office:value="0" calcext:value-type="float">
            <text:p>0.00000E+00</text:p>
          </table:table-cell>
          <table:table-cell table:formula="of:=[$Sheet1.F5]" office:value-type="float" office:value="0.67097" calcext:value-type="float">
            <text:p>6.70970E-01</text:p>
          </table:table-cell>
          <table:table-cell table:formula="of:=[$Sheet1.G5]" office:value-type="float" office:value="0.32903" calcext:value-type="float">
            <text:p>3.29030E-01</text:p>
          </table:table-cell>
          <table:table-cell table:formula="of:=[$Sheet1.H5]" office:value-type="float" office:value="0" calcext:value-type="float">
            <text:p>0.00000E+00</text:p>
          </table:table-cell>
          <table:table-cell table:formula="of:=[$Sheet1.I5]" office:value-type="float" office:value="0" calcext:value-type="float">
            <text:p>0.00000E+00</text:p>
          </table:table-cell>
          <table:table-cell table:formula="of:=[$Sheet1.J5]" office:value-type="float" office:value="0" calcext:value-type="float">
            <text:p>0.00000E+00</text:p>
          </table:table-cell>
          <table:table-cell table:formula="of:=[$Sheet1.K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]" office:value-type="float" office:value="2.3102" calcext:value-type="float">
            <text:p>2.31020E+00</text:p>
          </table:table-cell>
          <table:table-cell table:formula="of:=[$Sheet1.M5]" office:value-type="float" office:value="2.3102" calcext:value-type="float">
            <text:p>2.31020E+00</text:p>
          </table:table-cell>
          <table:table-cell table:formula="of:=[$Sheet1.N5]" office:value-type="float" office:value="0" calcext:value-type="float">
            <text:p>0.00000E+00</text:p>
          </table:table-cell>
          <table:table-cell table:formula="of:=[$Sheet1.O5]" office:value-type="float" office:value="0" calcext:value-type="float">
            <text:p>0.00000E+00</text:p>
          </table:table-cell>
          <table:table-cell table:formula="of:=[$Sheet1.P5]" office:value-type="float" office:value="0" calcext:value-type="float">
            <text:p>0.00000E+00</text:p>
          </table:table-cell>
          <table:table-cell table:formula="of:=[$Sheet1.Q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]" office:value-type="float" office:value="8268500000000001" calcext:value-type="float">
            <text:p>8.26850E+15</text:p>
          </table:table-cell>
          <table:table-cell table:formula="of:=[$Sheet1.B6]" office:value-type="float" office:value="1.906E+037" calcext:value-type="float">
            <text:p>1.90600E+37</text:p>
          </table:table-cell>
          <table:table-cell table:formula="of:=[$Sheet1.C6]" office:value-type="float" office:value="1.91165" calcext:value-type="float">
            <text:p>1.91165E+00</text:p>
          </table:table-cell>
          <table:table-cell table:formula="of:=[$Sheet1.D6]" office:value-type="float" office:value="0.32812" calcext:value-type="float">
            <text:p>3.28120E-01</text:p>
          </table:table-cell>
          <table:table-cell table:formula="of:=[$Sheet1.E6]" office:value-type="float" office:value="0" calcext:value-type="float">
            <text:p>0.00000E+00</text:p>
          </table:table-cell>
          <table:table-cell table:formula="of:=[$Sheet1.F6]" office:value-type="float" office:value="0.67188" calcext:value-type="float">
            <text:p>6.71880E-01</text:p>
          </table:table-cell>
          <table:table-cell table:formula="of:=[$Sheet1.G6]" office:value-type="float" office:value="0.32812" calcext:value-type="float">
            <text:p>3.28120E-01</text:p>
          </table:table-cell>
          <table:table-cell table:formula="of:=[$Sheet1.H6]" office:value-type="float" office:value="0" calcext:value-type="float">
            <text:p>0.00000E+00</text:p>
          </table:table-cell>
          <table:table-cell table:formula="of:=[$Sheet1.I6]" office:value-type="float" office:value="0" calcext:value-type="float">
            <text:p>0.00000E+00</text:p>
          </table:table-cell>
          <table:table-cell table:formula="of:=[$Sheet1.J6]" office:value-type="float" office:value="0" calcext:value-type="float">
            <text:p>0.00000E+00</text:p>
          </table:table-cell>
          <table:table-cell table:formula="of:=[$Sheet1.K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]" office:value-type="float" office:value="2.30381" calcext:value-type="float">
            <text:p>2.30381E+00</text:p>
          </table:table-cell>
          <table:table-cell table:formula="of:=[$Sheet1.M6]" office:value-type="float" office:value="2.30381" calcext:value-type="float">
            <text:p>2.30381E+00</text:p>
          </table:table-cell>
          <table:table-cell table:formula="of:=[$Sheet1.N6]" office:value-type="float" office:value="0" calcext:value-type="float">
            <text:p>0.00000E+00</text:p>
          </table:table-cell>
          <table:table-cell table:formula="of:=[$Sheet1.O6]" office:value-type="float" office:value="0" calcext:value-type="float">
            <text:p>0.00000E+00</text:p>
          </table:table-cell>
          <table:table-cell table:formula="of:=[$Sheet1.P6]" office:value-type="float" office:value="0" calcext:value-type="float">
            <text:p>0.00000E+00</text:p>
          </table:table-cell>
          <table:table-cell table:formula="of:=[$Sheet1.Q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]" office:value-type="float" office:value="8212600000000001" calcext:value-type="float">
            <text:p>8.21260E+15</text:p>
          </table:table-cell>
          <table:table-cell table:formula="of:=[$Sheet1.B7]" office:value-type="float" office:value="1.8772E+037" calcext:value-type="float">
            <text:p>1.87720E+37</text:p>
          </table:table-cell>
          <table:table-cell table:formula="of:=[$Sheet1.C7]" office:value-type="float" office:value="1.908" calcext:value-type="float">
            <text:p>1.90800E+00</text:p>
          </table:table-cell>
          <table:table-cell table:formula="of:=[$Sheet1.D7]" office:value-type="float" office:value="0.3272" calcext:value-type="float">
            <text:p>3.27200E-01</text:p>
          </table:table-cell>
          <table:table-cell table:formula="of:=[$Sheet1.E7]" office:value-type="float" office:value="0" calcext:value-type="float">
            <text:p>0.00000E+00</text:p>
          </table:table-cell>
          <table:table-cell table:formula="of:=[$Sheet1.F7]" office:value-type="float" office:value="0.6728" calcext:value-type="float">
            <text:p>6.72800E-01</text:p>
          </table:table-cell>
          <table:table-cell table:formula="of:=[$Sheet1.G7]" office:value-type="float" office:value="0.3272" calcext:value-type="float">
            <text:p>3.27200E-01</text:p>
          </table:table-cell>
          <table:table-cell table:formula="of:=[$Sheet1.H7]" office:value-type="float" office:value="0" calcext:value-type="float">
            <text:p>0.00000E+00</text:p>
          </table:table-cell>
          <table:table-cell table:formula="of:=[$Sheet1.I7]" office:value-type="float" office:value="0" calcext:value-type="float">
            <text:p>0.00000E+00</text:p>
          </table:table-cell>
          <table:table-cell table:formula="of:=[$Sheet1.J7]" office:value-type="float" office:value="0" calcext:value-type="float">
            <text:p>0.00000E+00</text:p>
          </table:table-cell>
          <table:table-cell table:formula="of:=[$Sheet1.K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]" office:value-type="float" office:value="2.29742" calcext:value-type="float">
            <text:p>2.29742E+00</text:p>
          </table:table-cell>
          <table:table-cell table:formula="of:=[$Sheet1.M7]" office:value-type="float" office:value="2.29742" calcext:value-type="float">
            <text:p>2.29742E+00</text:p>
          </table:table-cell>
          <table:table-cell table:formula="of:=[$Sheet1.N7]" office:value-type="float" office:value="0" calcext:value-type="float">
            <text:p>0.00000E+00</text:p>
          </table:table-cell>
          <table:table-cell table:formula="of:=[$Sheet1.O7]" office:value-type="float" office:value="0" calcext:value-type="float">
            <text:p>0.00000E+00</text:p>
          </table:table-cell>
          <table:table-cell table:formula="of:=[$Sheet1.P7]" office:value-type="float" office:value="0" calcext:value-type="float">
            <text:p>0.00000E+00</text:p>
          </table:table-cell>
          <table:table-cell table:formula="of:=[$Sheet1.Q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]" office:value-type="float" office:value="8156800000000001" calcext:value-type="float">
            <text:p>8.15680E+15</text:p>
          </table:table-cell>
          <table:table-cell table:formula="of:=[$Sheet1.B8]" office:value-type="float" office:value="1.8488E+037" calcext:value-type="float">
            <text:p>1.84880E+37</text:p>
          </table:table-cell>
          <table:table-cell table:formula="of:=[$Sheet1.C8]" office:value-type="float" office:value="1.90432" calcext:value-type="float">
            <text:p>1.90432E+00</text:p>
          </table:table-cell>
          <table:table-cell table:formula="of:=[$Sheet1.D8]" office:value-type="float" office:value="0.32627" calcext:value-type="float">
            <text:p>3.26270E-01</text:p>
          </table:table-cell>
          <table:table-cell table:formula="of:=[$Sheet1.E8]" office:value-type="float" office:value="0" calcext:value-type="float">
            <text:p>0.00000E+00</text:p>
          </table:table-cell>
          <table:table-cell table:formula="of:=[$Sheet1.F8]" office:value-type="float" office:value="0.67373" calcext:value-type="float">
            <text:p>6.73730E-01</text:p>
          </table:table-cell>
          <table:table-cell table:formula="of:=[$Sheet1.G8]" office:value-type="float" office:value="0.32627" calcext:value-type="float">
            <text:p>3.26270E-01</text:p>
          </table:table-cell>
          <table:table-cell table:formula="of:=[$Sheet1.H8]" office:value-type="float" office:value="0" calcext:value-type="float">
            <text:p>0.00000E+00</text:p>
          </table:table-cell>
          <table:table-cell table:formula="of:=[$Sheet1.I8]" office:value-type="float" office:value="0" calcext:value-type="float">
            <text:p>0.00000E+00</text:p>
          </table:table-cell>
          <table:table-cell table:formula="of:=[$Sheet1.J8]" office:value-type="float" office:value="0" calcext:value-type="float">
            <text:p>0.00000E+00</text:p>
          </table:table-cell>
          <table:table-cell table:formula="of:=[$Sheet1.K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]" office:value-type="float" office:value="2.29103" calcext:value-type="float">
            <text:p>2.29103E+00</text:p>
          </table:table-cell>
          <table:table-cell table:formula="of:=[$Sheet1.M8]" office:value-type="float" office:value="2.29103" calcext:value-type="float">
            <text:p>2.29103E+00</text:p>
          </table:table-cell>
          <table:table-cell table:formula="of:=[$Sheet1.N8]" office:value-type="float" office:value="0" calcext:value-type="float">
            <text:p>0.00000E+00</text:p>
          </table:table-cell>
          <table:table-cell table:formula="of:=[$Sheet1.O8]" office:value-type="float" office:value="0" calcext:value-type="float">
            <text:p>0.00000E+00</text:p>
          </table:table-cell>
          <table:table-cell table:formula="of:=[$Sheet1.P8]" office:value-type="float" office:value="0" calcext:value-type="float">
            <text:p>0.00000E+00</text:p>
          </table:table-cell>
          <table:table-cell table:formula="of:=[$Sheet1.Q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]" office:value-type="float" office:value="8101100000000001" calcext:value-type="float">
            <text:p>8.10110E+15</text:p>
          </table:table-cell>
          <table:table-cell table:formula="of:=[$Sheet1.B9]" office:value-type="float" office:value="1.8206E+037" calcext:value-type="float">
            <text:p>1.82060E+37</text:p>
          </table:table-cell>
          <table:table-cell table:formula="of:=[$Sheet1.C9]" office:value-type="float" office:value="1.90061" calcext:value-type="float">
            <text:p>1.90061E+00</text:p>
          </table:table-cell>
          <table:table-cell table:formula="of:=[$Sheet1.D9]" office:value-type="float" office:value="0.32534" calcext:value-type="float">
            <text:p>3.25340E-01</text:p>
          </table:table-cell>
          <table:table-cell table:formula="of:=[$Sheet1.E9]" office:value-type="float" office:value="0" calcext:value-type="float">
            <text:p>0.00000E+00</text:p>
          </table:table-cell>
          <table:table-cell table:formula="of:=[$Sheet1.F9]" office:value-type="float" office:value="0.67466" calcext:value-type="float">
            <text:p>6.74660E-01</text:p>
          </table:table-cell>
          <table:table-cell table:formula="of:=[$Sheet1.G9]" office:value-type="float" office:value="0.32534" calcext:value-type="float">
            <text:p>3.25340E-01</text:p>
          </table:table-cell>
          <table:table-cell table:formula="of:=[$Sheet1.H9]" office:value-type="float" office:value="0" calcext:value-type="float">
            <text:p>0.00000E+00</text:p>
          </table:table-cell>
          <table:table-cell table:formula="of:=[$Sheet1.I9]" office:value-type="float" office:value="0" calcext:value-type="float">
            <text:p>0.00000E+00</text:p>
          </table:table-cell>
          <table:table-cell table:formula="of:=[$Sheet1.J9]" office:value-type="float" office:value="0" calcext:value-type="float">
            <text:p>0.00000E+00</text:p>
          </table:table-cell>
          <table:table-cell table:formula="of:=[$Sheet1.K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]" office:value-type="float" office:value="2.28464" calcext:value-type="float">
            <text:p>2.28464E+00</text:p>
          </table:table-cell>
          <table:table-cell table:formula="of:=[$Sheet1.M9]" office:value-type="float" office:value="2.28464" calcext:value-type="float">
            <text:p>2.28464E+00</text:p>
          </table:table-cell>
          <table:table-cell table:formula="of:=[$Sheet1.N9]" office:value-type="float" office:value="0" calcext:value-type="float">
            <text:p>0.00000E+00</text:p>
          </table:table-cell>
          <table:table-cell table:formula="of:=[$Sheet1.O9]" office:value-type="float" office:value="0" calcext:value-type="float">
            <text:p>0.00000E+00</text:p>
          </table:table-cell>
          <table:table-cell table:formula="of:=[$Sheet1.P9]" office:value-type="float" office:value="0" calcext:value-type="float">
            <text:p>0.00000E+00</text:p>
          </table:table-cell>
          <table:table-cell table:formula="of:=[$Sheet1.Q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]" office:value-type="float" office:value="8045500000000001" calcext:value-type="float">
            <text:p>8.04550E+15</text:p>
          </table:table-cell>
          <table:table-cell table:formula="of:=[$Sheet1.B10]" office:value-type="float" office:value="1.7928E+037" calcext:value-type="float">
            <text:p>1.79280E+37</text:p>
          </table:table-cell>
          <table:table-cell table:formula="of:=[$Sheet1.C10]" office:value-type="float" office:value="1.89686" calcext:value-type="float">
            <text:p>1.89686E+00</text:p>
          </table:table-cell>
          <table:table-cell table:formula="of:=[$Sheet1.D10]" office:value-type="float" office:value="0.3244" calcext:value-type="float">
            <text:p>3.24400E-01</text:p>
          </table:table-cell>
          <table:table-cell table:formula="of:=[$Sheet1.E10]" office:value-type="float" office:value="0" calcext:value-type="float">
            <text:p>0.00000E+00</text:p>
          </table:table-cell>
          <table:table-cell table:formula="of:=[$Sheet1.F10]" office:value-type="float" office:value="0.6756" calcext:value-type="float">
            <text:p>6.75600E-01</text:p>
          </table:table-cell>
          <table:table-cell table:formula="of:=[$Sheet1.G10]" office:value-type="float" office:value="0.3244" calcext:value-type="float">
            <text:p>3.24400E-01</text:p>
          </table:table-cell>
          <table:table-cell table:formula="of:=[$Sheet1.H10]" office:value-type="float" office:value="0" calcext:value-type="float">
            <text:p>0.00000E+00</text:p>
          </table:table-cell>
          <table:table-cell table:formula="of:=[$Sheet1.I10]" office:value-type="float" office:value="0" calcext:value-type="float">
            <text:p>0.00000E+00</text:p>
          </table:table-cell>
          <table:table-cell table:formula="of:=[$Sheet1.J10]" office:value-type="float" office:value="0" calcext:value-type="float">
            <text:p>0.00000E+00</text:p>
          </table:table-cell>
          <table:table-cell table:formula="of:=[$Sheet1.K1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]" office:value-type="float" office:value="2.27825" calcext:value-type="float">
            <text:p>2.27825E+00</text:p>
          </table:table-cell>
          <table:table-cell table:formula="of:=[$Sheet1.M10]" office:value-type="float" office:value="2.27825" calcext:value-type="float">
            <text:p>2.27825E+00</text:p>
          </table:table-cell>
          <table:table-cell table:formula="of:=[$Sheet1.N10]" office:value-type="float" office:value="0" calcext:value-type="float">
            <text:p>0.00000E+00</text:p>
          </table:table-cell>
          <table:table-cell table:formula="of:=[$Sheet1.O10]" office:value-type="float" office:value="0" calcext:value-type="float">
            <text:p>0.00000E+00</text:p>
          </table:table-cell>
          <table:table-cell table:formula="of:=[$Sheet1.P10]" office:value-type="float" office:value="0" calcext:value-type="float">
            <text:p>0.00000E+00</text:p>
          </table:table-cell>
          <table:table-cell table:formula="of:=[$Sheet1.Q1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]" office:value-type="float" office:value="7990000000000000" calcext:value-type="float">
            <text:p>7.99000E+15</text:p>
          </table:table-cell>
          <table:table-cell table:formula="of:=[$Sheet1.B11]" office:value-type="float" office:value="1.7653E+037" calcext:value-type="float">
            <text:p>1.76530E+37</text:p>
          </table:table-cell>
          <table:table-cell table:formula="of:=[$Sheet1.C11]" office:value-type="float" office:value="1.89308" calcext:value-type="float">
            <text:p>1.89308E+00</text:p>
          </table:table-cell>
          <table:table-cell table:formula="of:=[$Sheet1.D11]" office:value-type="float" office:value="0.32345" calcext:value-type="float">
            <text:p>3.23450E-01</text:p>
          </table:table-cell>
          <table:table-cell table:formula="of:=[$Sheet1.E11]" office:value-type="float" office:value="0" calcext:value-type="float">
            <text:p>0.00000E+00</text:p>
          </table:table-cell>
          <table:table-cell table:formula="of:=[$Sheet1.F11]" office:value-type="float" office:value="0.67655" calcext:value-type="float">
            <text:p>6.76550E-01</text:p>
          </table:table-cell>
          <table:table-cell table:formula="of:=[$Sheet1.G11]" office:value-type="float" office:value="0.32345" calcext:value-type="float">
            <text:p>3.23450E-01</text:p>
          </table:table-cell>
          <table:table-cell table:formula="of:=[$Sheet1.H11]" office:value-type="float" office:value="0" calcext:value-type="float">
            <text:p>0.00000E+00</text:p>
          </table:table-cell>
          <table:table-cell table:formula="of:=[$Sheet1.I11]" office:value-type="float" office:value="0" calcext:value-type="float">
            <text:p>0.00000E+00</text:p>
          </table:table-cell>
          <table:table-cell table:formula="of:=[$Sheet1.J11]" office:value-type="float" office:value="0" calcext:value-type="float">
            <text:p>0.00000E+00</text:p>
          </table:table-cell>
          <table:table-cell table:formula="of:=[$Sheet1.K1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]" office:value-type="float" office:value="2.27186" calcext:value-type="float">
            <text:p>2.27186E+00</text:p>
          </table:table-cell>
          <table:table-cell table:formula="of:=[$Sheet1.M11]" office:value-type="float" office:value="2.27186" calcext:value-type="float">
            <text:p>2.27186E+00</text:p>
          </table:table-cell>
          <table:table-cell table:formula="of:=[$Sheet1.N11]" office:value-type="float" office:value="0" calcext:value-type="float">
            <text:p>0.00000E+00</text:p>
          </table:table-cell>
          <table:table-cell table:formula="of:=[$Sheet1.O11]" office:value-type="float" office:value="0" calcext:value-type="float">
            <text:p>0.00000E+00</text:p>
          </table:table-cell>
          <table:table-cell table:formula="of:=[$Sheet1.P11]" office:value-type="float" office:value="0" calcext:value-type="float">
            <text:p>0.00000E+00</text:p>
          </table:table-cell>
          <table:table-cell table:formula="of:=[$Sheet1.Q1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]" office:value-type="float" office:value="7934600000000001" calcext:value-type="float">
            <text:p>7.93460E+15</text:p>
          </table:table-cell>
          <table:table-cell table:formula="of:=[$Sheet1.B12]" office:value-type="float" office:value="1.738E+037" calcext:value-type="float">
            <text:p>1.73800E+37</text:p>
          </table:table-cell>
          <table:table-cell table:formula="of:=[$Sheet1.C12]" office:value-type="float" office:value="1.88926" calcext:value-type="float">
            <text:p>1.88926E+00</text:p>
          </table:table-cell>
          <table:table-cell table:formula="of:=[$Sheet1.D12]" office:value-type="float" office:value="0.3225" calcext:value-type="float">
            <text:p>3.22500E-01</text:p>
          </table:table-cell>
          <table:table-cell table:formula="of:=[$Sheet1.E12]" office:value-type="float" office:value="0" calcext:value-type="float">
            <text:p>0.00000E+00</text:p>
          </table:table-cell>
          <table:table-cell table:formula="of:=[$Sheet1.F12]" office:value-type="float" office:value="0.6775" calcext:value-type="float">
            <text:p>6.77500E-01</text:p>
          </table:table-cell>
          <table:table-cell table:formula="of:=[$Sheet1.G12]" office:value-type="float" office:value="0.3225" calcext:value-type="float">
            <text:p>3.22500E-01</text:p>
          </table:table-cell>
          <table:table-cell table:formula="of:=[$Sheet1.H12]" office:value-type="float" office:value="0" calcext:value-type="float">
            <text:p>0.00000E+00</text:p>
          </table:table-cell>
          <table:table-cell table:formula="of:=[$Sheet1.I12]" office:value-type="float" office:value="0" calcext:value-type="float">
            <text:p>0.00000E+00</text:p>
          </table:table-cell>
          <table:table-cell table:formula="of:=[$Sheet1.J12]" office:value-type="float" office:value="0" calcext:value-type="float">
            <text:p>0.00000E+00</text:p>
          </table:table-cell>
          <table:table-cell table:formula="of:=[$Sheet1.K1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]" office:value-type="float" office:value="2.26547" calcext:value-type="float">
            <text:p>2.26547E+00</text:p>
          </table:table-cell>
          <table:table-cell table:formula="of:=[$Sheet1.M12]" office:value-type="float" office:value="2.26547" calcext:value-type="float">
            <text:p>2.26547E+00</text:p>
          </table:table-cell>
          <table:table-cell table:formula="of:=[$Sheet1.N12]" office:value-type="float" office:value="0" calcext:value-type="float">
            <text:p>0.00000E+00</text:p>
          </table:table-cell>
          <table:table-cell table:formula="of:=[$Sheet1.O12]" office:value-type="float" office:value="0" calcext:value-type="float">
            <text:p>0.00000E+00</text:p>
          </table:table-cell>
          <table:table-cell table:formula="of:=[$Sheet1.P12]" office:value-type="float" office:value="0" calcext:value-type="float">
            <text:p>0.00000E+00</text:p>
          </table:table-cell>
          <table:table-cell table:formula="of:=[$Sheet1.Q1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]" office:value-type="float" office:value="7879300000000000" calcext:value-type="float">
            <text:p>7.87930E+15</text:p>
          </table:table-cell>
          <table:table-cell table:formula="of:=[$Sheet1.B13]" office:value-type="float" office:value="1.7111E+037" calcext:value-type="float">
            <text:p>1.71110E+37</text:p>
          </table:table-cell>
          <table:table-cell table:formula="of:=[$Sheet1.C13]" office:value-type="float" office:value="1.88541" calcext:value-type="float">
            <text:p>1.88541E+00</text:p>
          </table:table-cell>
          <table:table-cell table:formula="of:=[$Sheet1.D13]" office:value-type="float" office:value="0.32155" calcext:value-type="float">
            <text:p>3.21550E-01</text:p>
          </table:table-cell>
          <table:table-cell table:formula="of:=[$Sheet1.E13]" office:value-type="float" office:value="0" calcext:value-type="float">
            <text:p>0.00000E+00</text:p>
          </table:table-cell>
          <table:table-cell table:formula="of:=[$Sheet1.F13]" office:value-type="float" office:value="0.67845" calcext:value-type="float">
            <text:p>6.78450E-01</text:p>
          </table:table-cell>
          <table:table-cell table:formula="of:=[$Sheet1.G13]" office:value-type="float" office:value="0.32155" calcext:value-type="float">
            <text:p>3.21550E-01</text:p>
          </table:table-cell>
          <table:table-cell table:formula="of:=[$Sheet1.H13]" office:value-type="float" office:value="0" calcext:value-type="float">
            <text:p>0.00000E+00</text:p>
          </table:table-cell>
          <table:table-cell table:formula="of:=[$Sheet1.I13]" office:value-type="float" office:value="0" calcext:value-type="float">
            <text:p>0.00000E+00</text:p>
          </table:table-cell>
          <table:table-cell table:formula="of:=[$Sheet1.J13]" office:value-type="float" office:value="0" calcext:value-type="float">
            <text:p>0.00000E+00</text:p>
          </table:table-cell>
          <table:table-cell table:formula="of:=[$Sheet1.K1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]" office:value-type="float" office:value="2.25908" calcext:value-type="float">
            <text:p>2.25908E+00</text:p>
          </table:table-cell>
          <table:table-cell table:formula="of:=[$Sheet1.M13]" office:value-type="float" office:value="2.25908" calcext:value-type="float">
            <text:p>2.25908E+00</text:p>
          </table:table-cell>
          <table:table-cell table:formula="of:=[$Sheet1.N13]" office:value-type="float" office:value="0" calcext:value-type="float">
            <text:p>0.00000E+00</text:p>
          </table:table-cell>
          <table:table-cell table:formula="of:=[$Sheet1.O13]" office:value-type="float" office:value="0" calcext:value-type="float">
            <text:p>0.00000E+00</text:p>
          </table:table-cell>
          <table:table-cell table:formula="of:=[$Sheet1.P13]" office:value-type="float" office:value="0" calcext:value-type="float">
            <text:p>0.00000E+00</text:p>
          </table:table-cell>
          <table:table-cell table:formula="of:=[$Sheet1.Q1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]" office:value-type="float" office:value="7824200000000001" calcext:value-type="float">
            <text:p>7.82420E+15</text:p>
          </table:table-cell>
          <table:table-cell table:formula="of:=[$Sheet1.B14]" office:value-type="float" office:value="1.6844E+037" calcext:value-type="float">
            <text:p>1.68440E+37</text:p>
          </table:table-cell>
          <table:table-cell table:formula="of:=[$Sheet1.C14]" office:value-type="float" office:value="1.88153" calcext:value-type="float">
            <text:p>1.88153E+00</text:p>
          </table:table-cell>
          <table:table-cell table:formula="of:=[$Sheet1.D14]" office:value-type="float" office:value="0.32058" calcext:value-type="float">
            <text:p>3.20580E-01</text:p>
          </table:table-cell>
          <table:table-cell table:formula="of:=[$Sheet1.E14]" office:value-type="float" office:value="0" calcext:value-type="float">
            <text:p>0.00000E+00</text:p>
          </table:table-cell>
          <table:table-cell table:formula="of:=[$Sheet1.F14]" office:value-type="float" office:value="0.67942" calcext:value-type="float">
            <text:p>6.79420E-01</text:p>
          </table:table-cell>
          <table:table-cell table:formula="of:=[$Sheet1.G14]" office:value-type="float" office:value="0.32058" calcext:value-type="float">
            <text:p>3.20580E-01</text:p>
          </table:table-cell>
          <table:table-cell table:formula="of:=[$Sheet1.H14]" office:value-type="float" office:value="0" calcext:value-type="float">
            <text:p>0.00000E+00</text:p>
          </table:table-cell>
          <table:table-cell table:formula="of:=[$Sheet1.I14]" office:value-type="float" office:value="0" calcext:value-type="float">
            <text:p>0.00000E+00</text:p>
          </table:table-cell>
          <table:table-cell table:formula="of:=[$Sheet1.J14]" office:value-type="float" office:value="0" calcext:value-type="float">
            <text:p>0.00000E+00</text:p>
          </table:table-cell>
          <table:table-cell table:formula="of:=[$Sheet1.K1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]" office:value-type="float" office:value="2.25269" calcext:value-type="float">
            <text:p>2.25269E+00</text:p>
          </table:table-cell>
          <table:table-cell table:formula="of:=[$Sheet1.M14]" office:value-type="float" office:value="2.25269" calcext:value-type="float">
            <text:p>2.25269E+00</text:p>
          </table:table-cell>
          <table:table-cell table:formula="of:=[$Sheet1.N14]" office:value-type="float" office:value="0" calcext:value-type="float">
            <text:p>0.00000E+00</text:p>
          </table:table-cell>
          <table:table-cell table:formula="of:=[$Sheet1.O14]" office:value-type="float" office:value="0" calcext:value-type="float">
            <text:p>0.00000E+00</text:p>
          </table:table-cell>
          <table:table-cell table:formula="of:=[$Sheet1.P14]" office:value-type="float" office:value="0" calcext:value-type="float">
            <text:p>0.00000E+00</text:p>
          </table:table-cell>
          <table:table-cell table:formula="of:=[$Sheet1.Q1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]" office:value-type="float" office:value="7769100000000001" calcext:value-type="float">
            <text:p>7.76910E+15</text:p>
          </table:table-cell>
          <table:table-cell table:formula="of:=[$Sheet1.B15]" office:value-type="float" office:value="1.658E+037" calcext:value-type="float">
            <text:p>1.65800E+37</text:p>
          </table:table-cell>
          <table:table-cell table:formula="of:=[$Sheet1.C15]" office:value-type="float" office:value="1.87761" calcext:value-type="float">
            <text:p>1.87761E+00</text:p>
          </table:table-cell>
          <table:table-cell table:formula="of:=[$Sheet1.D15]" office:value-type="float" office:value="0.31962" calcext:value-type="float">
            <text:p>3.19620E-01</text:p>
          </table:table-cell>
          <table:table-cell table:formula="of:=[$Sheet1.E15]" office:value-type="float" office:value="0" calcext:value-type="float">
            <text:p>0.00000E+00</text:p>
          </table:table-cell>
          <table:table-cell table:formula="of:=[$Sheet1.F15]" office:value-type="float" office:value="0.68038" calcext:value-type="float">
            <text:p>6.80380E-01</text:p>
          </table:table-cell>
          <table:table-cell table:formula="of:=[$Sheet1.G15]" office:value-type="float" office:value="0.31962" calcext:value-type="float">
            <text:p>3.19620E-01</text:p>
          </table:table-cell>
          <table:table-cell table:formula="of:=[$Sheet1.H15]" office:value-type="float" office:value="0" calcext:value-type="float">
            <text:p>0.00000E+00</text:p>
          </table:table-cell>
          <table:table-cell table:formula="of:=[$Sheet1.I15]" office:value-type="float" office:value="0" calcext:value-type="float">
            <text:p>0.00000E+00</text:p>
          </table:table-cell>
          <table:table-cell table:formula="of:=[$Sheet1.J15]" office:value-type="float" office:value="0" calcext:value-type="float">
            <text:p>0.00000E+00</text:p>
          </table:table-cell>
          <table:table-cell table:formula="of:=[$Sheet1.K1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]" office:value-type="float" office:value="2.2463" calcext:value-type="float">
            <text:p>2.24630E+00</text:p>
          </table:table-cell>
          <table:table-cell table:formula="of:=[$Sheet1.M15]" office:value-type="float" office:value="2.2463" calcext:value-type="float">
            <text:p>2.24630E+00</text:p>
          </table:table-cell>
          <table:table-cell table:formula="of:=[$Sheet1.N15]" office:value-type="float" office:value="0" calcext:value-type="float">
            <text:p>0.00000E+00</text:p>
          </table:table-cell>
          <table:table-cell table:formula="of:=[$Sheet1.O15]" office:value-type="float" office:value="0" calcext:value-type="float">
            <text:p>0.00000E+00</text:p>
          </table:table-cell>
          <table:table-cell table:formula="of:=[$Sheet1.P15]" office:value-type="float" office:value="0" calcext:value-type="float">
            <text:p>0.00000E+00</text:p>
          </table:table-cell>
          <table:table-cell table:formula="of:=[$Sheet1.Q1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]" office:value-type="float" office:value="7714200000000001" calcext:value-type="float">
            <text:p>7.71420E+15</text:p>
          </table:table-cell>
          <table:table-cell table:formula="of:=[$Sheet1.B16]" office:value-type="float" office:value="1.632E+037" calcext:value-type="float">
            <text:p>1.63200E+37</text:p>
          </table:table-cell>
          <table:table-cell table:formula="of:=[$Sheet1.C16]" office:value-type="float" office:value="1.87365" calcext:value-type="float">
            <text:p>1.87365E+00</text:p>
          </table:table-cell>
          <table:table-cell table:formula="of:=[$Sheet1.D16]" office:value-type="float" office:value="0.31864" calcext:value-type="float">
            <text:p>3.18640E-01</text:p>
          </table:table-cell>
          <table:table-cell table:formula="of:=[$Sheet1.E16]" office:value-type="float" office:value="0" calcext:value-type="float">
            <text:p>0.00000E+00</text:p>
          </table:table-cell>
          <table:table-cell table:formula="of:=[$Sheet1.F16]" office:value-type="float" office:value="0.68136" calcext:value-type="float">
            <text:p>6.81360E-01</text:p>
          </table:table-cell>
          <table:table-cell table:formula="of:=[$Sheet1.G16]" office:value-type="float" office:value="0.31864" calcext:value-type="float">
            <text:p>3.18640E-01</text:p>
          </table:table-cell>
          <table:table-cell table:formula="of:=[$Sheet1.H16]" office:value-type="float" office:value="0" calcext:value-type="float">
            <text:p>0.00000E+00</text:p>
          </table:table-cell>
          <table:table-cell table:formula="of:=[$Sheet1.I16]" office:value-type="float" office:value="0" calcext:value-type="float">
            <text:p>0.00000E+00</text:p>
          </table:table-cell>
          <table:table-cell table:formula="of:=[$Sheet1.J16]" office:value-type="float" office:value="0" calcext:value-type="float">
            <text:p>0.00000E+00</text:p>
          </table:table-cell>
          <table:table-cell table:formula="of:=[$Sheet1.K1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]" office:value-type="float" office:value="2.23991" calcext:value-type="float">
            <text:p>2.23991E+00</text:p>
          </table:table-cell>
          <table:table-cell table:formula="of:=[$Sheet1.M16]" office:value-type="float" office:value="2.23991" calcext:value-type="float">
            <text:p>2.23991E+00</text:p>
          </table:table-cell>
          <table:table-cell table:formula="of:=[$Sheet1.N16]" office:value-type="float" office:value="0" calcext:value-type="float">
            <text:p>0.00000E+00</text:p>
          </table:table-cell>
          <table:table-cell table:formula="of:=[$Sheet1.O16]" office:value-type="float" office:value="0" calcext:value-type="float">
            <text:p>0.00000E+00</text:p>
          </table:table-cell>
          <table:table-cell table:formula="of:=[$Sheet1.P16]" office:value-type="float" office:value="0" calcext:value-type="float">
            <text:p>0.00000E+00</text:p>
          </table:table-cell>
          <table:table-cell table:formula="of:=[$Sheet1.Q1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]" office:value-type="float" office:value="7659300000000001" calcext:value-type="float">
            <text:p>7.65930E+15</text:p>
          </table:table-cell>
          <table:table-cell table:formula="of:=[$Sheet1.B17]" office:value-type="float" office:value="1.6062E+037" calcext:value-type="float">
            <text:p>1.60620E+37</text:p>
          </table:table-cell>
          <table:table-cell table:formula="of:=[$Sheet1.C17]" office:value-type="float" office:value="1.86966" calcext:value-type="float">
            <text:p>1.86966E+00</text:p>
          </table:table-cell>
          <table:table-cell table:formula="of:=[$Sheet1.D17]" office:value-type="float" office:value="0.31766" calcext:value-type="float">
            <text:p>3.17660E-01</text:p>
          </table:table-cell>
          <table:table-cell table:formula="of:=[$Sheet1.E17]" office:value-type="float" office:value="0" calcext:value-type="float">
            <text:p>0.00000E+00</text:p>
          </table:table-cell>
          <table:table-cell table:formula="of:=[$Sheet1.F17]" office:value-type="float" office:value="0.68234" calcext:value-type="float">
            <text:p>6.82340E-01</text:p>
          </table:table-cell>
          <table:table-cell table:formula="of:=[$Sheet1.G17]" office:value-type="float" office:value="0.31766" calcext:value-type="float">
            <text:p>3.17660E-01</text:p>
          </table:table-cell>
          <table:table-cell table:formula="of:=[$Sheet1.H17]" office:value-type="float" office:value="0" calcext:value-type="float">
            <text:p>0.00000E+00</text:p>
          </table:table-cell>
          <table:table-cell table:formula="of:=[$Sheet1.I17]" office:value-type="float" office:value="0" calcext:value-type="float">
            <text:p>0.00000E+00</text:p>
          </table:table-cell>
          <table:table-cell table:formula="of:=[$Sheet1.J17]" office:value-type="float" office:value="0" calcext:value-type="float">
            <text:p>0.00000E+00</text:p>
          </table:table-cell>
          <table:table-cell table:formula="of:=[$Sheet1.K1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]" office:value-type="float" office:value="2.23352" calcext:value-type="float">
            <text:p>2.23352E+00</text:p>
          </table:table-cell>
          <table:table-cell table:formula="of:=[$Sheet1.M17]" office:value-type="float" office:value="2.23352" calcext:value-type="float">
            <text:p>2.23352E+00</text:p>
          </table:table-cell>
          <table:table-cell table:formula="of:=[$Sheet1.N17]" office:value-type="float" office:value="0" calcext:value-type="float">
            <text:p>0.00000E+00</text:p>
          </table:table-cell>
          <table:table-cell table:formula="of:=[$Sheet1.O17]" office:value-type="float" office:value="0" calcext:value-type="float">
            <text:p>0.00000E+00</text:p>
          </table:table-cell>
          <table:table-cell table:formula="of:=[$Sheet1.P17]" office:value-type="float" office:value="0" calcext:value-type="float">
            <text:p>0.00000E+00</text:p>
          </table:table-cell>
          <table:table-cell table:formula="of:=[$Sheet1.Q1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]" office:value-type="float" office:value="7604600000000000" calcext:value-type="float">
            <text:p>7.60460E+15</text:p>
          </table:table-cell>
          <table:table-cell table:formula="of:=[$Sheet1.B18]" office:value-type="float" office:value="1.5807E+037" calcext:value-type="float">
            <text:p>1.58070E+37</text:p>
          </table:table-cell>
          <table:table-cell table:formula="of:=[$Sheet1.C18]" office:value-type="float" office:value="1.86563" calcext:value-type="float">
            <text:p>1.86563E+00</text:p>
          </table:table-cell>
          <table:table-cell table:formula="of:=[$Sheet1.D18]" office:value-type="float" office:value="0.31667" calcext:value-type="float">
            <text:p>3.16670E-01</text:p>
          </table:table-cell>
          <table:table-cell table:formula="of:=[$Sheet1.E18]" office:value-type="float" office:value="0" calcext:value-type="float">
            <text:p>0.00000E+00</text:p>
          </table:table-cell>
          <table:table-cell table:formula="of:=[$Sheet1.F18]" office:value-type="float" office:value="0.68333" calcext:value-type="float">
            <text:p>6.83330E-01</text:p>
          </table:table-cell>
          <table:table-cell table:formula="of:=[$Sheet1.G18]" office:value-type="float" office:value="0.31667" calcext:value-type="float">
            <text:p>3.16670E-01</text:p>
          </table:table-cell>
          <table:table-cell table:formula="of:=[$Sheet1.H18]" office:value-type="float" office:value="0" calcext:value-type="float">
            <text:p>0.00000E+00</text:p>
          </table:table-cell>
          <table:table-cell table:formula="of:=[$Sheet1.I18]" office:value-type="float" office:value="0" calcext:value-type="float">
            <text:p>0.00000E+00</text:p>
          </table:table-cell>
          <table:table-cell table:formula="of:=[$Sheet1.J18]" office:value-type="float" office:value="0" calcext:value-type="float">
            <text:p>0.00000E+00</text:p>
          </table:table-cell>
          <table:table-cell table:formula="of:=[$Sheet1.K1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]" office:value-type="float" office:value="2.22713" calcext:value-type="float">
            <text:p>2.22713E+00</text:p>
          </table:table-cell>
          <table:table-cell table:formula="of:=[$Sheet1.M18]" office:value-type="float" office:value="2.22713" calcext:value-type="float">
            <text:p>2.22713E+00</text:p>
          </table:table-cell>
          <table:table-cell table:formula="of:=[$Sheet1.N18]" office:value-type="float" office:value="0" calcext:value-type="float">
            <text:p>0.00000E+00</text:p>
          </table:table-cell>
          <table:table-cell table:formula="of:=[$Sheet1.O18]" office:value-type="float" office:value="0" calcext:value-type="float">
            <text:p>0.00000E+00</text:p>
          </table:table-cell>
          <table:table-cell table:formula="of:=[$Sheet1.P18]" office:value-type="float" office:value="0" calcext:value-type="float">
            <text:p>0.00000E+00</text:p>
          </table:table-cell>
          <table:table-cell table:formula="of:=[$Sheet1.Q1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]" office:value-type="float" office:value="7550000000000001" calcext:value-type="float">
            <text:p>7.55000E+15</text:p>
          </table:table-cell>
          <table:table-cell table:formula="of:=[$Sheet1.B19]" office:value-type="float" office:value="1.5555E+037" calcext:value-type="float">
            <text:p>1.55550E+37</text:p>
          </table:table-cell>
          <table:table-cell table:formula="of:=[$Sheet1.C19]" office:value-type="float" office:value="1.86156" calcext:value-type="float">
            <text:p>1.86156E+00</text:p>
          </table:table-cell>
          <table:table-cell table:formula="of:=[$Sheet1.D19]" office:value-type="float" office:value="0.31567" calcext:value-type="float">
            <text:p>3.15670E-01</text:p>
          </table:table-cell>
          <table:table-cell table:formula="of:=[$Sheet1.E19]" office:value-type="float" office:value="0" calcext:value-type="float">
            <text:p>0.00000E+00</text:p>
          </table:table-cell>
          <table:table-cell table:formula="of:=[$Sheet1.F19]" office:value-type="float" office:value="0.68433" calcext:value-type="float">
            <text:p>6.84330E-01</text:p>
          </table:table-cell>
          <table:table-cell table:formula="of:=[$Sheet1.G19]" office:value-type="float" office:value="0.31567" calcext:value-type="float">
            <text:p>3.15670E-01</text:p>
          </table:table-cell>
          <table:table-cell table:formula="of:=[$Sheet1.H19]" office:value-type="float" office:value="0" calcext:value-type="float">
            <text:p>0.00000E+00</text:p>
          </table:table-cell>
          <table:table-cell table:formula="of:=[$Sheet1.I19]" office:value-type="float" office:value="0" calcext:value-type="float">
            <text:p>0.00000E+00</text:p>
          </table:table-cell>
          <table:table-cell table:formula="of:=[$Sheet1.J19]" office:value-type="float" office:value="0" calcext:value-type="float">
            <text:p>0.00000E+00</text:p>
          </table:table-cell>
          <table:table-cell table:formula="of:=[$Sheet1.K1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]" office:value-type="float" office:value="2.22074" calcext:value-type="float">
            <text:p>2.22074E+00</text:p>
          </table:table-cell>
          <table:table-cell table:formula="of:=[$Sheet1.M19]" office:value-type="float" office:value="2.22074" calcext:value-type="float">
            <text:p>2.22074E+00</text:p>
          </table:table-cell>
          <table:table-cell table:formula="of:=[$Sheet1.N19]" office:value-type="float" office:value="0" calcext:value-type="float">
            <text:p>0.00000E+00</text:p>
          </table:table-cell>
          <table:table-cell table:formula="of:=[$Sheet1.O19]" office:value-type="float" office:value="0" calcext:value-type="float">
            <text:p>0.00000E+00</text:p>
          </table:table-cell>
          <table:table-cell table:formula="of:=[$Sheet1.P19]" office:value-type="float" office:value="0" calcext:value-type="float">
            <text:p>0.00000E+00</text:p>
          </table:table-cell>
          <table:table-cell table:formula="of:=[$Sheet1.Q1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0]" office:value-type="float" office:value="7495600000000001" calcext:value-type="float">
            <text:p>7.49560E+15</text:p>
          </table:table-cell>
          <table:table-cell table:formula="of:=[$Sheet1.B20]" office:value-type="float" office:value="1.5306E+037" calcext:value-type="float">
            <text:p>1.53060E+37</text:p>
          </table:table-cell>
          <table:table-cell table:formula="of:=[$Sheet1.C20]" office:value-type="float" office:value="1.85746" calcext:value-type="float">
            <text:p>1.85746E+00</text:p>
          </table:table-cell>
          <table:table-cell table:formula="of:=[$Sheet1.D20]" office:value-type="float" office:value="0.31467" calcext:value-type="float">
            <text:p>3.14670E-01</text:p>
          </table:table-cell>
          <table:table-cell table:formula="of:=[$Sheet1.E20]" office:value-type="float" office:value="0" calcext:value-type="float">
            <text:p>0.00000E+00</text:p>
          </table:table-cell>
          <table:table-cell table:formula="of:=[$Sheet1.F20]" office:value-type="float" office:value="0.68533" calcext:value-type="float">
            <text:p>6.85330E-01</text:p>
          </table:table-cell>
          <table:table-cell table:formula="of:=[$Sheet1.G20]" office:value-type="float" office:value="0.31467" calcext:value-type="float">
            <text:p>3.14670E-01</text:p>
          </table:table-cell>
          <table:table-cell table:formula="of:=[$Sheet1.H20]" office:value-type="float" office:value="0" calcext:value-type="float">
            <text:p>0.00000E+00</text:p>
          </table:table-cell>
          <table:table-cell table:formula="of:=[$Sheet1.I20]" office:value-type="float" office:value="0" calcext:value-type="float">
            <text:p>0.00000E+00</text:p>
          </table:table-cell>
          <table:table-cell table:formula="of:=[$Sheet1.J20]" office:value-type="float" office:value="0" calcext:value-type="float">
            <text:p>0.00000E+00</text:p>
          </table:table-cell>
          <table:table-cell table:formula="of:=[$Sheet1.K2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0]" office:value-type="float" office:value="2.21435" calcext:value-type="float">
            <text:p>2.21435E+00</text:p>
          </table:table-cell>
          <table:table-cell table:formula="of:=[$Sheet1.M20]" office:value-type="float" office:value="2.21435" calcext:value-type="float">
            <text:p>2.21435E+00</text:p>
          </table:table-cell>
          <table:table-cell table:formula="of:=[$Sheet1.N20]" office:value-type="float" office:value="0" calcext:value-type="float">
            <text:p>0.00000E+00</text:p>
          </table:table-cell>
          <table:table-cell table:formula="of:=[$Sheet1.O20]" office:value-type="float" office:value="0" calcext:value-type="float">
            <text:p>0.00000E+00</text:p>
          </table:table-cell>
          <table:table-cell table:formula="of:=[$Sheet1.P20]" office:value-type="float" office:value="0" calcext:value-type="float">
            <text:p>0.00000E+00</text:p>
          </table:table-cell>
          <table:table-cell table:formula="of:=[$Sheet1.Q2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1]" office:value-type="float" office:value="7441200000000001" calcext:value-type="float">
            <text:p>7.44120E+15</text:p>
          </table:table-cell>
          <table:table-cell table:formula="of:=[$Sheet1.B21]" office:value-type="float" office:value="1.5059E+037" calcext:value-type="float">
            <text:p>1.50590E+37</text:p>
          </table:table-cell>
          <table:table-cell table:formula="of:=[$Sheet1.C21]" office:value-type="float" office:value="1.85332" calcext:value-type="float">
            <text:p>1.85332E+00</text:p>
          </table:table-cell>
          <table:table-cell table:formula="of:=[$Sheet1.D21]" office:value-type="float" office:value="0.31366" calcext:value-type="float">
            <text:p>3.13660E-01</text:p>
          </table:table-cell>
          <table:table-cell table:formula="of:=[$Sheet1.E21]" office:value-type="float" office:value="0" calcext:value-type="float">
            <text:p>0.00000E+00</text:p>
          </table:table-cell>
          <table:table-cell table:formula="of:=[$Sheet1.F21]" office:value-type="float" office:value="0.68634" calcext:value-type="float">
            <text:p>6.86340E-01</text:p>
          </table:table-cell>
          <table:table-cell table:formula="of:=[$Sheet1.G21]" office:value-type="float" office:value="0.31366" calcext:value-type="float">
            <text:p>3.13660E-01</text:p>
          </table:table-cell>
          <table:table-cell table:formula="of:=[$Sheet1.H21]" office:value-type="float" office:value="0" calcext:value-type="float">
            <text:p>0.00000E+00</text:p>
          </table:table-cell>
          <table:table-cell table:formula="of:=[$Sheet1.I21]" office:value-type="float" office:value="0" calcext:value-type="float">
            <text:p>0.00000E+00</text:p>
          </table:table-cell>
          <table:table-cell table:formula="of:=[$Sheet1.J21]" office:value-type="float" office:value="0" calcext:value-type="float">
            <text:p>0.00000E+00</text:p>
          </table:table-cell>
          <table:table-cell table:formula="of:=[$Sheet1.K2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1]" office:value-type="float" office:value="2.20796" calcext:value-type="float">
            <text:p>2.20796E+00</text:p>
          </table:table-cell>
          <table:table-cell table:formula="of:=[$Sheet1.M21]" office:value-type="float" office:value="2.20796" calcext:value-type="float">
            <text:p>2.20796E+00</text:p>
          </table:table-cell>
          <table:table-cell table:formula="of:=[$Sheet1.N21]" office:value-type="float" office:value="0" calcext:value-type="float">
            <text:p>0.00000E+00</text:p>
          </table:table-cell>
          <table:table-cell table:formula="of:=[$Sheet1.O21]" office:value-type="float" office:value="0" calcext:value-type="float">
            <text:p>0.00000E+00</text:p>
          </table:table-cell>
          <table:table-cell table:formula="of:=[$Sheet1.P21]" office:value-type="float" office:value="0" calcext:value-type="float">
            <text:p>0.00000E+00</text:p>
          </table:table-cell>
          <table:table-cell table:formula="of:=[$Sheet1.Q2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2]" office:value-type="float" office:value="7387000000000000" calcext:value-type="float">
            <text:p>7.38700E+15</text:p>
          </table:table-cell>
          <table:table-cell table:formula="of:=[$Sheet1.B22]" office:value-type="float" office:value="1.4816E+037" calcext:value-type="float">
            <text:p>1.48160E+37</text:p>
          </table:table-cell>
          <table:table-cell table:formula="of:=[$Sheet1.C22]" office:value-type="float" office:value="1.84914" calcext:value-type="float">
            <text:p>1.84914E+00</text:p>
          </table:table-cell>
          <table:table-cell table:formula="of:=[$Sheet1.D22]" office:value-type="float" office:value="0.31265" calcext:value-type="float">
            <text:p>3.12650E-01</text:p>
          </table:table-cell>
          <table:table-cell table:formula="of:=[$Sheet1.E22]" office:value-type="float" office:value="0" calcext:value-type="float">
            <text:p>0.00000E+00</text:p>
          </table:table-cell>
          <table:table-cell table:formula="of:=[$Sheet1.F22]" office:value-type="float" office:value="0.68735" calcext:value-type="float">
            <text:p>6.87350E-01</text:p>
          </table:table-cell>
          <table:table-cell table:formula="of:=[$Sheet1.G22]" office:value-type="float" office:value="0.31265" calcext:value-type="float">
            <text:p>3.12650E-01</text:p>
          </table:table-cell>
          <table:table-cell table:formula="of:=[$Sheet1.H22]" office:value-type="float" office:value="0" calcext:value-type="float">
            <text:p>0.00000E+00</text:p>
          </table:table-cell>
          <table:table-cell table:formula="of:=[$Sheet1.I22]" office:value-type="float" office:value="0" calcext:value-type="float">
            <text:p>0.00000E+00</text:p>
          </table:table-cell>
          <table:table-cell table:formula="of:=[$Sheet1.J22]" office:value-type="float" office:value="0" calcext:value-type="float">
            <text:p>0.00000E+00</text:p>
          </table:table-cell>
          <table:table-cell table:formula="of:=[$Sheet1.K2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2]" office:value-type="float" office:value="2.20157" calcext:value-type="float">
            <text:p>2.20157E+00</text:p>
          </table:table-cell>
          <table:table-cell table:formula="of:=[$Sheet1.M22]" office:value-type="float" office:value="2.20157" calcext:value-type="float">
            <text:p>2.20157E+00</text:p>
          </table:table-cell>
          <table:table-cell table:formula="of:=[$Sheet1.N22]" office:value-type="float" office:value="0" calcext:value-type="float">
            <text:p>0.00000E+00</text:p>
          </table:table-cell>
          <table:table-cell table:formula="of:=[$Sheet1.O22]" office:value-type="float" office:value="0" calcext:value-type="float">
            <text:p>0.00000E+00</text:p>
          </table:table-cell>
          <table:table-cell table:formula="of:=[$Sheet1.P22]" office:value-type="float" office:value="0" calcext:value-type="float">
            <text:p>0.00000E+00</text:p>
          </table:table-cell>
          <table:table-cell table:formula="of:=[$Sheet1.Q2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3]" office:value-type="float" office:value="7332800000000000" calcext:value-type="float">
            <text:p>7.33280E+15</text:p>
          </table:table-cell>
          <table:table-cell table:formula="of:=[$Sheet1.B23]" office:value-type="float" office:value="1.4575E+037" calcext:value-type="float">
            <text:p>1.45750E+37</text:p>
          </table:table-cell>
          <table:table-cell table:formula="of:=[$Sheet1.C23]" office:value-type="float" office:value="1.84493" calcext:value-type="float">
            <text:p>1.84493E+00</text:p>
          </table:table-cell>
          <table:table-cell table:formula="of:=[$Sheet1.D23]" office:value-type="float" office:value="0.31163" calcext:value-type="float">
            <text:p>3.11630E-01</text:p>
          </table:table-cell>
          <table:table-cell table:formula="of:=[$Sheet1.E23]" office:value-type="float" office:value="0" calcext:value-type="float">
            <text:p>0.00000E+00</text:p>
          </table:table-cell>
          <table:table-cell table:formula="of:=[$Sheet1.F23]" office:value-type="float" office:value="0.68837" calcext:value-type="float">
            <text:p>6.88370E-01</text:p>
          </table:table-cell>
          <table:table-cell table:formula="of:=[$Sheet1.G23]" office:value-type="float" office:value="0.31163" calcext:value-type="float">
            <text:p>3.11630E-01</text:p>
          </table:table-cell>
          <table:table-cell table:formula="of:=[$Sheet1.H23]" office:value-type="float" office:value="0" calcext:value-type="float">
            <text:p>0.00000E+00</text:p>
          </table:table-cell>
          <table:table-cell table:formula="of:=[$Sheet1.I23]" office:value-type="float" office:value="0" calcext:value-type="float">
            <text:p>0.00000E+00</text:p>
          </table:table-cell>
          <table:table-cell table:formula="of:=[$Sheet1.J23]" office:value-type="float" office:value="0" calcext:value-type="float">
            <text:p>0.00000E+00</text:p>
          </table:table-cell>
          <table:table-cell table:formula="of:=[$Sheet1.K2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3]" office:value-type="float" office:value="2.19518" calcext:value-type="float">
            <text:p>2.19518E+00</text:p>
          </table:table-cell>
          <table:table-cell table:formula="of:=[$Sheet1.M23]" office:value-type="float" office:value="2.19518" calcext:value-type="float">
            <text:p>2.19518E+00</text:p>
          </table:table-cell>
          <table:table-cell table:formula="of:=[$Sheet1.N23]" office:value-type="float" office:value="0" calcext:value-type="float">
            <text:p>0.00000E+00</text:p>
          </table:table-cell>
          <table:table-cell table:formula="of:=[$Sheet1.O23]" office:value-type="float" office:value="0" calcext:value-type="float">
            <text:p>0.00000E+00</text:p>
          </table:table-cell>
          <table:table-cell table:formula="of:=[$Sheet1.P23]" office:value-type="float" office:value="0" calcext:value-type="float">
            <text:p>0.00000E+00</text:p>
          </table:table-cell>
          <table:table-cell table:formula="of:=[$Sheet1.Q2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4]" office:value-type="float" office:value="7278800000000001" calcext:value-type="float">
            <text:p>7.27880E+15</text:p>
          </table:table-cell>
          <table:table-cell table:formula="of:=[$Sheet1.B24]" office:value-type="float" office:value="1.4337E+037" calcext:value-type="float">
            <text:p>1.43370E+37</text:p>
          </table:table-cell>
          <table:table-cell table:formula="of:=[$Sheet1.C24]" office:value-type="float" office:value="1.84067" calcext:value-type="float">
            <text:p>1.84067E+00</text:p>
          </table:table-cell>
          <table:table-cell table:formula="of:=[$Sheet1.D24]" office:value-type="float" office:value="0.3106" calcext:value-type="float">
            <text:p>3.10600E-01</text:p>
          </table:table-cell>
          <table:table-cell table:formula="of:=[$Sheet1.E24]" office:value-type="float" office:value="0" calcext:value-type="float">
            <text:p>0.00000E+00</text:p>
          </table:table-cell>
          <table:table-cell table:formula="of:=[$Sheet1.F24]" office:value-type="float" office:value="0.6894" calcext:value-type="float">
            <text:p>6.89400E-01</text:p>
          </table:table-cell>
          <table:table-cell table:formula="of:=[$Sheet1.G24]" office:value-type="float" office:value="0.3106" calcext:value-type="float">
            <text:p>3.10600E-01</text:p>
          </table:table-cell>
          <table:table-cell table:formula="of:=[$Sheet1.H24]" office:value-type="float" office:value="0" calcext:value-type="float">
            <text:p>0.00000E+00</text:p>
          </table:table-cell>
          <table:table-cell table:formula="of:=[$Sheet1.I24]" office:value-type="float" office:value="0" calcext:value-type="float">
            <text:p>0.00000E+00</text:p>
          </table:table-cell>
          <table:table-cell table:formula="of:=[$Sheet1.J24]" office:value-type="float" office:value="0" calcext:value-type="float">
            <text:p>0.00000E+00</text:p>
          </table:table-cell>
          <table:table-cell table:formula="of:=[$Sheet1.K2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4]" office:value-type="float" office:value="2.18879" calcext:value-type="float">
            <text:p>2.18879E+00</text:p>
          </table:table-cell>
          <table:table-cell table:formula="of:=[$Sheet1.M24]" office:value-type="float" office:value="2.18879" calcext:value-type="float">
            <text:p>2.18879E+00</text:p>
          </table:table-cell>
          <table:table-cell table:formula="of:=[$Sheet1.N24]" office:value-type="float" office:value="0" calcext:value-type="float">
            <text:p>0.00000E+00</text:p>
          </table:table-cell>
          <table:table-cell table:formula="of:=[$Sheet1.O24]" office:value-type="float" office:value="0" calcext:value-type="float">
            <text:p>0.00000E+00</text:p>
          </table:table-cell>
          <table:table-cell table:formula="of:=[$Sheet1.P24]" office:value-type="float" office:value="0" calcext:value-type="float">
            <text:p>0.00000E+00</text:p>
          </table:table-cell>
          <table:table-cell table:formula="of:=[$Sheet1.Q2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5]" office:value-type="float" office:value="7224900000000001" calcext:value-type="float">
            <text:p>7.22490E+15</text:p>
          </table:table-cell>
          <table:table-cell table:formula="of:=[$Sheet1.B25]" office:value-type="float" office:value="1.4101E+037" calcext:value-type="float">
            <text:p>1.41010E+37</text:p>
          </table:table-cell>
          <table:table-cell table:formula="of:=[$Sheet1.C25]" office:value-type="float" office:value="1.83638" calcext:value-type="float">
            <text:p>1.83638E+00</text:p>
          </table:table-cell>
          <table:table-cell table:formula="of:=[$Sheet1.D25]" office:value-type="float" office:value="0.30956" calcext:value-type="float">
            <text:p>3.09560E-01</text:p>
          </table:table-cell>
          <table:table-cell table:formula="of:=[$Sheet1.E25]" office:value-type="float" office:value="0" calcext:value-type="float">
            <text:p>0.00000E+00</text:p>
          </table:table-cell>
          <table:table-cell table:formula="of:=[$Sheet1.F25]" office:value-type="float" office:value="0.69044" calcext:value-type="float">
            <text:p>6.90440E-01</text:p>
          </table:table-cell>
          <table:table-cell table:formula="of:=[$Sheet1.G25]" office:value-type="float" office:value="0.30956" calcext:value-type="float">
            <text:p>3.09560E-01</text:p>
          </table:table-cell>
          <table:table-cell table:formula="of:=[$Sheet1.H25]" office:value-type="float" office:value="0" calcext:value-type="float">
            <text:p>0.00000E+00</text:p>
          </table:table-cell>
          <table:table-cell table:formula="of:=[$Sheet1.I25]" office:value-type="float" office:value="0" calcext:value-type="float">
            <text:p>0.00000E+00</text:p>
          </table:table-cell>
          <table:table-cell table:formula="of:=[$Sheet1.J25]" office:value-type="float" office:value="0" calcext:value-type="float">
            <text:p>0.00000E+00</text:p>
          </table:table-cell>
          <table:table-cell table:formula="of:=[$Sheet1.K2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5]" office:value-type="float" office:value="2.1824" calcext:value-type="float">
            <text:p>2.18240E+00</text:p>
          </table:table-cell>
          <table:table-cell table:formula="of:=[$Sheet1.M25]" office:value-type="float" office:value="2.1824" calcext:value-type="float">
            <text:p>2.18240E+00</text:p>
          </table:table-cell>
          <table:table-cell table:formula="of:=[$Sheet1.N25]" office:value-type="float" office:value="0" calcext:value-type="float">
            <text:p>0.00000E+00</text:p>
          </table:table-cell>
          <table:table-cell table:formula="of:=[$Sheet1.O25]" office:value-type="float" office:value="0" calcext:value-type="float">
            <text:p>0.00000E+00</text:p>
          </table:table-cell>
          <table:table-cell table:formula="of:=[$Sheet1.P25]" office:value-type="float" office:value="0" calcext:value-type="float">
            <text:p>0.00000E+00</text:p>
          </table:table-cell>
          <table:table-cell table:formula="of:=[$Sheet1.Q2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6]" office:value-type="float" office:value="7171200000000001" calcext:value-type="float">
            <text:p>7.17120E+15</text:p>
          </table:table-cell>
          <table:table-cell table:formula="of:=[$Sheet1.B26]" office:value-type="float" office:value="1.3869E+037" calcext:value-type="float">
            <text:p>1.38690E+37</text:p>
          </table:table-cell>
          <table:table-cell table:formula="of:=[$Sheet1.C26]" office:value-type="float" office:value="1.83204" calcext:value-type="float">
            <text:p>1.83204E+00</text:p>
          </table:table-cell>
          <table:table-cell table:formula="of:=[$Sheet1.D26]" office:value-type="float" office:value="0.30852" calcext:value-type="float">
            <text:p>3.08520E-01</text:p>
          </table:table-cell>
          <table:table-cell table:formula="of:=[$Sheet1.E26]" office:value-type="float" office:value="0" calcext:value-type="float">
            <text:p>0.00000E+00</text:p>
          </table:table-cell>
          <table:table-cell table:formula="of:=[$Sheet1.F26]" office:value-type="float" office:value="0.69148" calcext:value-type="float">
            <text:p>6.91480E-01</text:p>
          </table:table-cell>
          <table:table-cell table:formula="of:=[$Sheet1.G26]" office:value-type="float" office:value="0.30852" calcext:value-type="float">
            <text:p>3.08520E-01</text:p>
          </table:table-cell>
          <table:table-cell table:formula="of:=[$Sheet1.H26]" office:value-type="float" office:value="0" calcext:value-type="float">
            <text:p>0.00000E+00</text:p>
          </table:table-cell>
          <table:table-cell table:formula="of:=[$Sheet1.I26]" office:value-type="float" office:value="0" calcext:value-type="float">
            <text:p>0.00000E+00</text:p>
          </table:table-cell>
          <table:table-cell table:formula="of:=[$Sheet1.J26]" office:value-type="float" office:value="0" calcext:value-type="float">
            <text:p>0.00000E+00</text:p>
          </table:table-cell>
          <table:table-cell table:formula="of:=[$Sheet1.K2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6]" office:value-type="float" office:value="2.17601" calcext:value-type="float">
            <text:p>2.17601E+00</text:p>
          </table:table-cell>
          <table:table-cell table:formula="of:=[$Sheet1.M26]" office:value-type="float" office:value="2.17601" calcext:value-type="float">
            <text:p>2.17601E+00</text:p>
          </table:table-cell>
          <table:table-cell table:formula="of:=[$Sheet1.N26]" office:value-type="float" office:value="0" calcext:value-type="float">
            <text:p>0.00000E+00</text:p>
          </table:table-cell>
          <table:table-cell table:formula="of:=[$Sheet1.O26]" office:value-type="float" office:value="0" calcext:value-type="float">
            <text:p>0.00000E+00</text:p>
          </table:table-cell>
          <table:table-cell table:formula="of:=[$Sheet1.P26]" office:value-type="float" office:value="0" calcext:value-type="float">
            <text:p>0.00000E+00</text:p>
          </table:table-cell>
          <table:table-cell table:formula="of:=[$Sheet1.Q2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7]" office:value-type="float" office:value="7117500000000001" calcext:value-type="float">
            <text:p>7.11750E+15</text:p>
          </table:table-cell>
          <table:table-cell table:formula="of:=[$Sheet1.B27]" office:value-type="float" office:value="1.3639E+037" calcext:value-type="float">
            <text:p>1.36390E+37</text:p>
          </table:table-cell>
          <table:table-cell table:formula="of:=[$Sheet1.C27]" office:value-type="float" office:value="1.82767" calcext:value-type="float">
            <text:p>1.82767E+00</text:p>
          </table:table-cell>
          <table:table-cell table:formula="of:=[$Sheet1.D27]" office:value-type="float" office:value="0.30747" calcext:value-type="float">
            <text:p>3.07470E-01</text:p>
          </table:table-cell>
          <table:table-cell table:formula="of:=[$Sheet1.E27]" office:value-type="float" office:value="0" calcext:value-type="float">
            <text:p>0.00000E+00</text:p>
          </table:table-cell>
          <table:table-cell table:formula="of:=[$Sheet1.F27]" office:value-type="float" office:value="0.69253" calcext:value-type="float">
            <text:p>6.92530E-01</text:p>
          </table:table-cell>
          <table:table-cell table:formula="of:=[$Sheet1.G27]" office:value-type="float" office:value="0.30747" calcext:value-type="float">
            <text:p>3.07470E-01</text:p>
          </table:table-cell>
          <table:table-cell table:formula="of:=[$Sheet1.H27]" office:value-type="float" office:value="0" calcext:value-type="float">
            <text:p>0.00000E+00</text:p>
          </table:table-cell>
          <table:table-cell table:formula="of:=[$Sheet1.I27]" office:value-type="float" office:value="0" calcext:value-type="float">
            <text:p>0.00000E+00</text:p>
          </table:table-cell>
          <table:table-cell table:formula="of:=[$Sheet1.J27]" office:value-type="float" office:value="0" calcext:value-type="float">
            <text:p>0.00000E+00</text:p>
          </table:table-cell>
          <table:table-cell table:formula="of:=[$Sheet1.K2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7]" office:value-type="float" office:value="2.16962" calcext:value-type="float">
            <text:p>2.16962E+00</text:p>
          </table:table-cell>
          <table:table-cell table:formula="of:=[$Sheet1.M27]" office:value-type="float" office:value="2.16962" calcext:value-type="float">
            <text:p>2.16962E+00</text:p>
          </table:table-cell>
          <table:table-cell table:formula="of:=[$Sheet1.N27]" office:value-type="float" office:value="0" calcext:value-type="float">
            <text:p>0.00000E+00</text:p>
          </table:table-cell>
          <table:table-cell table:formula="of:=[$Sheet1.O27]" office:value-type="float" office:value="0" calcext:value-type="float">
            <text:p>0.00000E+00</text:p>
          </table:table-cell>
          <table:table-cell table:formula="of:=[$Sheet1.P27]" office:value-type="float" office:value="0" calcext:value-type="float">
            <text:p>0.00000E+00</text:p>
          </table:table-cell>
          <table:table-cell table:formula="of:=[$Sheet1.Q2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8]" office:value-type="float" office:value="7064000000000000" calcext:value-type="float">
            <text:p>7.06400E+15</text:p>
          </table:table-cell>
          <table:table-cell table:formula="of:=[$Sheet1.B28]" office:value-type="float" office:value="1.3412E+037" calcext:value-type="float">
            <text:p>1.34120E+37</text:p>
          </table:table-cell>
          <table:table-cell table:formula="of:=[$Sheet1.C28]" office:value-type="float" office:value="1.82326" calcext:value-type="float">
            <text:p>1.82326E+00</text:p>
          </table:table-cell>
          <table:table-cell table:formula="of:=[$Sheet1.D28]" office:value-type="float" office:value="0.30641" calcext:value-type="float">
            <text:p>3.06410E-01</text:p>
          </table:table-cell>
          <table:table-cell table:formula="of:=[$Sheet1.E28]" office:value-type="float" office:value="0" calcext:value-type="float">
            <text:p>0.00000E+00</text:p>
          </table:table-cell>
          <table:table-cell table:formula="of:=[$Sheet1.F28]" office:value-type="float" office:value="0.69359" calcext:value-type="float">
            <text:p>6.93590E-01</text:p>
          </table:table-cell>
          <table:table-cell table:formula="of:=[$Sheet1.G28]" office:value-type="float" office:value="0.30641" calcext:value-type="float">
            <text:p>3.06410E-01</text:p>
          </table:table-cell>
          <table:table-cell table:formula="of:=[$Sheet1.H28]" office:value-type="float" office:value="0" calcext:value-type="float">
            <text:p>0.00000E+00</text:p>
          </table:table-cell>
          <table:table-cell table:formula="of:=[$Sheet1.I28]" office:value-type="float" office:value="0" calcext:value-type="float">
            <text:p>0.00000E+00</text:p>
          </table:table-cell>
          <table:table-cell table:formula="of:=[$Sheet1.J28]" office:value-type="float" office:value="0" calcext:value-type="float">
            <text:p>0.00000E+00</text:p>
          </table:table-cell>
          <table:table-cell table:formula="of:=[$Sheet1.K2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8]" office:value-type="float" office:value="2.16323" calcext:value-type="float">
            <text:p>2.16323E+00</text:p>
          </table:table-cell>
          <table:table-cell table:formula="of:=[$Sheet1.M28]" office:value-type="float" office:value="2.16323" calcext:value-type="float">
            <text:p>2.16323E+00</text:p>
          </table:table-cell>
          <table:table-cell table:formula="of:=[$Sheet1.N28]" office:value-type="float" office:value="0" calcext:value-type="float">
            <text:p>0.00000E+00</text:p>
          </table:table-cell>
          <table:table-cell table:formula="of:=[$Sheet1.O28]" office:value-type="float" office:value="0" calcext:value-type="float">
            <text:p>0.00000E+00</text:p>
          </table:table-cell>
          <table:table-cell table:formula="of:=[$Sheet1.P28]" office:value-type="float" office:value="0" calcext:value-type="float">
            <text:p>0.00000E+00</text:p>
          </table:table-cell>
          <table:table-cell table:formula="of:=[$Sheet1.Q2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9]" office:value-type="float" office:value="7010600000000000" calcext:value-type="float">
            <text:p>7.01060E+15</text:p>
          </table:table-cell>
          <table:table-cell table:formula="of:=[$Sheet1.B29]" office:value-type="float" office:value="1.3187E+037" calcext:value-type="float">
            <text:p>1.31870E+37</text:p>
          </table:table-cell>
          <table:table-cell table:formula="of:=[$Sheet1.C29]" office:value-type="float" office:value="1.81881" calcext:value-type="float">
            <text:p>1.81881E+00</text:p>
          </table:table-cell>
          <table:table-cell table:formula="of:=[$Sheet1.D29]" office:value-type="float" office:value="0.30535" calcext:value-type="float">
            <text:p>3.05350E-01</text:p>
          </table:table-cell>
          <table:table-cell table:formula="of:=[$Sheet1.E29]" office:value-type="float" office:value="0" calcext:value-type="float">
            <text:p>0.00000E+00</text:p>
          </table:table-cell>
          <table:table-cell table:formula="of:=[$Sheet1.F29]" office:value-type="float" office:value="0.69465" calcext:value-type="float">
            <text:p>6.94650E-01</text:p>
          </table:table-cell>
          <table:table-cell table:formula="of:=[$Sheet1.G29]" office:value-type="float" office:value="0.30535" calcext:value-type="float">
            <text:p>3.05350E-01</text:p>
          </table:table-cell>
          <table:table-cell table:formula="of:=[$Sheet1.H29]" office:value-type="float" office:value="0" calcext:value-type="float">
            <text:p>0.00000E+00</text:p>
          </table:table-cell>
          <table:table-cell table:formula="of:=[$Sheet1.I29]" office:value-type="float" office:value="0" calcext:value-type="float">
            <text:p>0.00000E+00</text:p>
          </table:table-cell>
          <table:table-cell table:formula="of:=[$Sheet1.J29]" office:value-type="float" office:value="0" calcext:value-type="float">
            <text:p>0.00000E+00</text:p>
          </table:table-cell>
          <table:table-cell table:formula="of:=[$Sheet1.K2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9]" office:value-type="float" office:value="2.15684" calcext:value-type="float">
            <text:p>2.15684E+00</text:p>
          </table:table-cell>
          <table:table-cell table:formula="of:=[$Sheet1.M29]" office:value-type="float" office:value="2.15684" calcext:value-type="float">
            <text:p>2.15684E+00</text:p>
          </table:table-cell>
          <table:table-cell table:formula="of:=[$Sheet1.N29]" office:value-type="float" office:value="0" calcext:value-type="float">
            <text:p>0.00000E+00</text:p>
          </table:table-cell>
          <table:table-cell table:formula="of:=[$Sheet1.O29]" office:value-type="float" office:value="0" calcext:value-type="float">
            <text:p>0.00000E+00</text:p>
          </table:table-cell>
          <table:table-cell table:formula="of:=[$Sheet1.P29]" office:value-type="float" office:value="0" calcext:value-type="float">
            <text:p>0.00000E+00</text:p>
          </table:table-cell>
          <table:table-cell table:formula="of:=[$Sheet1.Q2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0]" office:value-type="float" office:value="6957300000000001" calcext:value-type="float">
            <text:p>6.95730E+15</text:p>
          </table:table-cell>
          <table:table-cell table:formula="of:=[$Sheet1.B30]" office:value-type="float" office:value="1.2965E+037" calcext:value-type="float">
            <text:p>1.29650E+37</text:p>
          </table:table-cell>
          <table:table-cell table:formula="of:=[$Sheet1.C30]" office:value-type="float" office:value="1.81431" calcext:value-type="float">
            <text:p>1.81431E+00</text:p>
          </table:table-cell>
          <table:table-cell table:formula="of:=[$Sheet1.D30]" office:value-type="float" office:value="0.30428" calcext:value-type="float">
            <text:p>3.04280E-01</text:p>
          </table:table-cell>
          <table:table-cell table:formula="of:=[$Sheet1.E30]" office:value-type="float" office:value="0" calcext:value-type="float">
            <text:p>0.00000E+00</text:p>
          </table:table-cell>
          <table:table-cell table:formula="of:=[$Sheet1.F30]" office:value-type="float" office:value="0.69572" calcext:value-type="float">
            <text:p>6.95720E-01</text:p>
          </table:table-cell>
          <table:table-cell table:formula="of:=[$Sheet1.G30]" office:value-type="float" office:value="0.30428" calcext:value-type="float">
            <text:p>3.04280E-01</text:p>
          </table:table-cell>
          <table:table-cell table:formula="of:=[$Sheet1.H30]" office:value-type="float" office:value="0" calcext:value-type="float">
            <text:p>0.00000E+00</text:p>
          </table:table-cell>
          <table:table-cell table:formula="of:=[$Sheet1.I30]" office:value-type="float" office:value="0" calcext:value-type="float">
            <text:p>0.00000E+00</text:p>
          </table:table-cell>
          <table:table-cell table:formula="of:=[$Sheet1.J30]" office:value-type="float" office:value="0" calcext:value-type="float">
            <text:p>0.00000E+00</text:p>
          </table:table-cell>
          <table:table-cell table:formula="of:=[$Sheet1.K3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0]" office:value-type="float" office:value="2.15045" calcext:value-type="float">
            <text:p>2.15045E+00</text:p>
          </table:table-cell>
          <table:table-cell table:formula="of:=[$Sheet1.M30]" office:value-type="float" office:value="2.15045" calcext:value-type="float">
            <text:p>2.15045E+00</text:p>
          </table:table-cell>
          <table:table-cell table:formula="of:=[$Sheet1.N30]" office:value-type="float" office:value="0" calcext:value-type="float">
            <text:p>0.00000E+00</text:p>
          </table:table-cell>
          <table:table-cell table:formula="of:=[$Sheet1.O30]" office:value-type="float" office:value="0" calcext:value-type="float">
            <text:p>0.00000E+00</text:p>
          </table:table-cell>
          <table:table-cell table:formula="of:=[$Sheet1.P30]" office:value-type="float" office:value="0" calcext:value-type="float">
            <text:p>0.00000E+00</text:p>
          </table:table-cell>
          <table:table-cell table:formula="of:=[$Sheet1.Q3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1]" office:value-type="float" office:value="6904200000000000" calcext:value-type="float">
            <text:p>6.90420E+15</text:p>
          </table:table-cell>
          <table:table-cell table:formula="of:=[$Sheet1.B31]" office:value-type="float" office:value="1.2746E+037" calcext:value-type="float">
            <text:p>1.27460E+37</text:p>
          </table:table-cell>
          <table:table-cell table:formula="of:=[$Sheet1.C31]" office:value-type="float" office:value="1.80978" calcext:value-type="float">
            <text:p>1.80978E+00</text:p>
          </table:table-cell>
          <table:table-cell table:formula="of:=[$Sheet1.D31]" office:value-type="float" office:value="0.3032" calcext:value-type="float">
            <text:p>3.03200E-01</text:p>
          </table:table-cell>
          <table:table-cell table:formula="of:=[$Sheet1.E31]" office:value-type="float" office:value="0" calcext:value-type="float">
            <text:p>0.00000E+00</text:p>
          </table:table-cell>
          <table:table-cell table:formula="of:=[$Sheet1.F31]" office:value-type="float" office:value="0.6968" calcext:value-type="float">
            <text:p>6.96800E-01</text:p>
          </table:table-cell>
          <table:table-cell table:formula="of:=[$Sheet1.G31]" office:value-type="float" office:value="0.3032" calcext:value-type="float">
            <text:p>3.03200E-01</text:p>
          </table:table-cell>
          <table:table-cell table:formula="of:=[$Sheet1.H31]" office:value-type="float" office:value="0" calcext:value-type="float">
            <text:p>0.00000E+00</text:p>
          </table:table-cell>
          <table:table-cell table:formula="of:=[$Sheet1.I31]" office:value-type="float" office:value="0" calcext:value-type="float">
            <text:p>0.00000E+00</text:p>
          </table:table-cell>
          <table:table-cell table:formula="of:=[$Sheet1.J31]" office:value-type="float" office:value="0" calcext:value-type="float">
            <text:p>0.00000E+00</text:p>
          </table:table-cell>
          <table:table-cell table:formula="of:=[$Sheet1.K3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1]" office:value-type="float" office:value="2.14406" calcext:value-type="float">
            <text:p>2.14406E+00</text:p>
          </table:table-cell>
          <table:table-cell table:formula="of:=[$Sheet1.M31]" office:value-type="float" office:value="2.14406" calcext:value-type="float">
            <text:p>2.14406E+00</text:p>
          </table:table-cell>
          <table:table-cell table:formula="of:=[$Sheet1.N31]" office:value-type="float" office:value="0" calcext:value-type="float">
            <text:p>0.00000E+00</text:p>
          </table:table-cell>
          <table:table-cell table:formula="of:=[$Sheet1.O31]" office:value-type="float" office:value="0" calcext:value-type="float">
            <text:p>0.00000E+00</text:p>
          </table:table-cell>
          <table:table-cell table:formula="of:=[$Sheet1.P31]" office:value-type="float" office:value="0" calcext:value-type="float">
            <text:p>0.00000E+00</text:p>
          </table:table-cell>
          <table:table-cell table:formula="of:=[$Sheet1.Q3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2]" office:value-type="float" office:value="6851200000000001" calcext:value-type="float">
            <text:p>6.85120E+15</text:p>
          </table:table-cell>
          <table:table-cell table:formula="of:=[$Sheet1.B32]" office:value-type="float" office:value="1.2529E+037" calcext:value-type="float">
            <text:p>1.25290E+37</text:p>
          </table:table-cell>
          <table:table-cell table:formula="of:=[$Sheet1.C32]" office:value-type="float" office:value="1.8052" calcext:value-type="float">
            <text:p>1.80520E+00</text:p>
          </table:table-cell>
          <table:table-cell table:formula="of:=[$Sheet1.D32]" office:value-type="float" office:value="0.30212" calcext:value-type="float">
            <text:p>3.02120E-01</text:p>
          </table:table-cell>
          <table:table-cell table:formula="of:=[$Sheet1.E32]" office:value-type="float" office:value="0" calcext:value-type="float">
            <text:p>0.00000E+00</text:p>
          </table:table-cell>
          <table:table-cell table:formula="of:=[$Sheet1.F32]" office:value-type="float" office:value="0.69788" calcext:value-type="float">
            <text:p>6.97880E-01</text:p>
          </table:table-cell>
          <table:table-cell table:formula="of:=[$Sheet1.G32]" office:value-type="float" office:value="0.30212" calcext:value-type="float">
            <text:p>3.02120E-01</text:p>
          </table:table-cell>
          <table:table-cell table:formula="of:=[$Sheet1.H32]" office:value-type="float" office:value="0" calcext:value-type="float">
            <text:p>0.00000E+00</text:p>
          </table:table-cell>
          <table:table-cell table:formula="of:=[$Sheet1.I32]" office:value-type="float" office:value="0" calcext:value-type="float">
            <text:p>0.00000E+00</text:p>
          </table:table-cell>
          <table:table-cell table:formula="of:=[$Sheet1.J32]" office:value-type="float" office:value="0" calcext:value-type="float">
            <text:p>0.00000E+00</text:p>
          </table:table-cell>
          <table:table-cell table:formula="of:=[$Sheet1.K3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2]" office:value-type="float" office:value="2.13767" calcext:value-type="float">
            <text:p>2.13767E+00</text:p>
          </table:table-cell>
          <table:table-cell table:formula="of:=[$Sheet1.M32]" office:value-type="float" office:value="2.13767" calcext:value-type="float">
            <text:p>2.13767E+00</text:p>
          </table:table-cell>
          <table:table-cell table:formula="of:=[$Sheet1.N32]" office:value-type="float" office:value="0" calcext:value-type="float">
            <text:p>0.00000E+00</text:p>
          </table:table-cell>
          <table:table-cell table:formula="of:=[$Sheet1.O32]" office:value-type="float" office:value="0" calcext:value-type="float">
            <text:p>0.00000E+00</text:p>
          </table:table-cell>
          <table:table-cell table:formula="of:=[$Sheet1.P32]" office:value-type="float" office:value="0" calcext:value-type="float">
            <text:p>0.00000E+00</text:p>
          </table:table-cell>
          <table:table-cell table:formula="of:=[$Sheet1.Q3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3]" office:value-type="float" office:value="6798300000000000" calcext:value-type="float">
            <text:p>6.79830E+15</text:p>
          </table:table-cell>
          <table:table-cell table:formula="of:=[$Sheet1.B33]" office:value-type="float" office:value="1.2315E+037" calcext:value-type="float">
            <text:p>1.23150E+37</text:p>
          </table:table-cell>
          <table:table-cell table:formula="of:=[$Sheet1.C33]" office:value-type="float" office:value="1.80058" calcext:value-type="float">
            <text:p>1.80058E+00</text:p>
          </table:table-cell>
          <table:table-cell table:formula="of:=[$Sheet1.D33]" office:value-type="float" office:value="0.30103" calcext:value-type="float">
            <text:p>3.01030E-01</text:p>
          </table:table-cell>
          <table:table-cell table:formula="of:=[$Sheet1.E33]" office:value-type="float" office:value="0" calcext:value-type="float">
            <text:p>0.00000E+00</text:p>
          </table:table-cell>
          <table:table-cell table:formula="of:=[$Sheet1.F33]" office:value-type="float" office:value="0.69897" calcext:value-type="float">
            <text:p>6.98970E-01</text:p>
          </table:table-cell>
          <table:table-cell table:formula="of:=[$Sheet1.G33]" office:value-type="float" office:value="0.30103" calcext:value-type="float">
            <text:p>3.01030E-01</text:p>
          </table:table-cell>
          <table:table-cell table:formula="of:=[$Sheet1.H33]" office:value-type="float" office:value="0" calcext:value-type="float">
            <text:p>0.00000E+00</text:p>
          </table:table-cell>
          <table:table-cell table:formula="of:=[$Sheet1.I33]" office:value-type="float" office:value="0" calcext:value-type="float">
            <text:p>0.00000E+00</text:p>
          </table:table-cell>
          <table:table-cell table:formula="of:=[$Sheet1.J33]" office:value-type="float" office:value="0" calcext:value-type="float">
            <text:p>0.00000E+00</text:p>
          </table:table-cell>
          <table:table-cell table:formula="of:=[$Sheet1.K3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3]" office:value-type="float" office:value="2.13128" calcext:value-type="float">
            <text:p>2.13128E+00</text:p>
          </table:table-cell>
          <table:table-cell table:formula="of:=[$Sheet1.M33]" office:value-type="float" office:value="2.13128" calcext:value-type="float">
            <text:p>2.13128E+00</text:p>
          </table:table-cell>
          <table:table-cell table:formula="of:=[$Sheet1.N33]" office:value-type="float" office:value="0" calcext:value-type="float">
            <text:p>0.00000E+00</text:p>
          </table:table-cell>
          <table:table-cell table:formula="of:=[$Sheet1.O33]" office:value-type="float" office:value="0" calcext:value-type="float">
            <text:p>0.00000E+00</text:p>
          </table:table-cell>
          <table:table-cell table:formula="of:=[$Sheet1.P33]" office:value-type="float" office:value="0" calcext:value-type="float">
            <text:p>0.00000E+00</text:p>
          </table:table-cell>
          <table:table-cell table:formula="of:=[$Sheet1.Q3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4]" office:value-type="float" office:value="6745500000000001" calcext:value-type="float">
            <text:p>6.74550E+15</text:p>
          </table:table-cell>
          <table:table-cell table:formula="of:=[$Sheet1.B34]" office:value-type="float" office:value="1.2103E+037" calcext:value-type="float">
            <text:p>1.21030E+37</text:p>
          </table:table-cell>
          <table:table-cell table:formula="of:=[$Sheet1.C34]" office:value-type="float" office:value="1.79592" calcext:value-type="float">
            <text:p>1.79592E+00</text:p>
          </table:table-cell>
          <table:table-cell table:formula="of:=[$Sheet1.D34]" office:value-type="float" office:value="0.29993" calcext:value-type="float">
            <text:p>2.99930E-01</text:p>
          </table:table-cell>
          <table:table-cell table:formula="of:=[$Sheet1.E34]" office:value-type="float" office:value="0" calcext:value-type="float">
            <text:p>0.00000E+00</text:p>
          </table:table-cell>
          <table:table-cell table:formula="of:=[$Sheet1.F34]" office:value-type="float" office:value="0.70007" calcext:value-type="float">
            <text:p>7.00070E-01</text:p>
          </table:table-cell>
          <table:table-cell table:formula="of:=[$Sheet1.G34]" office:value-type="float" office:value="0.29993" calcext:value-type="float">
            <text:p>2.99930E-01</text:p>
          </table:table-cell>
          <table:table-cell table:formula="of:=[$Sheet1.H34]" office:value-type="float" office:value="0" calcext:value-type="float">
            <text:p>0.00000E+00</text:p>
          </table:table-cell>
          <table:table-cell table:formula="of:=[$Sheet1.I34]" office:value-type="float" office:value="0" calcext:value-type="float">
            <text:p>0.00000E+00</text:p>
          </table:table-cell>
          <table:table-cell table:formula="of:=[$Sheet1.J34]" office:value-type="float" office:value="0" calcext:value-type="float">
            <text:p>0.00000E+00</text:p>
          </table:table-cell>
          <table:table-cell table:formula="of:=[$Sheet1.K3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4]" office:value-type="float" office:value="2.12489" calcext:value-type="float">
            <text:p>2.12489E+00</text:p>
          </table:table-cell>
          <table:table-cell table:formula="of:=[$Sheet1.M34]" office:value-type="float" office:value="2.12489" calcext:value-type="float">
            <text:p>2.12489E+00</text:p>
          </table:table-cell>
          <table:table-cell table:formula="of:=[$Sheet1.N34]" office:value-type="float" office:value="0" calcext:value-type="float">
            <text:p>0.00000E+00</text:p>
          </table:table-cell>
          <table:table-cell table:formula="of:=[$Sheet1.O34]" office:value-type="float" office:value="0" calcext:value-type="float">
            <text:p>0.00000E+00</text:p>
          </table:table-cell>
          <table:table-cell table:formula="of:=[$Sheet1.P34]" office:value-type="float" office:value="0" calcext:value-type="float">
            <text:p>0.00000E+00</text:p>
          </table:table-cell>
          <table:table-cell table:formula="of:=[$Sheet1.Q3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5]" office:value-type="float" office:value="6692900000000001" calcext:value-type="float">
            <text:p>6.69290E+15</text:p>
          </table:table-cell>
          <table:table-cell table:formula="of:=[$Sheet1.B35]" office:value-type="float" office:value="1.1895E+037" calcext:value-type="float">
            <text:p>1.18950E+37</text:p>
          </table:table-cell>
          <table:table-cell table:formula="of:=[$Sheet1.C35]" office:value-type="float" office:value="1.79121" calcext:value-type="float">
            <text:p>1.79121E+00</text:p>
          </table:table-cell>
          <table:table-cell table:formula="of:=[$Sheet1.D35]" office:value-type="float" office:value="0.29882" calcext:value-type="float">
            <text:p>2.98820E-01</text:p>
          </table:table-cell>
          <table:table-cell table:formula="of:=[$Sheet1.E35]" office:value-type="float" office:value="0" calcext:value-type="float">
            <text:p>0.00000E+00</text:p>
          </table:table-cell>
          <table:table-cell table:formula="of:=[$Sheet1.F35]" office:value-type="float" office:value="0.70118" calcext:value-type="float">
            <text:p>7.01180E-01</text:p>
          </table:table-cell>
          <table:table-cell table:formula="of:=[$Sheet1.G35]" office:value-type="float" office:value="0.29882" calcext:value-type="float">
            <text:p>2.98820E-01</text:p>
          </table:table-cell>
          <table:table-cell table:formula="of:=[$Sheet1.H35]" office:value-type="float" office:value="0" calcext:value-type="float">
            <text:p>0.00000E+00</text:p>
          </table:table-cell>
          <table:table-cell table:formula="of:=[$Sheet1.I35]" office:value-type="float" office:value="0" calcext:value-type="float">
            <text:p>0.00000E+00</text:p>
          </table:table-cell>
          <table:table-cell table:formula="of:=[$Sheet1.J35]" office:value-type="float" office:value="0" calcext:value-type="float">
            <text:p>0.00000E+00</text:p>
          </table:table-cell>
          <table:table-cell table:formula="of:=[$Sheet1.K3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5]" office:value-type="float" office:value="2.1185" calcext:value-type="float">
            <text:p>2.11850E+00</text:p>
          </table:table-cell>
          <table:table-cell table:formula="of:=[$Sheet1.M35]" office:value-type="float" office:value="2.1185" calcext:value-type="float">
            <text:p>2.11850E+00</text:p>
          </table:table-cell>
          <table:table-cell table:formula="of:=[$Sheet1.N35]" office:value-type="float" office:value="0" calcext:value-type="float">
            <text:p>0.00000E+00</text:p>
          </table:table-cell>
          <table:table-cell table:formula="of:=[$Sheet1.O35]" office:value-type="float" office:value="0" calcext:value-type="float">
            <text:p>0.00000E+00</text:p>
          </table:table-cell>
          <table:table-cell table:formula="of:=[$Sheet1.P35]" office:value-type="float" office:value="0" calcext:value-type="float">
            <text:p>0.00000E+00</text:p>
          </table:table-cell>
          <table:table-cell table:formula="of:=[$Sheet1.Q3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6]" office:value-type="float" office:value="6640400000000001" calcext:value-type="float">
            <text:p>6.64040E+15</text:p>
          </table:table-cell>
          <table:table-cell table:formula="of:=[$Sheet1.B36]" office:value-type="float" office:value="1.1688E+037" calcext:value-type="float">
            <text:p>1.16880E+37</text:p>
          </table:table-cell>
          <table:table-cell table:formula="of:=[$Sheet1.C36]" office:value-type="float" office:value="1.78647" calcext:value-type="float">
            <text:p>1.78647E+00</text:p>
          </table:table-cell>
          <table:table-cell table:formula="of:=[$Sheet1.D36]" office:value-type="float" office:value="0.2977" calcext:value-type="float">
            <text:p>2.97700E-01</text:p>
          </table:table-cell>
          <table:table-cell table:formula="of:=[$Sheet1.E36]" office:value-type="float" office:value="0" calcext:value-type="float">
            <text:p>0.00000E+00</text:p>
          </table:table-cell>
          <table:table-cell table:formula="of:=[$Sheet1.F36]" office:value-type="float" office:value="0.7023" calcext:value-type="float">
            <text:p>7.02300E-01</text:p>
          </table:table-cell>
          <table:table-cell table:formula="of:=[$Sheet1.G36]" office:value-type="float" office:value="0.2977" calcext:value-type="float">
            <text:p>2.97700E-01</text:p>
          </table:table-cell>
          <table:table-cell table:formula="of:=[$Sheet1.H36]" office:value-type="float" office:value="0" calcext:value-type="float">
            <text:p>0.00000E+00</text:p>
          </table:table-cell>
          <table:table-cell table:formula="of:=[$Sheet1.I36]" office:value-type="float" office:value="0" calcext:value-type="float">
            <text:p>0.00000E+00</text:p>
          </table:table-cell>
          <table:table-cell table:formula="of:=[$Sheet1.J36]" office:value-type="float" office:value="0" calcext:value-type="float">
            <text:p>0.00000E+00</text:p>
          </table:table-cell>
          <table:table-cell table:formula="of:=[$Sheet1.K3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6]" office:value-type="float" office:value="2.11212" calcext:value-type="float">
            <text:p>2.11212E+00</text:p>
          </table:table-cell>
          <table:table-cell table:formula="of:=[$Sheet1.M36]" office:value-type="float" office:value="2.11212" calcext:value-type="float">
            <text:p>2.11212E+00</text:p>
          </table:table-cell>
          <table:table-cell table:formula="of:=[$Sheet1.N36]" office:value-type="float" office:value="0" calcext:value-type="float">
            <text:p>0.00000E+00</text:p>
          </table:table-cell>
          <table:table-cell table:formula="of:=[$Sheet1.O36]" office:value-type="float" office:value="0" calcext:value-type="float">
            <text:p>0.00000E+00</text:p>
          </table:table-cell>
          <table:table-cell table:formula="of:=[$Sheet1.P36]" office:value-type="float" office:value="0" calcext:value-type="float">
            <text:p>0.00000E+00</text:p>
          </table:table-cell>
          <table:table-cell table:formula="of:=[$Sheet1.Q3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7]" office:value-type="float" office:value="6588000000000001" calcext:value-type="float">
            <text:p>6.58800E+15</text:p>
          </table:table-cell>
          <table:table-cell table:formula="of:=[$Sheet1.B37]" office:value-type="float" office:value="1.1484E+037" calcext:value-type="float">
            <text:p>1.14840E+37</text:p>
          </table:table-cell>
          <table:table-cell table:formula="of:=[$Sheet1.C37]" office:value-type="float" office:value="1.78168" calcext:value-type="float">
            <text:p>1.78168E+00</text:p>
          </table:table-cell>
          <table:table-cell table:formula="of:=[$Sheet1.D37]" office:value-type="float" office:value="0.29658" calcext:value-type="float">
            <text:p>2.96580E-01</text:p>
          </table:table-cell>
          <table:table-cell table:formula="of:=[$Sheet1.E37]" office:value-type="float" office:value="0" calcext:value-type="float">
            <text:p>0.00000E+00</text:p>
          </table:table-cell>
          <table:table-cell table:formula="of:=[$Sheet1.F37]" office:value-type="float" office:value="0.70342" calcext:value-type="float">
            <text:p>7.03420E-01</text:p>
          </table:table-cell>
          <table:table-cell table:formula="of:=[$Sheet1.G37]" office:value-type="float" office:value="0.29658" calcext:value-type="float">
            <text:p>2.96580E-01</text:p>
          </table:table-cell>
          <table:table-cell table:formula="of:=[$Sheet1.H37]" office:value-type="float" office:value="0" calcext:value-type="float">
            <text:p>0.00000E+00</text:p>
          </table:table-cell>
          <table:table-cell table:formula="of:=[$Sheet1.I37]" office:value-type="float" office:value="0" calcext:value-type="float">
            <text:p>0.00000E+00</text:p>
          </table:table-cell>
          <table:table-cell table:formula="of:=[$Sheet1.J37]" office:value-type="float" office:value="0" calcext:value-type="float">
            <text:p>0.00000E+00</text:p>
          </table:table-cell>
          <table:table-cell table:formula="of:=[$Sheet1.K3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7]" office:value-type="float" office:value="2.10573" calcext:value-type="float">
            <text:p>2.10573E+00</text:p>
          </table:table-cell>
          <table:table-cell table:formula="of:=[$Sheet1.M37]" office:value-type="float" office:value="2.10573" calcext:value-type="float">
            <text:p>2.10573E+00</text:p>
          </table:table-cell>
          <table:table-cell table:formula="of:=[$Sheet1.N37]" office:value-type="float" office:value="0" calcext:value-type="float">
            <text:p>0.00000E+00</text:p>
          </table:table-cell>
          <table:table-cell table:formula="of:=[$Sheet1.O37]" office:value-type="float" office:value="0" calcext:value-type="float">
            <text:p>0.00000E+00</text:p>
          </table:table-cell>
          <table:table-cell table:formula="of:=[$Sheet1.P37]" office:value-type="float" office:value="0" calcext:value-type="float">
            <text:p>0.00000E+00</text:p>
          </table:table-cell>
          <table:table-cell table:formula="of:=[$Sheet1.Q3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8]" office:value-type="float" office:value="6535700000000001" calcext:value-type="float">
            <text:p>6.53570E+15</text:p>
          </table:table-cell>
          <table:table-cell table:formula="of:=[$Sheet1.B38]" office:value-type="float" office:value="1.1283E+037" calcext:value-type="float">
            <text:p>1.12830E+37</text:p>
          </table:table-cell>
          <table:table-cell table:formula="of:=[$Sheet1.C38]" office:value-type="float" office:value="1.77684" calcext:value-type="float">
            <text:p>1.77684E+00</text:p>
          </table:table-cell>
          <table:table-cell table:formula="of:=[$Sheet1.D38]" office:value-type="float" office:value="0.29545" calcext:value-type="float">
            <text:p>2.95450E-01</text:p>
          </table:table-cell>
          <table:table-cell table:formula="of:=[$Sheet1.E38]" office:value-type="float" office:value="0" calcext:value-type="float">
            <text:p>0.00000E+00</text:p>
          </table:table-cell>
          <table:table-cell table:formula="of:=[$Sheet1.F38]" office:value-type="float" office:value="0.70455" calcext:value-type="float">
            <text:p>7.04550E-01</text:p>
          </table:table-cell>
          <table:table-cell table:formula="of:=[$Sheet1.G38]" office:value-type="float" office:value="0.29545" calcext:value-type="float">
            <text:p>2.95450E-01</text:p>
          </table:table-cell>
          <table:table-cell table:formula="of:=[$Sheet1.H38]" office:value-type="float" office:value="0" calcext:value-type="float">
            <text:p>0.00000E+00</text:p>
          </table:table-cell>
          <table:table-cell table:formula="of:=[$Sheet1.I38]" office:value-type="float" office:value="0" calcext:value-type="float">
            <text:p>0.00000E+00</text:p>
          </table:table-cell>
          <table:table-cell table:formula="of:=[$Sheet1.J38]" office:value-type="float" office:value="0" calcext:value-type="float">
            <text:p>0.00000E+00</text:p>
          </table:table-cell>
          <table:table-cell table:formula="of:=[$Sheet1.K3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8]" office:value-type="float" office:value="2.09934" calcext:value-type="float">
            <text:p>2.09934E+00</text:p>
          </table:table-cell>
          <table:table-cell table:formula="of:=[$Sheet1.M38]" office:value-type="float" office:value="2.09934" calcext:value-type="float">
            <text:p>2.09934E+00</text:p>
          </table:table-cell>
          <table:table-cell table:formula="of:=[$Sheet1.N38]" office:value-type="float" office:value="0" calcext:value-type="float">
            <text:p>0.00000E+00</text:p>
          </table:table-cell>
          <table:table-cell table:formula="of:=[$Sheet1.O38]" office:value-type="float" office:value="0" calcext:value-type="float">
            <text:p>0.00000E+00</text:p>
          </table:table-cell>
          <table:table-cell table:formula="of:=[$Sheet1.P38]" office:value-type="float" office:value="0" calcext:value-type="float">
            <text:p>0.00000E+00</text:p>
          </table:table-cell>
          <table:table-cell table:formula="of:=[$Sheet1.Q3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39]" office:value-type="float" office:value="6483600000000000" calcext:value-type="float">
            <text:p>6.48360E+15</text:p>
          </table:table-cell>
          <table:table-cell table:formula="of:=[$Sheet1.B39]" office:value-type="float" office:value="1.1084E+037" calcext:value-type="float">
            <text:p>1.10840E+37</text:p>
          </table:table-cell>
          <table:table-cell table:formula="of:=[$Sheet1.C39]" office:value-type="float" office:value="1.77196" calcext:value-type="float">
            <text:p>1.77196E+00</text:p>
          </table:table-cell>
          <table:table-cell table:formula="of:=[$Sheet1.D39]" office:value-type="float" office:value="0.29432" calcext:value-type="float">
            <text:p>2.94320E-01</text:p>
          </table:table-cell>
          <table:table-cell table:formula="of:=[$Sheet1.E39]" office:value-type="float" office:value="0" calcext:value-type="float">
            <text:p>0.00000E+00</text:p>
          </table:table-cell>
          <table:table-cell table:formula="of:=[$Sheet1.F39]" office:value-type="float" office:value="0.70568" calcext:value-type="float">
            <text:p>7.05680E-01</text:p>
          </table:table-cell>
          <table:table-cell table:formula="of:=[$Sheet1.G39]" office:value-type="float" office:value="0.29432" calcext:value-type="float">
            <text:p>2.94320E-01</text:p>
          </table:table-cell>
          <table:table-cell table:formula="of:=[$Sheet1.H39]" office:value-type="float" office:value="0" calcext:value-type="float">
            <text:p>0.00000E+00</text:p>
          </table:table-cell>
          <table:table-cell table:formula="of:=[$Sheet1.I39]" office:value-type="float" office:value="0" calcext:value-type="float">
            <text:p>0.00000E+00</text:p>
          </table:table-cell>
          <table:table-cell table:formula="of:=[$Sheet1.J39]" office:value-type="float" office:value="0" calcext:value-type="float">
            <text:p>0.00000E+00</text:p>
          </table:table-cell>
          <table:table-cell table:formula="of:=[$Sheet1.K3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39]" office:value-type="float" office:value="2.09295" calcext:value-type="float">
            <text:p>2.09295E+00</text:p>
          </table:table-cell>
          <table:table-cell table:formula="of:=[$Sheet1.M39]" office:value-type="float" office:value="2.09295" calcext:value-type="float">
            <text:p>2.09295E+00</text:p>
          </table:table-cell>
          <table:table-cell table:formula="of:=[$Sheet1.N39]" office:value-type="float" office:value="0" calcext:value-type="float">
            <text:p>0.00000E+00</text:p>
          </table:table-cell>
          <table:table-cell table:formula="of:=[$Sheet1.O39]" office:value-type="float" office:value="0" calcext:value-type="float">
            <text:p>0.00000E+00</text:p>
          </table:table-cell>
          <table:table-cell table:formula="of:=[$Sheet1.P39]" office:value-type="float" office:value="0" calcext:value-type="float">
            <text:p>0.00000E+00</text:p>
          </table:table-cell>
          <table:table-cell table:formula="of:=[$Sheet1.Q3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0]" office:value-type="float" office:value="6431600000000001" calcext:value-type="float">
            <text:p>6.43160E+15</text:p>
          </table:table-cell>
          <table:table-cell table:formula="of:=[$Sheet1.B40]" office:value-type="float" office:value="1.0887E+037" calcext:value-type="float">
            <text:p>1.08870E+37</text:p>
          </table:table-cell>
          <table:table-cell table:formula="of:=[$Sheet1.C40]" office:value-type="float" office:value="1.76704" calcext:value-type="float">
            <text:p>1.76704E+00</text:p>
          </table:table-cell>
          <table:table-cell table:formula="of:=[$Sheet1.D40]" office:value-type="float" office:value="0.29317" calcext:value-type="float">
            <text:p>2.93170E-01</text:p>
          </table:table-cell>
          <table:table-cell table:formula="of:=[$Sheet1.E40]" office:value-type="float" office:value="0" calcext:value-type="float">
            <text:p>0.00000E+00</text:p>
          </table:table-cell>
          <table:table-cell table:formula="of:=[$Sheet1.F40]" office:value-type="float" office:value="0.70683" calcext:value-type="float">
            <text:p>7.06830E-01</text:p>
          </table:table-cell>
          <table:table-cell table:formula="of:=[$Sheet1.G40]" office:value-type="float" office:value="0.29317" calcext:value-type="float">
            <text:p>2.93170E-01</text:p>
          </table:table-cell>
          <table:table-cell table:formula="of:=[$Sheet1.H40]" office:value-type="float" office:value="0" calcext:value-type="float">
            <text:p>0.00000E+00</text:p>
          </table:table-cell>
          <table:table-cell table:formula="of:=[$Sheet1.I40]" office:value-type="float" office:value="0" calcext:value-type="float">
            <text:p>0.00000E+00</text:p>
          </table:table-cell>
          <table:table-cell table:formula="of:=[$Sheet1.J40]" office:value-type="float" office:value="0" calcext:value-type="float">
            <text:p>0.00000E+00</text:p>
          </table:table-cell>
          <table:table-cell table:formula="of:=[$Sheet1.K4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0]" office:value-type="float" office:value="2.08656" calcext:value-type="float">
            <text:p>2.08656E+00</text:p>
          </table:table-cell>
          <table:table-cell table:formula="of:=[$Sheet1.M40]" office:value-type="float" office:value="2.08656" calcext:value-type="float">
            <text:p>2.08656E+00</text:p>
          </table:table-cell>
          <table:table-cell table:formula="of:=[$Sheet1.N40]" office:value-type="float" office:value="0" calcext:value-type="float">
            <text:p>0.00000E+00</text:p>
          </table:table-cell>
          <table:table-cell table:formula="of:=[$Sheet1.O40]" office:value-type="float" office:value="0" calcext:value-type="float">
            <text:p>0.00000E+00</text:p>
          </table:table-cell>
          <table:table-cell table:formula="of:=[$Sheet1.P40]" office:value-type="float" office:value="0" calcext:value-type="float">
            <text:p>0.00000E+00</text:p>
          </table:table-cell>
          <table:table-cell table:formula="of:=[$Sheet1.Q4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1]" office:value-type="float" office:value="6379800000000001" calcext:value-type="float">
            <text:p>6.37980E+15</text:p>
          </table:table-cell>
          <table:table-cell table:formula="of:=[$Sheet1.B41]" office:value-type="float" office:value="1.0693E+037" calcext:value-type="float">
            <text:p>1.06930E+37</text:p>
          </table:table-cell>
          <table:table-cell table:formula="of:=[$Sheet1.C41]" office:value-type="float" office:value="1.76207" calcext:value-type="float">
            <text:p>1.76207E+00</text:p>
          </table:table-cell>
          <table:table-cell table:formula="of:=[$Sheet1.D41]" office:value-type="float" office:value="0.29202" calcext:value-type="float">
            <text:p>2.92020E-01</text:p>
          </table:table-cell>
          <table:table-cell table:formula="of:=[$Sheet1.E41]" office:value-type="float" office:value="0" calcext:value-type="float">
            <text:p>0.00000E+00</text:p>
          </table:table-cell>
          <table:table-cell table:formula="of:=[$Sheet1.F41]" office:value-type="float" office:value="0.70798" calcext:value-type="float">
            <text:p>7.07980E-01</text:p>
          </table:table-cell>
          <table:table-cell table:formula="of:=[$Sheet1.G41]" office:value-type="float" office:value="0.29202" calcext:value-type="float">
            <text:p>2.92020E-01</text:p>
          </table:table-cell>
          <table:table-cell table:formula="of:=[$Sheet1.H41]" office:value-type="float" office:value="0" calcext:value-type="float">
            <text:p>0.00000E+00</text:p>
          </table:table-cell>
          <table:table-cell table:formula="of:=[$Sheet1.I41]" office:value-type="float" office:value="0" calcext:value-type="float">
            <text:p>0.00000E+00</text:p>
          </table:table-cell>
          <table:table-cell table:formula="of:=[$Sheet1.J41]" office:value-type="float" office:value="0" calcext:value-type="float">
            <text:p>0.00000E+00</text:p>
          </table:table-cell>
          <table:table-cell table:formula="of:=[$Sheet1.K4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1]" office:value-type="float" office:value="2.08017" calcext:value-type="float">
            <text:p>2.08017E+00</text:p>
          </table:table-cell>
          <table:table-cell table:formula="of:=[$Sheet1.M41]" office:value-type="float" office:value="2.08017" calcext:value-type="float">
            <text:p>2.08017E+00</text:p>
          </table:table-cell>
          <table:table-cell table:formula="of:=[$Sheet1.N41]" office:value-type="float" office:value="0" calcext:value-type="float">
            <text:p>0.00000E+00</text:p>
          </table:table-cell>
          <table:table-cell table:formula="of:=[$Sheet1.O41]" office:value-type="float" office:value="0" calcext:value-type="float">
            <text:p>0.00000E+00</text:p>
          </table:table-cell>
          <table:table-cell table:formula="of:=[$Sheet1.P41]" office:value-type="float" office:value="0" calcext:value-type="float">
            <text:p>0.00000E+00</text:p>
          </table:table-cell>
          <table:table-cell table:formula="of:=[$Sheet1.Q4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2]" office:value-type="float" office:value="6328100000000001" calcext:value-type="float">
            <text:p>6.32810E+15</text:p>
          </table:table-cell>
          <table:table-cell table:formula="of:=[$Sheet1.B42]" office:value-type="float" office:value="1.0502E+037" calcext:value-type="float">
            <text:p>1.05020E+37</text:p>
          </table:table-cell>
          <table:table-cell table:formula="of:=[$Sheet1.C42]" office:value-type="float" office:value="1.75705" calcext:value-type="float">
            <text:p>1.75705E+00</text:p>
          </table:table-cell>
          <table:table-cell table:formula="of:=[$Sheet1.D42]" office:value-type="float" office:value="0.29086" calcext:value-type="float">
            <text:p>2.90860E-01</text:p>
          </table:table-cell>
          <table:table-cell table:formula="of:=[$Sheet1.E42]" office:value-type="float" office:value="0" calcext:value-type="float">
            <text:p>0.00000E+00</text:p>
          </table:table-cell>
          <table:table-cell table:formula="of:=[$Sheet1.F42]" office:value-type="float" office:value="0.70914" calcext:value-type="float">
            <text:p>7.09140E-01</text:p>
          </table:table-cell>
          <table:table-cell table:formula="of:=[$Sheet1.G42]" office:value-type="float" office:value="0.29086" calcext:value-type="float">
            <text:p>2.90860E-01</text:p>
          </table:table-cell>
          <table:table-cell table:formula="of:=[$Sheet1.H42]" office:value-type="float" office:value="0" calcext:value-type="float">
            <text:p>0.00000E+00</text:p>
          </table:table-cell>
          <table:table-cell table:formula="of:=[$Sheet1.I42]" office:value-type="float" office:value="0" calcext:value-type="float">
            <text:p>0.00000E+00</text:p>
          </table:table-cell>
          <table:table-cell table:formula="of:=[$Sheet1.J42]" office:value-type="float" office:value="0" calcext:value-type="float">
            <text:p>0.00000E+00</text:p>
          </table:table-cell>
          <table:table-cell table:formula="of:=[$Sheet1.K4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2]" office:value-type="float" office:value="2.07378" calcext:value-type="float">
            <text:p>2.07378E+00</text:p>
          </table:table-cell>
          <table:table-cell table:formula="of:=[$Sheet1.M42]" office:value-type="float" office:value="2.07378" calcext:value-type="float">
            <text:p>2.07378E+00</text:p>
          </table:table-cell>
          <table:table-cell table:formula="of:=[$Sheet1.N42]" office:value-type="float" office:value="0" calcext:value-type="float">
            <text:p>0.00000E+00</text:p>
          </table:table-cell>
          <table:table-cell table:formula="of:=[$Sheet1.O42]" office:value-type="float" office:value="0" calcext:value-type="float">
            <text:p>0.00000E+00</text:p>
          </table:table-cell>
          <table:table-cell table:formula="of:=[$Sheet1.P42]" office:value-type="float" office:value="0" calcext:value-type="float">
            <text:p>0.00000E+00</text:p>
          </table:table-cell>
          <table:table-cell table:formula="of:=[$Sheet1.Q4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3]" office:value-type="float" office:value="6276500000000000" calcext:value-type="float">
            <text:p>6.27650E+15</text:p>
          </table:table-cell>
          <table:table-cell table:formula="of:=[$Sheet1.B43]" office:value-type="float" office:value="1.0312E+037" calcext:value-type="float">
            <text:p>1.03120E+37</text:p>
          </table:table-cell>
          <table:table-cell table:formula="of:=[$Sheet1.C43]" office:value-type="float" office:value="1.75199" calcext:value-type="float">
            <text:p>1.75199E+00</text:p>
          </table:table-cell>
          <table:table-cell table:formula="of:=[$Sheet1.D43]" office:value-type="float" office:value="0.28969" calcext:value-type="float">
            <text:p>2.89690E-01</text:p>
          </table:table-cell>
          <table:table-cell table:formula="of:=[$Sheet1.E43]" office:value-type="float" office:value="0" calcext:value-type="float">
            <text:p>0.00000E+00</text:p>
          </table:table-cell>
          <table:table-cell table:formula="of:=[$Sheet1.F43]" office:value-type="float" office:value="0.71031" calcext:value-type="float">
            <text:p>7.10310E-01</text:p>
          </table:table-cell>
          <table:table-cell table:formula="of:=[$Sheet1.G43]" office:value-type="float" office:value="0.28969" calcext:value-type="float">
            <text:p>2.89690E-01</text:p>
          </table:table-cell>
          <table:table-cell table:formula="of:=[$Sheet1.H43]" office:value-type="float" office:value="0" calcext:value-type="float">
            <text:p>0.00000E+00</text:p>
          </table:table-cell>
          <table:table-cell table:formula="of:=[$Sheet1.I43]" office:value-type="float" office:value="0" calcext:value-type="float">
            <text:p>0.00000E+00</text:p>
          </table:table-cell>
          <table:table-cell table:formula="of:=[$Sheet1.J43]" office:value-type="float" office:value="0" calcext:value-type="float">
            <text:p>0.00000E+00</text:p>
          </table:table-cell>
          <table:table-cell table:formula="of:=[$Sheet1.K4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3]" office:value-type="float" office:value="2.06739" calcext:value-type="float">
            <text:p>2.06739E+00</text:p>
          </table:table-cell>
          <table:table-cell table:formula="of:=[$Sheet1.M43]" office:value-type="float" office:value="2.06739" calcext:value-type="float">
            <text:p>2.06739E+00</text:p>
          </table:table-cell>
          <table:table-cell table:formula="of:=[$Sheet1.N43]" office:value-type="float" office:value="0" calcext:value-type="float">
            <text:p>0.00000E+00</text:p>
          </table:table-cell>
          <table:table-cell table:formula="of:=[$Sheet1.O43]" office:value-type="float" office:value="0" calcext:value-type="float">
            <text:p>0.00000E+00</text:p>
          </table:table-cell>
          <table:table-cell table:formula="of:=[$Sheet1.P43]" office:value-type="float" office:value="0" calcext:value-type="float">
            <text:p>0.00000E+00</text:p>
          </table:table-cell>
          <table:table-cell table:formula="of:=[$Sheet1.Q4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4]" office:value-type="float" office:value="6225000000000001" calcext:value-type="float">
            <text:p>6.22500E+15</text:p>
          </table:table-cell>
          <table:table-cell table:formula="of:=[$Sheet1.B44]" office:value-type="float" office:value="1.0125E+037" calcext:value-type="float">
            <text:p>1.01250E+37</text:p>
          </table:table-cell>
          <table:table-cell table:formula="of:=[$Sheet1.C44]" office:value-type="float" office:value="1.74688" calcext:value-type="float">
            <text:p>1.74688E+00</text:p>
          </table:table-cell>
          <table:table-cell table:formula="of:=[$Sheet1.D44]" office:value-type="float" office:value="0.28851" calcext:value-type="float">
            <text:p>2.88510E-01</text:p>
          </table:table-cell>
          <table:table-cell table:formula="of:=[$Sheet1.E44]" office:value-type="float" office:value="0" calcext:value-type="float">
            <text:p>0.00000E+00</text:p>
          </table:table-cell>
          <table:table-cell table:formula="of:=[$Sheet1.F44]" office:value-type="float" office:value="0.71149" calcext:value-type="float">
            <text:p>7.11490E-01</text:p>
          </table:table-cell>
          <table:table-cell table:formula="of:=[$Sheet1.G44]" office:value-type="float" office:value="0.28851" calcext:value-type="float">
            <text:p>2.88510E-01</text:p>
          </table:table-cell>
          <table:table-cell table:formula="of:=[$Sheet1.H44]" office:value-type="float" office:value="0" calcext:value-type="float">
            <text:p>0.00000E+00</text:p>
          </table:table-cell>
          <table:table-cell table:formula="of:=[$Sheet1.I44]" office:value-type="float" office:value="0" calcext:value-type="float">
            <text:p>0.00000E+00</text:p>
          </table:table-cell>
          <table:table-cell table:formula="of:=[$Sheet1.J44]" office:value-type="float" office:value="0" calcext:value-type="float">
            <text:p>0.00000E+00</text:p>
          </table:table-cell>
          <table:table-cell table:formula="of:=[$Sheet1.K4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4]" office:value-type="float" office:value="2.061" calcext:value-type="float">
            <text:p>2.06100E+00</text:p>
          </table:table-cell>
          <table:table-cell table:formula="of:=[$Sheet1.M44]" office:value-type="float" office:value="2.061" calcext:value-type="float">
            <text:p>2.06100E+00</text:p>
          </table:table-cell>
          <table:table-cell table:formula="of:=[$Sheet1.N44]" office:value-type="float" office:value="0" calcext:value-type="float">
            <text:p>0.00000E+00</text:p>
          </table:table-cell>
          <table:table-cell table:formula="of:=[$Sheet1.O44]" office:value-type="float" office:value="0" calcext:value-type="float">
            <text:p>0.00000E+00</text:p>
          </table:table-cell>
          <table:table-cell table:formula="of:=[$Sheet1.P44]" office:value-type="float" office:value="0" calcext:value-type="float">
            <text:p>0.00000E+00</text:p>
          </table:table-cell>
          <table:table-cell table:formula="of:=[$Sheet1.Q4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5]" office:value-type="float" office:value="6173700000000001" calcext:value-type="float">
            <text:p>6.17370E+15</text:p>
          </table:table-cell>
          <table:table-cell table:formula="of:=[$Sheet1.B45]" office:value-type="float" office:value="9.941E+036" calcext:value-type="float">
            <text:p>9.94100E+36</text:p>
          </table:table-cell>
          <table:table-cell table:formula="of:=[$Sheet1.C45]" office:value-type="float" office:value="1.74173" calcext:value-type="float">
            <text:p>1.74173E+00</text:p>
          </table:table-cell>
          <table:table-cell table:formula="of:=[$Sheet1.D45]" office:value-type="float" office:value="0.28733" calcext:value-type="float">
            <text:p>2.87330E-01</text:p>
          </table:table-cell>
          <table:table-cell table:formula="of:=[$Sheet1.E45]" office:value-type="float" office:value="0" calcext:value-type="float">
            <text:p>0.00000E+00</text:p>
          </table:table-cell>
          <table:table-cell table:formula="of:=[$Sheet1.F45]" office:value-type="float" office:value="0.71267" calcext:value-type="float">
            <text:p>7.12670E-01</text:p>
          </table:table-cell>
          <table:table-cell table:formula="of:=[$Sheet1.G45]" office:value-type="float" office:value="0.28733" calcext:value-type="float">
            <text:p>2.87330E-01</text:p>
          </table:table-cell>
          <table:table-cell table:formula="of:=[$Sheet1.H45]" office:value-type="float" office:value="0" calcext:value-type="float">
            <text:p>0.00000E+00</text:p>
          </table:table-cell>
          <table:table-cell table:formula="of:=[$Sheet1.I45]" office:value-type="float" office:value="0" calcext:value-type="float">
            <text:p>0.00000E+00</text:p>
          </table:table-cell>
          <table:table-cell table:formula="of:=[$Sheet1.J45]" office:value-type="float" office:value="0" calcext:value-type="float">
            <text:p>0.00000E+00</text:p>
          </table:table-cell>
          <table:table-cell table:formula="of:=[$Sheet1.K4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5]" office:value-type="float" office:value="2.05461" calcext:value-type="float">
            <text:p>2.05461E+00</text:p>
          </table:table-cell>
          <table:table-cell table:formula="of:=[$Sheet1.M45]" office:value-type="float" office:value="2.05461" calcext:value-type="float">
            <text:p>2.05461E+00</text:p>
          </table:table-cell>
          <table:table-cell table:formula="of:=[$Sheet1.N45]" office:value-type="float" office:value="0" calcext:value-type="float">
            <text:p>0.00000E+00</text:p>
          </table:table-cell>
          <table:table-cell table:formula="of:=[$Sheet1.O45]" office:value-type="float" office:value="0" calcext:value-type="float">
            <text:p>0.00000E+00</text:p>
          </table:table-cell>
          <table:table-cell table:formula="of:=[$Sheet1.P45]" office:value-type="float" office:value="0" calcext:value-type="float">
            <text:p>0.00000E+00</text:p>
          </table:table-cell>
          <table:table-cell table:formula="of:=[$Sheet1.Q4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6]" office:value-type="float" office:value="6122600000000000" calcext:value-type="float">
            <text:p>6.12260E+15</text:p>
          </table:table-cell>
          <table:table-cell table:formula="of:=[$Sheet1.B46]" office:value-type="float" office:value="9.7588E+036" calcext:value-type="float">
            <text:p>9.75880E+36</text:p>
          </table:table-cell>
          <table:table-cell table:formula="of:=[$Sheet1.C46]" office:value-type="float" office:value="1.73653" calcext:value-type="float">
            <text:p>1.73653E+00</text:p>
          </table:table-cell>
          <table:table-cell table:formula="of:=[$Sheet1.D46]" office:value-type="float" office:value="0.28614" calcext:value-type="float">
            <text:p>2.86140E-01</text:p>
          </table:table-cell>
          <table:table-cell table:formula="of:=[$Sheet1.E46]" office:value-type="float" office:value="0" calcext:value-type="float">
            <text:p>0.00000E+00</text:p>
          </table:table-cell>
          <table:table-cell table:formula="of:=[$Sheet1.F46]" office:value-type="float" office:value="0.71386" calcext:value-type="float">
            <text:p>7.13860E-01</text:p>
          </table:table-cell>
          <table:table-cell table:formula="of:=[$Sheet1.G46]" office:value-type="float" office:value="0.28614" calcext:value-type="float">
            <text:p>2.86140E-01</text:p>
          </table:table-cell>
          <table:table-cell table:formula="of:=[$Sheet1.H46]" office:value-type="float" office:value="0" calcext:value-type="float">
            <text:p>0.00000E+00</text:p>
          </table:table-cell>
          <table:table-cell table:formula="of:=[$Sheet1.I46]" office:value-type="float" office:value="0" calcext:value-type="float">
            <text:p>0.00000E+00</text:p>
          </table:table-cell>
          <table:table-cell table:formula="of:=[$Sheet1.J46]" office:value-type="float" office:value="0" calcext:value-type="float">
            <text:p>0.00000E+00</text:p>
          </table:table-cell>
          <table:table-cell table:formula="of:=[$Sheet1.K4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6]" office:value-type="float" office:value="2.04822" calcext:value-type="float">
            <text:p>2.04822E+00</text:p>
          </table:table-cell>
          <table:table-cell table:formula="of:=[$Sheet1.M46]" office:value-type="float" office:value="2.04822" calcext:value-type="float">
            <text:p>2.04822E+00</text:p>
          </table:table-cell>
          <table:table-cell table:formula="of:=[$Sheet1.N46]" office:value-type="float" office:value="0" calcext:value-type="float">
            <text:p>0.00000E+00</text:p>
          </table:table-cell>
          <table:table-cell table:formula="of:=[$Sheet1.O46]" office:value-type="float" office:value="0" calcext:value-type="float">
            <text:p>0.00000E+00</text:p>
          </table:table-cell>
          <table:table-cell table:formula="of:=[$Sheet1.P46]" office:value-type="float" office:value="0" calcext:value-type="float">
            <text:p>0.00000E+00</text:p>
          </table:table-cell>
          <table:table-cell table:formula="of:=[$Sheet1.Q4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7]" office:value-type="float" office:value="6071500000000001" calcext:value-type="float">
            <text:p>6.07150E+15</text:p>
          </table:table-cell>
          <table:table-cell table:formula="of:=[$Sheet1.B47]" office:value-type="float" office:value="9.5791E+036" calcext:value-type="float">
            <text:p>9.57910E+36</text:p>
          </table:table-cell>
          <table:table-cell table:formula="of:=[$Sheet1.C47]" office:value-type="float" office:value="1.73128" calcext:value-type="float">
            <text:p>1.73128E+00</text:p>
          </table:table-cell>
          <table:table-cell table:formula="of:=[$Sheet1.D47]" office:value-type="float" office:value="0.28494" calcext:value-type="float">
            <text:p>2.84940E-01</text:p>
          </table:table-cell>
          <table:table-cell table:formula="of:=[$Sheet1.E47]" office:value-type="float" office:value="0" calcext:value-type="float">
            <text:p>0.00000E+00</text:p>
          </table:table-cell>
          <table:table-cell table:formula="of:=[$Sheet1.F47]" office:value-type="float" office:value="0.71506" calcext:value-type="float">
            <text:p>7.15060E-01</text:p>
          </table:table-cell>
          <table:table-cell table:formula="of:=[$Sheet1.G47]" office:value-type="float" office:value="0.28494" calcext:value-type="float">
            <text:p>2.84940E-01</text:p>
          </table:table-cell>
          <table:table-cell table:formula="of:=[$Sheet1.H47]" office:value-type="float" office:value="0" calcext:value-type="float">
            <text:p>0.00000E+00</text:p>
          </table:table-cell>
          <table:table-cell table:formula="of:=[$Sheet1.I47]" office:value-type="float" office:value="0" calcext:value-type="float">
            <text:p>0.00000E+00</text:p>
          </table:table-cell>
          <table:table-cell table:formula="of:=[$Sheet1.J47]" office:value-type="float" office:value="0" calcext:value-type="float">
            <text:p>0.00000E+00</text:p>
          </table:table-cell>
          <table:table-cell table:formula="of:=[$Sheet1.K4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7]" office:value-type="float" office:value="2.04183" calcext:value-type="float">
            <text:p>2.04183E+00</text:p>
          </table:table-cell>
          <table:table-cell table:formula="of:=[$Sheet1.M47]" office:value-type="float" office:value="2.04183" calcext:value-type="float">
            <text:p>2.04183E+00</text:p>
          </table:table-cell>
          <table:table-cell table:formula="of:=[$Sheet1.N47]" office:value-type="float" office:value="0" calcext:value-type="float">
            <text:p>0.00000E+00</text:p>
          </table:table-cell>
          <table:table-cell table:formula="of:=[$Sheet1.O47]" office:value-type="float" office:value="0" calcext:value-type="float">
            <text:p>0.00000E+00</text:p>
          </table:table-cell>
          <table:table-cell table:formula="of:=[$Sheet1.P47]" office:value-type="float" office:value="0" calcext:value-type="float">
            <text:p>0.00000E+00</text:p>
          </table:table-cell>
          <table:table-cell table:formula="of:=[$Sheet1.Q4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8]" office:value-type="float" office:value="6020600000000000" calcext:value-type="float">
            <text:p>6.02060E+15</text:p>
          </table:table-cell>
          <table:table-cell table:formula="of:=[$Sheet1.B48]" office:value-type="float" office:value="9.4016E+036" calcext:value-type="float">
            <text:p>9.40160E+36</text:p>
          </table:table-cell>
          <table:table-cell table:formula="of:=[$Sheet1.C48]" office:value-type="float" office:value="1.72598" calcext:value-type="float">
            <text:p>1.72598E+00</text:p>
          </table:table-cell>
          <table:table-cell table:formula="of:=[$Sheet1.D48]" office:value-type="float" office:value="0.28373" calcext:value-type="float">
            <text:p>2.83730E-01</text:p>
          </table:table-cell>
          <table:table-cell table:formula="of:=[$Sheet1.E48]" office:value-type="float" office:value="0" calcext:value-type="float">
            <text:p>0.00000E+00</text:p>
          </table:table-cell>
          <table:table-cell table:formula="of:=[$Sheet1.F48]" office:value-type="float" office:value="0.71627" calcext:value-type="float">
            <text:p>7.16270E-01</text:p>
          </table:table-cell>
          <table:table-cell table:formula="of:=[$Sheet1.G48]" office:value-type="float" office:value="0.28373" calcext:value-type="float">
            <text:p>2.83730E-01</text:p>
          </table:table-cell>
          <table:table-cell table:formula="of:=[$Sheet1.H48]" office:value-type="float" office:value="0" calcext:value-type="float">
            <text:p>0.00000E+00</text:p>
          </table:table-cell>
          <table:table-cell table:formula="of:=[$Sheet1.I48]" office:value-type="float" office:value="0" calcext:value-type="float">
            <text:p>0.00000E+00</text:p>
          </table:table-cell>
          <table:table-cell table:formula="of:=[$Sheet1.J48]" office:value-type="float" office:value="0" calcext:value-type="float">
            <text:p>0.00000E+00</text:p>
          </table:table-cell>
          <table:table-cell table:formula="of:=[$Sheet1.K4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8]" office:value-type="float" office:value="2.03544" calcext:value-type="float">
            <text:p>2.03544E+00</text:p>
          </table:table-cell>
          <table:table-cell table:formula="of:=[$Sheet1.M48]" office:value-type="float" office:value="2.03544" calcext:value-type="float">
            <text:p>2.03544E+00</text:p>
          </table:table-cell>
          <table:table-cell table:formula="of:=[$Sheet1.N48]" office:value-type="float" office:value="0" calcext:value-type="float">
            <text:p>0.00000E+00</text:p>
          </table:table-cell>
          <table:table-cell table:formula="of:=[$Sheet1.O48]" office:value-type="float" office:value="0" calcext:value-type="float">
            <text:p>0.00000E+00</text:p>
          </table:table-cell>
          <table:table-cell table:formula="of:=[$Sheet1.P48]" office:value-type="float" office:value="0" calcext:value-type="float">
            <text:p>0.00000E+00</text:p>
          </table:table-cell>
          <table:table-cell table:formula="of:=[$Sheet1.Q4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49]" office:value-type="float" office:value="5969900000000000" calcext:value-type="float">
            <text:p>5.96990E+15</text:p>
          </table:table-cell>
          <table:table-cell table:formula="of:=[$Sheet1.B49]" office:value-type="float" office:value="9.2264E+036" calcext:value-type="float">
            <text:p>9.22640E+36</text:p>
          </table:table-cell>
          <table:table-cell table:formula="of:=[$Sheet1.C49]" office:value-type="float" office:value="1.72063" calcext:value-type="float">
            <text:p>1.72063E+00</text:p>
          </table:table-cell>
          <table:table-cell table:formula="of:=[$Sheet1.D49]" office:value-type="float" office:value="0.28251" calcext:value-type="float">
            <text:p>2.82510E-01</text:p>
          </table:table-cell>
          <table:table-cell table:formula="of:=[$Sheet1.E49]" office:value-type="float" office:value="0" calcext:value-type="float">
            <text:p>0.00000E+00</text:p>
          </table:table-cell>
          <table:table-cell table:formula="of:=[$Sheet1.F49]" office:value-type="float" office:value="0.71749" calcext:value-type="float">
            <text:p>7.17490E-01</text:p>
          </table:table-cell>
          <table:table-cell table:formula="of:=[$Sheet1.G49]" office:value-type="float" office:value="0.28251" calcext:value-type="float">
            <text:p>2.82510E-01</text:p>
          </table:table-cell>
          <table:table-cell table:formula="of:=[$Sheet1.H49]" office:value-type="float" office:value="0" calcext:value-type="float">
            <text:p>0.00000E+00</text:p>
          </table:table-cell>
          <table:table-cell table:formula="of:=[$Sheet1.I49]" office:value-type="float" office:value="0" calcext:value-type="float">
            <text:p>0.00000E+00</text:p>
          </table:table-cell>
          <table:table-cell table:formula="of:=[$Sheet1.J49]" office:value-type="float" office:value="0" calcext:value-type="float">
            <text:p>0.00000E+00</text:p>
          </table:table-cell>
          <table:table-cell table:formula="of:=[$Sheet1.K4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49]" office:value-type="float" office:value="2.02905" calcext:value-type="float">
            <text:p>2.02905E+00</text:p>
          </table:table-cell>
          <table:table-cell table:formula="of:=[$Sheet1.M49]" office:value-type="float" office:value="2.02905" calcext:value-type="float">
            <text:p>2.02905E+00</text:p>
          </table:table-cell>
          <table:table-cell table:formula="of:=[$Sheet1.N49]" office:value-type="float" office:value="0" calcext:value-type="float">
            <text:p>0.00000E+00</text:p>
          </table:table-cell>
          <table:table-cell table:formula="of:=[$Sheet1.O49]" office:value-type="float" office:value="0" calcext:value-type="float">
            <text:p>0.00000E+00</text:p>
          </table:table-cell>
          <table:table-cell table:formula="of:=[$Sheet1.P49]" office:value-type="float" office:value="0" calcext:value-type="float">
            <text:p>0.00000E+00</text:p>
          </table:table-cell>
          <table:table-cell table:formula="of:=[$Sheet1.Q4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0]" office:value-type="float" office:value="5919300000000001" calcext:value-type="float">
            <text:p>5.91930E+15</text:p>
          </table:table-cell>
          <table:table-cell table:formula="of:=[$Sheet1.B50]" office:value-type="float" office:value="9.0535E+036" calcext:value-type="float">
            <text:p>9.05350E+36</text:p>
          </table:table-cell>
          <table:table-cell table:formula="of:=[$Sheet1.C50]" office:value-type="float" office:value="1.71524" calcext:value-type="float">
            <text:p>1.71524E+00</text:p>
          </table:table-cell>
          <table:table-cell table:formula="of:=[$Sheet1.D50]" office:value-type="float" office:value="0.28128" calcext:value-type="float">
            <text:p>2.81280E-01</text:p>
          </table:table-cell>
          <table:table-cell table:formula="of:=[$Sheet1.E50]" office:value-type="float" office:value="0" calcext:value-type="float">
            <text:p>0.00000E+00</text:p>
          </table:table-cell>
          <table:table-cell table:formula="of:=[$Sheet1.F50]" office:value-type="float" office:value="0.71872" calcext:value-type="float">
            <text:p>7.18720E-01</text:p>
          </table:table-cell>
          <table:table-cell table:formula="of:=[$Sheet1.G50]" office:value-type="float" office:value="0.28128" calcext:value-type="float">
            <text:p>2.81280E-01</text:p>
          </table:table-cell>
          <table:table-cell table:formula="of:=[$Sheet1.H50]" office:value-type="float" office:value="0" calcext:value-type="float">
            <text:p>0.00000E+00</text:p>
          </table:table-cell>
          <table:table-cell table:formula="of:=[$Sheet1.I50]" office:value-type="float" office:value="0" calcext:value-type="float">
            <text:p>0.00000E+00</text:p>
          </table:table-cell>
          <table:table-cell table:formula="of:=[$Sheet1.J50]" office:value-type="float" office:value="0" calcext:value-type="float">
            <text:p>0.00000E+00</text:p>
          </table:table-cell>
          <table:table-cell table:formula="of:=[$Sheet1.K5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0]" office:value-type="float" office:value="2.02266" calcext:value-type="float">
            <text:p>2.02266E+00</text:p>
          </table:table-cell>
          <table:table-cell table:formula="of:=[$Sheet1.M50]" office:value-type="float" office:value="2.02266" calcext:value-type="float">
            <text:p>2.02266E+00</text:p>
          </table:table-cell>
          <table:table-cell table:formula="of:=[$Sheet1.N50]" office:value-type="float" office:value="0" calcext:value-type="float">
            <text:p>0.00000E+00</text:p>
          </table:table-cell>
          <table:table-cell table:formula="of:=[$Sheet1.O50]" office:value-type="float" office:value="0" calcext:value-type="float">
            <text:p>0.00000E+00</text:p>
          </table:table-cell>
          <table:table-cell table:formula="of:=[$Sheet1.P50]" office:value-type="float" office:value="0" calcext:value-type="float">
            <text:p>0.00000E+00</text:p>
          </table:table-cell>
          <table:table-cell table:formula="of:=[$Sheet1.Q5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1]" office:value-type="float" office:value="5868800000000001" calcext:value-type="float">
            <text:p>5.86880E+15</text:p>
          </table:table-cell>
          <table:table-cell table:formula="of:=[$Sheet1.B51]" office:value-type="float" office:value="8.8829E+036" calcext:value-type="float">
            <text:p>8.88290E+36</text:p>
          </table:table-cell>
          <table:table-cell table:formula="of:=[$Sheet1.C51]" office:value-type="float" office:value="1.70979" calcext:value-type="float">
            <text:p>1.70979E+00</text:p>
          </table:table-cell>
          <table:table-cell table:formula="of:=[$Sheet1.D51]" office:value-type="float" office:value="0.28005" calcext:value-type="float">
            <text:p>2.80050E-01</text:p>
          </table:table-cell>
          <table:table-cell table:formula="of:=[$Sheet1.E51]" office:value-type="float" office:value="0" calcext:value-type="float">
            <text:p>0.00000E+00</text:p>
          </table:table-cell>
          <table:table-cell table:formula="of:=[$Sheet1.F51]" office:value-type="float" office:value="0.71995" calcext:value-type="float">
            <text:p>7.19950E-01</text:p>
          </table:table-cell>
          <table:table-cell table:formula="of:=[$Sheet1.G51]" office:value-type="float" office:value="0.28005" calcext:value-type="float">
            <text:p>2.80050E-01</text:p>
          </table:table-cell>
          <table:table-cell table:formula="of:=[$Sheet1.H51]" office:value-type="float" office:value="0" calcext:value-type="float">
            <text:p>0.00000E+00</text:p>
          </table:table-cell>
          <table:table-cell table:formula="of:=[$Sheet1.I51]" office:value-type="float" office:value="0" calcext:value-type="float">
            <text:p>0.00000E+00</text:p>
          </table:table-cell>
          <table:table-cell table:formula="of:=[$Sheet1.J51]" office:value-type="float" office:value="0" calcext:value-type="float">
            <text:p>0.00000E+00</text:p>
          </table:table-cell>
          <table:table-cell table:formula="of:=[$Sheet1.K5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1]" office:value-type="float" office:value="2.01627" calcext:value-type="float">
            <text:p>2.01627E+00</text:p>
          </table:table-cell>
          <table:table-cell table:formula="of:=[$Sheet1.M51]" office:value-type="float" office:value="2.01627" calcext:value-type="float">
            <text:p>2.01627E+00</text:p>
          </table:table-cell>
          <table:table-cell table:formula="of:=[$Sheet1.N51]" office:value-type="float" office:value="0" calcext:value-type="float">
            <text:p>0.00000E+00</text:p>
          </table:table-cell>
          <table:table-cell table:formula="of:=[$Sheet1.O51]" office:value-type="float" office:value="0" calcext:value-type="float">
            <text:p>0.00000E+00</text:p>
          </table:table-cell>
          <table:table-cell table:formula="of:=[$Sheet1.P51]" office:value-type="float" office:value="0" calcext:value-type="float">
            <text:p>0.00000E+00</text:p>
          </table:table-cell>
          <table:table-cell table:formula="of:=[$Sheet1.Q5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2]" office:value-type="float" office:value="5818500000000001" calcext:value-type="float">
            <text:p>5.81850E+15</text:p>
          </table:table-cell>
          <table:table-cell table:formula="of:=[$Sheet1.B52]" office:value-type="float" office:value="8.7145E+036" calcext:value-type="float">
            <text:p>8.71450E+36</text:p>
          </table:table-cell>
          <table:table-cell table:formula="of:=[$Sheet1.C52]" office:value-type="float" office:value="1.7043" calcext:value-type="float">
            <text:p>1.70430E+00</text:p>
          </table:table-cell>
          <table:table-cell table:formula="of:=[$Sheet1.D52]" office:value-type="float" office:value="0.27881" calcext:value-type="float">
            <text:p>2.78810E-01</text:p>
          </table:table-cell>
          <table:table-cell table:formula="of:=[$Sheet1.E52]" office:value-type="float" office:value="0" calcext:value-type="float">
            <text:p>0.00000E+00</text:p>
          </table:table-cell>
          <table:table-cell table:formula="of:=[$Sheet1.F52]" office:value-type="float" office:value="0.72119" calcext:value-type="float">
            <text:p>7.21190E-01</text:p>
          </table:table-cell>
          <table:table-cell table:formula="of:=[$Sheet1.G52]" office:value-type="float" office:value="0.27881" calcext:value-type="float">
            <text:p>2.78810E-01</text:p>
          </table:table-cell>
          <table:table-cell table:formula="of:=[$Sheet1.H52]" office:value-type="float" office:value="0" calcext:value-type="float">
            <text:p>0.00000E+00</text:p>
          </table:table-cell>
          <table:table-cell table:formula="of:=[$Sheet1.I52]" office:value-type="float" office:value="0" calcext:value-type="float">
            <text:p>0.00000E+00</text:p>
          </table:table-cell>
          <table:table-cell table:formula="of:=[$Sheet1.J52]" office:value-type="float" office:value="0" calcext:value-type="float">
            <text:p>0.00000E+00</text:p>
          </table:table-cell>
          <table:table-cell table:formula="of:=[$Sheet1.K5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2]" office:value-type="float" office:value="2.00988" calcext:value-type="float">
            <text:p>2.00988E+00</text:p>
          </table:table-cell>
          <table:table-cell table:formula="of:=[$Sheet1.M52]" office:value-type="float" office:value="2.00988" calcext:value-type="float">
            <text:p>2.00988E+00</text:p>
          </table:table-cell>
          <table:table-cell table:formula="of:=[$Sheet1.N52]" office:value-type="float" office:value="0" calcext:value-type="float">
            <text:p>0.00000E+00</text:p>
          </table:table-cell>
          <table:table-cell table:formula="of:=[$Sheet1.O52]" office:value-type="float" office:value="0" calcext:value-type="float">
            <text:p>0.00000E+00</text:p>
          </table:table-cell>
          <table:table-cell table:formula="of:=[$Sheet1.P52]" office:value-type="float" office:value="0" calcext:value-type="float">
            <text:p>0.00000E+00</text:p>
          </table:table-cell>
          <table:table-cell table:formula="of:=[$Sheet1.Q5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3]" office:value-type="float" office:value="5768300000000001" calcext:value-type="float">
            <text:p>5.76830E+15</text:p>
          </table:table-cell>
          <table:table-cell table:formula="of:=[$Sheet1.B53]" office:value-type="float" office:value="8.5484E+036" calcext:value-type="float">
            <text:p>8.54840E+36</text:p>
          </table:table-cell>
          <table:table-cell table:formula="of:=[$Sheet1.C53]" office:value-type="float" office:value="1.69875" calcext:value-type="float">
            <text:p>1.69875E+00</text:p>
          </table:table-cell>
          <table:table-cell table:formula="of:=[$Sheet1.D53]" office:value-type="float" office:value="0.27756" calcext:value-type="float">
            <text:p>2.77560E-01</text:p>
          </table:table-cell>
          <table:table-cell table:formula="of:=[$Sheet1.E53]" office:value-type="float" office:value="0" calcext:value-type="float">
            <text:p>0.00000E+00</text:p>
          </table:table-cell>
          <table:table-cell table:formula="of:=[$Sheet1.F53]" office:value-type="float" office:value="0.72244" calcext:value-type="float">
            <text:p>7.22440E-01</text:p>
          </table:table-cell>
          <table:table-cell table:formula="of:=[$Sheet1.G53]" office:value-type="float" office:value="0.27756" calcext:value-type="float">
            <text:p>2.77560E-01</text:p>
          </table:table-cell>
          <table:table-cell table:formula="of:=[$Sheet1.H53]" office:value-type="float" office:value="0" calcext:value-type="float">
            <text:p>0.00000E+00</text:p>
          </table:table-cell>
          <table:table-cell table:formula="of:=[$Sheet1.I53]" office:value-type="float" office:value="0" calcext:value-type="float">
            <text:p>0.00000E+00</text:p>
          </table:table-cell>
          <table:table-cell table:formula="of:=[$Sheet1.J53]" office:value-type="float" office:value="0" calcext:value-type="float">
            <text:p>0.00000E+00</text:p>
          </table:table-cell>
          <table:table-cell table:formula="of:=[$Sheet1.K5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3]" office:value-type="float" office:value="2.00349" calcext:value-type="float">
            <text:p>2.00349E+00</text:p>
          </table:table-cell>
          <table:table-cell table:formula="of:=[$Sheet1.M53]" office:value-type="float" office:value="2.00349" calcext:value-type="float">
            <text:p>2.00349E+00</text:p>
          </table:table-cell>
          <table:table-cell table:formula="of:=[$Sheet1.N53]" office:value-type="float" office:value="0" calcext:value-type="float">
            <text:p>0.00000E+00</text:p>
          </table:table-cell>
          <table:table-cell table:formula="of:=[$Sheet1.O53]" office:value-type="float" office:value="0" calcext:value-type="float">
            <text:p>0.00000E+00</text:p>
          </table:table-cell>
          <table:table-cell table:formula="of:=[$Sheet1.P53]" office:value-type="float" office:value="0" calcext:value-type="float">
            <text:p>0.00000E+00</text:p>
          </table:table-cell>
          <table:table-cell table:formula="of:=[$Sheet1.Q5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4]" office:value-type="float" office:value="5718300000000001" calcext:value-type="float">
            <text:p>5.71830E+15</text:p>
          </table:table-cell>
          <table:table-cell table:formula="of:=[$Sheet1.B54]" office:value-type="float" office:value="8.3845E+036" calcext:value-type="float">
            <text:p>8.38450E+36</text:p>
          </table:table-cell>
          <table:table-cell table:formula="of:=[$Sheet1.C54]" office:value-type="float" office:value="1.69316" calcext:value-type="float">
            <text:p>1.69316E+00</text:p>
          </table:table-cell>
          <table:table-cell table:formula="of:=[$Sheet1.D54]" office:value-type="float" office:value="0.2763" calcext:value-type="float">
            <text:p>2.76300E-01</text:p>
          </table:table-cell>
          <table:table-cell table:formula="of:=[$Sheet1.E54]" office:value-type="float" office:value="0" calcext:value-type="float">
            <text:p>0.00000E+00</text:p>
          </table:table-cell>
          <table:table-cell table:formula="of:=[$Sheet1.F54]" office:value-type="float" office:value="0.7237" calcext:value-type="float">
            <text:p>7.23700E-01</text:p>
          </table:table-cell>
          <table:table-cell table:formula="of:=[$Sheet1.G54]" office:value-type="float" office:value="0.2763" calcext:value-type="float">
            <text:p>2.76300E-01</text:p>
          </table:table-cell>
          <table:table-cell table:formula="of:=[$Sheet1.H54]" office:value-type="float" office:value="0" calcext:value-type="float">
            <text:p>0.00000E+00</text:p>
          </table:table-cell>
          <table:table-cell table:formula="of:=[$Sheet1.I54]" office:value-type="float" office:value="0" calcext:value-type="float">
            <text:p>0.00000E+00</text:p>
          </table:table-cell>
          <table:table-cell table:formula="of:=[$Sheet1.J54]" office:value-type="float" office:value="0" calcext:value-type="float">
            <text:p>0.00000E+00</text:p>
          </table:table-cell>
          <table:table-cell table:formula="of:=[$Sheet1.K5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4]" office:value-type="float" office:value="1.9971" calcext:value-type="float">
            <text:p>1.99710E+00</text:p>
          </table:table-cell>
          <table:table-cell table:formula="of:=[$Sheet1.M54]" office:value-type="float" office:value="1.9971" calcext:value-type="float">
            <text:p>1.99710E+00</text:p>
          </table:table-cell>
          <table:table-cell table:formula="of:=[$Sheet1.N54]" office:value-type="float" office:value="0" calcext:value-type="float">
            <text:p>0.00000E+00</text:p>
          </table:table-cell>
          <table:table-cell table:formula="of:=[$Sheet1.O54]" office:value-type="float" office:value="0" calcext:value-type="float">
            <text:p>0.00000E+00</text:p>
          </table:table-cell>
          <table:table-cell table:formula="of:=[$Sheet1.P54]" office:value-type="float" office:value="0" calcext:value-type="float">
            <text:p>0.00000E+00</text:p>
          </table:table-cell>
          <table:table-cell table:formula="of:=[$Sheet1.Q5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5]" office:value-type="float" office:value="5668400000000000" calcext:value-type="float">
            <text:p>5.66840E+15</text:p>
          </table:table-cell>
          <table:table-cell table:formula="of:=[$Sheet1.B55]" office:value-type="float" office:value="8.2227E+036" calcext:value-type="float">
            <text:p>8.22270E+36</text:p>
          </table:table-cell>
          <table:table-cell table:formula="of:=[$Sheet1.C55]" office:value-type="float" office:value="1.68751" calcext:value-type="float">
            <text:p>1.68751E+00</text:p>
          </table:table-cell>
          <table:table-cell table:formula="of:=[$Sheet1.D55]" office:value-type="float" office:value="0.27503" calcext:value-type="float">
            <text:p>2.75030E-01</text:p>
          </table:table-cell>
          <table:table-cell table:formula="of:=[$Sheet1.E55]" office:value-type="float" office:value="0" calcext:value-type="float">
            <text:p>0.00000E+00</text:p>
          </table:table-cell>
          <table:table-cell table:formula="of:=[$Sheet1.F55]" office:value-type="float" office:value="0.72497" calcext:value-type="float">
            <text:p>7.24970E-01</text:p>
          </table:table-cell>
          <table:table-cell table:formula="of:=[$Sheet1.G55]" office:value-type="float" office:value="0.27503" calcext:value-type="float">
            <text:p>2.75030E-01</text:p>
          </table:table-cell>
          <table:table-cell table:formula="of:=[$Sheet1.H55]" office:value-type="float" office:value="0" calcext:value-type="float">
            <text:p>0.00000E+00</text:p>
          </table:table-cell>
          <table:table-cell table:formula="of:=[$Sheet1.I55]" office:value-type="float" office:value="0" calcext:value-type="float">
            <text:p>0.00000E+00</text:p>
          </table:table-cell>
          <table:table-cell table:formula="of:=[$Sheet1.J55]" office:value-type="float" office:value="0" calcext:value-type="float">
            <text:p>0.00000E+00</text:p>
          </table:table-cell>
          <table:table-cell table:formula="of:=[$Sheet1.K5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5]" office:value-type="float" office:value="1.99071" calcext:value-type="float">
            <text:p>1.99071E+00</text:p>
          </table:table-cell>
          <table:table-cell table:formula="of:=[$Sheet1.M55]" office:value-type="float" office:value="1.99071" calcext:value-type="float">
            <text:p>1.99071E+00</text:p>
          </table:table-cell>
          <table:table-cell table:formula="of:=[$Sheet1.N55]" office:value-type="float" office:value="0" calcext:value-type="float">
            <text:p>0.00000E+00</text:p>
          </table:table-cell>
          <table:table-cell table:formula="of:=[$Sheet1.O55]" office:value-type="float" office:value="0" calcext:value-type="float">
            <text:p>0.00000E+00</text:p>
          </table:table-cell>
          <table:table-cell table:formula="of:=[$Sheet1.P55]" office:value-type="float" office:value="0" calcext:value-type="float">
            <text:p>0.00000E+00</text:p>
          </table:table-cell>
          <table:table-cell table:formula="of:=[$Sheet1.Q5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6]" office:value-type="float" office:value="5618700000000001" calcext:value-type="float">
            <text:p>5.61870E+15</text:p>
          </table:table-cell>
          <table:table-cell table:formula="of:=[$Sheet1.B56]" office:value-type="float" office:value="8.0632E+036" calcext:value-type="float">
            <text:p>8.06320E+36</text:p>
          </table:table-cell>
          <table:table-cell table:formula="of:=[$Sheet1.C56]" office:value-type="float" office:value="1.68181" calcext:value-type="float">
            <text:p>1.68181E+00</text:p>
          </table:table-cell>
          <table:table-cell table:formula="of:=[$Sheet1.D56]" office:value-type="float" office:value="0.27376" calcext:value-type="float">
            <text:p>2.73760E-01</text:p>
          </table:table-cell>
          <table:table-cell table:formula="of:=[$Sheet1.E56]" office:value-type="float" office:value="0" calcext:value-type="float">
            <text:p>0.00000E+00</text:p>
          </table:table-cell>
          <table:table-cell table:formula="of:=[$Sheet1.F56]" office:value-type="float" office:value="0.72624" calcext:value-type="float">
            <text:p>7.26240E-01</text:p>
          </table:table-cell>
          <table:table-cell table:formula="of:=[$Sheet1.G56]" office:value-type="float" office:value="0.27376" calcext:value-type="float">
            <text:p>2.73760E-01</text:p>
          </table:table-cell>
          <table:table-cell table:formula="of:=[$Sheet1.H56]" office:value-type="float" office:value="0" calcext:value-type="float">
            <text:p>0.00000E+00</text:p>
          </table:table-cell>
          <table:table-cell table:formula="of:=[$Sheet1.I56]" office:value-type="float" office:value="0" calcext:value-type="float">
            <text:p>0.00000E+00</text:p>
          </table:table-cell>
          <table:table-cell table:formula="of:=[$Sheet1.J56]" office:value-type="float" office:value="0" calcext:value-type="float">
            <text:p>0.00000E+00</text:p>
          </table:table-cell>
          <table:table-cell table:formula="of:=[$Sheet1.K5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6]" office:value-type="float" office:value="1.98432" calcext:value-type="float">
            <text:p>1.98432E+00</text:p>
          </table:table-cell>
          <table:table-cell table:formula="of:=[$Sheet1.M56]" office:value-type="float" office:value="1.98432" calcext:value-type="float">
            <text:p>1.98432E+00</text:p>
          </table:table-cell>
          <table:table-cell table:formula="of:=[$Sheet1.N56]" office:value-type="float" office:value="0" calcext:value-type="float">
            <text:p>0.00000E+00</text:p>
          </table:table-cell>
          <table:table-cell table:formula="of:=[$Sheet1.O56]" office:value-type="float" office:value="0" calcext:value-type="float">
            <text:p>0.00000E+00</text:p>
          </table:table-cell>
          <table:table-cell table:formula="of:=[$Sheet1.P56]" office:value-type="float" office:value="0" calcext:value-type="float">
            <text:p>0.00000E+00</text:p>
          </table:table-cell>
          <table:table-cell table:formula="of:=[$Sheet1.Q5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7]" office:value-type="float" office:value="5569100000000000" calcext:value-type="float">
            <text:p>5.56910E+15</text:p>
          </table:table-cell>
          <table:table-cell table:formula="of:=[$Sheet1.B57]" office:value-type="float" office:value="7.9058E+036" calcext:value-type="float">
            <text:p>7.90580E+36</text:p>
          </table:table-cell>
          <table:table-cell table:formula="of:=[$Sheet1.C57]" office:value-type="float" office:value="1.67606" calcext:value-type="float">
            <text:p>1.67606E+00</text:p>
          </table:table-cell>
          <table:table-cell table:formula="of:=[$Sheet1.D57]" office:value-type="float" office:value="0.27247" calcext:value-type="float">
            <text:p>2.72470E-01</text:p>
          </table:table-cell>
          <table:table-cell table:formula="of:=[$Sheet1.E57]" office:value-type="float" office:value="0" calcext:value-type="float">
            <text:p>0.00000E+00</text:p>
          </table:table-cell>
          <table:table-cell table:formula="of:=[$Sheet1.F57]" office:value-type="float" office:value="0.72753" calcext:value-type="float">
            <text:p>7.27530E-01</text:p>
          </table:table-cell>
          <table:table-cell table:formula="of:=[$Sheet1.G57]" office:value-type="float" office:value="0.27247" calcext:value-type="float">
            <text:p>2.72470E-01</text:p>
          </table:table-cell>
          <table:table-cell table:formula="of:=[$Sheet1.H57]" office:value-type="float" office:value="0" calcext:value-type="float">
            <text:p>0.00000E+00</text:p>
          </table:table-cell>
          <table:table-cell table:formula="of:=[$Sheet1.I57]" office:value-type="float" office:value="0" calcext:value-type="float">
            <text:p>0.00000E+00</text:p>
          </table:table-cell>
          <table:table-cell table:formula="of:=[$Sheet1.J57]" office:value-type="float" office:value="0" calcext:value-type="float">
            <text:p>0.00000E+00</text:p>
          </table:table-cell>
          <table:table-cell table:formula="of:=[$Sheet1.K5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7]" office:value-type="float" office:value="1.97793" calcext:value-type="float">
            <text:p>1.97793E+00</text:p>
          </table:table-cell>
          <table:table-cell table:formula="of:=[$Sheet1.M57]" office:value-type="float" office:value="1.97793" calcext:value-type="float">
            <text:p>1.97793E+00</text:p>
          </table:table-cell>
          <table:table-cell table:formula="of:=[$Sheet1.N57]" office:value-type="float" office:value="0" calcext:value-type="float">
            <text:p>0.00000E+00</text:p>
          </table:table-cell>
          <table:table-cell table:formula="of:=[$Sheet1.O57]" office:value-type="float" office:value="0" calcext:value-type="float">
            <text:p>0.00000E+00</text:p>
          </table:table-cell>
          <table:table-cell table:formula="of:=[$Sheet1.P57]" office:value-type="float" office:value="0" calcext:value-type="float">
            <text:p>0.00000E+00</text:p>
          </table:table-cell>
          <table:table-cell table:formula="of:=[$Sheet1.Q5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8]" office:value-type="float" office:value="5519600000000000" calcext:value-type="float">
            <text:p>5.51960E+15</text:p>
          </table:table-cell>
          <table:table-cell table:formula="of:=[$Sheet1.B58]" office:value-type="float" office:value="7.7505E+036" calcext:value-type="float">
            <text:p>7.75050E+36</text:p>
          </table:table-cell>
          <table:table-cell table:formula="of:=[$Sheet1.C58]" office:value-type="float" office:value="1.67026" calcext:value-type="float">
            <text:p>1.67026E+00</text:p>
          </table:table-cell>
          <table:table-cell table:formula="of:=[$Sheet1.D58]" office:value-type="float" office:value="0.27118" calcext:value-type="float">
            <text:p>2.71180E-01</text:p>
          </table:table-cell>
          <table:table-cell table:formula="of:=[$Sheet1.E58]" office:value-type="float" office:value="0" calcext:value-type="float">
            <text:p>0.00000E+00</text:p>
          </table:table-cell>
          <table:table-cell table:formula="of:=[$Sheet1.F58]" office:value-type="float" office:value="0.72882" calcext:value-type="float">
            <text:p>7.28820E-01</text:p>
          </table:table-cell>
          <table:table-cell table:formula="of:=[$Sheet1.G58]" office:value-type="float" office:value="0.27118" calcext:value-type="float">
            <text:p>2.71180E-01</text:p>
          </table:table-cell>
          <table:table-cell table:formula="of:=[$Sheet1.H58]" office:value-type="float" office:value="0" calcext:value-type="float">
            <text:p>0.00000E+00</text:p>
          </table:table-cell>
          <table:table-cell table:formula="of:=[$Sheet1.I58]" office:value-type="float" office:value="0" calcext:value-type="float">
            <text:p>0.00000E+00</text:p>
          </table:table-cell>
          <table:table-cell table:formula="of:=[$Sheet1.J58]" office:value-type="float" office:value="0" calcext:value-type="float">
            <text:p>0.00000E+00</text:p>
          </table:table-cell>
          <table:table-cell table:formula="of:=[$Sheet1.K5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8]" office:value-type="float" office:value="1.97154" calcext:value-type="float">
            <text:p>1.97154E+00</text:p>
          </table:table-cell>
          <table:table-cell table:formula="of:=[$Sheet1.M58]" office:value-type="float" office:value="1.97154" calcext:value-type="float">
            <text:p>1.97154E+00</text:p>
          </table:table-cell>
          <table:table-cell table:formula="of:=[$Sheet1.N58]" office:value-type="float" office:value="0" calcext:value-type="float">
            <text:p>0.00000E+00</text:p>
          </table:table-cell>
          <table:table-cell table:formula="of:=[$Sheet1.O58]" office:value-type="float" office:value="0" calcext:value-type="float">
            <text:p>0.00000E+00</text:p>
          </table:table-cell>
          <table:table-cell table:formula="of:=[$Sheet1.P58]" office:value-type="float" office:value="0" calcext:value-type="float">
            <text:p>0.00000E+00</text:p>
          </table:table-cell>
          <table:table-cell table:formula="of:=[$Sheet1.Q5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59]" office:value-type="float" office:value="5470300000000000" calcext:value-type="float">
            <text:p>5.47030E+15</text:p>
          </table:table-cell>
          <table:table-cell table:formula="of:=[$Sheet1.B59]" office:value-type="float" office:value="7.5974E+036" calcext:value-type="float">
            <text:p>7.59740E+36</text:p>
          </table:table-cell>
          <table:table-cell table:formula="of:=[$Sheet1.C59]" office:value-type="float" office:value="1.6644" calcext:value-type="float">
            <text:p>1.66440E+00</text:p>
          </table:table-cell>
          <table:table-cell table:formula="of:=[$Sheet1.D59]" office:value-type="float" office:value="0.26988" calcext:value-type="float">
            <text:p>2.69880E-01</text:p>
          </table:table-cell>
          <table:table-cell table:formula="of:=[$Sheet1.E59]" office:value-type="float" office:value="0" calcext:value-type="float">
            <text:p>0.00000E+00</text:p>
          </table:table-cell>
          <table:table-cell table:formula="of:=[$Sheet1.F59]" office:value-type="float" office:value="0.73012" calcext:value-type="float">
            <text:p>7.30120E-01</text:p>
          </table:table-cell>
          <table:table-cell table:formula="of:=[$Sheet1.G59]" office:value-type="float" office:value="0.26988" calcext:value-type="float">
            <text:p>2.69880E-01</text:p>
          </table:table-cell>
          <table:table-cell table:formula="of:=[$Sheet1.H59]" office:value-type="float" office:value="0" calcext:value-type="float">
            <text:p>0.00000E+00</text:p>
          </table:table-cell>
          <table:table-cell table:formula="of:=[$Sheet1.I59]" office:value-type="float" office:value="0" calcext:value-type="float">
            <text:p>0.00000E+00</text:p>
          </table:table-cell>
          <table:table-cell table:formula="of:=[$Sheet1.J59]" office:value-type="float" office:value="0" calcext:value-type="float">
            <text:p>0.00000E+00</text:p>
          </table:table-cell>
          <table:table-cell table:formula="of:=[$Sheet1.K5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59]" office:value-type="float" office:value="1.96515" calcext:value-type="float">
            <text:p>1.96515E+00</text:p>
          </table:table-cell>
          <table:table-cell table:formula="of:=[$Sheet1.M59]" office:value-type="float" office:value="1.96515" calcext:value-type="float">
            <text:p>1.96515E+00</text:p>
          </table:table-cell>
          <table:table-cell table:formula="of:=[$Sheet1.N59]" office:value-type="float" office:value="0" calcext:value-type="float">
            <text:p>0.00000E+00</text:p>
          </table:table-cell>
          <table:table-cell table:formula="of:=[$Sheet1.O59]" office:value-type="float" office:value="0" calcext:value-type="float">
            <text:p>0.00000E+00</text:p>
          </table:table-cell>
          <table:table-cell table:formula="of:=[$Sheet1.P59]" office:value-type="float" office:value="0" calcext:value-type="float">
            <text:p>0.00000E+00</text:p>
          </table:table-cell>
          <table:table-cell table:formula="of:=[$Sheet1.Q5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0]" office:value-type="float" office:value="5421200000000000" calcext:value-type="float">
            <text:p>5.42120E+15</text:p>
          </table:table-cell>
          <table:table-cell table:formula="of:=[$Sheet1.B60]" office:value-type="float" office:value="7.4463E+036" calcext:value-type="float">
            <text:p>7.44630E+36</text:p>
          </table:table-cell>
          <table:table-cell table:formula="of:=[$Sheet1.C60]" office:value-type="float" office:value="1.65849" calcext:value-type="float">
            <text:p>1.65849E+00</text:p>
          </table:table-cell>
          <table:table-cell table:formula="of:=[$Sheet1.D60]" office:value-type="float" office:value="0.26856" calcext:value-type="float">
            <text:p>2.68560E-01</text:p>
          </table:table-cell>
          <table:table-cell table:formula="of:=[$Sheet1.E60]" office:value-type="float" office:value="0" calcext:value-type="float">
            <text:p>0.00000E+00</text:p>
          </table:table-cell>
          <table:table-cell table:formula="of:=[$Sheet1.F60]" office:value-type="float" office:value="0.73144" calcext:value-type="float">
            <text:p>7.31440E-01</text:p>
          </table:table-cell>
          <table:table-cell table:formula="of:=[$Sheet1.G60]" office:value-type="float" office:value="0.26856" calcext:value-type="float">
            <text:p>2.68560E-01</text:p>
          </table:table-cell>
          <table:table-cell table:formula="of:=[$Sheet1.H60]" office:value-type="float" office:value="0" calcext:value-type="float">
            <text:p>0.00000E+00</text:p>
          </table:table-cell>
          <table:table-cell table:formula="of:=[$Sheet1.I60]" office:value-type="float" office:value="0" calcext:value-type="float">
            <text:p>0.00000E+00</text:p>
          </table:table-cell>
          <table:table-cell table:formula="of:=[$Sheet1.J60]" office:value-type="float" office:value="0" calcext:value-type="float">
            <text:p>0.00000E+00</text:p>
          </table:table-cell>
          <table:table-cell table:formula="of:=[$Sheet1.K6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0]" office:value-type="float" office:value="1.95876" calcext:value-type="float">
            <text:p>1.95876E+00</text:p>
          </table:table-cell>
          <table:table-cell table:formula="of:=[$Sheet1.M60]" office:value-type="float" office:value="1.95876" calcext:value-type="float">
            <text:p>1.95876E+00</text:p>
          </table:table-cell>
          <table:table-cell table:formula="of:=[$Sheet1.N60]" office:value-type="float" office:value="0" calcext:value-type="float">
            <text:p>0.00000E+00</text:p>
          </table:table-cell>
          <table:table-cell table:formula="of:=[$Sheet1.O60]" office:value-type="float" office:value="0" calcext:value-type="float">
            <text:p>0.00000E+00</text:p>
          </table:table-cell>
          <table:table-cell table:formula="of:=[$Sheet1.P60]" office:value-type="float" office:value="0" calcext:value-type="float">
            <text:p>0.00000E+00</text:p>
          </table:table-cell>
          <table:table-cell table:formula="of:=[$Sheet1.Q6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1]" office:value-type="float" office:value="5372200000000000" calcext:value-type="float">
            <text:p>5.37220E+15</text:p>
          </table:table-cell>
          <table:table-cell table:formula="of:=[$Sheet1.B61]" office:value-type="float" office:value="7.2974E+036" calcext:value-type="float">
            <text:p>7.29740E+36</text:p>
          </table:table-cell>
          <table:table-cell table:formula="of:=[$Sheet1.C61]" office:value-type="float" office:value="1.65253" calcext:value-type="float">
            <text:p>1.65253E+00</text:p>
          </table:table-cell>
          <table:table-cell table:formula="of:=[$Sheet1.D61]" office:value-type="float" office:value="0.26724" calcext:value-type="float">
            <text:p>2.67240E-01</text:p>
          </table:table-cell>
          <table:table-cell table:formula="of:=[$Sheet1.E61]" office:value-type="float" office:value="0" calcext:value-type="float">
            <text:p>0.00000E+00</text:p>
          </table:table-cell>
          <table:table-cell table:formula="of:=[$Sheet1.F61]" office:value-type="float" office:value="0.73276" calcext:value-type="float">
            <text:p>7.32760E-01</text:p>
          </table:table-cell>
          <table:table-cell table:formula="of:=[$Sheet1.G61]" office:value-type="float" office:value="0.26724" calcext:value-type="float">
            <text:p>2.67240E-01</text:p>
          </table:table-cell>
          <table:table-cell table:formula="of:=[$Sheet1.H61]" office:value-type="float" office:value="0" calcext:value-type="float">
            <text:p>0.00000E+00</text:p>
          </table:table-cell>
          <table:table-cell table:formula="of:=[$Sheet1.I61]" office:value-type="float" office:value="0" calcext:value-type="float">
            <text:p>0.00000E+00</text:p>
          </table:table-cell>
          <table:table-cell table:formula="of:=[$Sheet1.J61]" office:value-type="float" office:value="0" calcext:value-type="float">
            <text:p>0.00000E+00</text:p>
          </table:table-cell>
          <table:table-cell table:formula="of:=[$Sheet1.K6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1]" office:value-type="float" office:value="1.95237" calcext:value-type="float">
            <text:p>1.95237E+00</text:p>
          </table:table-cell>
          <table:table-cell table:formula="of:=[$Sheet1.M61]" office:value-type="float" office:value="1.95237" calcext:value-type="float">
            <text:p>1.95237E+00</text:p>
          </table:table-cell>
          <table:table-cell table:formula="of:=[$Sheet1.N61]" office:value-type="float" office:value="0" calcext:value-type="float">
            <text:p>0.00000E+00</text:p>
          </table:table-cell>
          <table:table-cell table:formula="of:=[$Sheet1.O61]" office:value-type="float" office:value="0" calcext:value-type="float">
            <text:p>0.00000E+00</text:p>
          </table:table-cell>
          <table:table-cell table:formula="of:=[$Sheet1.P61]" office:value-type="float" office:value="0" calcext:value-type="float">
            <text:p>0.00000E+00</text:p>
          </table:table-cell>
          <table:table-cell table:formula="of:=[$Sheet1.Q6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2]" office:value-type="float" office:value="5323400000000000" calcext:value-type="float">
            <text:p>5.32340E+15</text:p>
          </table:table-cell>
          <table:table-cell table:formula="of:=[$Sheet1.B62]" office:value-type="float" office:value="7.1505E+036" calcext:value-type="float">
            <text:p>7.15050E+36</text:p>
          </table:table-cell>
          <table:table-cell table:formula="of:=[$Sheet1.C62]" office:value-type="float" office:value="1.64651" calcext:value-type="float">
            <text:p>1.64651E+00</text:p>
          </table:table-cell>
          <table:table-cell table:formula="of:=[$Sheet1.D62]" office:value-type="float" office:value="0.26591" calcext:value-type="float">
            <text:p>2.65910E-01</text:p>
          </table:table-cell>
          <table:table-cell table:formula="of:=[$Sheet1.E62]" office:value-type="float" office:value="0" calcext:value-type="float">
            <text:p>0.00000E+00</text:p>
          </table:table-cell>
          <table:table-cell table:formula="of:=[$Sheet1.F62]" office:value-type="float" office:value="0.73409" calcext:value-type="float">
            <text:p>7.34090E-01</text:p>
          </table:table-cell>
          <table:table-cell table:formula="of:=[$Sheet1.G62]" office:value-type="float" office:value="0.26591" calcext:value-type="float">
            <text:p>2.65910E-01</text:p>
          </table:table-cell>
          <table:table-cell table:formula="of:=[$Sheet1.H62]" office:value-type="float" office:value="0" calcext:value-type="float">
            <text:p>0.00000E+00</text:p>
          </table:table-cell>
          <table:table-cell table:formula="of:=[$Sheet1.I62]" office:value-type="float" office:value="0" calcext:value-type="float">
            <text:p>0.00000E+00</text:p>
          </table:table-cell>
          <table:table-cell table:formula="of:=[$Sheet1.J62]" office:value-type="float" office:value="0" calcext:value-type="float">
            <text:p>0.00000E+00</text:p>
          </table:table-cell>
          <table:table-cell table:formula="of:=[$Sheet1.K6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2]" office:value-type="float" office:value="1.94598" calcext:value-type="float">
            <text:p>1.94598E+00</text:p>
          </table:table-cell>
          <table:table-cell table:formula="of:=[$Sheet1.M62]" office:value-type="float" office:value="1.94598" calcext:value-type="float">
            <text:p>1.94598E+00</text:p>
          </table:table-cell>
          <table:table-cell table:formula="of:=[$Sheet1.N62]" office:value-type="float" office:value="0" calcext:value-type="float">
            <text:p>0.00000E+00</text:p>
          </table:table-cell>
          <table:table-cell table:formula="of:=[$Sheet1.O62]" office:value-type="float" office:value="0" calcext:value-type="float">
            <text:p>0.00000E+00</text:p>
          </table:table-cell>
          <table:table-cell table:formula="of:=[$Sheet1.P62]" office:value-type="float" office:value="0" calcext:value-type="float">
            <text:p>0.00000E+00</text:p>
          </table:table-cell>
          <table:table-cell table:formula="of:=[$Sheet1.Q6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3]" office:value-type="float" office:value="5274700000000000" calcext:value-type="float">
            <text:p>5.27470E+15</text:p>
          </table:table-cell>
          <table:table-cell table:formula="of:=[$Sheet1.B63]" office:value-type="float" office:value="7.0057E+036" calcext:value-type="float">
            <text:p>7.00570E+36</text:p>
          </table:table-cell>
          <table:table-cell table:formula="of:=[$Sheet1.C63]" office:value-type="float" office:value="1.64043" calcext:value-type="float">
            <text:p>1.64043E+00</text:p>
          </table:table-cell>
          <table:table-cell table:formula="of:=[$Sheet1.D63]" office:value-type="float" office:value="0.26458" calcext:value-type="float">
            <text:p>2.64580E-01</text:p>
          </table:table-cell>
          <table:table-cell table:formula="of:=[$Sheet1.E63]" office:value-type="float" office:value="0" calcext:value-type="float">
            <text:p>0.00000E+00</text:p>
          </table:table-cell>
          <table:table-cell table:formula="of:=[$Sheet1.F63]" office:value-type="float" office:value="0.73542" calcext:value-type="float">
            <text:p>7.35420E-01</text:p>
          </table:table-cell>
          <table:table-cell table:formula="of:=[$Sheet1.G63]" office:value-type="float" office:value="0.26458" calcext:value-type="float">
            <text:p>2.64580E-01</text:p>
          </table:table-cell>
          <table:table-cell table:formula="of:=[$Sheet1.H63]" office:value-type="float" office:value="0" calcext:value-type="float">
            <text:p>0.00000E+00</text:p>
          </table:table-cell>
          <table:table-cell table:formula="of:=[$Sheet1.I63]" office:value-type="float" office:value="0" calcext:value-type="float">
            <text:p>0.00000E+00</text:p>
          </table:table-cell>
          <table:table-cell table:formula="of:=[$Sheet1.J63]" office:value-type="float" office:value="0" calcext:value-type="float">
            <text:p>0.00000E+00</text:p>
          </table:table-cell>
          <table:table-cell table:formula="of:=[$Sheet1.K6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3]" office:value-type="float" office:value="1.93959" calcext:value-type="float">
            <text:p>1.93959E+00</text:p>
          </table:table-cell>
          <table:table-cell table:formula="of:=[$Sheet1.M63]" office:value-type="float" office:value="1.93959" calcext:value-type="float">
            <text:p>1.93959E+00</text:p>
          </table:table-cell>
          <table:table-cell table:formula="of:=[$Sheet1.N63]" office:value-type="float" office:value="0" calcext:value-type="float">
            <text:p>0.00000E+00</text:p>
          </table:table-cell>
          <table:table-cell table:formula="of:=[$Sheet1.O63]" office:value-type="float" office:value="0" calcext:value-type="float">
            <text:p>0.00000E+00</text:p>
          </table:table-cell>
          <table:table-cell table:formula="of:=[$Sheet1.P63]" office:value-type="float" office:value="0" calcext:value-type="float">
            <text:p>0.00000E+00</text:p>
          </table:table-cell>
          <table:table-cell table:formula="of:=[$Sheet1.Q6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4]" office:value-type="float" office:value="5226200000000001" calcext:value-type="float">
            <text:p>5.22620E+15</text:p>
          </table:table-cell>
          <table:table-cell table:formula="of:=[$Sheet1.B64]" office:value-type="float" office:value="6.863E+036" calcext:value-type="float">
            <text:p>6.86300E+36</text:p>
          </table:table-cell>
          <table:table-cell table:formula="of:=[$Sheet1.C64]" office:value-type="float" office:value="1.63431" calcext:value-type="float">
            <text:p>1.63431E+00</text:p>
          </table:table-cell>
          <table:table-cell table:formula="of:=[$Sheet1.D64]" office:value-type="float" office:value="0.26323" calcext:value-type="float">
            <text:p>2.63230E-01</text:p>
          </table:table-cell>
          <table:table-cell table:formula="of:=[$Sheet1.E64]" office:value-type="float" office:value="0" calcext:value-type="float">
            <text:p>0.00000E+00</text:p>
          </table:table-cell>
          <table:table-cell table:formula="of:=[$Sheet1.F64]" office:value-type="float" office:value="0.73677" calcext:value-type="float">
            <text:p>7.36770E-01</text:p>
          </table:table-cell>
          <table:table-cell table:formula="of:=[$Sheet1.G64]" office:value-type="float" office:value="0.26323" calcext:value-type="float">
            <text:p>2.63230E-01</text:p>
          </table:table-cell>
          <table:table-cell table:formula="of:=[$Sheet1.H64]" office:value-type="float" office:value="0" calcext:value-type="float">
            <text:p>0.00000E+00</text:p>
          </table:table-cell>
          <table:table-cell table:formula="of:=[$Sheet1.I64]" office:value-type="float" office:value="0" calcext:value-type="float">
            <text:p>0.00000E+00</text:p>
          </table:table-cell>
          <table:table-cell table:formula="of:=[$Sheet1.J64]" office:value-type="float" office:value="0" calcext:value-type="float">
            <text:p>0.00000E+00</text:p>
          </table:table-cell>
          <table:table-cell table:formula="of:=[$Sheet1.K6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4]" office:value-type="float" office:value="1.9332" calcext:value-type="float">
            <text:p>1.93320E+00</text:p>
          </table:table-cell>
          <table:table-cell table:formula="of:=[$Sheet1.M64]" office:value-type="float" office:value="1.9332" calcext:value-type="float">
            <text:p>1.93320E+00</text:p>
          </table:table-cell>
          <table:table-cell table:formula="of:=[$Sheet1.N64]" office:value-type="float" office:value="0" calcext:value-type="float">
            <text:p>0.00000E+00</text:p>
          </table:table-cell>
          <table:table-cell table:formula="of:=[$Sheet1.O64]" office:value-type="float" office:value="0" calcext:value-type="float">
            <text:p>0.00000E+00</text:p>
          </table:table-cell>
          <table:table-cell table:formula="of:=[$Sheet1.P64]" office:value-type="float" office:value="0" calcext:value-type="float">
            <text:p>0.00000E+00</text:p>
          </table:table-cell>
          <table:table-cell table:formula="of:=[$Sheet1.Q6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5]" office:value-type="float" office:value="5177800000000000" calcext:value-type="float">
            <text:p>5.17780E+15</text:p>
          </table:table-cell>
          <table:table-cell table:formula="of:=[$Sheet1.B65]" office:value-type="float" office:value="6.7222E+036" calcext:value-type="float">
            <text:p>6.72220E+36</text:p>
          </table:table-cell>
          <table:table-cell table:formula="of:=[$Sheet1.C65]" office:value-type="float" office:value="1.62812" calcext:value-type="float">
            <text:p>1.62812E+00</text:p>
          </table:table-cell>
          <table:table-cell table:formula="of:=[$Sheet1.D65]" office:value-type="float" office:value="0.26187" calcext:value-type="float">
            <text:p>2.61870E-01</text:p>
          </table:table-cell>
          <table:table-cell table:formula="of:=[$Sheet1.E65]" office:value-type="float" office:value="0" calcext:value-type="float">
            <text:p>0.00000E+00</text:p>
          </table:table-cell>
          <table:table-cell table:formula="of:=[$Sheet1.F65]" office:value-type="float" office:value="0.73813" calcext:value-type="float">
            <text:p>7.38130E-01</text:p>
          </table:table-cell>
          <table:table-cell table:formula="of:=[$Sheet1.G65]" office:value-type="float" office:value="0.26187" calcext:value-type="float">
            <text:p>2.61870E-01</text:p>
          </table:table-cell>
          <table:table-cell table:formula="of:=[$Sheet1.H65]" office:value-type="float" office:value="0" calcext:value-type="float">
            <text:p>0.00000E+00</text:p>
          </table:table-cell>
          <table:table-cell table:formula="of:=[$Sheet1.I65]" office:value-type="float" office:value="0" calcext:value-type="float">
            <text:p>0.00000E+00</text:p>
          </table:table-cell>
          <table:table-cell table:formula="of:=[$Sheet1.J65]" office:value-type="float" office:value="0" calcext:value-type="float">
            <text:p>0.00000E+00</text:p>
          </table:table-cell>
          <table:table-cell table:formula="of:=[$Sheet1.K6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5]" office:value-type="float" office:value="1.92681" calcext:value-type="float">
            <text:p>1.92681E+00</text:p>
          </table:table-cell>
          <table:table-cell table:formula="of:=[$Sheet1.M65]" office:value-type="float" office:value="1.92681" calcext:value-type="float">
            <text:p>1.92681E+00</text:p>
          </table:table-cell>
          <table:table-cell table:formula="of:=[$Sheet1.N65]" office:value-type="float" office:value="0" calcext:value-type="float">
            <text:p>0.00000E+00</text:p>
          </table:table-cell>
          <table:table-cell table:formula="of:=[$Sheet1.O65]" office:value-type="float" office:value="0" calcext:value-type="float">
            <text:p>0.00000E+00</text:p>
          </table:table-cell>
          <table:table-cell table:formula="of:=[$Sheet1.P65]" office:value-type="float" office:value="0" calcext:value-type="float">
            <text:p>0.00000E+00</text:p>
          </table:table-cell>
          <table:table-cell table:formula="of:=[$Sheet1.Q6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6]" office:value-type="float" office:value="5129600000000001" calcext:value-type="float">
            <text:p>5.12960E+15</text:p>
          </table:table-cell>
          <table:table-cell table:formula="of:=[$Sheet1.B66]" office:value-type="float" office:value="6.5835E+036" calcext:value-type="float">
            <text:p>6.58350E+36</text:p>
          </table:table-cell>
          <table:table-cell table:formula="of:=[$Sheet1.C66]" office:value-type="float" office:value="1.62188" calcext:value-type="float">
            <text:p>1.62188E+00</text:p>
          </table:table-cell>
          <table:table-cell table:formula="of:=[$Sheet1.D66]" office:value-type="float" office:value="0.26051" calcext:value-type="float">
            <text:p>2.60510E-01</text:p>
          </table:table-cell>
          <table:table-cell table:formula="of:=[$Sheet1.E66]" office:value-type="float" office:value="0" calcext:value-type="float">
            <text:p>0.00000E+00</text:p>
          </table:table-cell>
          <table:table-cell table:formula="of:=[$Sheet1.F66]" office:value-type="float" office:value="0.73949" calcext:value-type="float">
            <text:p>7.39490E-01</text:p>
          </table:table-cell>
          <table:table-cell table:formula="of:=[$Sheet1.G66]" office:value-type="float" office:value="0.26051" calcext:value-type="float">
            <text:p>2.60510E-01</text:p>
          </table:table-cell>
          <table:table-cell table:formula="of:=[$Sheet1.H66]" office:value-type="float" office:value="0" calcext:value-type="float">
            <text:p>0.00000E+00</text:p>
          </table:table-cell>
          <table:table-cell table:formula="of:=[$Sheet1.I66]" office:value-type="float" office:value="0" calcext:value-type="float">
            <text:p>0.00000E+00</text:p>
          </table:table-cell>
          <table:table-cell table:formula="of:=[$Sheet1.J66]" office:value-type="float" office:value="0" calcext:value-type="float">
            <text:p>0.00000E+00</text:p>
          </table:table-cell>
          <table:table-cell table:formula="of:=[$Sheet1.K6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6]" office:value-type="float" office:value="1.92042" calcext:value-type="float">
            <text:p>1.92042E+00</text:p>
          </table:table-cell>
          <table:table-cell table:formula="of:=[$Sheet1.M66]" office:value-type="float" office:value="1.92042" calcext:value-type="float">
            <text:p>1.92042E+00</text:p>
          </table:table-cell>
          <table:table-cell table:formula="of:=[$Sheet1.N66]" office:value-type="float" office:value="0" calcext:value-type="float">
            <text:p>0.00000E+00</text:p>
          </table:table-cell>
          <table:table-cell table:formula="of:=[$Sheet1.O66]" office:value-type="float" office:value="0" calcext:value-type="float">
            <text:p>0.00000E+00</text:p>
          </table:table-cell>
          <table:table-cell table:formula="of:=[$Sheet1.P66]" office:value-type="float" office:value="0" calcext:value-type="float">
            <text:p>0.00000E+00</text:p>
          </table:table-cell>
          <table:table-cell table:formula="of:=[$Sheet1.Q6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7]" office:value-type="float" office:value="5081500000000000" calcext:value-type="float">
            <text:p>5.08150E+15</text:p>
          </table:table-cell>
          <table:table-cell table:formula="of:=[$Sheet1.B67]" office:value-type="float" office:value="6.4468E+036" calcext:value-type="float">
            <text:p>6.44680E+36</text:p>
          </table:table-cell>
          <table:table-cell table:formula="of:=[$Sheet1.C67]" office:value-type="float" office:value="1.61558" calcext:value-type="float">
            <text:p>1.61558E+00</text:p>
          </table:table-cell>
          <table:table-cell table:formula="of:=[$Sheet1.D67]" office:value-type="float" office:value="0.25913" calcext:value-type="float">
            <text:p>2.59130E-01</text:p>
          </table:table-cell>
          <table:table-cell table:formula="of:=[$Sheet1.E67]" office:value-type="float" office:value="0" calcext:value-type="float">
            <text:p>0.00000E+00</text:p>
          </table:table-cell>
          <table:table-cell table:formula="of:=[$Sheet1.F67]" office:value-type="float" office:value="0.74087" calcext:value-type="float">
            <text:p>7.40870E-01</text:p>
          </table:table-cell>
          <table:table-cell table:formula="of:=[$Sheet1.G67]" office:value-type="float" office:value="0.25913" calcext:value-type="float">
            <text:p>2.59130E-01</text:p>
          </table:table-cell>
          <table:table-cell table:formula="of:=[$Sheet1.H67]" office:value-type="float" office:value="0" calcext:value-type="float">
            <text:p>0.00000E+00</text:p>
          </table:table-cell>
          <table:table-cell table:formula="of:=[$Sheet1.I67]" office:value-type="float" office:value="0" calcext:value-type="float">
            <text:p>0.00000E+00</text:p>
          </table:table-cell>
          <table:table-cell table:formula="of:=[$Sheet1.J67]" office:value-type="float" office:value="0" calcext:value-type="float">
            <text:p>0.00000E+00</text:p>
          </table:table-cell>
          <table:table-cell table:formula="of:=[$Sheet1.K6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7]" office:value-type="float" office:value="1.91403" calcext:value-type="float">
            <text:p>1.91403E+00</text:p>
          </table:table-cell>
          <table:table-cell table:formula="of:=[$Sheet1.M67]" office:value-type="float" office:value="1.91403" calcext:value-type="float">
            <text:p>1.91403E+00</text:p>
          </table:table-cell>
          <table:table-cell table:formula="of:=[$Sheet1.N67]" office:value-type="float" office:value="0" calcext:value-type="float">
            <text:p>0.00000E+00</text:p>
          </table:table-cell>
          <table:table-cell table:formula="of:=[$Sheet1.O67]" office:value-type="float" office:value="0" calcext:value-type="float">
            <text:p>0.00000E+00</text:p>
          </table:table-cell>
          <table:table-cell table:formula="of:=[$Sheet1.P67]" office:value-type="float" office:value="0" calcext:value-type="float">
            <text:p>0.00000E+00</text:p>
          </table:table-cell>
          <table:table-cell table:formula="of:=[$Sheet1.Q6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8]" office:value-type="float" office:value="5033600000000000" calcext:value-type="float">
            <text:p>5.03360E+15</text:p>
          </table:table-cell>
          <table:table-cell table:formula="of:=[$Sheet1.B68]" office:value-type="float" office:value="6.312E+036" calcext:value-type="float">
            <text:p>6.31200E+36</text:p>
          </table:table-cell>
          <table:table-cell table:formula="of:=[$Sheet1.C68]" office:value-type="float" office:value="1.60923" calcext:value-type="float">
            <text:p>1.60923E+00</text:p>
          </table:table-cell>
          <table:table-cell table:formula="of:=[$Sheet1.D68]" office:value-type="float" office:value="0.25774" calcext:value-type="float">
            <text:p>2.57740E-01</text:p>
          </table:table-cell>
          <table:table-cell table:formula="of:=[$Sheet1.E68]" office:value-type="float" office:value="0" calcext:value-type="float">
            <text:p>0.00000E+00</text:p>
          </table:table-cell>
          <table:table-cell table:formula="of:=[$Sheet1.F68]" office:value-type="float" office:value="0.74225" calcext:value-type="float">
            <text:p>7.42250E-01</text:p>
          </table:table-cell>
          <table:table-cell table:formula="of:=[$Sheet1.G68]" office:value-type="float" office:value="0.25775" calcext:value-type="float">
            <text:p>2.57750E-01</text:p>
          </table:table-cell>
          <table:table-cell table:formula="of:=[$Sheet1.H68]" office:value-type="float" office:value="0" calcext:value-type="float">
            <text:p>0.00000E+00</text:p>
          </table:table-cell>
          <table:table-cell table:formula="of:=[$Sheet1.I68]" office:value-type="float" office:value="0" calcext:value-type="float">
            <text:p>0.00000E+00</text:p>
          </table:table-cell>
          <table:table-cell table:formula="of:=[$Sheet1.J68]" office:value-type="float" office:value="0" calcext:value-type="float">
            <text:p>0.00000E+00</text:p>
          </table:table-cell>
          <table:table-cell table:formula="of:=[$Sheet1.K6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8]" office:value-type="float" office:value="1.90764" calcext:value-type="float">
            <text:p>1.90764E+00</text:p>
          </table:table-cell>
          <table:table-cell table:formula="of:=[$Sheet1.M68]" office:value-type="float" office:value="1.90764" calcext:value-type="float">
            <text:p>1.90764E+00</text:p>
          </table:table-cell>
          <table:table-cell table:formula="of:=[$Sheet1.N68]" office:value-type="float" office:value="0" calcext:value-type="float">
            <text:p>0.00000E+00</text:p>
          </table:table-cell>
          <table:table-cell table:formula="of:=[$Sheet1.O68]" office:value-type="float" office:value="0" calcext:value-type="float">
            <text:p>0.00000E+00</text:p>
          </table:table-cell>
          <table:table-cell table:formula="of:=[$Sheet1.P68]" office:value-type="float" office:value="0" calcext:value-type="float">
            <text:p>0.00000E+00</text:p>
          </table:table-cell>
          <table:table-cell table:formula="of:=[$Sheet1.Q6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69]" office:value-type="float" office:value="4985900000000000" calcext:value-type="float">
            <text:p>4.98590E+15</text:p>
          </table:table-cell>
          <table:table-cell table:formula="of:=[$Sheet1.B69]" office:value-type="float" office:value="6.1792E+036" calcext:value-type="float">
            <text:p>6.17920E+36</text:p>
          </table:table-cell>
          <table:table-cell table:formula="of:=[$Sheet1.C69]" office:value-type="float" office:value="1.60282" calcext:value-type="float">
            <text:p>1.60282E+00</text:p>
          </table:table-cell>
          <table:table-cell table:formula="of:=[$Sheet1.D69]" office:value-type="float" office:value="0.25635" calcext:value-type="float">
            <text:p>2.56350E-01</text:p>
          </table:table-cell>
          <table:table-cell table:formula="of:=[$Sheet1.E69]" office:value-type="float" office:value="0" calcext:value-type="float">
            <text:p>0.00000E+00</text:p>
          </table:table-cell>
          <table:table-cell table:formula="of:=[$Sheet1.F69]" office:value-type="float" office:value="0.74365" calcext:value-type="float">
            <text:p>7.43650E-01</text:p>
          </table:table-cell>
          <table:table-cell table:formula="of:=[$Sheet1.G69]" office:value-type="float" office:value="0.25635" calcext:value-type="float">
            <text:p>2.56350E-01</text:p>
          </table:table-cell>
          <table:table-cell table:formula="of:=[$Sheet1.H69]" office:value-type="float" office:value="0" calcext:value-type="float">
            <text:p>0.00000E+00</text:p>
          </table:table-cell>
          <table:table-cell table:formula="of:=[$Sheet1.I69]" office:value-type="float" office:value="0" calcext:value-type="float">
            <text:p>0.00000E+00</text:p>
          </table:table-cell>
          <table:table-cell table:formula="of:=[$Sheet1.J69]" office:value-type="float" office:value="0" calcext:value-type="float">
            <text:p>0.00000E+00</text:p>
          </table:table-cell>
          <table:table-cell table:formula="of:=[$Sheet1.K6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69]" office:value-type="float" office:value="1.90125" calcext:value-type="float">
            <text:p>1.90125E+00</text:p>
          </table:table-cell>
          <table:table-cell table:formula="of:=[$Sheet1.M69]" office:value-type="float" office:value="1.90125" calcext:value-type="float">
            <text:p>1.90125E+00</text:p>
          </table:table-cell>
          <table:table-cell table:formula="of:=[$Sheet1.N69]" office:value-type="float" office:value="0" calcext:value-type="float">
            <text:p>0.00000E+00</text:p>
          </table:table-cell>
          <table:table-cell table:formula="of:=[$Sheet1.O69]" office:value-type="float" office:value="0" calcext:value-type="float">
            <text:p>0.00000E+00</text:p>
          </table:table-cell>
          <table:table-cell table:formula="of:=[$Sheet1.P69]" office:value-type="float" office:value="0" calcext:value-type="float">
            <text:p>0.00000E+00</text:p>
          </table:table-cell>
          <table:table-cell table:formula="of:=[$Sheet1.Q6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0]" office:value-type="float" office:value="4938300000000000" calcext:value-type="float">
            <text:p>4.93830E+15</text:p>
          </table:table-cell>
          <table:table-cell table:formula="of:=[$Sheet1.B70]" office:value-type="float" office:value="6.0483E+036" calcext:value-type="float">
            <text:p>6.04830E+36</text:p>
          </table:table-cell>
          <table:table-cell table:formula="of:=[$Sheet1.C70]" office:value-type="float" office:value="1.59635" calcext:value-type="float">
            <text:p>1.59635E+00</text:p>
          </table:table-cell>
          <table:table-cell table:formula="of:=[$Sheet1.D70]" office:value-type="float" office:value="0.25495" calcext:value-type="float">
            <text:p>2.54950E-01</text:p>
          </table:table-cell>
          <table:table-cell table:formula="of:=[$Sheet1.E70]" office:value-type="float" office:value="0" calcext:value-type="float">
            <text:p>0.00000E+00</text:p>
          </table:table-cell>
          <table:table-cell table:formula="of:=[$Sheet1.F70]" office:value-type="float" office:value="0.74505" calcext:value-type="float">
            <text:p>7.45050E-01</text:p>
          </table:table-cell>
          <table:table-cell table:formula="of:=[$Sheet1.G70]" office:value-type="float" office:value="0.25495" calcext:value-type="float">
            <text:p>2.54950E-01</text:p>
          </table:table-cell>
          <table:table-cell table:formula="of:=[$Sheet1.H70]" office:value-type="float" office:value="0" calcext:value-type="float">
            <text:p>0.00000E+00</text:p>
          </table:table-cell>
          <table:table-cell table:formula="of:=[$Sheet1.I70]" office:value-type="float" office:value="0" calcext:value-type="float">
            <text:p>0.00000E+00</text:p>
          </table:table-cell>
          <table:table-cell table:formula="of:=[$Sheet1.J70]" office:value-type="float" office:value="0" calcext:value-type="float">
            <text:p>0.00000E+00</text:p>
          </table:table-cell>
          <table:table-cell table:formula="of:=[$Sheet1.K7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0]" office:value-type="float" office:value="1.89486" calcext:value-type="float">
            <text:p>1.89486E+00</text:p>
          </table:table-cell>
          <table:table-cell table:formula="of:=[$Sheet1.M70]" office:value-type="float" office:value="1.89486" calcext:value-type="float">
            <text:p>1.89486E+00</text:p>
          </table:table-cell>
          <table:table-cell table:formula="of:=[$Sheet1.N70]" office:value-type="float" office:value="0" calcext:value-type="float">
            <text:p>0.00000E+00</text:p>
          </table:table-cell>
          <table:table-cell table:formula="of:=[$Sheet1.O70]" office:value-type="float" office:value="0" calcext:value-type="float">
            <text:p>0.00000E+00</text:p>
          </table:table-cell>
          <table:table-cell table:formula="of:=[$Sheet1.P70]" office:value-type="float" office:value="0" calcext:value-type="float">
            <text:p>0.00000E+00</text:p>
          </table:table-cell>
          <table:table-cell table:formula="of:=[$Sheet1.Q7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1]" office:value-type="float" office:value="4890900000000000" calcext:value-type="float">
            <text:p>4.89090E+15</text:p>
          </table:table-cell>
          <table:table-cell table:formula="of:=[$Sheet1.B71]" office:value-type="float" office:value="5.9194E+036" calcext:value-type="float">
            <text:p>5.91940E+36</text:p>
          </table:table-cell>
          <table:table-cell table:formula="of:=[$Sheet1.C71]" office:value-type="float" office:value="1.58982" calcext:value-type="float">
            <text:p>1.58982E+00</text:p>
          </table:table-cell>
          <table:table-cell table:formula="of:=[$Sheet1.D71]" office:value-type="float" office:value="0.25353" calcext:value-type="float">
            <text:p>2.53530E-01</text:p>
          </table:table-cell>
          <table:table-cell table:formula="of:=[$Sheet1.E71]" office:value-type="float" office:value="0" calcext:value-type="float">
            <text:p>0.00000E+00</text:p>
          </table:table-cell>
          <table:table-cell table:formula="of:=[$Sheet1.F71]" office:value-type="float" office:value="0.74647" calcext:value-type="float">
            <text:p>7.46470E-01</text:p>
          </table:table-cell>
          <table:table-cell table:formula="of:=[$Sheet1.G71]" office:value-type="float" office:value="0.25353" calcext:value-type="float">
            <text:p>2.53530E-01</text:p>
          </table:table-cell>
          <table:table-cell table:formula="of:=[$Sheet1.H71]" office:value-type="float" office:value="0" calcext:value-type="float">
            <text:p>0.00000E+00</text:p>
          </table:table-cell>
          <table:table-cell table:formula="of:=[$Sheet1.I71]" office:value-type="float" office:value="0" calcext:value-type="float">
            <text:p>0.00000E+00</text:p>
          </table:table-cell>
          <table:table-cell table:formula="of:=[$Sheet1.J71]" office:value-type="float" office:value="0" calcext:value-type="float">
            <text:p>0.00000E+00</text:p>
          </table:table-cell>
          <table:table-cell table:formula="of:=[$Sheet1.K7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1]" office:value-type="float" office:value="1.88847" calcext:value-type="float">
            <text:p>1.88847E+00</text:p>
          </table:table-cell>
          <table:table-cell table:formula="of:=[$Sheet1.M71]" office:value-type="float" office:value="1.88847" calcext:value-type="float">
            <text:p>1.88847E+00</text:p>
          </table:table-cell>
          <table:table-cell table:formula="of:=[$Sheet1.N71]" office:value-type="float" office:value="0" calcext:value-type="float">
            <text:p>0.00000E+00</text:p>
          </table:table-cell>
          <table:table-cell table:formula="of:=[$Sheet1.O71]" office:value-type="float" office:value="0" calcext:value-type="float">
            <text:p>0.00000E+00</text:p>
          </table:table-cell>
          <table:table-cell table:formula="of:=[$Sheet1.P71]" office:value-type="float" office:value="0" calcext:value-type="float">
            <text:p>0.00000E+00</text:p>
          </table:table-cell>
          <table:table-cell table:formula="of:=[$Sheet1.Q7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2]" office:value-type="float" office:value="4843600000000000" calcext:value-type="float">
            <text:p>4.84360E+15</text:p>
          </table:table-cell>
          <table:table-cell table:formula="of:=[$Sheet1.B72]" office:value-type="float" office:value="5.7924E+036" calcext:value-type="float">
            <text:p>5.79240E+36</text:p>
          </table:table-cell>
          <table:table-cell table:formula="of:=[$Sheet1.C72]" office:value-type="float" office:value="1.58323" calcext:value-type="float">
            <text:p>1.58323E+00</text:p>
          </table:table-cell>
          <table:table-cell table:formula="of:=[$Sheet1.D72]" office:value-type="float" office:value="0.25211" calcext:value-type="float">
            <text:p>2.52110E-01</text:p>
          </table:table-cell>
          <table:table-cell table:formula="of:=[$Sheet1.E72]" office:value-type="float" office:value="0" calcext:value-type="float">
            <text:p>0.00000E+00</text:p>
          </table:table-cell>
          <table:table-cell table:formula="of:=[$Sheet1.F72]" office:value-type="float" office:value="0.74789" calcext:value-type="float">
            <text:p>7.47890E-01</text:p>
          </table:table-cell>
          <table:table-cell table:formula="of:=[$Sheet1.G72]" office:value-type="float" office:value="0.25211" calcext:value-type="float">
            <text:p>2.52110E-01</text:p>
          </table:table-cell>
          <table:table-cell table:formula="of:=[$Sheet1.H72]" office:value-type="float" office:value="0" calcext:value-type="float">
            <text:p>0.00000E+00</text:p>
          </table:table-cell>
          <table:table-cell table:formula="of:=[$Sheet1.I72]" office:value-type="float" office:value="0" calcext:value-type="float">
            <text:p>0.00000E+00</text:p>
          </table:table-cell>
          <table:table-cell table:formula="of:=[$Sheet1.J72]" office:value-type="float" office:value="0" calcext:value-type="float">
            <text:p>0.00000E+00</text:p>
          </table:table-cell>
          <table:table-cell table:formula="of:=[$Sheet1.K7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2]" office:value-type="float" office:value="1.88208" calcext:value-type="float">
            <text:p>1.88208E+00</text:p>
          </table:table-cell>
          <table:table-cell table:formula="of:=[$Sheet1.M72]" office:value-type="float" office:value="1.88208" calcext:value-type="float">
            <text:p>1.88208E+00</text:p>
          </table:table-cell>
          <table:table-cell table:formula="of:=[$Sheet1.N72]" office:value-type="float" office:value="0" calcext:value-type="float">
            <text:p>0.00000E+00</text:p>
          </table:table-cell>
          <table:table-cell table:formula="of:=[$Sheet1.O72]" office:value-type="float" office:value="0" calcext:value-type="float">
            <text:p>0.00000E+00</text:p>
          </table:table-cell>
          <table:table-cell table:formula="of:=[$Sheet1.P72]" office:value-type="float" office:value="0" calcext:value-type="float">
            <text:p>0.00000E+00</text:p>
          </table:table-cell>
          <table:table-cell table:formula="of:=[$Sheet1.Q7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3]" office:value-type="float" office:value="4796500000000000" calcext:value-type="float">
            <text:p>4.79650E+15</text:p>
          </table:table-cell>
          <table:table-cell table:formula="of:=[$Sheet1.B73]" office:value-type="float" office:value="5.6672E+036" calcext:value-type="float">
            <text:p>5.66720E+36</text:p>
          </table:table-cell>
          <table:table-cell table:formula="of:=[$Sheet1.C73]" office:value-type="float" office:value="1.57658" calcext:value-type="float">
            <text:p>1.57658E+00</text:p>
          </table:table-cell>
          <table:table-cell table:formula="of:=[$Sheet1.D73]" office:value-type="float" office:value="0.25068" calcext:value-type="float">
            <text:p>2.50680E-01</text:p>
          </table:table-cell>
          <table:table-cell table:formula="of:=[$Sheet1.E73]" office:value-type="float" office:value="0" calcext:value-type="float">
            <text:p>0.00000E+00</text:p>
          </table:table-cell>
          <table:table-cell table:formula="of:=[$Sheet1.F73]" office:value-type="float" office:value="0.74932" calcext:value-type="float">
            <text:p>7.49320E-01</text:p>
          </table:table-cell>
          <table:table-cell table:formula="of:=[$Sheet1.G73]" office:value-type="float" office:value="0.25068" calcext:value-type="float">
            <text:p>2.50680E-01</text:p>
          </table:table-cell>
          <table:table-cell table:formula="of:=[$Sheet1.H73]" office:value-type="float" office:value="0" calcext:value-type="float">
            <text:p>0.00000E+00</text:p>
          </table:table-cell>
          <table:table-cell table:formula="of:=[$Sheet1.I73]" office:value-type="float" office:value="0" calcext:value-type="float">
            <text:p>0.00000E+00</text:p>
          </table:table-cell>
          <table:table-cell table:formula="of:=[$Sheet1.J73]" office:value-type="float" office:value="0" calcext:value-type="float">
            <text:p>0.00000E+00</text:p>
          </table:table-cell>
          <table:table-cell table:formula="of:=[$Sheet1.K7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3]" office:value-type="float" office:value="1.87569" calcext:value-type="float">
            <text:p>1.87569E+00</text:p>
          </table:table-cell>
          <table:table-cell table:formula="of:=[$Sheet1.M73]" office:value-type="float" office:value="1.87569" calcext:value-type="float">
            <text:p>1.87569E+00</text:p>
          </table:table-cell>
          <table:table-cell table:formula="of:=[$Sheet1.N73]" office:value-type="float" office:value="0" calcext:value-type="float">
            <text:p>0.00000E+00</text:p>
          </table:table-cell>
          <table:table-cell table:formula="of:=[$Sheet1.O73]" office:value-type="float" office:value="0" calcext:value-type="float">
            <text:p>0.00000E+00</text:p>
          </table:table-cell>
          <table:table-cell table:formula="of:=[$Sheet1.P73]" office:value-type="float" office:value="0" calcext:value-type="float">
            <text:p>0.00000E+00</text:p>
          </table:table-cell>
          <table:table-cell table:formula="of:=[$Sheet1.Q7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4]" office:value-type="float" office:value="4749600000000000" calcext:value-type="float">
            <text:p>4.74960E+15</text:p>
          </table:table-cell>
          <table:table-cell table:formula="of:=[$Sheet1.B74]" office:value-type="float" office:value="5.5439E+036" calcext:value-type="float">
            <text:p>5.54390E+36</text:p>
          </table:table-cell>
          <table:table-cell table:formula="of:=[$Sheet1.C74]" office:value-type="float" office:value="1.56988" calcext:value-type="float">
            <text:p>1.56988E+00</text:p>
          </table:table-cell>
          <table:table-cell table:formula="of:=[$Sheet1.D74]" office:value-type="float" office:value="0.24924" calcext:value-type="float">
            <text:p>2.49240E-01</text:p>
          </table:table-cell>
          <table:table-cell table:formula="of:=[$Sheet1.E74]" office:value-type="float" office:value="0" calcext:value-type="float">
            <text:p>0.00000E+00</text:p>
          </table:table-cell>
          <table:table-cell table:formula="of:=[$Sheet1.F74]" office:value-type="float" office:value="0.75076" calcext:value-type="float">
            <text:p>7.50760E-01</text:p>
          </table:table-cell>
          <table:table-cell table:formula="of:=[$Sheet1.G74]" office:value-type="float" office:value="0.24924" calcext:value-type="float">
            <text:p>2.49240E-01</text:p>
          </table:table-cell>
          <table:table-cell table:formula="of:=[$Sheet1.H74]" office:value-type="float" office:value="0" calcext:value-type="float">
            <text:p>0.00000E+00</text:p>
          </table:table-cell>
          <table:table-cell table:formula="of:=[$Sheet1.I74]" office:value-type="float" office:value="0" calcext:value-type="float">
            <text:p>0.00000E+00</text:p>
          </table:table-cell>
          <table:table-cell table:formula="of:=[$Sheet1.J74]" office:value-type="float" office:value="0" calcext:value-type="float">
            <text:p>0.00000E+00</text:p>
          </table:table-cell>
          <table:table-cell table:formula="of:=[$Sheet1.K7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4]" office:value-type="float" office:value="1.8693" calcext:value-type="float">
            <text:p>1.86930E+00</text:p>
          </table:table-cell>
          <table:table-cell table:formula="of:=[$Sheet1.M74]" office:value-type="float" office:value="1.8693" calcext:value-type="float">
            <text:p>1.86930E+00</text:p>
          </table:table-cell>
          <table:table-cell table:formula="of:=[$Sheet1.N74]" office:value-type="float" office:value="0" calcext:value-type="float">
            <text:p>0.00000E+00</text:p>
          </table:table-cell>
          <table:table-cell table:formula="of:=[$Sheet1.O74]" office:value-type="float" office:value="0" calcext:value-type="float">
            <text:p>0.00000E+00</text:p>
          </table:table-cell>
          <table:table-cell table:formula="of:=[$Sheet1.P74]" office:value-type="float" office:value="0" calcext:value-type="float">
            <text:p>0.00000E+00</text:p>
          </table:table-cell>
          <table:table-cell table:formula="of:=[$Sheet1.Q7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5]" office:value-type="float" office:value="4702800000000000" calcext:value-type="float">
            <text:p>4.70280E+15</text:p>
          </table:table-cell>
          <table:table-cell table:formula="of:=[$Sheet1.B75]" office:value-type="float" office:value="5.4225E+036" calcext:value-type="float">
            <text:p>5.42250E+36</text:p>
          </table:table-cell>
          <table:table-cell table:formula="of:=[$Sheet1.C75]" office:value-type="float" office:value="1.56311" calcext:value-type="float">
            <text:p>1.56311E+00</text:p>
          </table:table-cell>
          <table:table-cell table:formula="of:=[$Sheet1.D75]" office:value-type="float" office:value="0.24778" calcext:value-type="float">
            <text:p>2.47780E-01</text:p>
          </table:table-cell>
          <table:table-cell table:formula="of:=[$Sheet1.E75]" office:value-type="float" office:value="0" calcext:value-type="float">
            <text:p>0.00000E+00</text:p>
          </table:table-cell>
          <table:table-cell table:formula="of:=[$Sheet1.F75]" office:value-type="float" office:value="0.75222" calcext:value-type="float">
            <text:p>7.52220E-01</text:p>
          </table:table-cell>
          <table:table-cell table:formula="of:=[$Sheet1.G75]" office:value-type="float" office:value="0.24778" calcext:value-type="float">
            <text:p>2.47780E-01</text:p>
          </table:table-cell>
          <table:table-cell table:formula="of:=[$Sheet1.H75]" office:value-type="float" office:value="0" calcext:value-type="float">
            <text:p>0.00000E+00</text:p>
          </table:table-cell>
          <table:table-cell table:formula="of:=[$Sheet1.I75]" office:value-type="float" office:value="0" calcext:value-type="float">
            <text:p>0.00000E+00</text:p>
          </table:table-cell>
          <table:table-cell table:formula="of:=[$Sheet1.J75]" office:value-type="float" office:value="0" calcext:value-type="float">
            <text:p>0.00000E+00</text:p>
          </table:table-cell>
          <table:table-cell table:formula="of:=[$Sheet1.K7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5]" office:value-type="float" office:value="1.86291" calcext:value-type="float">
            <text:p>1.86291E+00</text:p>
          </table:table-cell>
          <table:table-cell table:formula="of:=[$Sheet1.M75]" office:value-type="float" office:value="1.86291" calcext:value-type="float">
            <text:p>1.86291E+00</text:p>
          </table:table-cell>
          <table:table-cell table:formula="of:=[$Sheet1.N75]" office:value-type="float" office:value="0" calcext:value-type="float">
            <text:p>0.00000E+00</text:p>
          </table:table-cell>
          <table:table-cell table:formula="of:=[$Sheet1.O75]" office:value-type="float" office:value="0" calcext:value-type="float">
            <text:p>0.00000E+00</text:p>
          </table:table-cell>
          <table:table-cell table:formula="of:=[$Sheet1.P75]" office:value-type="float" office:value="0" calcext:value-type="float">
            <text:p>0.00000E+00</text:p>
          </table:table-cell>
          <table:table-cell table:formula="of:=[$Sheet1.Q7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6]" office:value-type="float" office:value="4656200000000000" calcext:value-type="float">
            <text:p>4.65620E+15</text:p>
          </table:table-cell>
          <table:table-cell table:formula="of:=[$Sheet1.B76]" office:value-type="float" office:value="5.303E+036" calcext:value-type="float">
            <text:p>5.30300E+36</text:p>
          </table:table-cell>
          <table:table-cell table:formula="of:=[$Sheet1.C76]" office:value-type="float" office:value="1.55628" calcext:value-type="float">
            <text:p>1.55628E+00</text:p>
          </table:table-cell>
          <table:table-cell table:formula="of:=[$Sheet1.D76]" office:value-type="float" office:value="0.24632" calcext:value-type="float">
            <text:p>2.46320E-01</text:p>
          </table:table-cell>
          <table:table-cell table:formula="of:=[$Sheet1.E76]" office:value-type="float" office:value="0" calcext:value-type="float">
            <text:p>0.00000E+00</text:p>
          </table:table-cell>
          <table:table-cell table:formula="of:=[$Sheet1.F76]" office:value-type="float" office:value="0.75368" calcext:value-type="float">
            <text:p>7.53680E-01</text:p>
          </table:table-cell>
          <table:table-cell table:formula="of:=[$Sheet1.G76]" office:value-type="float" office:value="0.24632" calcext:value-type="float">
            <text:p>2.46320E-01</text:p>
          </table:table-cell>
          <table:table-cell table:formula="of:=[$Sheet1.H76]" office:value-type="float" office:value="0" calcext:value-type="float">
            <text:p>0.00000E+00</text:p>
          </table:table-cell>
          <table:table-cell table:formula="of:=[$Sheet1.I76]" office:value-type="float" office:value="0" calcext:value-type="float">
            <text:p>0.00000E+00</text:p>
          </table:table-cell>
          <table:table-cell table:formula="of:=[$Sheet1.J76]" office:value-type="float" office:value="0" calcext:value-type="float">
            <text:p>0.00000E+00</text:p>
          </table:table-cell>
          <table:table-cell table:formula="of:=[$Sheet1.K7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6]" office:value-type="float" office:value="1.85652" calcext:value-type="float">
            <text:p>1.85652E+00</text:p>
          </table:table-cell>
          <table:table-cell table:formula="of:=[$Sheet1.M76]" office:value-type="float" office:value="1.85652" calcext:value-type="float">
            <text:p>1.85652E+00</text:p>
          </table:table-cell>
          <table:table-cell table:formula="of:=[$Sheet1.N76]" office:value-type="float" office:value="0" calcext:value-type="float">
            <text:p>0.00000E+00</text:p>
          </table:table-cell>
          <table:table-cell table:formula="of:=[$Sheet1.O76]" office:value-type="float" office:value="0" calcext:value-type="float">
            <text:p>0.00000E+00</text:p>
          </table:table-cell>
          <table:table-cell table:formula="of:=[$Sheet1.P76]" office:value-type="float" office:value="0" calcext:value-type="float">
            <text:p>0.00000E+00</text:p>
          </table:table-cell>
          <table:table-cell table:formula="of:=[$Sheet1.Q7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7]" office:value-type="float" office:value="4609700000000000" calcext:value-type="float">
            <text:p>4.60970E+15</text:p>
          </table:table-cell>
          <table:table-cell table:formula="of:=[$Sheet1.B77]" office:value-type="float" office:value="5.1852E+036" calcext:value-type="float">
            <text:p>5.18520E+36</text:p>
          </table:table-cell>
          <table:table-cell table:formula="of:=[$Sheet1.C77]" office:value-type="float" office:value="1.54939" calcext:value-type="float">
            <text:p>1.54939E+00</text:p>
          </table:table-cell>
          <table:table-cell table:formula="of:=[$Sheet1.D77]" office:value-type="float" office:value="0.24485" calcext:value-type="float">
            <text:p>2.44850E-01</text:p>
          </table:table-cell>
          <table:table-cell table:formula="of:=[$Sheet1.E77]" office:value-type="float" office:value="0" calcext:value-type="float">
            <text:p>0.00000E+00</text:p>
          </table:table-cell>
          <table:table-cell table:formula="of:=[$Sheet1.F77]" office:value-type="float" office:value="0.75515" calcext:value-type="float">
            <text:p>7.55150E-01</text:p>
          </table:table-cell>
          <table:table-cell table:formula="of:=[$Sheet1.G77]" office:value-type="float" office:value="0.24485" calcext:value-type="float">
            <text:p>2.44850E-01</text:p>
          </table:table-cell>
          <table:table-cell table:formula="of:=[$Sheet1.H77]" office:value-type="float" office:value="0" calcext:value-type="float">
            <text:p>0.00000E+00</text:p>
          </table:table-cell>
          <table:table-cell table:formula="of:=[$Sheet1.I77]" office:value-type="float" office:value="0" calcext:value-type="float">
            <text:p>0.00000E+00</text:p>
          </table:table-cell>
          <table:table-cell table:formula="of:=[$Sheet1.J77]" office:value-type="float" office:value="0" calcext:value-type="float">
            <text:p>0.00000E+00</text:p>
          </table:table-cell>
          <table:table-cell table:formula="of:=[$Sheet1.K7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7]" office:value-type="float" office:value="1.85013" calcext:value-type="float">
            <text:p>1.85013E+00</text:p>
          </table:table-cell>
          <table:table-cell table:formula="of:=[$Sheet1.M77]" office:value-type="float" office:value="1.85013" calcext:value-type="float">
            <text:p>1.85013E+00</text:p>
          </table:table-cell>
          <table:table-cell table:formula="of:=[$Sheet1.N77]" office:value-type="float" office:value="0" calcext:value-type="float">
            <text:p>0.00000E+00</text:p>
          </table:table-cell>
          <table:table-cell table:formula="of:=[$Sheet1.O77]" office:value-type="float" office:value="0" calcext:value-type="float">
            <text:p>0.00000E+00</text:p>
          </table:table-cell>
          <table:table-cell table:formula="of:=[$Sheet1.P77]" office:value-type="float" office:value="0" calcext:value-type="float">
            <text:p>0.00000E+00</text:p>
          </table:table-cell>
          <table:table-cell table:formula="of:=[$Sheet1.Q7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8]" office:value-type="float" office:value="4563500000000000" calcext:value-type="float">
            <text:p>4.56350E+15</text:p>
          </table:table-cell>
          <table:table-cell table:formula="of:=[$Sheet1.B78]" office:value-type="float" office:value="5.0693E+036" calcext:value-type="float">
            <text:p>5.06930E+36</text:p>
          </table:table-cell>
          <table:table-cell table:formula="of:=[$Sheet1.C78]" office:value-type="float" office:value="1.54244" calcext:value-type="float">
            <text:p>1.54244E+00</text:p>
          </table:table-cell>
          <table:table-cell table:formula="of:=[$Sheet1.D78]" office:value-type="float" office:value="0.24337" calcext:value-type="float">
            <text:p>2.43370E-01</text:p>
          </table:table-cell>
          <table:table-cell table:formula="of:=[$Sheet1.E78]" office:value-type="float" office:value="0" calcext:value-type="float">
            <text:p>0.00000E+00</text:p>
          </table:table-cell>
          <table:table-cell table:formula="of:=[$Sheet1.F78]" office:value-type="float" office:value="0.75663" calcext:value-type="float">
            <text:p>7.56630E-01</text:p>
          </table:table-cell>
          <table:table-cell table:formula="of:=[$Sheet1.G78]" office:value-type="float" office:value="0.24337" calcext:value-type="float">
            <text:p>2.43370E-01</text:p>
          </table:table-cell>
          <table:table-cell table:formula="of:=[$Sheet1.H78]" office:value-type="float" office:value="0" calcext:value-type="float">
            <text:p>0.00000E+00</text:p>
          </table:table-cell>
          <table:table-cell table:formula="of:=[$Sheet1.I78]" office:value-type="float" office:value="0" calcext:value-type="float">
            <text:p>0.00000E+00</text:p>
          </table:table-cell>
          <table:table-cell table:formula="of:=[$Sheet1.J78]" office:value-type="float" office:value="0" calcext:value-type="float">
            <text:p>0.00000E+00</text:p>
          </table:table-cell>
          <table:table-cell table:formula="of:=[$Sheet1.K7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8]" office:value-type="float" office:value="1.84374" calcext:value-type="float">
            <text:p>1.84374E+00</text:p>
          </table:table-cell>
          <table:table-cell table:formula="of:=[$Sheet1.M78]" office:value-type="float" office:value="1.84374" calcext:value-type="float">
            <text:p>1.84374E+00</text:p>
          </table:table-cell>
          <table:table-cell table:formula="of:=[$Sheet1.N78]" office:value-type="float" office:value="0" calcext:value-type="float">
            <text:p>0.00000E+00</text:p>
          </table:table-cell>
          <table:table-cell table:formula="of:=[$Sheet1.O78]" office:value-type="float" office:value="0" calcext:value-type="float">
            <text:p>0.00000E+00</text:p>
          </table:table-cell>
          <table:table-cell table:formula="of:=[$Sheet1.P78]" office:value-type="float" office:value="0" calcext:value-type="float">
            <text:p>0.00000E+00</text:p>
          </table:table-cell>
          <table:table-cell table:formula="of:=[$Sheet1.Q7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79]" office:value-type="float" office:value="4517400000000000" calcext:value-type="float">
            <text:p>4.51740E+15</text:p>
          </table:table-cell>
          <table:table-cell table:formula="of:=[$Sheet1.B79]" office:value-type="float" office:value="4.9551E+036" calcext:value-type="float">
            <text:p>4.95510E+36</text:p>
          </table:table-cell>
          <table:table-cell table:formula="of:=[$Sheet1.C79]" office:value-type="float" office:value="1.53543" calcext:value-type="float">
            <text:p>1.53543E+00</text:p>
          </table:table-cell>
          <table:table-cell table:formula="of:=[$Sheet1.D79]" office:value-type="float" office:value="0.24188" calcext:value-type="float">
            <text:p>2.41880E-01</text:p>
          </table:table-cell>
          <table:table-cell table:formula="of:=[$Sheet1.E79]" office:value-type="float" office:value="0" calcext:value-type="float">
            <text:p>0.00000E+00</text:p>
          </table:table-cell>
          <table:table-cell table:formula="of:=[$Sheet1.F79]" office:value-type="float" office:value="0.75812" calcext:value-type="float">
            <text:p>7.58120E-01</text:p>
          </table:table-cell>
          <table:table-cell table:formula="of:=[$Sheet1.G79]" office:value-type="float" office:value="0.24188" calcext:value-type="float">
            <text:p>2.41880E-01</text:p>
          </table:table-cell>
          <table:table-cell table:formula="of:=[$Sheet1.H79]" office:value-type="float" office:value="0" calcext:value-type="float">
            <text:p>0.00000E+00</text:p>
          </table:table-cell>
          <table:table-cell table:formula="of:=[$Sheet1.I79]" office:value-type="float" office:value="0" calcext:value-type="float">
            <text:p>0.00000E+00</text:p>
          </table:table-cell>
          <table:table-cell table:formula="of:=[$Sheet1.J79]" office:value-type="float" office:value="0" calcext:value-type="float">
            <text:p>0.00000E+00</text:p>
          </table:table-cell>
          <table:table-cell table:formula="of:=[$Sheet1.K7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79]" office:value-type="float" office:value="1.83735" calcext:value-type="float">
            <text:p>1.83735E+00</text:p>
          </table:table-cell>
          <table:table-cell table:formula="of:=[$Sheet1.M79]" office:value-type="float" office:value="1.83735" calcext:value-type="float">
            <text:p>1.83735E+00</text:p>
          </table:table-cell>
          <table:table-cell table:formula="of:=[$Sheet1.N79]" office:value-type="float" office:value="0" calcext:value-type="float">
            <text:p>0.00000E+00</text:p>
          </table:table-cell>
          <table:table-cell table:formula="of:=[$Sheet1.O79]" office:value-type="float" office:value="0" calcext:value-type="float">
            <text:p>0.00000E+00</text:p>
          </table:table-cell>
          <table:table-cell table:formula="of:=[$Sheet1.P79]" office:value-type="float" office:value="0" calcext:value-type="float">
            <text:p>0.00000E+00</text:p>
          </table:table-cell>
          <table:table-cell table:formula="of:=[$Sheet1.Q7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0]" office:value-type="float" office:value="4471400000000000" calcext:value-type="float">
            <text:p>4.47140E+15</text:p>
          </table:table-cell>
          <table:table-cell table:formula="of:=[$Sheet1.B80]" office:value-type="float" office:value="4.8428E+036" calcext:value-type="float">
            <text:p>4.84280E+36</text:p>
          </table:table-cell>
          <table:table-cell table:formula="of:=[$Sheet1.C80]" office:value-type="float" office:value="1.52835" calcext:value-type="float">
            <text:p>1.52835E+00</text:p>
          </table:table-cell>
          <table:table-cell table:formula="of:=[$Sheet1.D80]" office:value-type="float" office:value="0.24038" calcext:value-type="float">
            <text:p>2.40380E-01</text:p>
          </table:table-cell>
          <table:table-cell table:formula="of:=[$Sheet1.E80]" office:value-type="float" office:value="0" calcext:value-type="float">
            <text:p>0.00000E+00</text:p>
          </table:table-cell>
          <table:table-cell table:formula="of:=[$Sheet1.F80]" office:value-type="float" office:value="0.75962" calcext:value-type="float">
            <text:p>7.59620E-01</text:p>
          </table:table-cell>
          <table:table-cell table:formula="of:=[$Sheet1.G80]" office:value-type="float" office:value="0.24038" calcext:value-type="float">
            <text:p>2.40380E-01</text:p>
          </table:table-cell>
          <table:table-cell table:formula="of:=[$Sheet1.H80]" office:value-type="float" office:value="0" calcext:value-type="float">
            <text:p>0.00000E+00</text:p>
          </table:table-cell>
          <table:table-cell table:formula="of:=[$Sheet1.I80]" office:value-type="float" office:value="0" calcext:value-type="float">
            <text:p>0.00000E+00</text:p>
          </table:table-cell>
          <table:table-cell table:formula="of:=[$Sheet1.J80]" office:value-type="float" office:value="0" calcext:value-type="float">
            <text:p>0.00000E+00</text:p>
          </table:table-cell>
          <table:table-cell table:formula="of:=[$Sheet1.K8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0]" office:value-type="float" office:value="1.83097" calcext:value-type="float">
            <text:p>1.83097E+00</text:p>
          </table:table-cell>
          <table:table-cell table:formula="of:=[$Sheet1.M80]" office:value-type="float" office:value="1.83097" calcext:value-type="float">
            <text:p>1.83097E+00</text:p>
          </table:table-cell>
          <table:table-cell table:formula="of:=[$Sheet1.N80]" office:value-type="float" office:value="0" calcext:value-type="float">
            <text:p>0.00000E+00</text:p>
          </table:table-cell>
          <table:table-cell table:formula="of:=[$Sheet1.O80]" office:value-type="float" office:value="0" calcext:value-type="float">
            <text:p>0.00000E+00</text:p>
          </table:table-cell>
          <table:table-cell table:formula="of:=[$Sheet1.P80]" office:value-type="float" office:value="0" calcext:value-type="float">
            <text:p>0.00000E+00</text:p>
          </table:table-cell>
          <table:table-cell table:formula="of:=[$Sheet1.Q8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1]" office:value-type="float" office:value="4425700000000000" calcext:value-type="float">
            <text:p>4.42570E+15</text:p>
          </table:table-cell>
          <table:table-cell table:formula="of:=[$Sheet1.B81]" office:value-type="float" office:value="4.7322E+036" calcext:value-type="float">
            <text:p>4.73220E+36</text:p>
          </table:table-cell>
          <table:table-cell table:formula="of:=[$Sheet1.C81]" office:value-type="float" office:value="1.52121" calcext:value-type="float">
            <text:p>1.52121E+00</text:p>
          </table:table-cell>
          <table:table-cell table:formula="of:=[$Sheet1.D81]" office:value-type="float" office:value="0.23886" calcext:value-type="float">
            <text:p>2.38860E-01</text:p>
          </table:table-cell>
          <table:table-cell table:formula="of:=[$Sheet1.E81]" office:value-type="float" office:value="0" calcext:value-type="float">
            <text:p>0.00000E+00</text:p>
          </table:table-cell>
          <table:table-cell table:formula="of:=[$Sheet1.F81]" office:value-type="float" office:value="0.76114" calcext:value-type="float">
            <text:p>7.61140E-01</text:p>
          </table:table-cell>
          <table:table-cell table:formula="of:=[$Sheet1.G81]" office:value-type="float" office:value="0.23886" calcext:value-type="float">
            <text:p>2.38860E-01</text:p>
          </table:table-cell>
          <table:table-cell table:formula="of:=[$Sheet1.H81]" office:value-type="float" office:value="0" calcext:value-type="float">
            <text:p>0.00000E+00</text:p>
          </table:table-cell>
          <table:table-cell table:formula="of:=[$Sheet1.I81]" office:value-type="float" office:value="0" calcext:value-type="float">
            <text:p>0.00000E+00</text:p>
          </table:table-cell>
          <table:table-cell table:formula="of:=[$Sheet1.J81]" office:value-type="float" office:value="0" calcext:value-type="float">
            <text:p>0.00000E+00</text:p>
          </table:table-cell>
          <table:table-cell table:formula="of:=[$Sheet1.K8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1]" office:value-type="float" office:value="1.82458" calcext:value-type="float">
            <text:p>1.82458E+00</text:p>
          </table:table-cell>
          <table:table-cell table:formula="of:=[$Sheet1.M81]" office:value-type="float" office:value="1.82458" calcext:value-type="float">
            <text:p>1.82458E+00</text:p>
          </table:table-cell>
          <table:table-cell table:formula="of:=[$Sheet1.N81]" office:value-type="float" office:value="0" calcext:value-type="float">
            <text:p>0.00000E+00</text:p>
          </table:table-cell>
          <table:table-cell table:formula="of:=[$Sheet1.O81]" office:value-type="float" office:value="0" calcext:value-type="float">
            <text:p>0.00000E+00</text:p>
          </table:table-cell>
          <table:table-cell table:formula="of:=[$Sheet1.P81]" office:value-type="float" office:value="0" calcext:value-type="float">
            <text:p>0.00000E+00</text:p>
          </table:table-cell>
          <table:table-cell table:formula="of:=[$Sheet1.Q8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2]" office:value-type="float" office:value="4380100000000000" calcext:value-type="float">
            <text:p>4.38010E+15</text:p>
          </table:table-cell>
          <table:table-cell table:formula="of:=[$Sheet1.B82]" office:value-type="float" office:value="4.6233E+036" calcext:value-type="float">
            <text:p>4.62330E+36</text:p>
          </table:table-cell>
          <table:table-cell table:formula="of:=[$Sheet1.C82]" office:value-type="float" office:value="1.51401" calcext:value-type="float">
            <text:p>1.51401E+00</text:p>
          </table:table-cell>
          <table:table-cell table:formula="of:=[$Sheet1.D82]" office:value-type="float" office:value="0.23734" calcext:value-type="float">
            <text:p>2.37340E-01</text:p>
          </table:table-cell>
          <table:table-cell table:formula="of:=[$Sheet1.E82]" office:value-type="float" office:value="0" calcext:value-type="float">
            <text:p>0.00000E+00</text:p>
          </table:table-cell>
          <table:table-cell table:formula="of:=[$Sheet1.F82]" office:value-type="float" office:value="0.76266" calcext:value-type="float">
            <text:p>7.62660E-01</text:p>
          </table:table-cell>
          <table:table-cell table:formula="of:=[$Sheet1.G82]" office:value-type="float" office:value="0.23734" calcext:value-type="float">
            <text:p>2.37340E-01</text:p>
          </table:table-cell>
          <table:table-cell table:formula="of:=[$Sheet1.H82]" office:value-type="float" office:value="0" calcext:value-type="float">
            <text:p>0.00000E+00</text:p>
          </table:table-cell>
          <table:table-cell table:formula="of:=[$Sheet1.I82]" office:value-type="float" office:value="0" calcext:value-type="float">
            <text:p>0.00000E+00</text:p>
          </table:table-cell>
          <table:table-cell table:formula="of:=[$Sheet1.J82]" office:value-type="float" office:value="0" calcext:value-type="float">
            <text:p>0.00000E+00</text:p>
          </table:table-cell>
          <table:table-cell table:formula="of:=[$Sheet1.K8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2]" office:value-type="float" office:value="1.81819" calcext:value-type="float">
            <text:p>1.81819E+00</text:p>
          </table:table-cell>
          <table:table-cell table:formula="of:=[$Sheet1.M82]" office:value-type="float" office:value="1.81819" calcext:value-type="float">
            <text:p>1.81819E+00</text:p>
          </table:table-cell>
          <table:table-cell table:formula="of:=[$Sheet1.N82]" office:value-type="float" office:value="0" calcext:value-type="float">
            <text:p>0.00000E+00</text:p>
          </table:table-cell>
          <table:table-cell table:formula="of:=[$Sheet1.O82]" office:value-type="float" office:value="0" calcext:value-type="float">
            <text:p>0.00000E+00</text:p>
          </table:table-cell>
          <table:table-cell table:formula="of:=[$Sheet1.P82]" office:value-type="float" office:value="0" calcext:value-type="float">
            <text:p>0.00000E+00</text:p>
          </table:table-cell>
          <table:table-cell table:formula="of:=[$Sheet1.Q8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3]" office:value-type="float" office:value="4334600000000000" calcext:value-type="float">
            <text:p>4.33460E+15</text:p>
          </table:table-cell>
          <table:table-cell table:formula="of:=[$Sheet1.B83]" office:value-type="float" office:value="4.5162E+036" calcext:value-type="float">
            <text:p>4.51620E+36</text:p>
          </table:table-cell>
          <table:table-cell table:formula="of:=[$Sheet1.C83]" office:value-type="float" office:value="1.50674" calcext:value-type="float">
            <text:p>1.50674E+00</text:p>
          </table:table-cell>
          <table:table-cell table:formula="of:=[$Sheet1.D83]" office:value-type="float" office:value="0.23581" calcext:value-type="float">
            <text:p>2.35810E-01</text:p>
          </table:table-cell>
          <table:table-cell table:formula="of:=[$Sheet1.E83]" office:value-type="float" office:value="0" calcext:value-type="float">
            <text:p>0.00000E+00</text:p>
          </table:table-cell>
          <table:table-cell table:formula="of:=[$Sheet1.F83]" office:value-type="float" office:value="0.76419" calcext:value-type="float">
            <text:p>7.64190E-01</text:p>
          </table:table-cell>
          <table:table-cell table:formula="of:=[$Sheet1.G83]" office:value-type="float" office:value="0.23581" calcext:value-type="float">
            <text:p>2.35810E-01</text:p>
          </table:table-cell>
          <table:table-cell table:formula="of:=[$Sheet1.H83]" office:value-type="float" office:value="0" calcext:value-type="float">
            <text:p>0.00000E+00</text:p>
          </table:table-cell>
          <table:table-cell table:formula="of:=[$Sheet1.I83]" office:value-type="float" office:value="0" calcext:value-type="float">
            <text:p>0.00000E+00</text:p>
          </table:table-cell>
          <table:table-cell table:formula="of:=[$Sheet1.J83]" office:value-type="float" office:value="0" calcext:value-type="float">
            <text:p>0.00000E+00</text:p>
          </table:table-cell>
          <table:table-cell table:formula="of:=[$Sheet1.K8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3]" office:value-type="float" office:value="1.8118" calcext:value-type="float">
            <text:p>1.81180E+00</text:p>
          </table:table-cell>
          <table:table-cell table:formula="of:=[$Sheet1.M83]" office:value-type="float" office:value="1.8118" calcext:value-type="float">
            <text:p>1.81180E+00</text:p>
          </table:table-cell>
          <table:table-cell table:formula="of:=[$Sheet1.N83]" office:value-type="float" office:value="0" calcext:value-type="float">
            <text:p>0.00000E+00</text:p>
          </table:table-cell>
          <table:table-cell table:formula="of:=[$Sheet1.O83]" office:value-type="float" office:value="0" calcext:value-type="float">
            <text:p>0.00000E+00</text:p>
          </table:table-cell>
          <table:table-cell table:formula="of:=[$Sheet1.P83]" office:value-type="float" office:value="0" calcext:value-type="float">
            <text:p>0.00000E+00</text:p>
          </table:table-cell>
          <table:table-cell table:formula="of:=[$Sheet1.Q8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4]" office:value-type="float" office:value="4.2894E+015" calcext:value-type="float">
            <text:p>4.28940E+15</text:p>
          </table:table-cell>
          <table:table-cell table:formula="of:=[$Sheet1.B84]" office:value-type="float" office:value="4.4108E+036" calcext:value-type="float">
            <text:p>4.41080E+36</text:p>
          </table:table-cell>
          <table:table-cell table:formula="of:=[$Sheet1.C84]" office:value-type="float" office:value="1.49941" calcext:value-type="float">
            <text:p>1.49941E+00</text:p>
          </table:table-cell>
          <table:table-cell table:formula="of:=[$Sheet1.D84]" office:value-type="float" office:value="0.23427" calcext:value-type="float">
            <text:p>2.34270E-01</text:p>
          </table:table-cell>
          <table:table-cell table:formula="of:=[$Sheet1.E84]" office:value-type="float" office:value="0" calcext:value-type="float">
            <text:p>0.00000E+00</text:p>
          </table:table-cell>
          <table:table-cell table:formula="of:=[$Sheet1.F84]" office:value-type="float" office:value="0.76573" calcext:value-type="float">
            <text:p>7.65730E-01</text:p>
          </table:table-cell>
          <table:table-cell table:formula="of:=[$Sheet1.G84]" office:value-type="float" office:value="0.23427" calcext:value-type="float">
            <text:p>2.34270E-01</text:p>
          </table:table-cell>
          <table:table-cell table:formula="of:=[$Sheet1.H84]" office:value-type="float" office:value="0" calcext:value-type="float">
            <text:p>0.00000E+00</text:p>
          </table:table-cell>
          <table:table-cell table:formula="of:=[$Sheet1.I84]" office:value-type="float" office:value="0" calcext:value-type="float">
            <text:p>0.00000E+00</text:p>
          </table:table-cell>
          <table:table-cell table:formula="of:=[$Sheet1.J84]" office:value-type="float" office:value="0" calcext:value-type="float">
            <text:p>0.00000E+00</text:p>
          </table:table-cell>
          <table:table-cell table:formula="of:=[$Sheet1.K8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4]" office:value-type="float" office:value="1.80541" calcext:value-type="float">
            <text:p>1.80541E+00</text:p>
          </table:table-cell>
          <table:table-cell table:formula="of:=[$Sheet1.M84]" office:value-type="float" office:value="1.80541" calcext:value-type="float">
            <text:p>1.80541E+00</text:p>
          </table:table-cell>
          <table:table-cell table:formula="of:=[$Sheet1.N84]" office:value-type="float" office:value="0" calcext:value-type="float">
            <text:p>0.00000E+00</text:p>
          </table:table-cell>
          <table:table-cell table:formula="of:=[$Sheet1.O84]" office:value-type="float" office:value="0" calcext:value-type="float">
            <text:p>0.00000E+00</text:p>
          </table:table-cell>
          <table:table-cell table:formula="of:=[$Sheet1.P84]" office:value-type="float" office:value="0" calcext:value-type="float">
            <text:p>0.00000E+00</text:p>
          </table:table-cell>
          <table:table-cell table:formula="of:=[$Sheet1.Q8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5]" office:value-type="float" office:value="4244300000000000" calcext:value-type="float">
            <text:p>4.24430E+15</text:p>
          </table:table-cell>
          <table:table-cell table:formula="of:=[$Sheet1.B85]" office:value-type="float" office:value="4.3071E+036" calcext:value-type="float">
            <text:p>4.30710E+36</text:p>
          </table:table-cell>
          <table:table-cell table:formula="of:=[$Sheet1.C85]" office:value-type="float" office:value="1.49201" calcext:value-type="float">
            <text:p>1.49201E+00</text:p>
          </table:table-cell>
          <table:table-cell table:formula="of:=[$Sheet1.D85]" office:value-type="float" office:value="0.23271" calcext:value-type="float">
            <text:p>2.32710E-01</text:p>
          </table:table-cell>
          <table:table-cell table:formula="of:=[$Sheet1.E85]" office:value-type="float" office:value="0" calcext:value-type="float">
            <text:p>0.00000E+00</text:p>
          </table:table-cell>
          <table:table-cell table:formula="of:=[$Sheet1.F85]" office:value-type="float" office:value="0.76729" calcext:value-type="float">
            <text:p>7.67290E-01</text:p>
          </table:table-cell>
          <table:table-cell table:formula="of:=[$Sheet1.G85]" office:value-type="float" office:value="0.23271" calcext:value-type="float">
            <text:p>2.32710E-01</text:p>
          </table:table-cell>
          <table:table-cell table:formula="of:=[$Sheet1.H85]" office:value-type="float" office:value="0" calcext:value-type="float">
            <text:p>0.00000E+00</text:p>
          </table:table-cell>
          <table:table-cell table:formula="of:=[$Sheet1.I85]" office:value-type="float" office:value="0" calcext:value-type="float">
            <text:p>0.00000E+00</text:p>
          </table:table-cell>
          <table:table-cell table:formula="of:=[$Sheet1.J85]" office:value-type="float" office:value="0" calcext:value-type="float">
            <text:p>0.00000E+00</text:p>
          </table:table-cell>
          <table:table-cell table:formula="of:=[$Sheet1.K8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5]" office:value-type="float" office:value="1.79902" calcext:value-type="float">
            <text:p>1.79902E+00</text:p>
          </table:table-cell>
          <table:table-cell table:formula="of:=[$Sheet1.M85]" office:value-type="float" office:value="1.79902" calcext:value-type="float">
            <text:p>1.79902E+00</text:p>
          </table:table-cell>
          <table:table-cell table:formula="of:=[$Sheet1.N85]" office:value-type="float" office:value="0" calcext:value-type="float">
            <text:p>0.00000E+00</text:p>
          </table:table-cell>
          <table:table-cell table:formula="of:=[$Sheet1.O85]" office:value-type="float" office:value="0" calcext:value-type="float">
            <text:p>0.00000E+00</text:p>
          </table:table-cell>
          <table:table-cell table:formula="of:=[$Sheet1.P85]" office:value-type="float" office:value="0" calcext:value-type="float">
            <text:p>0.00000E+00</text:p>
          </table:table-cell>
          <table:table-cell table:formula="of:=[$Sheet1.Q8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6]" office:value-type="float" office:value="4199400000000000" calcext:value-type="float">
            <text:p>4.19940E+15</text:p>
          </table:table-cell>
          <table:table-cell table:formula="of:=[$Sheet1.B86]" office:value-type="float" office:value="4.2051E+036" calcext:value-type="float">
            <text:p>4.20510E+36</text:p>
          </table:table-cell>
          <table:table-cell table:formula="of:=[$Sheet1.C86]" office:value-type="float" office:value="1.48455" calcext:value-type="float">
            <text:p>1.48455E+00</text:p>
          </table:table-cell>
          <table:table-cell table:formula="of:=[$Sheet1.D86]" office:value-type="float" office:value="0.23115" calcext:value-type="float">
            <text:p>2.31150E-01</text:p>
          </table:table-cell>
          <table:table-cell table:formula="of:=[$Sheet1.E86]" office:value-type="float" office:value="0" calcext:value-type="float">
            <text:p>0.00000E+00</text:p>
          </table:table-cell>
          <table:table-cell table:formula="of:=[$Sheet1.F86]" office:value-type="float" office:value="0.76885" calcext:value-type="float">
            <text:p>7.68850E-01</text:p>
          </table:table-cell>
          <table:table-cell table:formula="of:=[$Sheet1.G86]" office:value-type="float" office:value="0.23115" calcext:value-type="float">
            <text:p>2.31150E-01</text:p>
          </table:table-cell>
          <table:table-cell table:formula="of:=[$Sheet1.H86]" office:value-type="float" office:value="0" calcext:value-type="float">
            <text:p>0.00000E+00</text:p>
          </table:table-cell>
          <table:table-cell table:formula="of:=[$Sheet1.I86]" office:value-type="float" office:value="0" calcext:value-type="float">
            <text:p>0.00000E+00</text:p>
          </table:table-cell>
          <table:table-cell table:formula="of:=[$Sheet1.J86]" office:value-type="float" office:value="0" calcext:value-type="float">
            <text:p>0.00000E+00</text:p>
          </table:table-cell>
          <table:table-cell table:formula="of:=[$Sheet1.K8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6]" office:value-type="float" office:value="1.79263" calcext:value-type="float">
            <text:p>1.79263E+00</text:p>
          </table:table-cell>
          <table:table-cell table:formula="of:=[$Sheet1.M86]" office:value-type="float" office:value="1.79263" calcext:value-type="float">
            <text:p>1.79263E+00</text:p>
          </table:table-cell>
          <table:table-cell table:formula="of:=[$Sheet1.N86]" office:value-type="float" office:value="0" calcext:value-type="float">
            <text:p>0.00000E+00</text:p>
          </table:table-cell>
          <table:table-cell table:formula="of:=[$Sheet1.O86]" office:value-type="float" office:value="0" calcext:value-type="float">
            <text:p>0.00000E+00</text:p>
          </table:table-cell>
          <table:table-cell table:formula="of:=[$Sheet1.P86]" office:value-type="float" office:value="0" calcext:value-type="float">
            <text:p>0.00000E+00</text:p>
          </table:table-cell>
          <table:table-cell table:formula="of:=[$Sheet1.Q8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7]" office:value-type="float" office:value="4.1546E+015" calcext:value-type="float">
            <text:p>4.15460E+15</text:p>
          </table:table-cell>
          <table:table-cell table:formula="of:=[$Sheet1.B87]" office:value-type="float" office:value="4.1047E+036" calcext:value-type="float">
            <text:p>4.10470E+36</text:p>
          </table:table-cell>
          <table:table-cell table:formula="of:=[$Sheet1.C87]" office:value-type="float" office:value="1.47703" calcext:value-type="float">
            <text:p>1.47703E+00</text:p>
          </table:table-cell>
          <table:table-cell table:formula="of:=[$Sheet1.D87]" office:value-type="float" office:value="0.22958" calcext:value-type="float">
            <text:p>2.29580E-01</text:p>
          </table:table-cell>
          <table:table-cell table:formula="of:=[$Sheet1.E87]" office:value-type="float" office:value="0" calcext:value-type="float">
            <text:p>0.00000E+00</text:p>
          </table:table-cell>
          <table:table-cell table:formula="of:=[$Sheet1.F87]" office:value-type="float" office:value="0.77042" calcext:value-type="float">
            <text:p>7.70420E-01</text:p>
          </table:table-cell>
          <table:table-cell table:formula="of:=[$Sheet1.G87]" office:value-type="float" office:value="0.22958" calcext:value-type="float">
            <text:p>2.29580E-01</text:p>
          </table:table-cell>
          <table:table-cell table:formula="of:=[$Sheet1.H87]" office:value-type="float" office:value="0" calcext:value-type="float">
            <text:p>0.00000E+00</text:p>
          </table:table-cell>
          <table:table-cell table:formula="of:=[$Sheet1.I87]" office:value-type="float" office:value="0" calcext:value-type="float">
            <text:p>0.00000E+00</text:p>
          </table:table-cell>
          <table:table-cell table:formula="of:=[$Sheet1.J87]" office:value-type="float" office:value="0" calcext:value-type="float">
            <text:p>0.00000E+00</text:p>
          </table:table-cell>
          <table:table-cell table:formula="of:=[$Sheet1.K8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7]" office:value-type="float" office:value="1.78624" calcext:value-type="float">
            <text:p>1.78624E+00</text:p>
          </table:table-cell>
          <table:table-cell table:formula="of:=[$Sheet1.M87]" office:value-type="float" office:value="1.78624" calcext:value-type="float">
            <text:p>1.78624E+00</text:p>
          </table:table-cell>
          <table:table-cell table:formula="of:=[$Sheet1.N87]" office:value-type="float" office:value="0" calcext:value-type="float">
            <text:p>0.00000E+00</text:p>
          </table:table-cell>
          <table:table-cell table:formula="of:=[$Sheet1.O87]" office:value-type="float" office:value="0" calcext:value-type="float">
            <text:p>0.00000E+00</text:p>
          </table:table-cell>
          <table:table-cell table:formula="of:=[$Sheet1.P87]" office:value-type="float" office:value="0" calcext:value-type="float">
            <text:p>0.00000E+00</text:p>
          </table:table-cell>
          <table:table-cell table:formula="of:=[$Sheet1.Q8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8]" office:value-type="float" office:value="4110100000000000" calcext:value-type="float">
            <text:p>4.11010E+15</text:p>
          </table:table-cell>
          <table:table-cell table:formula="of:=[$Sheet1.B88]" office:value-type="float" office:value="4.006E+036" calcext:value-type="float">
            <text:p>4.00600E+36</text:p>
          </table:table-cell>
          <table:table-cell table:formula="of:=[$Sheet1.C88]" office:value-type="float" office:value="1.46943" calcext:value-type="float">
            <text:p>1.46943E+00</text:p>
          </table:table-cell>
          <table:table-cell table:formula="of:=[$Sheet1.D88]" office:value-type="float" office:value="0.22799" calcext:value-type="float">
            <text:p>2.27990E-01</text:p>
          </table:table-cell>
          <table:table-cell table:formula="of:=[$Sheet1.E88]" office:value-type="float" office:value="0" calcext:value-type="float">
            <text:p>0.00000E+00</text:p>
          </table:table-cell>
          <table:table-cell table:formula="of:=[$Sheet1.F88]" office:value-type="float" office:value="0.77201" calcext:value-type="float">
            <text:p>7.72010E-01</text:p>
          </table:table-cell>
          <table:table-cell table:formula="of:=[$Sheet1.G88]" office:value-type="float" office:value="0.22799" calcext:value-type="float">
            <text:p>2.27990E-01</text:p>
          </table:table-cell>
          <table:table-cell table:formula="of:=[$Sheet1.H88]" office:value-type="float" office:value="0" calcext:value-type="float">
            <text:p>0.00000E+00</text:p>
          </table:table-cell>
          <table:table-cell table:formula="of:=[$Sheet1.I88]" office:value-type="float" office:value="0" calcext:value-type="float">
            <text:p>0.00000E+00</text:p>
          </table:table-cell>
          <table:table-cell table:formula="of:=[$Sheet1.J88]" office:value-type="float" office:value="0" calcext:value-type="float">
            <text:p>0.00000E+00</text:p>
          </table:table-cell>
          <table:table-cell table:formula="of:=[$Sheet1.K8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8]" office:value-type="float" office:value="1.77985" calcext:value-type="float">
            <text:p>1.77985E+00</text:p>
          </table:table-cell>
          <table:table-cell table:formula="of:=[$Sheet1.M88]" office:value-type="float" office:value="1.77985" calcext:value-type="float">
            <text:p>1.77985E+00</text:p>
          </table:table-cell>
          <table:table-cell table:formula="of:=[$Sheet1.N88]" office:value-type="float" office:value="0" calcext:value-type="float">
            <text:p>0.00000E+00</text:p>
          </table:table-cell>
          <table:table-cell table:formula="of:=[$Sheet1.O88]" office:value-type="float" office:value="0" calcext:value-type="float">
            <text:p>0.00000E+00</text:p>
          </table:table-cell>
          <table:table-cell table:formula="of:=[$Sheet1.P88]" office:value-type="float" office:value="0" calcext:value-type="float">
            <text:p>0.00000E+00</text:p>
          </table:table-cell>
          <table:table-cell table:formula="of:=[$Sheet1.Q8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89]" office:value-type="float" office:value="4.0657E+015" calcext:value-type="float">
            <text:p>4.06570E+15</text:p>
          </table:table-cell>
          <table:table-cell table:formula="of:=[$Sheet1.B89]" office:value-type="float" office:value="3.9089E+036" calcext:value-type="float">
            <text:p>3.90890E+36</text:p>
          </table:table-cell>
          <table:table-cell table:formula="of:=[$Sheet1.C89]" office:value-type="float" office:value="1.46177" calcext:value-type="float">
            <text:p>1.46177E+00</text:p>
          </table:table-cell>
          <table:table-cell table:formula="of:=[$Sheet1.D89]" office:value-type="float" office:value="0.2264" calcext:value-type="float">
            <text:p>2.26400E-01</text:p>
          </table:table-cell>
          <table:table-cell table:formula="of:=[$Sheet1.E89]" office:value-type="float" office:value="0" calcext:value-type="float">
            <text:p>0.00000E+00</text:p>
          </table:table-cell>
          <table:table-cell table:formula="of:=[$Sheet1.F89]" office:value-type="float" office:value="0.7736" calcext:value-type="float">
            <text:p>7.73600E-01</text:p>
          </table:table-cell>
          <table:table-cell table:formula="of:=[$Sheet1.G89]" office:value-type="float" office:value="0.2264" calcext:value-type="float">
            <text:p>2.26400E-01</text:p>
          </table:table-cell>
          <table:table-cell table:formula="of:=[$Sheet1.H89]" office:value-type="float" office:value="0" calcext:value-type="float">
            <text:p>0.00000E+00</text:p>
          </table:table-cell>
          <table:table-cell table:formula="of:=[$Sheet1.I89]" office:value-type="float" office:value="0" calcext:value-type="float">
            <text:p>0.00000E+00</text:p>
          </table:table-cell>
          <table:table-cell table:formula="of:=[$Sheet1.J89]" office:value-type="float" office:value="0" calcext:value-type="float">
            <text:p>0.00000E+00</text:p>
          </table:table-cell>
          <table:table-cell table:formula="of:=[$Sheet1.K8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89]" office:value-type="float" office:value="1.77346" calcext:value-type="float">
            <text:p>1.77346E+00</text:p>
          </table:table-cell>
          <table:table-cell table:formula="of:=[$Sheet1.M89]" office:value-type="float" office:value="1.77346" calcext:value-type="float">
            <text:p>1.77346E+00</text:p>
          </table:table-cell>
          <table:table-cell table:formula="of:=[$Sheet1.N89]" office:value-type="float" office:value="0" calcext:value-type="float">
            <text:p>0.00000E+00</text:p>
          </table:table-cell>
          <table:table-cell table:formula="of:=[$Sheet1.O89]" office:value-type="float" office:value="0" calcext:value-type="float">
            <text:p>0.00000E+00</text:p>
          </table:table-cell>
          <table:table-cell table:formula="of:=[$Sheet1.P89]" office:value-type="float" office:value="0" calcext:value-type="float">
            <text:p>0.00000E+00</text:p>
          </table:table-cell>
          <table:table-cell table:formula="of:=[$Sheet1.Q8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0]" office:value-type="float" office:value="4021500000000000" calcext:value-type="float">
            <text:p>4.02150E+15</text:p>
          </table:table-cell>
          <table:table-cell table:formula="of:=[$Sheet1.B90]" office:value-type="float" office:value="3.8135E+036" calcext:value-type="float">
            <text:p>3.81350E+36</text:p>
          </table:table-cell>
          <table:table-cell table:formula="of:=[$Sheet1.C90]" office:value-type="float" office:value="1.45404" calcext:value-type="float">
            <text:p>1.45404E+00</text:p>
          </table:table-cell>
          <table:table-cell table:formula="of:=[$Sheet1.D90]" office:value-type="float" office:value="0.2248" calcext:value-type="float">
            <text:p>2.24800E-01</text:p>
          </table:table-cell>
          <table:table-cell table:formula="of:=[$Sheet1.E90]" office:value-type="float" office:value="0" calcext:value-type="float">
            <text:p>0.00000E+00</text:p>
          </table:table-cell>
          <table:table-cell table:formula="of:=[$Sheet1.F90]" office:value-type="float" office:value="0.7752" calcext:value-type="float">
            <text:p>7.75200E-01</text:p>
          </table:table-cell>
          <table:table-cell table:formula="of:=[$Sheet1.G90]" office:value-type="float" office:value="0.2248" calcext:value-type="float">
            <text:p>2.24800E-01</text:p>
          </table:table-cell>
          <table:table-cell table:formula="of:=[$Sheet1.H90]" office:value-type="float" office:value="0" calcext:value-type="float">
            <text:p>0.00000E+00</text:p>
          </table:table-cell>
          <table:table-cell table:formula="of:=[$Sheet1.I90]" office:value-type="float" office:value="0" calcext:value-type="float">
            <text:p>0.00000E+00</text:p>
          </table:table-cell>
          <table:table-cell table:formula="of:=[$Sheet1.J90]" office:value-type="float" office:value="0" calcext:value-type="float">
            <text:p>0.00000E+00</text:p>
          </table:table-cell>
          <table:table-cell table:formula="of:=[$Sheet1.K9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0]" office:value-type="float" office:value="1.76707" calcext:value-type="float">
            <text:p>1.76707E+00</text:p>
          </table:table-cell>
          <table:table-cell table:formula="of:=[$Sheet1.M90]" office:value-type="float" office:value="1.76707" calcext:value-type="float">
            <text:p>1.76707E+00</text:p>
          </table:table-cell>
          <table:table-cell table:formula="of:=[$Sheet1.N90]" office:value-type="float" office:value="0" calcext:value-type="float">
            <text:p>0.00000E+00</text:p>
          </table:table-cell>
          <table:table-cell table:formula="of:=[$Sheet1.O90]" office:value-type="float" office:value="0" calcext:value-type="float">
            <text:p>0.00000E+00</text:p>
          </table:table-cell>
          <table:table-cell table:formula="of:=[$Sheet1.P90]" office:value-type="float" office:value="0" calcext:value-type="float">
            <text:p>0.00000E+00</text:p>
          </table:table-cell>
          <table:table-cell table:formula="of:=[$Sheet1.Q9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1]" office:value-type="float" office:value="3977500000000000" calcext:value-type="float">
            <text:p>3.97750E+15</text:p>
          </table:table-cell>
          <table:table-cell table:formula="of:=[$Sheet1.B91]" office:value-type="float" office:value="3.7196E+036" calcext:value-type="float">
            <text:p>3.71960E+36</text:p>
          </table:table-cell>
          <table:table-cell table:formula="of:=[$Sheet1.C91]" office:value-type="float" office:value="1.44625" calcext:value-type="float">
            <text:p>1.44625E+00</text:p>
          </table:table-cell>
          <table:table-cell table:formula="of:=[$Sheet1.D91]" office:value-type="float" office:value="0.22318" calcext:value-type="float">
            <text:p>2.23180E-01</text:p>
          </table:table-cell>
          <table:table-cell table:formula="of:=[$Sheet1.E91]" office:value-type="float" office:value="0" calcext:value-type="float">
            <text:p>0.00000E+00</text:p>
          </table:table-cell>
          <table:table-cell table:formula="of:=[$Sheet1.F91]" office:value-type="float" office:value="0.77682" calcext:value-type="float">
            <text:p>7.76820E-01</text:p>
          </table:table-cell>
          <table:table-cell table:formula="of:=[$Sheet1.G91]" office:value-type="float" office:value="0.22318" calcext:value-type="float">
            <text:p>2.23180E-01</text:p>
          </table:table-cell>
          <table:table-cell table:formula="of:=[$Sheet1.H91]" office:value-type="float" office:value="0" calcext:value-type="float">
            <text:p>0.00000E+00</text:p>
          </table:table-cell>
          <table:table-cell table:formula="of:=[$Sheet1.I91]" office:value-type="float" office:value="0" calcext:value-type="float">
            <text:p>0.00000E+00</text:p>
          </table:table-cell>
          <table:table-cell table:formula="of:=[$Sheet1.J91]" office:value-type="float" office:value="0" calcext:value-type="float">
            <text:p>0.00000E+00</text:p>
          </table:table-cell>
          <table:table-cell table:formula="of:=[$Sheet1.K9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1]" office:value-type="float" office:value="1.76068" calcext:value-type="float">
            <text:p>1.76068E+00</text:p>
          </table:table-cell>
          <table:table-cell table:formula="of:=[$Sheet1.M91]" office:value-type="float" office:value="1.76068" calcext:value-type="float">
            <text:p>1.76068E+00</text:p>
          </table:table-cell>
          <table:table-cell table:formula="of:=[$Sheet1.N91]" office:value-type="float" office:value="0" calcext:value-type="float">
            <text:p>0.00000E+00</text:p>
          </table:table-cell>
          <table:table-cell table:formula="of:=[$Sheet1.O91]" office:value-type="float" office:value="0" calcext:value-type="float">
            <text:p>0.00000E+00</text:p>
          </table:table-cell>
          <table:table-cell table:formula="of:=[$Sheet1.P91]" office:value-type="float" office:value="0" calcext:value-type="float">
            <text:p>0.00000E+00</text:p>
          </table:table-cell>
          <table:table-cell table:formula="of:=[$Sheet1.Q9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2]" office:value-type="float" office:value="3933600000000000" calcext:value-type="float">
            <text:p>3.93360E+15</text:p>
          </table:table-cell>
          <table:table-cell table:formula="of:=[$Sheet1.B92]" office:value-type="float" office:value="3.6274E+036" calcext:value-type="float">
            <text:p>3.62740E+36</text:p>
          </table:table-cell>
          <table:table-cell table:formula="of:=[$Sheet1.C92]" office:value-type="float" office:value="1.43838" calcext:value-type="float">
            <text:p>1.43838E+00</text:p>
          </table:table-cell>
          <table:table-cell table:formula="of:=[$Sheet1.D92]" office:value-type="float" office:value="0.22156" calcext:value-type="float">
            <text:p>2.21560E-01</text:p>
          </table:table-cell>
          <table:table-cell table:formula="of:=[$Sheet1.E92]" office:value-type="float" office:value="0" calcext:value-type="float">
            <text:p>0.00000E+00</text:p>
          </table:table-cell>
          <table:table-cell table:formula="of:=[$Sheet1.F92]" office:value-type="float" office:value="0.77844" calcext:value-type="float">
            <text:p>7.78440E-01</text:p>
          </table:table-cell>
          <table:table-cell table:formula="of:=[$Sheet1.G92]" office:value-type="float" office:value="0.22156" calcext:value-type="float">
            <text:p>2.21560E-01</text:p>
          </table:table-cell>
          <table:table-cell table:formula="of:=[$Sheet1.H92]" office:value-type="float" office:value="0" calcext:value-type="float">
            <text:p>0.00000E+00</text:p>
          </table:table-cell>
          <table:table-cell table:formula="of:=[$Sheet1.I92]" office:value-type="float" office:value="0" calcext:value-type="float">
            <text:p>0.00000E+00</text:p>
          </table:table-cell>
          <table:table-cell table:formula="of:=[$Sheet1.J92]" office:value-type="float" office:value="0" calcext:value-type="float">
            <text:p>0.00000E+00</text:p>
          </table:table-cell>
          <table:table-cell table:formula="of:=[$Sheet1.K9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2]" office:value-type="float" office:value="1.75429" calcext:value-type="float">
            <text:p>1.75429E+00</text:p>
          </table:table-cell>
          <table:table-cell table:formula="of:=[$Sheet1.M92]" office:value-type="float" office:value="1.75429" calcext:value-type="float">
            <text:p>1.75429E+00</text:p>
          </table:table-cell>
          <table:table-cell table:formula="of:=[$Sheet1.N92]" office:value-type="float" office:value="0" calcext:value-type="float">
            <text:p>0.00000E+00</text:p>
          </table:table-cell>
          <table:table-cell table:formula="of:=[$Sheet1.O92]" office:value-type="float" office:value="0" calcext:value-type="float">
            <text:p>0.00000E+00</text:p>
          </table:table-cell>
          <table:table-cell table:formula="of:=[$Sheet1.P92]" office:value-type="float" office:value="0" calcext:value-type="float">
            <text:p>0.00000E+00</text:p>
          </table:table-cell>
          <table:table-cell table:formula="of:=[$Sheet1.Q9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3]" office:value-type="float" office:value="3889900000000000" calcext:value-type="float">
            <text:p>3.88990E+15</text:p>
          </table:table-cell>
          <table:table-cell table:formula="of:=[$Sheet1.B93]" office:value-type="float" office:value="3.5367E+036" calcext:value-type="float">
            <text:p>3.53670E+36</text:p>
          </table:table-cell>
          <table:table-cell table:formula="of:=[$Sheet1.C93]" office:value-type="float" office:value="1.43045" calcext:value-type="float">
            <text:p>1.43045E+00</text:p>
          </table:table-cell>
          <table:table-cell table:formula="of:=[$Sheet1.D93]" office:value-type="float" office:value="0.21992" calcext:value-type="float">
            <text:p>2.19920E-01</text:p>
          </table:table-cell>
          <table:table-cell table:formula="of:=[$Sheet1.E93]" office:value-type="float" office:value="0" calcext:value-type="float">
            <text:p>0.00000E+00</text:p>
          </table:table-cell>
          <table:table-cell table:formula="of:=[$Sheet1.F93]" office:value-type="float" office:value="0.78008" calcext:value-type="float">
            <text:p>7.80080E-01</text:p>
          </table:table-cell>
          <table:table-cell table:formula="of:=[$Sheet1.G93]" office:value-type="float" office:value="0.21992" calcext:value-type="float">
            <text:p>2.19920E-01</text:p>
          </table:table-cell>
          <table:table-cell table:formula="of:=[$Sheet1.H93]" office:value-type="float" office:value="0" calcext:value-type="float">
            <text:p>0.00000E+00</text:p>
          </table:table-cell>
          <table:table-cell table:formula="of:=[$Sheet1.I93]" office:value-type="float" office:value="0" calcext:value-type="float">
            <text:p>0.00000E+00</text:p>
          </table:table-cell>
          <table:table-cell table:formula="of:=[$Sheet1.J93]" office:value-type="float" office:value="0" calcext:value-type="float">
            <text:p>0.00000E+00</text:p>
          </table:table-cell>
          <table:table-cell table:formula="of:=[$Sheet1.K9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3]" office:value-type="float" office:value="1.7479" calcext:value-type="float">
            <text:p>1.74790E+00</text:p>
          </table:table-cell>
          <table:table-cell table:formula="of:=[$Sheet1.M93]" office:value-type="float" office:value="1.7479" calcext:value-type="float">
            <text:p>1.74790E+00</text:p>
          </table:table-cell>
          <table:table-cell table:formula="of:=[$Sheet1.N93]" office:value-type="float" office:value="0" calcext:value-type="float">
            <text:p>0.00000E+00</text:p>
          </table:table-cell>
          <table:table-cell table:formula="of:=[$Sheet1.O93]" office:value-type="float" office:value="0" calcext:value-type="float">
            <text:p>0.00000E+00</text:p>
          </table:table-cell>
          <table:table-cell table:formula="of:=[$Sheet1.P93]" office:value-type="float" office:value="0" calcext:value-type="float">
            <text:p>0.00000E+00</text:p>
          </table:table-cell>
          <table:table-cell table:formula="of:=[$Sheet1.Q9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4]" office:value-type="float" office:value="3846500000000000" calcext:value-type="float">
            <text:p>3.84650E+15</text:p>
          </table:table-cell>
          <table:table-cell table:formula="of:=[$Sheet1.B94]" office:value-type="float" office:value="3.4476E+036" calcext:value-type="float">
            <text:p>3.44760E+36</text:p>
          </table:table-cell>
          <table:table-cell table:formula="of:=[$Sheet1.C94]" office:value-type="float" office:value="1.42245" calcext:value-type="float">
            <text:p>1.42245E+00</text:p>
          </table:table-cell>
          <table:table-cell table:formula="of:=[$Sheet1.D94]" office:value-type="float" office:value="0.21827" calcext:value-type="float">
            <text:p>2.18270E-01</text:p>
          </table:table-cell>
          <table:table-cell table:formula="of:=[$Sheet1.E94]" office:value-type="float" office:value="0" calcext:value-type="float">
            <text:p>0.00000E+00</text:p>
          </table:table-cell>
          <table:table-cell table:formula="of:=[$Sheet1.F94]" office:value-type="float" office:value="0.78173" calcext:value-type="float">
            <text:p>7.81730E-01</text:p>
          </table:table-cell>
          <table:table-cell table:formula="of:=[$Sheet1.G94]" office:value-type="float" office:value="0.21827" calcext:value-type="float">
            <text:p>2.18270E-01</text:p>
          </table:table-cell>
          <table:table-cell table:formula="of:=[$Sheet1.H94]" office:value-type="float" office:value="0" calcext:value-type="float">
            <text:p>0.00000E+00</text:p>
          </table:table-cell>
          <table:table-cell table:formula="of:=[$Sheet1.I94]" office:value-type="float" office:value="0" calcext:value-type="float">
            <text:p>0.00000E+00</text:p>
          </table:table-cell>
          <table:table-cell table:formula="of:=[$Sheet1.J94]" office:value-type="float" office:value="0" calcext:value-type="float">
            <text:p>0.00000E+00</text:p>
          </table:table-cell>
          <table:table-cell table:formula="of:=[$Sheet1.K9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4]" office:value-type="float" office:value="1.74151" calcext:value-type="float">
            <text:p>1.74151E+00</text:p>
          </table:table-cell>
          <table:table-cell table:formula="of:=[$Sheet1.M94]" office:value-type="float" office:value="1.74151" calcext:value-type="float">
            <text:p>1.74151E+00</text:p>
          </table:table-cell>
          <table:table-cell table:formula="of:=[$Sheet1.N94]" office:value-type="float" office:value="0" calcext:value-type="float">
            <text:p>0.00000E+00</text:p>
          </table:table-cell>
          <table:table-cell table:formula="of:=[$Sheet1.O94]" office:value-type="float" office:value="0" calcext:value-type="float">
            <text:p>0.00000E+00</text:p>
          </table:table-cell>
          <table:table-cell table:formula="of:=[$Sheet1.P94]" office:value-type="float" office:value="0" calcext:value-type="float">
            <text:p>0.00000E+00</text:p>
          </table:table-cell>
          <table:table-cell table:formula="of:=[$Sheet1.Q9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5]" office:value-type="float" office:value="3803100000000000" calcext:value-type="float">
            <text:p>3.80310E+15</text:p>
          </table:table-cell>
          <table:table-cell table:formula="of:=[$Sheet1.B95]" office:value-type="float" office:value="3.36E+036" calcext:value-type="float">
            <text:p>3.36000E+36</text:p>
          </table:table-cell>
          <table:table-cell table:formula="of:=[$Sheet1.C95]" office:value-type="float" office:value="1.41438" calcext:value-type="float">
            <text:p>1.41438E+00</text:p>
          </table:table-cell>
          <table:table-cell table:formula="of:=[$Sheet1.D95]" office:value-type="float" office:value="0.21661" calcext:value-type="float">
            <text:p>2.16610E-01</text:p>
          </table:table-cell>
          <table:table-cell table:formula="of:=[$Sheet1.E95]" office:value-type="float" office:value="0" calcext:value-type="float">
            <text:p>0.00000E+00</text:p>
          </table:table-cell>
          <table:table-cell table:formula="of:=[$Sheet1.F95]" office:value-type="float" office:value="0.78339" calcext:value-type="float">
            <text:p>7.83390E-01</text:p>
          </table:table-cell>
          <table:table-cell table:formula="of:=[$Sheet1.G95]" office:value-type="float" office:value="0.21661" calcext:value-type="float">
            <text:p>2.16610E-01</text:p>
          </table:table-cell>
          <table:table-cell table:formula="of:=[$Sheet1.H95]" office:value-type="float" office:value="0" calcext:value-type="float">
            <text:p>0.00000E+00</text:p>
          </table:table-cell>
          <table:table-cell table:formula="of:=[$Sheet1.I95]" office:value-type="float" office:value="0" calcext:value-type="float">
            <text:p>0.00000E+00</text:p>
          </table:table-cell>
          <table:table-cell table:formula="of:=[$Sheet1.J95]" office:value-type="float" office:value="0" calcext:value-type="float">
            <text:p>0.00000E+00</text:p>
          </table:table-cell>
          <table:table-cell table:formula="of:=[$Sheet1.K9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5]" office:value-type="float" office:value="1.73512" calcext:value-type="float">
            <text:p>1.73512E+00</text:p>
          </table:table-cell>
          <table:table-cell table:formula="of:=[$Sheet1.M95]" office:value-type="float" office:value="1.73512" calcext:value-type="float">
            <text:p>1.73512E+00</text:p>
          </table:table-cell>
          <table:table-cell table:formula="of:=[$Sheet1.N95]" office:value-type="float" office:value="0" calcext:value-type="float">
            <text:p>0.00000E+00</text:p>
          </table:table-cell>
          <table:table-cell table:formula="of:=[$Sheet1.O95]" office:value-type="float" office:value="0" calcext:value-type="float">
            <text:p>0.00000E+00</text:p>
          </table:table-cell>
          <table:table-cell table:formula="of:=[$Sheet1.P95]" office:value-type="float" office:value="0" calcext:value-type="float">
            <text:p>0.00000E+00</text:p>
          </table:table-cell>
          <table:table-cell table:formula="of:=[$Sheet1.Q9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6]" office:value-type="float" office:value="3760000000000000" calcext:value-type="float">
            <text:p>3.76000E+15</text:p>
          </table:table-cell>
          <table:table-cell table:formula="of:=[$Sheet1.B96]" office:value-type="float" office:value="3.274E+036" calcext:value-type="float">
            <text:p>3.27400E+36</text:p>
          </table:table-cell>
          <table:table-cell table:formula="of:=[$Sheet1.C96]" office:value-type="float" office:value="1.40624" calcext:value-type="float">
            <text:p>1.40624E+00</text:p>
          </table:table-cell>
          <table:table-cell table:formula="of:=[$Sheet1.D96]" office:value-type="float" office:value="0.21495" calcext:value-type="float">
            <text:p>2.14950E-01</text:p>
          </table:table-cell>
          <table:table-cell table:formula="of:=[$Sheet1.E96]" office:value-type="float" office:value="0" calcext:value-type="float">
            <text:p>0.00000E+00</text:p>
          </table:table-cell>
          <table:table-cell table:formula="of:=[$Sheet1.F96]" office:value-type="float" office:value="0.78505" calcext:value-type="float">
            <text:p>7.85050E-01</text:p>
          </table:table-cell>
          <table:table-cell table:formula="of:=[$Sheet1.G96]" office:value-type="float" office:value="0.21495" calcext:value-type="float">
            <text:p>2.14950E-01</text:p>
          </table:table-cell>
          <table:table-cell table:formula="of:=[$Sheet1.H96]" office:value-type="float" office:value="0" calcext:value-type="float">
            <text:p>0.00000E+00</text:p>
          </table:table-cell>
          <table:table-cell table:formula="of:=[$Sheet1.I96]" office:value-type="float" office:value="0" calcext:value-type="float">
            <text:p>0.00000E+00</text:p>
          </table:table-cell>
          <table:table-cell table:formula="of:=[$Sheet1.J96]" office:value-type="float" office:value="0" calcext:value-type="float">
            <text:p>0.00000E+00</text:p>
          </table:table-cell>
          <table:table-cell table:formula="of:=[$Sheet1.K9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6]" office:value-type="float" office:value="1.72873" calcext:value-type="float">
            <text:p>1.72873E+00</text:p>
          </table:table-cell>
          <table:table-cell table:formula="of:=[$Sheet1.M96]" office:value-type="float" office:value="1.72873" calcext:value-type="float">
            <text:p>1.72873E+00</text:p>
          </table:table-cell>
          <table:table-cell table:formula="of:=[$Sheet1.N96]" office:value-type="float" office:value="0" calcext:value-type="float">
            <text:p>0.00000E+00</text:p>
          </table:table-cell>
          <table:table-cell table:formula="of:=[$Sheet1.O96]" office:value-type="float" office:value="0" calcext:value-type="float">
            <text:p>0.00000E+00</text:p>
          </table:table-cell>
          <table:table-cell table:formula="of:=[$Sheet1.P96]" office:value-type="float" office:value="0" calcext:value-type="float">
            <text:p>0.00000E+00</text:p>
          </table:table-cell>
          <table:table-cell table:formula="of:=[$Sheet1.Q9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7]" office:value-type="float" office:value="3.7171E+015" calcext:value-type="float">
            <text:p>3.71710E+15</text:p>
          </table:table-cell>
          <table:table-cell table:formula="of:=[$Sheet1.B97]" office:value-type="float" office:value="3.1894E+036" calcext:value-type="float">
            <text:p>3.18940E+36</text:p>
          </table:table-cell>
          <table:table-cell table:formula="of:=[$Sheet1.C97]" office:value-type="float" office:value="1.39802" calcext:value-type="float">
            <text:p>1.39802E+00</text:p>
          </table:table-cell>
          <table:table-cell table:formula="of:=[$Sheet1.D97]" office:value-type="float" office:value="0.21327" calcext:value-type="float">
            <text:p>2.13270E-01</text:p>
          </table:table-cell>
          <table:table-cell table:formula="of:=[$Sheet1.E97]" office:value-type="float" office:value="0" calcext:value-type="float">
            <text:p>0.00000E+00</text:p>
          </table:table-cell>
          <table:table-cell table:formula="of:=[$Sheet1.F97]" office:value-type="float" office:value="0.78673" calcext:value-type="float">
            <text:p>7.86730E-01</text:p>
          </table:table-cell>
          <table:table-cell table:formula="of:=[$Sheet1.G97]" office:value-type="float" office:value="0.21327" calcext:value-type="float">
            <text:p>2.13270E-01</text:p>
          </table:table-cell>
          <table:table-cell table:formula="of:=[$Sheet1.H97]" office:value-type="float" office:value="0" calcext:value-type="float">
            <text:p>0.00000E+00</text:p>
          </table:table-cell>
          <table:table-cell table:formula="of:=[$Sheet1.I97]" office:value-type="float" office:value="0" calcext:value-type="float">
            <text:p>0.00000E+00</text:p>
          </table:table-cell>
          <table:table-cell table:formula="of:=[$Sheet1.J97]" office:value-type="float" office:value="0" calcext:value-type="float">
            <text:p>0.00000E+00</text:p>
          </table:table-cell>
          <table:table-cell table:formula="of:=[$Sheet1.K9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7]" office:value-type="float" office:value="1.72234" calcext:value-type="float">
            <text:p>1.72234E+00</text:p>
          </table:table-cell>
          <table:table-cell table:formula="of:=[$Sheet1.M97]" office:value-type="float" office:value="1.72234" calcext:value-type="float">
            <text:p>1.72234E+00</text:p>
          </table:table-cell>
          <table:table-cell table:formula="of:=[$Sheet1.N97]" office:value-type="float" office:value="0" calcext:value-type="float">
            <text:p>0.00000E+00</text:p>
          </table:table-cell>
          <table:table-cell table:formula="of:=[$Sheet1.O97]" office:value-type="float" office:value="0" calcext:value-type="float">
            <text:p>0.00000E+00</text:p>
          </table:table-cell>
          <table:table-cell table:formula="of:=[$Sheet1.P97]" office:value-type="float" office:value="0" calcext:value-type="float">
            <text:p>0.00000E+00</text:p>
          </table:table-cell>
          <table:table-cell table:formula="of:=[$Sheet1.Q9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8]" office:value-type="float" office:value="3674300000000000" calcext:value-type="float">
            <text:p>3.67430E+15</text:p>
          </table:table-cell>
          <table:table-cell table:formula="of:=[$Sheet1.B98]" office:value-type="float" office:value="3.1064E+036" calcext:value-type="float">
            <text:p>3.10640E+36</text:p>
          </table:table-cell>
          <table:table-cell table:formula="of:=[$Sheet1.C98]" office:value-type="float" office:value="1.38974" calcext:value-type="float">
            <text:p>1.38974E+00</text:p>
          </table:table-cell>
          <table:table-cell table:formula="of:=[$Sheet1.D98]" office:value-type="float" office:value="0.21158" calcext:value-type="float">
            <text:p>2.11580E-01</text:p>
          </table:table-cell>
          <table:table-cell table:formula="of:=[$Sheet1.E98]" office:value-type="float" office:value="0" calcext:value-type="float">
            <text:p>0.00000E+00</text:p>
          </table:table-cell>
          <table:table-cell table:formula="of:=[$Sheet1.F98]" office:value-type="float" office:value="0.78842" calcext:value-type="float">
            <text:p>7.88420E-01</text:p>
          </table:table-cell>
          <table:table-cell table:formula="of:=[$Sheet1.G98]" office:value-type="float" office:value="0.21158" calcext:value-type="float">
            <text:p>2.11580E-01</text:p>
          </table:table-cell>
          <table:table-cell table:formula="of:=[$Sheet1.H98]" office:value-type="float" office:value="0" calcext:value-type="float">
            <text:p>0.00000E+00</text:p>
          </table:table-cell>
          <table:table-cell table:formula="of:=[$Sheet1.I98]" office:value-type="float" office:value="0" calcext:value-type="float">
            <text:p>0.00000E+00</text:p>
          </table:table-cell>
          <table:table-cell table:formula="of:=[$Sheet1.J98]" office:value-type="float" office:value="0" calcext:value-type="float">
            <text:p>0.00000E+00</text:p>
          </table:table-cell>
          <table:table-cell table:formula="of:=[$Sheet1.K9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8]" office:value-type="float" office:value="1.71595" calcext:value-type="float">
            <text:p>1.71595E+00</text:p>
          </table:table-cell>
          <table:table-cell table:formula="of:=[$Sheet1.M98]" office:value-type="float" office:value="1.71595" calcext:value-type="float">
            <text:p>1.71595E+00</text:p>
          </table:table-cell>
          <table:table-cell table:formula="of:=[$Sheet1.N98]" office:value-type="float" office:value="0" calcext:value-type="float">
            <text:p>0.00000E+00</text:p>
          </table:table-cell>
          <table:table-cell table:formula="of:=[$Sheet1.O98]" office:value-type="float" office:value="0" calcext:value-type="float">
            <text:p>0.00000E+00</text:p>
          </table:table-cell>
          <table:table-cell table:formula="of:=[$Sheet1.P98]" office:value-type="float" office:value="0" calcext:value-type="float">
            <text:p>0.00000E+00</text:p>
          </table:table-cell>
          <table:table-cell table:formula="of:=[$Sheet1.Q9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99]" office:value-type="float" office:value="3631700000000000" calcext:value-type="float">
            <text:p>3.63170E+15</text:p>
          </table:table-cell>
          <table:table-cell table:formula="of:=[$Sheet1.B99]" office:value-type="float" office:value="3.0248E+036" calcext:value-type="float">
            <text:p>3.02480E+36</text:p>
          </table:table-cell>
          <table:table-cell table:formula="of:=[$Sheet1.C99]" office:value-type="float" office:value="1.38139" calcext:value-type="float">
            <text:p>1.38139E+00</text:p>
          </table:table-cell>
          <table:table-cell table:formula="of:=[$Sheet1.D99]" office:value-type="float" office:value="0.20988" calcext:value-type="float">
            <text:p>2.09880E-01</text:p>
          </table:table-cell>
          <table:table-cell table:formula="of:=[$Sheet1.E99]" office:value-type="float" office:value="0" calcext:value-type="float">
            <text:p>0.00000E+00</text:p>
          </table:table-cell>
          <table:table-cell table:formula="of:=[$Sheet1.F99]" office:value-type="float" office:value="0.79012" calcext:value-type="float">
            <text:p>7.90120E-01</text:p>
          </table:table-cell>
          <table:table-cell table:formula="of:=[$Sheet1.G99]" office:value-type="float" office:value="0.20988" calcext:value-type="float">
            <text:p>2.09880E-01</text:p>
          </table:table-cell>
          <table:table-cell table:formula="of:=[$Sheet1.H99]" office:value-type="float" office:value="0" calcext:value-type="float">
            <text:p>0.00000E+00</text:p>
          </table:table-cell>
          <table:table-cell table:formula="of:=[$Sheet1.I99]" office:value-type="float" office:value="0" calcext:value-type="float">
            <text:p>0.00000E+00</text:p>
          </table:table-cell>
          <table:table-cell table:formula="of:=[$Sheet1.J99]" office:value-type="float" office:value="0" calcext:value-type="float">
            <text:p>0.00000E+00</text:p>
          </table:table-cell>
          <table:table-cell table:formula="of:=[$Sheet1.K9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99]" office:value-type="float" office:value="1.70956" calcext:value-type="float">
            <text:p>1.70956E+00</text:p>
          </table:table-cell>
          <table:table-cell table:formula="of:=[$Sheet1.M99]" office:value-type="float" office:value="1.70956" calcext:value-type="float">
            <text:p>1.70956E+00</text:p>
          </table:table-cell>
          <table:table-cell table:formula="of:=[$Sheet1.N99]" office:value-type="float" office:value="0" calcext:value-type="float">
            <text:p>0.00000E+00</text:p>
          </table:table-cell>
          <table:table-cell table:formula="of:=[$Sheet1.O99]" office:value-type="float" office:value="0" calcext:value-type="float">
            <text:p>0.00000E+00</text:p>
          </table:table-cell>
          <table:table-cell table:formula="of:=[$Sheet1.P99]" office:value-type="float" office:value="0" calcext:value-type="float">
            <text:p>0.00000E+00</text:p>
          </table:table-cell>
          <table:table-cell table:formula="of:=[$Sheet1.Q9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0]" office:value-type="float" office:value="3589300000000000" calcext:value-type="float">
            <text:p>3.58930E+15</text:p>
          </table:table-cell>
          <table:table-cell table:formula="of:=[$Sheet1.B100]" office:value-type="float" office:value="2.9448E+036" calcext:value-type="float">
            <text:p>2.94480E+36</text:p>
          </table:table-cell>
          <table:table-cell table:formula="of:=[$Sheet1.C100]" office:value-type="float" office:value="1.37296" calcext:value-type="float">
            <text:p>1.37296E+00</text:p>
          </table:table-cell>
          <table:table-cell table:formula="of:=[$Sheet1.D100]" office:value-type="float" office:value="0.20817" calcext:value-type="float">
            <text:p>2.08170E-01</text:p>
          </table:table-cell>
          <table:table-cell table:formula="of:=[$Sheet1.E100]" office:value-type="float" office:value="0" calcext:value-type="float">
            <text:p>0.00000E+00</text:p>
          </table:table-cell>
          <table:table-cell table:formula="of:=[$Sheet1.F100]" office:value-type="float" office:value="0.79183" calcext:value-type="float">
            <text:p>7.91830E-01</text:p>
          </table:table-cell>
          <table:table-cell table:formula="of:=[$Sheet1.G100]" office:value-type="float" office:value="0.20817" calcext:value-type="float">
            <text:p>2.08170E-01</text:p>
          </table:table-cell>
          <table:table-cell table:formula="of:=[$Sheet1.H100]" office:value-type="float" office:value="0" calcext:value-type="float">
            <text:p>0.00000E+00</text:p>
          </table:table-cell>
          <table:table-cell table:formula="of:=[$Sheet1.I100]" office:value-type="float" office:value="0" calcext:value-type="float">
            <text:p>0.00000E+00</text:p>
          </table:table-cell>
          <table:table-cell table:formula="of:=[$Sheet1.J100]" office:value-type="float" office:value="0" calcext:value-type="float">
            <text:p>0.00000E+00</text:p>
          </table:table-cell>
          <table:table-cell table:formula="of:=[$Sheet1.K10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0]" office:value-type="float" office:value="1.70317" calcext:value-type="float">
            <text:p>1.70317E+00</text:p>
          </table:table-cell>
          <table:table-cell table:formula="of:=[$Sheet1.M100]" office:value-type="float" office:value="1.70317" calcext:value-type="float">
            <text:p>1.70317E+00</text:p>
          </table:table-cell>
          <table:table-cell table:formula="of:=[$Sheet1.N100]" office:value-type="float" office:value="0" calcext:value-type="float">
            <text:p>0.00000E+00</text:p>
          </table:table-cell>
          <table:table-cell table:formula="of:=[$Sheet1.O100]" office:value-type="float" office:value="0" calcext:value-type="float">
            <text:p>0.00000E+00</text:p>
          </table:table-cell>
          <table:table-cell table:formula="of:=[$Sheet1.P100]" office:value-type="float" office:value="0" calcext:value-type="float">
            <text:p>0.00000E+00</text:p>
          </table:table-cell>
          <table:table-cell table:formula="of:=[$Sheet1.Q10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1]" office:value-type="float" office:value="3547100000000000" calcext:value-type="float">
            <text:p>3.54710E+15</text:p>
          </table:table-cell>
          <table:table-cell table:formula="of:=[$Sheet1.B101]" office:value-type="float" office:value="2.8661E+036" calcext:value-type="float">
            <text:p>2.86610E+36</text:p>
          </table:table-cell>
          <table:table-cell table:formula="of:=[$Sheet1.C101]" office:value-type="float" office:value="1.36447" calcext:value-type="float">
            <text:p>1.36447E+00</text:p>
          </table:table-cell>
          <table:table-cell table:formula="of:=[$Sheet1.D101]" office:value-type="float" office:value="0.20644" calcext:value-type="float">
            <text:p>2.06440E-01</text:p>
          </table:table-cell>
          <table:table-cell table:formula="of:=[$Sheet1.E101]" office:value-type="float" office:value="0" calcext:value-type="float">
            <text:p>0.00000E+00</text:p>
          </table:table-cell>
          <table:table-cell table:formula="of:=[$Sheet1.F101]" office:value-type="float" office:value="0.79356" calcext:value-type="float">
            <text:p>7.93560E-01</text:p>
          </table:table-cell>
          <table:table-cell table:formula="of:=[$Sheet1.G101]" office:value-type="float" office:value="0.20644" calcext:value-type="float">
            <text:p>2.06440E-01</text:p>
          </table:table-cell>
          <table:table-cell table:formula="of:=[$Sheet1.H101]" office:value-type="float" office:value="0" calcext:value-type="float">
            <text:p>0.00000E+00</text:p>
          </table:table-cell>
          <table:table-cell table:formula="of:=[$Sheet1.I101]" office:value-type="float" office:value="0" calcext:value-type="float">
            <text:p>0.00000E+00</text:p>
          </table:table-cell>
          <table:table-cell table:formula="of:=[$Sheet1.J101]" office:value-type="float" office:value="0" calcext:value-type="float">
            <text:p>0.00000E+00</text:p>
          </table:table-cell>
          <table:table-cell table:formula="of:=[$Sheet1.K10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1]" office:value-type="float" office:value="1.69678" calcext:value-type="float">
            <text:p>1.69678E+00</text:p>
          </table:table-cell>
          <table:table-cell table:formula="of:=[$Sheet1.M101]" office:value-type="float" office:value="1.69678" calcext:value-type="float">
            <text:p>1.69678E+00</text:p>
          </table:table-cell>
          <table:table-cell table:formula="of:=[$Sheet1.N101]" office:value-type="float" office:value="0" calcext:value-type="float">
            <text:p>0.00000E+00</text:p>
          </table:table-cell>
          <table:table-cell table:formula="of:=[$Sheet1.O101]" office:value-type="float" office:value="0" calcext:value-type="float">
            <text:p>0.00000E+00</text:p>
          </table:table-cell>
          <table:table-cell table:formula="of:=[$Sheet1.P101]" office:value-type="float" office:value="0" calcext:value-type="float">
            <text:p>0.00000E+00</text:p>
          </table:table-cell>
          <table:table-cell table:formula="of:=[$Sheet1.Q10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2]" office:value-type="float" office:value="3505000000000000" calcext:value-type="float">
            <text:p>3.50500E+15</text:p>
          </table:table-cell>
          <table:table-cell table:formula="of:=[$Sheet1.B102]" office:value-type="float" office:value="2.7889E+036" calcext:value-type="float">
            <text:p>2.78890E+36</text:p>
          </table:table-cell>
          <table:table-cell table:formula="of:=[$Sheet1.C102]" office:value-type="float" office:value="1.3559" calcext:value-type="float">
            <text:p>1.35590E+00</text:p>
          </table:table-cell>
          <table:table-cell table:formula="of:=[$Sheet1.D102]" office:value-type="float" office:value="0.20471" calcext:value-type="float">
            <text:p>2.04710E-01</text:p>
          </table:table-cell>
          <table:table-cell table:formula="of:=[$Sheet1.E102]" office:value-type="float" office:value="0" calcext:value-type="float">
            <text:p>0.00000E+00</text:p>
          </table:table-cell>
          <table:table-cell table:formula="of:=[$Sheet1.F102]" office:value-type="float" office:value="0.79529" calcext:value-type="float">
            <text:p>7.95290E-01</text:p>
          </table:table-cell>
          <table:table-cell table:formula="of:=[$Sheet1.G102]" office:value-type="float" office:value="0.20471" calcext:value-type="float">
            <text:p>2.04710E-01</text:p>
          </table:table-cell>
          <table:table-cell table:formula="of:=[$Sheet1.H102]" office:value-type="float" office:value="0" calcext:value-type="float">
            <text:p>0.00000E+00</text:p>
          </table:table-cell>
          <table:table-cell table:formula="of:=[$Sheet1.I102]" office:value-type="float" office:value="0" calcext:value-type="float">
            <text:p>0.00000E+00</text:p>
          </table:table-cell>
          <table:table-cell table:formula="of:=[$Sheet1.J102]" office:value-type="float" office:value="0" calcext:value-type="float">
            <text:p>0.00000E+00</text:p>
          </table:table-cell>
          <table:table-cell table:formula="of:=[$Sheet1.K10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2]" office:value-type="float" office:value="1.69039" calcext:value-type="float">
            <text:p>1.69039E+00</text:p>
          </table:table-cell>
          <table:table-cell table:formula="of:=[$Sheet1.M102]" office:value-type="float" office:value="1.69039" calcext:value-type="float">
            <text:p>1.69039E+00</text:p>
          </table:table-cell>
          <table:table-cell table:formula="of:=[$Sheet1.N102]" office:value-type="float" office:value="0" calcext:value-type="float">
            <text:p>0.00000E+00</text:p>
          </table:table-cell>
          <table:table-cell table:formula="of:=[$Sheet1.O102]" office:value-type="float" office:value="0" calcext:value-type="float">
            <text:p>0.00000E+00</text:p>
          </table:table-cell>
          <table:table-cell table:formula="of:=[$Sheet1.P102]" office:value-type="float" office:value="0" calcext:value-type="float">
            <text:p>0.00000E+00</text:p>
          </table:table-cell>
          <table:table-cell table:formula="of:=[$Sheet1.Q10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3]" office:value-type="float" office:value="3463200000000000" calcext:value-type="float">
            <text:p>3.46320E+15</text:p>
          </table:table-cell>
          <table:table-cell table:formula="of:=[$Sheet1.B103]" office:value-type="float" office:value="2.7132E+036" calcext:value-type="float">
            <text:p>2.71320E+36</text:p>
          </table:table-cell>
          <table:table-cell table:formula="of:=[$Sheet1.C103]" office:value-type="float" office:value="1.34725" calcext:value-type="float">
            <text:p>1.34725E+00</text:p>
          </table:table-cell>
          <table:table-cell table:formula="of:=[$Sheet1.D103]" office:value-type="float" office:value="0.20297" calcext:value-type="float">
            <text:p>2.02970E-01</text:p>
          </table:table-cell>
          <table:table-cell table:formula="of:=[$Sheet1.E103]" office:value-type="float" office:value="0" calcext:value-type="float">
            <text:p>0.00000E+00</text:p>
          </table:table-cell>
          <table:table-cell table:formula="of:=[$Sheet1.F103]" office:value-type="float" office:value="0.79703" calcext:value-type="float">
            <text:p>7.97030E-01</text:p>
          </table:table-cell>
          <table:table-cell table:formula="of:=[$Sheet1.G103]" office:value-type="float" office:value="0.20297" calcext:value-type="float">
            <text:p>2.02970E-01</text:p>
          </table:table-cell>
          <table:table-cell table:formula="of:=[$Sheet1.H103]" office:value-type="float" office:value="0" calcext:value-type="float">
            <text:p>0.00000E+00</text:p>
          </table:table-cell>
          <table:table-cell table:formula="of:=[$Sheet1.I103]" office:value-type="float" office:value="0" calcext:value-type="float">
            <text:p>0.00000E+00</text:p>
          </table:table-cell>
          <table:table-cell table:formula="of:=[$Sheet1.J103]" office:value-type="float" office:value="0" calcext:value-type="float">
            <text:p>0.00000E+00</text:p>
          </table:table-cell>
          <table:table-cell table:formula="of:=[$Sheet1.K10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3]" office:value-type="float" office:value="1.684" calcext:value-type="float">
            <text:p>1.68400E+00</text:p>
          </table:table-cell>
          <table:table-cell table:formula="of:=[$Sheet1.M103]" office:value-type="float" office:value="1.684" calcext:value-type="float">
            <text:p>1.68400E+00</text:p>
          </table:table-cell>
          <table:table-cell table:formula="of:=[$Sheet1.N103]" office:value-type="float" office:value="0" calcext:value-type="float">
            <text:p>0.00000E+00</text:p>
          </table:table-cell>
          <table:table-cell table:formula="of:=[$Sheet1.O103]" office:value-type="float" office:value="0" calcext:value-type="float">
            <text:p>0.00000E+00</text:p>
          </table:table-cell>
          <table:table-cell table:formula="of:=[$Sheet1.P103]" office:value-type="float" office:value="0" calcext:value-type="float">
            <text:p>0.00000E+00</text:p>
          </table:table-cell>
          <table:table-cell table:formula="of:=[$Sheet1.Q10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4]" office:value-type="float" office:value="3421500000000000" calcext:value-type="float">
            <text:p>3.42150E+15</text:p>
          </table:table-cell>
          <table:table-cell table:formula="of:=[$Sheet1.B104]" office:value-type="float" office:value="2.6388E+036" calcext:value-type="float">
            <text:p>2.63880E+36</text:p>
          </table:table-cell>
          <table:table-cell table:formula="of:=[$Sheet1.C104]" office:value-type="float" office:value="1.33854" calcext:value-type="float">
            <text:p>1.33854E+00</text:p>
          </table:table-cell>
          <table:table-cell table:formula="of:=[$Sheet1.D104]" office:value-type="float" office:value="0.20121" calcext:value-type="float">
            <text:p>2.01210E-01</text:p>
          </table:table-cell>
          <table:table-cell table:formula="of:=[$Sheet1.E104]" office:value-type="float" office:value="0" calcext:value-type="float">
            <text:p>0.00000E+00</text:p>
          </table:table-cell>
          <table:table-cell table:formula="of:=[$Sheet1.F104]" office:value-type="float" office:value="0.79879" calcext:value-type="float">
            <text:p>7.98790E-01</text:p>
          </table:table-cell>
          <table:table-cell table:formula="of:=[$Sheet1.G104]" office:value-type="float" office:value="0.20121" calcext:value-type="float">
            <text:p>2.01210E-01</text:p>
          </table:table-cell>
          <table:table-cell table:formula="of:=[$Sheet1.H104]" office:value-type="float" office:value="0" calcext:value-type="float">
            <text:p>0.00000E+00</text:p>
          </table:table-cell>
          <table:table-cell table:formula="of:=[$Sheet1.I104]" office:value-type="float" office:value="0" calcext:value-type="float">
            <text:p>0.00000E+00</text:p>
          </table:table-cell>
          <table:table-cell table:formula="of:=[$Sheet1.J104]" office:value-type="float" office:value="0" calcext:value-type="float">
            <text:p>0.00000E+00</text:p>
          </table:table-cell>
          <table:table-cell table:formula="of:=[$Sheet1.K10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4]" office:value-type="float" office:value="1.67761" calcext:value-type="float">
            <text:p>1.67761E+00</text:p>
          </table:table-cell>
          <table:table-cell table:formula="of:=[$Sheet1.M104]" office:value-type="float" office:value="1.67761" calcext:value-type="float">
            <text:p>1.67761E+00</text:p>
          </table:table-cell>
          <table:table-cell table:formula="of:=[$Sheet1.N104]" office:value-type="float" office:value="0" calcext:value-type="float">
            <text:p>0.00000E+00</text:p>
          </table:table-cell>
          <table:table-cell table:formula="of:=[$Sheet1.O104]" office:value-type="float" office:value="0" calcext:value-type="float">
            <text:p>0.00000E+00</text:p>
          </table:table-cell>
          <table:table-cell table:formula="of:=[$Sheet1.P104]" office:value-type="float" office:value="0" calcext:value-type="float">
            <text:p>0.00000E+00</text:p>
          </table:table-cell>
          <table:table-cell table:formula="of:=[$Sheet1.Q10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5]" office:value-type="float" office:value="3380000000000000" calcext:value-type="float">
            <text:p>3.38000E+15</text:p>
          </table:table-cell>
          <table:table-cell table:formula="of:=[$Sheet1.B105]" office:value-type="float" office:value="2.5659E+036" calcext:value-type="float">
            <text:p>2.56590E+36</text:p>
          </table:table-cell>
          <table:table-cell table:formula="of:=[$Sheet1.C105]" office:value-type="float" office:value="1.32975" calcext:value-type="float">
            <text:p>1.32975E+00</text:p>
          </table:table-cell>
          <table:table-cell table:formula="of:=[$Sheet1.D105]" office:value-type="float" office:value="0.19945" calcext:value-type="float">
            <text:p>1.99450E-01</text:p>
          </table:table-cell>
          <table:table-cell table:formula="of:=[$Sheet1.E105]" office:value-type="float" office:value="0" calcext:value-type="float">
            <text:p>0.00000E+00</text:p>
          </table:table-cell>
          <table:table-cell table:formula="of:=[$Sheet1.F105]" office:value-type="float" office:value="0.80055" calcext:value-type="float">
            <text:p>8.00550E-01</text:p>
          </table:table-cell>
          <table:table-cell table:formula="of:=[$Sheet1.G105]" office:value-type="float" office:value="0.19945" calcext:value-type="float">
            <text:p>1.99450E-01</text:p>
          </table:table-cell>
          <table:table-cell table:formula="of:=[$Sheet1.H105]" office:value-type="float" office:value="0" calcext:value-type="float">
            <text:p>0.00000E+00</text:p>
          </table:table-cell>
          <table:table-cell table:formula="of:=[$Sheet1.I105]" office:value-type="float" office:value="0" calcext:value-type="float">
            <text:p>0.00000E+00</text:p>
          </table:table-cell>
          <table:table-cell table:formula="of:=[$Sheet1.J105]" office:value-type="float" office:value="0" calcext:value-type="float">
            <text:p>0.00000E+00</text:p>
          </table:table-cell>
          <table:table-cell table:formula="of:=[$Sheet1.K10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5]" office:value-type="float" office:value="1.67122" calcext:value-type="float">
            <text:p>1.67122E+00</text:p>
          </table:table-cell>
          <table:table-cell table:formula="of:=[$Sheet1.M105]" office:value-type="float" office:value="1.67122" calcext:value-type="float">
            <text:p>1.67122E+00</text:p>
          </table:table-cell>
          <table:table-cell table:formula="of:=[$Sheet1.N105]" office:value-type="float" office:value="0" calcext:value-type="float">
            <text:p>0.00000E+00</text:p>
          </table:table-cell>
          <table:table-cell table:formula="of:=[$Sheet1.O105]" office:value-type="float" office:value="0" calcext:value-type="float">
            <text:p>0.00000E+00</text:p>
          </table:table-cell>
          <table:table-cell table:formula="of:=[$Sheet1.P105]" office:value-type="float" office:value="0" calcext:value-type="float">
            <text:p>0.00000E+00</text:p>
          </table:table-cell>
          <table:table-cell table:formula="of:=[$Sheet1.Q10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6]" office:value-type="float" office:value="3338700000000000" calcext:value-type="float">
            <text:p>3.33870E+15</text:p>
          </table:table-cell>
          <table:table-cell table:formula="of:=[$Sheet1.B106]" office:value-type="float" office:value="2.4943E+036" calcext:value-type="float">
            <text:p>2.49430E+36</text:p>
          </table:table-cell>
          <table:table-cell table:formula="of:=[$Sheet1.C106]" office:value-type="float" office:value="1.32088" calcext:value-type="float">
            <text:p>1.32088E+00</text:p>
          </table:table-cell>
          <table:table-cell table:formula="of:=[$Sheet1.D106]" office:value-type="float" office:value="0.19767" calcext:value-type="float">
            <text:p>1.97670E-01</text:p>
          </table:table-cell>
          <table:table-cell table:formula="of:=[$Sheet1.E106]" office:value-type="float" office:value="0" calcext:value-type="float">
            <text:p>0.00000E+00</text:p>
          </table:table-cell>
          <table:table-cell table:formula="of:=[$Sheet1.F106]" office:value-type="float" office:value="0.80233" calcext:value-type="float">
            <text:p>8.02330E-01</text:p>
          </table:table-cell>
          <table:table-cell table:formula="of:=[$Sheet1.G106]" office:value-type="float" office:value="0.19767" calcext:value-type="float">
            <text:p>1.97670E-01</text:p>
          </table:table-cell>
          <table:table-cell table:formula="of:=[$Sheet1.H106]" office:value-type="float" office:value="0" calcext:value-type="float">
            <text:p>0.00000E+00</text:p>
          </table:table-cell>
          <table:table-cell table:formula="of:=[$Sheet1.I106]" office:value-type="float" office:value="0" calcext:value-type="float">
            <text:p>0.00000E+00</text:p>
          </table:table-cell>
          <table:table-cell table:formula="of:=[$Sheet1.J106]" office:value-type="float" office:value="0" calcext:value-type="float">
            <text:p>0.00000E+00</text:p>
          </table:table-cell>
          <table:table-cell table:formula="of:=[$Sheet1.K10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6]" office:value-type="float" office:value="1.66483" calcext:value-type="float">
            <text:p>1.66483E+00</text:p>
          </table:table-cell>
          <table:table-cell table:formula="of:=[$Sheet1.M106]" office:value-type="float" office:value="1.66483" calcext:value-type="float">
            <text:p>1.66483E+00</text:p>
          </table:table-cell>
          <table:table-cell table:formula="of:=[$Sheet1.N106]" office:value-type="float" office:value="0" calcext:value-type="float">
            <text:p>0.00000E+00</text:p>
          </table:table-cell>
          <table:table-cell table:formula="of:=[$Sheet1.O106]" office:value-type="float" office:value="0" calcext:value-type="float">
            <text:p>0.00000E+00</text:p>
          </table:table-cell>
          <table:table-cell table:formula="of:=[$Sheet1.P106]" office:value-type="float" office:value="0" calcext:value-type="float">
            <text:p>0.00000E+00</text:p>
          </table:table-cell>
          <table:table-cell table:formula="of:=[$Sheet1.Q10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7]" office:value-type="float" office:value="3297600000000000" calcext:value-type="float">
            <text:p>3.29760E+15</text:p>
          </table:table-cell>
          <table:table-cell table:formula="of:=[$Sheet1.B107]" office:value-type="float" office:value="2.4241E+036" calcext:value-type="float">
            <text:p>2.42410E+36</text:p>
          </table:table-cell>
          <table:table-cell table:formula="of:=[$Sheet1.C107]" office:value-type="float" office:value="1.31194" calcext:value-type="float">
            <text:p>1.31194E+00</text:p>
          </table:table-cell>
          <table:table-cell table:formula="of:=[$Sheet1.D107]" office:value-type="float" office:value="0.19588" calcext:value-type="float">
            <text:p>1.95880E-01</text:p>
          </table:table-cell>
          <table:table-cell table:formula="of:=[$Sheet1.E107]" office:value-type="float" office:value="0" calcext:value-type="float">
            <text:p>0.00000E+00</text:p>
          </table:table-cell>
          <table:table-cell table:formula="of:=[$Sheet1.F107]" office:value-type="float" office:value="0.80412" calcext:value-type="float">
            <text:p>8.04120E-01</text:p>
          </table:table-cell>
          <table:table-cell table:formula="of:=[$Sheet1.G107]" office:value-type="float" office:value="0.19588" calcext:value-type="float">
            <text:p>1.95880E-01</text:p>
          </table:table-cell>
          <table:table-cell table:formula="of:=[$Sheet1.H107]" office:value-type="float" office:value="0" calcext:value-type="float">
            <text:p>0.00000E+00</text:p>
          </table:table-cell>
          <table:table-cell table:formula="of:=[$Sheet1.I107]" office:value-type="float" office:value="0" calcext:value-type="float">
            <text:p>0.00000E+00</text:p>
          </table:table-cell>
          <table:table-cell table:formula="of:=[$Sheet1.J107]" office:value-type="float" office:value="0" calcext:value-type="float">
            <text:p>0.00000E+00</text:p>
          </table:table-cell>
          <table:table-cell table:formula="of:=[$Sheet1.K10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7]" office:value-type="float" office:value="1.65844" calcext:value-type="float">
            <text:p>1.65844E+00</text:p>
          </table:table-cell>
          <table:table-cell table:formula="of:=[$Sheet1.M107]" office:value-type="float" office:value="1.65844" calcext:value-type="float">
            <text:p>1.65844E+00</text:p>
          </table:table-cell>
          <table:table-cell table:formula="of:=[$Sheet1.N107]" office:value-type="float" office:value="0" calcext:value-type="float">
            <text:p>0.00000E+00</text:p>
          </table:table-cell>
          <table:table-cell table:formula="of:=[$Sheet1.O107]" office:value-type="float" office:value="0" calcext:value-type="float">
            <text:p>0.00000E+00</text:p>
          </table:table-cell>
          <table:table-cell table:formula="of:=[$Sheet1.P107]" office:value-type="float" office:value="0" calcext:value-type="float">
            <text:p>0.00000E+00</text:p>
          </table:table-cell>
          <table:table-cell table:formula="of:=[$Sheet1.Q10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8]" office:value-type="float" office:value="3256700000000000" calcext:value-type="float">
            <text:p>3.25670E+15</text:p>
          </table:table-cell>
          <table:table-cell table:formula="of:=[$Sheet1.B108]" office:value-type="float" office:value="2.3552E+036" calcext:value-type="float">
            <text:p>2.35520E+36</text:p>
          </table:table-cell>
          <table:table-cell table:formula="of:=[$Sheet1.C108]" office:value-type="float" office:value="1.30293" calcext:value-type="float">
            <text:p>1.30293E+00</text:p>
          </table:table-cell>
          <table:table-cell table:formula="of:=[$Sheet1.D108]" office:value-type="float" office:value="0.19409" calcext:value-type="float">
            <text:p>1.94090E-01</text:p>
          </table:table-cell>
          <table:table-cell table:formula="of:=[$Sheet1.E108]" office:value-type="float" office:value="0" calcext:value-type="float">
            <text:p>0.00000E+00</text:p>
          </table:table-cell>
          <table:table-cell table:formula="of:=[$Sheet1.F108]" office:value-type="float" office:value="0.80591" calcext:value-type="float">
            <text:p>8.05910E-01</text:p>
          </table:table-cell>
          <table:table-cell table:formula="of:=[$Sheet1.G108]" office:value-type="float" office:value="0.19409" calcext:value-type="float">
            <text:p>1.94090E-01</text:p>
          </table:table-cell>
          <table:table-cell table:formula="of:=[$Sheet1.H108]" office:value-type="float" office:value="0" calcext:value-type="float">
            <text:p>0.00000E+00</text:p>
          </table:table-cell>
          <table:table-cell table:formula="of:=[$Sheet1.I108]" office:value-type="float" office:value="0" calcext:value-type="float">
            <text:p>0.00000E+00</text:p>
          </table:table-cell>
          <table:table-cell table:formula="of:=[$Sheet1.J108]" office:value-type="float" office:value="0" calcext:value-type="float">
            <text:p>0.00000E+00</text:p>
          </table:table-cell>
          <table:table-cell table:formula="of:=[$Sheet1.K10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8]" office:value-type="float" office:value="1.65205" calcext:value-type="float">
            <text:p>1.65205E+00</text:p>
          </table:table-cell>
          <table:table-cell table:formula="of:=[$Sheet1.M108]" office:value-type="float" office:value="1.65205" calcext:value-type="float">
            <text:p>1.65205E+00</text:p>
          </table:table-cell>
          <table:table-cell table:formula="of:=[$Sheet1.N108]" office:value-type="float" office:value="0" calcext:value-type="float">
            <text:p>0.00000E+00</text:p>
          </table:table-cell>
          <table:table-cell table:formula="of:=[$Sheet1.O108]" office:value-type="float" office:value="0" calcext:value-type="float">
            <text:p>0.00000E+00</text:p>
          </table:table-cell>
          <table:table-cell table:formula="of:=[$Sheet1.P108]" office:value-type="float" office:value="0" calcext:value-type="float">
            <text:p>0.00000E+00</text:p>
          </table:table-cell>
          <table:table-cell table:formula="of:=[$Sheet1.Q10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09]" office:value-type="float" office:value="3216000000000000" calcext:value-type="float">
            <text:p>3.21600E+15</text:p>
          </table:table-cell>
          <table:table-cell table:formula="of:=[$Sheet1.B109]" office:value-type="float" office:value="2.2877E+036" calcext:value-type="float">
            <text:p>2.28770E+36</text:p>
          </table:table-cell>
          <table:table-cell table:formula="of:=[$Sheet1.C109]" office:value-type="float" office:value="1.29384" calcext:value-type="float">
            <text:p>1.29384E+00</text:p>
          </table:table-cell>
          <table:table-cell table:formula="of:=[$Sheet1.D109]" office:value-type="float" office:value="0.19228" calcext:value-type="float">
            <text:p>1.92280E-01</text:p>
          </table:table-cell>
          <table:table-cell table:formula="of:=[$Sheet1.E109]" office:value-type="float" office:value="0" calcext:value-type="float">
            <text:p>0.00000E+00</text:p>
          </table:table-cell>
          <table:table-cell table:formula="of:=[$Sheet1.F109]" office:value-type="float" office:value="0.80772" calcext:value-type="float">
            <text:p>8.07720E-01</text:p>
          </table:table-cell>
          <table:table-cell table:formula="of:=[$Sheet1.G109]" office:value-type="float" office:value="0.19228" calcext:value-type="float">
            <text:p>1.92280E-01</text:p>
          </table:table-cell>
          <table:table-cell table:formula="of:=[$Sheet1.H109]" office:value-type="float" office:value="0" calcext:value-type="float">
            <text:p>0.00000E+00</text:p>
          </table:table-cell>
          <table:table-cell table:formula="of:=[$Sheet1.I109]" office:value-type="float" office:value="0" calcext:value-type="float">
            <text:p>0.00000E+00</text:p>
          </table:table-cell>
          <table:table-cell table:formula="of:=[$Sheet1.J109]" office:value-type="float" office:value="0" calcext:value-type="float">
            <text:p>0.00000E+00</text:p>
          </table:table-cell>
          <table:table-cell table:formula="of:=[$Sheet1.K10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09]" office:value-type="float" office:value="1.64566" calcext:value-type="float">
            <text:p>1.64566E+00</text:p>
          </table:table-cell>
          <table:table-cell table:formula="of:=[$Sheet1.M109]" office:value-type="float" office:value="1.64566" calcext:value-type="float">
            <text:p>1.64566E+00</text:p>
          </table:table-cell>
          <table:table-cell table:formula="of:=[$Sheet1.N109]" office:value-type="float" office:value="0" calcext:value-type="float">
            <text:p>0.00000E+00</text:p>
          </table:table-cell>
          <table:table-cell table:formula="of:=[$Sheet1.O109]" office:value-type="float" office:value="0" calcext:value-type="float">
            <text:p>0.00000E+00</text:p>
          </table:table-cell>
          <table:table-cell table:formula="of:=[$Sheet1.P109]" office:value-type="float" office:value="0" calcext:value-type="float">
            <text:p>0.00000E+00</text:p>
          </table:table-cell>
          <table:table-cell table:formula="of:=[$Sheet1.Q10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0]" office:value-type="float" office:value="3175400000000000" calcext:value-type="float">
            <text:p>3.17540E+15</text:p>
          </table:table-cell>
          <table:table-cell table:formula="of:=[$Sheet1.B110]" office:value-type="float" office:value="2.2215E+036" calcext:value-type="float">
            <text:p>2.22150E+36</text:p>
          </table:table-cell>
          <table:table-cell table:formula="of:=[$Sheet1.C110]" office:value-type="float" office:value="1.28468" calcext:value-type="float">
            <text:p>1.28468E+00</text:p>
          </table:table-cell>
          <table:table-cell table:formula="of:=[$Sheet1.D110]" office:value-type="float" office:value="0.19046" calcext:value-type="float">
            <text:p>1.90460E-01</text:p>
          </table:table-cell>
          <table:table-cell table:formula="of:=[$Sheet1.E110]" office:value-type="float" office:value="0" calcext:value-type="float">
            <text:p>0.00000E+00</text:p>
          </table:table-cell>
          <table:table-cell table:formula="of:=[$Sheet1.F110]" office:value-type="float" office:value="0.80954" calcext:value-type="float">
            <text:p>8.09540E-01</text:p>
          </table:table-cell>
          <table:table-cell table:formula="of:=[$Sheet1.G110]" office:value-type="float" office:value="0.19046" calcext:value-type="float">
            <text:p>1.90460E-01</text:p>
          </table:table-cell>
          <table:table-cell table:formula="of:=[$Sheet1.H110]" office:value-type="float" office:value="0" calcext:value-type="float">
            <text:p>0.00000E+00</text:p>
          </table:table-cell>
          <table:table-cell table:formula="of:=[$Sheet1.I110]" office:value-type="float" office:value="0" calcext:value-type="float">
            <text:p>0.00000E+00</text:p>
          </table:table-cell>
          <table:table-cell table:formula="of:=[$Sheet1.J110]" office:value-type="float" office:value="0" calcext:value-type="float">
            <text:p>0.00000E+00</text:p>
          </table:table-cell>
          <table:table-cell table:formula="of:=[$Sheet1.K11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0]" office:value-type="float" office:value="1.63927" calcext:value-type="float">
            <text:p>1.63927E+00</text:p>
          </table:table-cell>
          <table:table-cell table:formula="of:=[$Sheet1.M110]" office:value-type="float" office:value="1.63927" calcext:value-type="float">
            <text:p>1.63927E+00</text:p>
          </table:table-cell>
          <table:table-cell table:formula="of:=[$Sheet1.N110]" office:value-type="float" office:value="0" calcext:value-type="float">
            <text:p>0.00000E+00</text:p>
          </table:table-cell>
          <table:table-cell table:formula="of:=[$Sheet1.O110]" office:value-type="float" office:value="0" calcext:value-type="float">
            <text:p>0.00000E+00</text:p>
          </table:table-cell>
          <table:table-cell table:formula="of:=[$Sheet1.P110]" office:value-type="float" office:value="0" calcext:value-type="float">
            <text:p>0.00000E+00</text:p>
          </table:table-cell>
          <table:table-cell table:formula="of:=[$Sheet1.Q11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1]" office:value-type="float" office:value="3135100000000000" calcext:value-type="float">
            <text:p>3.13510E+15</text:p>
          </table:table-cell>
          <table:table-cell table:formula="of:=[$Sheet1.B111]" office:value-type="float" office:value="2.1566E+036" calcext:value-type="float">
            <text:p>2.15660E+36</text:p>
          </table:table-cell>
          <table:table-cell table:formula="of:=[$Sheet1.C111]" office:value-type="float" office:value="1.27543" calcext:value-type="float">
            <text:p>1.27543E+00</text:p>
          </table:table-cell>
          <table:table-cell table:formula="of:=[$Sheet1.D111]" office:value-type="float" office:value="0.18863" calcext:value-type="float">
            <text:p>1.88630E-01</text:p>
          </table:table-cell>
          <table:table-cell table:formula="of:=[$Sheet1.E111]" office:value-type="float" office:value="0" calcext:value-type="float">
            <text:p>0.00000E+00</text:p>
          </table:table-cell>
          <table:table-cell table:formula="of:=[$Sheet1.F111]" office:value-type="float" office:value="0.81137" calcext:value-type="float">
            <text:p>8.11370E-01</text:p>
          </table:table-cell>
          <table:table-cell table:formula="of:=[$Sheet1.G111]" office:value-type="float" office:value="0.18863" calcext:value-type="float">
            <text:p>1.88630E-01</text:p>
          </table:table-cell>
          <table:table-cell table:formula="of:=[$Sheet1.H111]" office:value-type="float" office:value="0" calcext:value-type="float">
            <text:p>0.00000E+00</text:p>
          </table:table-cell>
          <table:table-cell table:formula="of:=[$Sheet1.I111]" office:value-type="float" office:value="0" calcext:value-type="float">
            <text:p>0.00000E+00</text:p>
          </table:table-cell>
          <table:table-cell table:formula="of:=[$Sheet1.J111]" office:value-type="float" office:value="0" calcext:value-type="float">
            <text:p>0.00000E+00</text:p>
          </table:table-cell>
          <table:table-cell table:formula="of:=[$Sheet1.K11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1]" office:value-type="float" office:value="1.63288" calcext:value-type="float">
            <text:p>1.63288E+00</text:p>
          </table:table-cell>
          <table:table-cell table:formula="of:=[$Sheet1.M111]" office:value-type="float" office:value="1.63288" calcext:value-type="float">
            <text:p>1.63288E+00</text:p>
          </table:table-cell>
          <table:table-cell table:formula="of:=[$Sheet1.N111]" office:value-type="float" office:value="0" calcext:value-type="float">
            <text:p>0.00000E+00</text:p>
          </table:table-cell>
          <table:table-cell table:formula="of:=[$Sheet1.O111]" office:value-type="float" office:value="0" calcext:value-type="float">
            <text:p>0.00000E+00</text:p>
          </table:table-cell>
          <table:table-cell table:formula="of:=[$Sheet1.P111]" office:value-type="float" office:value="0" calcext:value-type="float">
            <text:p>0.00000E+00</text:p>
          </table:table-cell>
          <table:table-cell table:formula="of:=[$Sheet1.Q11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2]" office:value-type="float" office:value="3094900000000000" calcext:value-type="float">
            <text:p>3.09490E+15</text:p>
          </table:table-cell>
          <table:table-cell table:formula="of:=[$Sheet1.B112]" office:value-type="float" office:value="2.093E+036" calcext:value-type="float">
            <text:p>2.09300E+36</text:p>
          </table:table-cell>
          <table:table-cell table:formula="of:=[$Sheet1.C112]" office:value-type="float" office:value="1.26612" calcext:value-type="float">
            <text:p>1.26612E+00</text:p>
          </table:table-cell>
          <table:table-cell table:formula="of:=[$Sheet1.D112]" office:value-type="float" office:value="0.18679" calcext:value-type="float">
            <text:p>1.86790E-01</text:p>
          </table:table-cell>
          <table:table-cell table:formula="of:=[$Sheet1.E112]" office:value-type="float" office:value="0" calcext:value-type="float">
            <text:p>0.00000E+00</text:p>
          </table:table-cell>
          <table:table-cell table:formula="of:=[$Sheet1.F112]" office:value-type="float" office:value="0.81321" calcext:value-type="float">
            <text:p>8.13210E-01</text:p>
          </table:table-cell>
          <table:table-cell table:formula="of:=[$Sheet1.G112]" office:value-type="float" office:value="0.18679" calcext:value-type="float">
            <text:p>1.86790E-01</text:p>
          </table:table-cell>
          <table:table-cell table:formula="of:=[$Sheet1.H112]" office:value-type="float" office:value="0" calcext:value-type="float">
            <text:p>0.00000E+00</text:p>
          </table:table-cell>
          <table:table-cell table:formula="of:=[$Sheet1.I112]" office:value-type="float" office:value="0" calcext:value-type="float">
            <text:p>0.00000E+00</text:p>
          </table:table-cell>
          <table:table-cell table:formula="of:=[$Sheet1.J112]" office:value-type="float" office:value="0" calcext:value-type="float">
            <text:p>0.00000E+00</text:p>
          </table:table-cell>
          <table:table-cell table:formula="of:=[$Sheet1.K11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2]" office:value-type="float" office:value="1.62649" calcext:value-type="float">
            <text:p>1.62649E+00</text:p>
          </table:table-cell>
          <table:table-cell table:formula="of:=[$Sheet1.M112]" office:value-type="float" office:value="1.62649" calcext:value-type="float">
            <text:p>1.62649E+00</text:p>
          </table:table-cell>
          <table:table-cell table:formula="of:=[$Sheet1.N112]" office:value-type="float" office:value="0" calcext:value-type="float">
            <text:p>0.00000E+00</text:p>
          </table:table-cell>
          <table:table-cell table:formula="of:=[$Sheet1.O112]" office:value-type="float" office:value="0" calcext:value-type="float">
            <text:p>0.00000E+00</text:p>
          </table:table-cell>
          <table:table-cell table:formula="of:=[$Sheet1.P112]" office:value-type="float" office:value="0" calcext:value-type="float">
            <text:p>0.00000E+00</text:p>
          </table:table-cell>
          <table:table-cell table:formula="of:=[$Sheet1.Q11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3]" office:value-type="float" office:value="3054900000000000" calcext:value-type="float">
            <text:p>3.05490E+15</text:p>
          </table:table-cell>
          <table:table-cell table:formula="of:=[$Sheet1.B113]" office:value-type="float" office:value="2.0307E+036" calcext:value-type="float">
            <text:p>2.03070E+36</text:p>
          </table:table-cell>
          <table:table-cell table:formula="of:=[$Sheet1.C113]" office:value-type="float" office:value="1.25672" calcext:value-type="float">
            <text:p>1.25672E+00</text:p>
          </table:table-cell>
          <table:table-cell table:formula="of:=[$Sheet1.D113]" office:value-type="float" office:value="0.18494" calcext:value-type="float">
            <text:p>1.84940E-01</text:p>
          </table:table-cell>
          <table:table-cell table:formula="of:=[$Sheet1.E113]" office:value-type="float" office:value="0" calcext:value-type="float">
            <text:p>0.00000E+00</text:p>
          </table:table-cell>
          <table:table-cell table:formula="of:=[$Sheet1.F113]" office:value-type="float" office:value="0.81506" calcext:value-type="float">
            <text:p>8.15060E-01</text:p>
          </table:table-cell>
          <table:table-cell table:formula="of:=[$Sheet1.G113]" office:value-type="float" office:value="0.18494" calcext:value-type="float">
            <text:p>1.84940E-01</text:p>
          </table:table-cell>
          <table:table-cell table:formula="of:=[$Sheet1.H113]" office:value-type="float" office:value="0" calcext:value-type="float">
            <text:p>0.00000E+00</text:p>
          </table:table-cell>
          <table:table-cell table:formula="of:=[$Sheet1.I113]" office:value-type="float" office:value="0" calcext:value-type="float">
            <text:p>0.00000E+00</text:p>
          </table:table-cell>
          <table:table-cell table:formula="of:=[$Sheet1.J113]" office:value-type="float" office:value="0" calcext:value-type="float">
            <text:p>0.00000E+00</text:p>
          </table:table-cell>
          <table:table-cell table:formula="of:=[$Sheet1.K11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3]" office:value-type="float" office:value="1.6201" calcext:value-type="float">
            <text:p>1.62010E+00</text:p>
          </table:table-cell>
          <table:table-cell table:formula="of:=[$Sheet1.M113]" office:value-type="float" office:value="1.6201" calcext:value-type="float">
            <text:p>1.62010E+00</text:p>
          </table:table-cell>
          <table:table-cell table:formula="of:=[$Sheet1.N113]" office:value-type="float" office:value="0" calcext:value-type="float">
            <text:p>0.00000E+00</text:p>
          </table:table-cell>
          <table:table-cell table:formula="of:=[$Sheet1.O113]" office:value-type="float" office:value="0" calcext:value-type="float">
            <text:p>0.00000E+00</text:p>
          </table:table-cell>
          <table:table-cell table:formula="of:=[$Sheet1.P113]" office:value-type="float" office:value="0" calcext:value-type="float">
            <text:p>0.00000E+00</text:p>
          </table:table-cell>
          <table:table-cell table:formula="of:=[$Sheet1.Q11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4]" office:value-type="float" office:value="3015100000000000" calcext:value-type="float">
            <text:p>3.01510E+15</text:p>
          </table:table-cell>
          <table:table-cell table:formula="of:=[$Sheet1.B114]" office:value-type="float" office:value="1.9696E+036" calcext:value-type="float">
            <text:p>1.96960E+36</text:p>
          </table:table-cell>
          <table:table-cell table:formula="of:=[$Sheet1.C114]" office:value-type="float" office:value="1.24725" calcext:value-type="float">
            <text:p>1.24725E+00</text:p>
          </table:table-cell>
          <table:table-cell table:formula="of:=[$Sheet1.D114]" office:value-type="float" office:value="0.18308" calcext:value-type="float">
            <text:p>1.83080E-01</text:p>
          </table:table-cell>
          <table:table-cell table:formula="of:=[$Sheet1.E114]" office:value-type="float" office:value="0" calcext:value-type="float">
            <text:p>0.00000E+00</text:p>
          </table:table-cell>
          <table:table-cell table:formula="of:=[$Sheet1.F114]" office:value-type="float" office:value="0.81692" calcext:value-type="float">
            <text:p>8.16920E-01</text:p>
          </table:table-cell>
          <table:table-cell table:formula="of:=[$Sheet1.G114]" office:value-type="float" office:value="0.18308" calcext:value-type="float">
            <text:p>1.83080E-01</text:p>
          </table:table-cell>
          <table:table-cell table:formula="of:=[$Sheet1.H114]" office:value-type="float" office:value="0" calcext:value-type="float">
            <text:p>0.00000E+00</text:p>
          </table:table-cell>
          <table:table-cell table:formula="of:=[$Sheet1.I114]" office:value-type="float" office:value="0" calcext:value-type="float">
            <text:p>0.00000E+00</text:p>
          </table:table-cell>
          <table:table-cell table:formula="of:=[$Sheet1.J114]" office:value-type="float" office:value="0" calcext:value-type="float">
            <text:p>0.00000E+00</text:p>
          </table:table-cell>
          <table:table-cell table:formula="of:=[$Sheet1.K11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4]" office:value-type="float" office:value="1.61371" calcext:value-type="float">
            <text:p>1.61371E+00</text:p>
          </table:table-cell>
          <table:table-cell table:formula="of:=[$Sheet1.M114]" office:value-type="float" office:value="1.61371" calcext:value-type="float">
            <text:p>1.61371E+00</text:p>
          </table:table-cell>
          <table:table-cell table:formula="of:=[$Sheet1.N114]" office:value-type="float" office:value="0" calcext:value-type="float">
            <text:p>0.00000E+00</text:p>
          </table:table-cell>
          <table:table-cell table:formula="of:=[$Sheet1.O114]" office:value-type="float" office:value="0" calcext:value-type="float">
            <text:p>0.00000E+00</text:p>
          </table:table-cell>
          <table:table-cell table:formula="of:=[$Sheet1.P114]" office:value-type="float" office:value="0" calcext:value-type="float">
            <text:p>0.00000E+00</text:p>
          </table:table-cell>
          <table:table-cell table:formula="of:=[$Sheet1.Q11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5]" office:value-type="float" office:value="2.9755E+015" calcext:value-type="float">
            <text:p>2.97550E+15</text:p>
          </table:table-cell>
          <table:table-cell table:formula="of:=[$Sheet1.B115]" office:value-type="float" office:value="1.9098E+036" calcext:value-type="float">
            <text:p>1.90980E+36</text:p>
          </table:table-cell>
          <table:table-cell table:formula="of:=[$Sheet1.C115]" office:value-type="float" office:value="1.2377" calcext:value-type="float">
            <text:p>1.23770E+00</text:p>
          </table:table-cell>
          <table:table-cell table:formula="of:=[$Sheet1.D115]" office:value-type="float" office:value="0.18121" calcext:value-type="float">
            <text:p>1.81210E-01</text:p>
          </table:table-cell>
          <table:table-cell table:formula="of:=[$Sheet1.E115]" office:value-type="float" office:value="0" calcext:value-type="float">
            <text:p>0.00000E+00</text:p>
          </table:table-cell>
          <table:table-cell table:formula="of:=[$Sheet1.F115]" office:value-type="float" office:value="0.81879" calcext:value-type="float">
            <text:p>8.18790E-01</text:p>
          </table:table-cell>
          <table:table-cell table:formula="of:=[$Sheet1.G115]" office:value-type="float" office:value="0.18121" calcext:value-type="float">
            <text:p>1.81210E-01</text:p>
          </table:table-cell>
          <table:table-cell table:formula="of:=[$Sheet1.H115]" office:value-type="float" office:value="0" calcext:value-type="float">
            <text:p>0.00000E+00</text:p>
          </table:table-cell>
          <table:table-cell table:formula="of:=[$Sheet1.I115]" office:value-type="float" office:value="0" calcext:value-type="float">
            <text:p>0.00000E+00</text:p>
          </table:table-cell>
          <table:table-cell table:formula="of:=[$Sheet1.J115]" office:value-type="float" office:value="0" calcext:value-type="float">
            <text:p>0.00000E+00</text:p>
          </table:table-cell>
          <table:table-cell table:formula="of:=[$Sheet1.K11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5]" office:value-type="float" office:value="1.60732" calcext:value-type="float">
            <text:p>1.60732E+00</text:p>
          </table:table-cell>
          <table:table-cell table:formula="of:=[$Sheet1.M115]" office:value-type="float" office:value="1.60732" calcext:value-type="float">
            <text:p>1.60732E+00</text:p>
          </table:table-cell>
          <table:table-cell table:formula="of:=[$Sheet1.N115]" office:value-type="float" office:value="0" calcext:value-type="float">
            <text:p>0.00000E+00</text:p>
          </table:table-cell>
          <table:table-cell table:formula="of:=[$Sheet1.O115]" office:value-type="float" office:value="0" calcext:value-type="float">
            <text:p>0.00000E+00</text:p>
          </table:table-cell>
          <table:table-cell table:formula="of:=[$Sheet1.P115]" office:value-type="float" office:value="0" calcext:value-type="float">
            <text:p>0.00000E+00</text:p>
          </table:table-cell>
          <table:table-cell table:formula="of:=[$Sheet1.Q11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6]" office:value-type="float" office:value="2936100000000000" calcext:value-type="float">
            <text:p>2.93610E+15</text:p>
          </table:table-cell>
          <table:table-cell table:formula="of:=[$Sheet1.B116]" office:value-type="float" office:value="1.8512E+036" calcext:value-type="float">
            <text:p>1.85120E+36</text:p>
          </table:table-cell>
          <table:table-cell table:formula="of:=[$Sheet1.C116]" office:value-type="float" office:value="1.22807" calcext:value-type="float">
            <text:p>1.22807E+00</text:p>
          </table:table-cell>
          <table:table-cell table:formula="of:=[$Sheet1.D116]" office:value-type="float" office:value="0.17932" calcext:value-type="float">
            <text:p>1.79320E-01</text:p>
          </table:table-cell>
          <table:table-cell table:formula="of:=[$Sheet1.E116]" office:value-type="float" office:value="0" calcext:value-type="float">
            <text:p>0.00000E+00</text:p>
          </table:table-cell>
          <table:table-cell table:formula="of:=[$Sheet1.F116]" office:value-type="float" office:value="0.82068" calcext:value-type="float">
            <text:p>8.20680E-01</text:p>
          </table:table-cell>
          <table:table-cell table:formula="of:=[$Sheet1.G116]" office:value-type="float" office:value="0.17932" calcext:value-type="float">
            <text:p>1.79320E-01</text:p>
          </table:table-cell>
          <table:table-cell table:formula="of:=[$Sheet1.H116]" office:value-type="float" office:value="0" calcext:value-type="float">
            <text:p>0.00000E+00</text:p>
          </table:table-cell>
          <table:table-cell table:formula="of:=[$Sheet1.I116]" office:value-type="float" office:value="0" calcext:value-type="float">
            <text:p>0.00000E+00</text:p>
          </table:table-cell>
          <table:table-cell table:formula="of:=[$Sheet1.J116]" office:value-type="float" office:value="0" calcext:value-type="float">
            <text:p>0.00000E+00</text:p>
          </table:table-cell>
          <table:table-cell table:formula="of:=[$Sheet1.K11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6]" office:value-type="float" office:value="1.60093" calcext:value-type="float">
            <text:p>1.60093E+00</text:p>
          </table:table-cell>
          <table:table-cell table:formula="of:=[$Sheet1.M116]" office:value-type="float" office:value="1.60093" calcext:value-type="float">
            <text:p>1.60093E+00</text:p>
          </table:table-cell>
          <table:table-cell table:formula="of:=[$Sheet1.N116]" office:value-type="float" office:value="0" calcext:value-type="float">
            <text:p>0.00000E+00</text:p>
          </table:table-cell>
          <table:table-cell table:formula="of:=[$Sheet1.O116]" office:value-type="float" office:value="0" calcext:value-type="float">
            <text:p>0.00000E+00</text:p>
          </table:table-cell>
          <table:table-cell table:formula="of:=[$Sheet1.P116]" office:value-type="float" office:value="0" calcext:value-type="float">
            <text:p>0.00000E+00</text:p>
          </table:table-cell>
          <table:table-cell table:formula="of:=[$Sheet1.Q11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7]" office:value-type="float" office:value="2896800000000000" calcext:value-type="float">
            <text:p>2.89680E+15</text:p>
          </table:table-cell>
          <table:table-cell table:formula="of:=[$Sheet1.B117]" office:value-type="float" office:value="1.7939E+036" calcext:value-type="float">
            <text:p>1.79390E+36</text:p>
          </table:table-cell>
          <table:table-cell table:formula="of:=[$Sheet1.C117]" office:value-type="float" office:value="1.21836" calcext:value-type="float">
            <text:p>1.21836E+00</text:p>
          </table:table-cell>
          <table:table-cell table:formula="of:=[$Sheet1.D117]" office:value-type="float" office:value="0.17743" calcext:value-type="float">
            <text:p>1.77430E-01</text:p>
          </table:table-cell>
          <table:table-cell table:formula="of:=[$Sheet1.E117]" office:value-type="float" office:value="0" calcext:value-type="float">
            <text:p>0.00000E+00</text:p>
          </table:table-cell>
          <table:table-cell table:formula="of:=[$Sheet1.F117]" office:value-type="float" office:value="0.82257" calcext:value-type="float">
            <text:p>8.22570E-01</text:p>
          </table:table-cell>
          <table:table-cell table:formula="of:=[$Sheet1.G117]" office:value-type="float" office:value="0.17743" calcext:value-type="float">
            <text:p>1.77430E-01</text:p>
          </table:table-cell>
          <table:table-cell table:formula="of:=[$Sheet1.H117]" office:value-type="float" office:value="0" calcext:value-type="float">
            <text:p>0.00000E+00</text:p>
          </table:table-cell>
          <table:table-cell table:formula="of:=[$Sheet1.I117]" office:value-type="float" office:value="0" calcext:value-type="float">
            <text:p>0.00000E+00</text:p>
          </table:table-cell>
          <table:table-cell table:formula="of:=[$Sheet1.J117]" office:value-type="float" office:value="0" calcext:value-type="float">
            <text:p>0.00000E+00</text:p>
          </table:table-cell>
          <table:table-cell table:formula="of:=[$Sheet1.K11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7]" office:value-type="float" office:value="1.59454" calcext:value-type="float">
            <text:p>1.59454E+00</text:p>
          </table:table-cell>
          <table:table-cell table:formula="of:=[$Sheet1.M117]" office:value-type="float" office:value="1.59454" calcext:value-type="float">
            <text:p>1.59454E+00</text:p>
          </table:table-cell>
          <table:table-cell table:formula="of:=[$Sheet1.N117]" office:value-type="float" office:value="0" calcext:value-type="float">
            <text:p>0.00000E+00</text:p>
          </table:table-cell>
          <table:table-cell table:formula="of:=[$Sheet1.O117]" office:value-type="float" office:value="0" calcext:value-type="float">
            <text:p>0.00000E+00</text:p>
          </table:table-cell>
          <table:table-cell table:formula="of:=[$Sheet1.P117]" office:value-type="float" office:value="0" calcext:value-type="float">
            <text:p>0.00000E+00</text:p>
          </table:table-cell>
          <table:table-cell table:formula="of:=[$Sheet1.Q11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8]" office:value-type="float" office:value="2857800000000000" calcext:value-type="float">
            <text:p>2.85780E+15</text:p>
          </table:table-cell>
          <table:table-cell table:formula="of:=[$Sheet1.B118]" office:value-type="float" office:value="1.7377E+036" calcext:value-type="float">
            <text:p>1.73770E+36</text:p>
          </table:table-cell>
          <table:table-cell table:formula="of:=[$Sheet1.C118]" office:value-type="float" office:value="1.20858" calcext:value-type="float">
            <text:p>1.20858E+00</text:p>
          </table:table-cell>
          <table:table-cell table:formula="of:=[$Sheet1.D118]" office:value-type="float" office:value="0.17553" calcext:value-type="float">
            <text:p>1.75530E-01</text:p>
          </table:table-cell>
          <table:table-cell table:formula="of:=[$Sheet1.E118]" office:value-type="float" office:value="0" calcext:value-type="float">
            <text:p>0.00000E+00</text:p>
          </table:table-cell>
          <table:table-cell table:formula="of:=[$Sheet1.F118]" office:value-type="float" office:value="0.82447" calcext:value-type="float">
            <text:p>8.24470E-01</text:p>
          </table:table-cell>
          <table:table-cell table:formula="of:=[$Sheet1.G118]" office:value-type="float" office:value="0.17553" calcext:value-type="float">
            <text:p>1.75530E-01</text:p>
          </table:table-cell>
          <table:table-cell table:formula="of:=[$Sheet1.H118]" office:value-type="float" office:value="0" calcext:value-type="float">
            <text:p>0.00000E+00</text:p>
          </table:table-cell>
          <table:table-cell table:formula="of:=[$Sheet1.I118]" office:value-type="float" office:value="0" calcext:value-type="float">
            <text:p>0.00000E+00</text:p>
          </table:table-cell>
          <table:table-cell table:formula="of:=[$Sheet1.J118]" office:value-type="float" office:value="0" calcext:value-type="float">
            <text:p>0.00000E+00</text:p>
          </table:table-cell>
          <table:table-cell table:formula="of:=[$Sheet1.K11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8]" office:value-type="float" office:value="1.58815" calcext:value-type="float">
            <text:p>1.58815E+00</text:p>
          </table:table-cell>
          <table:table-cell table:formula="of:=[$Sheet1.M118]" office:value-type="float" office:value="1.58815" calcext:value-type="float">
            <text:p>1.58815E+00</text:p>
          </table:table-cell>
          <table:table-cell table:formula="of:=[$Sheet1.N118]" office:value-type="float" office:value="0" calcext:value-type="float">
            <text:p>0.00000E+00</text:p>
          </table:table-cell>
          <table:table-cell table:formula="of:=[$Sheet1.O118]" office:value-type="float" office:value="0" calcext:value-type="float">
            <text:p>0.00000E+00</text:p>
          </table:table-cell>
          <table:table-cell table:formula="of:=[$Sheet1.P118]" office:value-type="float" office:value="0" calcext:value-type="float">
            <text:p>0.00000E+00</text:p>
          </table:table-cell>
          <table:table-cell table:formula="of:=[$Sheet1.Q11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19]" office:value-type="float" office:value="2818900000000000" calcext:value-type="float">
            <text:p>2.81890E+15</text:p>
          </table:table-cell>
          <table:table-cell table:formula="of:=[$Sheet1.B119]" office:value-type="float" office:value="1.6828E+036" calcext:value-type="float">
            <text:p>1.68280E+36</text:p>
          </table:table-cell>
          <table:table-cell table:formula="of:=[$Sheet1.C119]" office:value-type="float" office:value="1.19871" calcext:value-type="float">
            <text:p>1.19871E+00</text:p>
          </table:table-cell>
          <table:table-cell table:formula="of:=[$Sheet1.D119]" office:value-type="float" office:value="0.17361" calcext:value-type="float">
            <text:p>1.73610E-01</text:p>
          </table:table-cell>
          <table:table-cell table:formula="of:=[$Sheet1.E119]" office:value-type="float" office:value="0" calcext:value-type="float">
            <text:p>0.00000E+00</text:p>
          </table:table-cell>
          <table:table-cell table:formula="of:=[$Sheet1.F119]" office:value-type="float" office:value="0.82639" calcext:value-type="float">
            <text:p>8.26390E-01</text:p>
          </table:table-cell>
          <table:table-cell table:formula="of:=[$Sheet1.G119]" office:value-type="float" office:value="0.17361" calcext:value-type="float">
            <text:p>1.73610E-01</text:p>
          </table:table-cell>
          <table:table-cell table:formula="of:=[$Sheet1.H119]" office:value-type="float" office:value="0" calcext:value-type="float">
            <text:p>0.00000E+00</text:p>
          </table:table-cell>
          <table:table-cell table:formula="of:=[$Sheet1.I119]" office:value-type="float" office:value="0" calcext:value-type="float">
            <text:p>0.00000E+00</text:p>
          </table:table-cell>
          <table:table-cell table:formula="of:=[$Sheet1.J119]" office:value-type="float" office:value="0" calcext:value-type="float">
            <text:p>0.00000E+00</text:p>
          </table:table-cell>
          <table:table-cell table:formula="of:=[$Sheet1.K11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19]" office:value-type="float" office:value="1.58176" calcext:value-type="float">
            <text:p>1.58176E+00</text:p>
          </table:table-cell>
          <table:table-cell table:formula="of:=[$Sheet1.M119]" office:value-type="float" office:value="1.58176" calcext:value-type="float">
            <text:p>1.58176E+00</text:p>
          </table:table-cell>
          <table:table-cell table:formula="of:=[$Sheet1.N119]" office:value-type="float" office:value="0" calcext:value-type="float">
            <text:p>0.00000E+00</text:p>
          </table:table-cell>
          <table:table-cell table:formula="of:=[$Sheet1.O119]" office:value-type="float" office:value="0" calcext:value-type="float">
            <text:p>0.00000E+00</text:p>
          </table:table-cell>
          <table:table-cell table:formula="of:=[$Sheet1.P119]" office:value-type="float" office:value="0" calcext:value-type="float">
            <text:p>0.00000E+00</text:p>
          </table:table-cell>
          <table:table-cell table:formula="of:=[$Sheet1.Q11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0]" office:value-type="float" office:value="2780300000000000" calcext:value-type="float">
            <text:p>2.78030E+15</text:p>
          </table:table-cell>
          <table:table-cell table:formula="of:=[$Sheet1.B120]" office:value-type="float" office:value="1.629E+036" calcext:value-type="float">
            <text:p>1.62900E+36</text:p>
          </table:table-cell>
          <table:table-cell table:formula="of:=[$Sheet1.C120]" office:value-type="float" office:value="1.18876" calcext:value-type="float">
            <text:p>1.18876E+00</text:p>
          </table:table-cell>
          <table:table-cell table:formula="of:=[$Sheet1.D120]" office:value-type="float" office:value="0.17169" calcext:value-type="float">
            <text:p>1.71690E-01</text:p>
          </table:table-cell>
          <table:table-cell table:formula="of:=[$Sheet1.E120]" office:value-type="float" office:value="0" calcext:value-type="float">
            <text:p>0.00000E+00</text:p>
          </table:table-cell>
          <table:table-cell table:formula="of:=[$Sheet1.F120]" office:value-type="float" office:value="0.82831" calcext:value-type="float">
            <text:p>8.28310E-01</text:p>
          </table:table-cell>
          <table:table-cell table:formula="of:=[$Sheet1.G120]" office:value-type="float" office:value="0.17169" calcext:value-type="float">
            <text:p>1.71690E-01</text:p>
          </table:table-cell>
          <table:table-cell table:formula="of:=[$Sheet1.H120]" office:value-type="float" office:value="0" calcext:value-type="float">
            <text:p>0.00000E+00</text:p>
          </table:table-cell>
          <table:table-cell table:formula="of:=[$Sheet1.I120]" office:value-type="float" office:value="0" calcext:value-type="float">
            <text:p>0.00000E+00</text:p>
          </table:table-cell>
          <table:table-cell table:formula="of:=[$Sheet1.J120]" office:value-type="float" office:value="0" calcext:value-type="float">
            <text:p>0.00000E+00</text:p>
          </table:table-cell>
          <table:table-cell table:formula="of:=[$Sheet1.K12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0]" office:value-type="float" office:value="1.57537" calcext:value-type="float">
            <text:p>1.57537E+00</text:p>
          </table:table-cell>
          <table:table-cell table:formula="of:=[$Sheet1.M120]" office:value-type="float" office:value="1.57537" calcext:value-type="float">
            <text:p>1.57537E+00</text:p>
          </table:table-cell>
          <table:table-cell table:formula="of:=[$Sheet1.N120]" office:value-type="float" office:value="0" calcext:value-type="float">
            <text:p>0.00000E+00</text:p>
          </table:table-cell>
          <table:table-cell table:formula="of:=[$Sheet1.O120]" office:value-type="float" office:value="0" calcext:value-type="float">
            <text:p>0.00000E+00</text:p>
          </table:table-cell>
          <table:table-cell table:formula="of:=[$Sheet1.P120]" office:value-type="float" office:value="0" calcext:value-type="float">
            <text:p>0.00000E+00</text:p>
          </table:table-cell>
          <table:table-cell table:formula="of:=[$Sheet1.Q12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1]" office:value-type="float" office:value="2741800000000000" calcext:value-type="float">
            <text:p>2.74180E+15</text:p>
          </table:table-cell>
          <table:table-cell table:formula="of:=[$Sheet1.B121]" office:value-type="float" office:value="1.5764E+036" calcext:value-type="float">
            <text:p>1.57640E+36</text:p>
          </table:table-cell>
          <table:table-cell table:formula="of:=[$Sheet1.C121]" office:value-type="float" office:value="1.17874" calcext:value-type="float">
            <text:p>1.17874E+00</text:p>
          </table:table-cell>
          <table:table-cell table:formula="of:=[$Sheet1.D121]" office:value-type="float" office:value="0.16975" calcext:value-type="float">
            <text:p>1.69750E-01</text:p>
          </table:table-cell>
          <table:table-cell table:formula="of:=[$Sheet1.E121]" office:value-type="float" office:value="0" calcext:value-type="float">
            <text:p>0.00000E+00</text:p>
          </table:table-cell>
          <table:table-cell table:formula="of:=[$Sheet1.F121]" office:value-type="float" office:value="0.83025" calcext:value-type="float">
            <text:p>8.30250E-01</text:p>
          </table:table-cell>
          <table:table-cell table:formula="of:=[$Sheet1.G121]" office:value-type="float" office:value="0.16975" calcext:value-type="float">
            <text:p>1.69750E-01</text:p>
          </table:table-cell>
          <table:table-cell table:formula="of:=[$Sheet1.H121]" office:value-type="float" office:value="0" calcext:value-type="float">
            <text:p>0.00000E+00</text:p>
          </table:table-cell>
          <table:table-cell table:formula="of:=[$Sheet1.I121]" office:value-type="float" office:value="0" calcext:value-type="float">
            <text:p>0.00000E+00</text:p>
          </table:table-cell>
          <table:table-cell table:formula="of:=[$Sheet1.J121]" office:value-type="float" office:value="0" calcext:value-type="float">
            <text:p>0.00000E+00</text:p>
          </table:table-cell>
          <table:table-cell table:formula="of:=[$Sheet1.K12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1]" office:value-type="float" office:value="1.56898" calcext:value-type="float">
            <text:p>1.56898E+00</text:p>
          </table:table-cell>
          <table:table-cell table:formula="of:=[$Sheet1.M121]" office:value-type="float" office:value="1.56898" calcext:value-type="float">
            <text:p>1.56898E+00</text:p>
          </table:table-cell>
          <table:table-cell table:formula="of:=[$Sheet1.N121]" office:value-type="float" office:value="0" calcext:value-type="float">
            <text:p>0.00000E+00</text:p>
          </table:table-cell>
          <table:table-cell table:formula="of:=[$Sheet1.O121]" office:value-type="float" office:value="0" calcext:value-type="float">
            <text:p>0.00000E+00</text:p>
          </table:table-cell>
          <table:table-cell table:formula="of:=[$Sheet1.P121]" office:value-type="float" office:value="0" calcext:value-type="float">
            <text:p>0.00000E+00</text:p>
          </table:table-cell>
          <table:table-cell table:formula="of:=[$Sheet1.Q12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2]" office:value-type="float" office:value="2703500000000000" calcext:value-type="float">
            <text:p>2.70350E+15</text:p>
          </table:table-cell>
          <table:table-cell table:formula="of:=[$Sheet1.B122]" office:value-type="float" office:value="1.525E+036" calcext:value-type="float">
            <text:p>1.52500E+36</text:p>
          </table:table-cell>
          <table:table-cell table:formula="of:=[$Sheet1.C122]" office:value-type="float" office:value="1.16863" calcext:value-type="float">
            <text:p>1.16863E+00</text:p>
          </table:table-cell>
          <table:table-cell table:formula="of:=[$Sheet1.D122]" office:value-type="float" office:value="0.16781" calcext:value-type="float">
            <text:p>1.67810E-01</text:p>
          </table:table-cell>
          <table:table-cell table:formula="of:=[$Sheet1.E122]" office:value-type="float" office:value="0" calcext:value-type="float">
            <text:p>0.00000E+00</text:p>
          </table:table-cell>
          <table:table-cell table:formula="of:=[$Sheet1.F122]" office:value-type="float" office:value="0.83219" calcext:value-type="float">
            <text:p>8.32190E-01</text:p>
          </table:table-cell>
          <table:table-cell table:formula="of:=[$Sheet1.G122]" office:value-type="float" office:value="0.16781" calcext:value-type="float">
            <text:p>1.67810E-01</text:p>
          </table:table-cell>
          <table:table-cell table:formula="of:=[$Sheet1.H122]" office:value-type="float" office:value="0" calcext:value-type="float">
            <text:p>0.00000E+00</text:p>
          </table:table-cell>
          <table:table-cell table:formula="of:=[$Sheet1.I122]" office:value-type="float" office:value="0" calcext:value-type="float">
            <text:p>0.00000E+00</text:p>
          </table:table-cell>
          <table:table-cell table:formula="of:=[$Sheet1.J122]" office:value-type="float" office:value="0" calcext:value-type="float">
            <text:p>0.00000E+00</text:p>
          </table:table-cell>
          <table:table-cell table:formula="of:=[$Sheet1.K12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2]" office:value-type="float" office:value="1.56259" calcext:value-type="float">
            <text:p>1.56259E+00</text:p>
          </table:table-cell>
          <table:table-cell table:formula="of:=[$Sheet1.M122]" office:value-type="float" office:value="1.56259" calcext:value-type="float">
            <text:p>1.56259E+00</text:p>
          </table:table-cell>
          <table:table-cell table:formula="of:=[$Sheet1.N122]" office:value-type="float" office:value="0" calcext:value-type="float">
            <text:p>0.00000E+00</text:p>
          </table:table-cell>
          <table:table-cell table:formula="of:=[$Sheet1.O122]" office:value-type="float" office:value="0" calcext:value-type="float">
            <text:p>0.00000E+00</text:p>
          </table:table-cell>
          <table:table-cell table:formula="of:=[$Sheet1.P122]" office:value-type="float" office:value="0" calcext:value-type="float">
            <text:p>0.00000E+00</text:p>
          </table:table-cell>
          <table:table-cell table:formula="of:=[$Sheet1.Q12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3]" office:value-type="float" office:value="2665400000000000" calcext:value-type="float">
            <text:p>2.66540E+15</text:p>
          </table:table-cell>
          <table:table-cell table:formula="of:=[$Sheet1.B123]" office:value-type="float" office:value="1.4747E+036" calcext:value-type="float">
            <text:p>1.47470E+36</text:p>
          </table:table-cell>
          <table:table-cell table:formula="of:=[$Sheet1.C123]" office:value-type="float" office:value="1.15844" calcext:value-type="float">
            <text:p>1.15844E+00</text:p>
          </table:table-cell>
          <table:table-cell table:formula="of:=[$Sheet1.D123]" office:value-type="float" office:value="0.16586" calcext:value-type="float">
            <text:p>1.65860E-01</text:p>
          </table:table-cell>
          <table:table-cell table:formula="of:=[$Sheet1.E123]" office:value-type="float" office:value="0" calcext:value-type="float">
            <text:p>0.00000E+00</text:p>
          </table:table-cell>
          <table:table-cell table:formula="of:=[$Sheet1.F123]" office:value-type="float" office:value="0.83414" calcext:value-type="float">
            <text:p>8.34140E-01</text:p>
          </table:table-cell>
          <table:table-cell table:formula="of:=[$Sheet1.G123]" office:value-type="float" office:value="0.16586" calcext:value-type="float">
            <text:p>1.65860E-01</text:p>
          </table:table-cell>
          <table:table-cell table:formula="of:=[$Sheet1.H123]" office:value-type="float" office:value="0" calcext:value-type="float">
            <text:p>0.00000E+00</text:p>
          </table:table-cell>
          <table:table-cell table:formula="of:=[$Sheet1.I123]" office:value-type="float" office:value="0" calcext:value-type="float">
            <text:p>0.00000E+00</text:p>
          </table:table-cell>
          <table:table-cell table:formula="of:=[$Sheet1.J123]" office:value-type="float" office:value="0" calcext:value-type="float">
            <text:p>0.00000E+00</text:p>
          </table:table-cell>
          <table:table-cell table:formula="of:=[$Sheet1.K12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3]" office:value-type="float" office:value="1.5562" calcext:value-type="float">
            <text:p>1.55620E+00</text:p>
          </table:table-cell>
          <table:table-cell table:formula="of:=[$Sheet1.M123]" office:value-type="float" office:value="1.5562" calcext:value-type="float">
            <text:p>1.55620E+00</text:p>
          </table:table-cell>
          <table:table-cell table:formula="of:=[$Sheet1.N123]" office:value-type="float" office:value="0" calcext:value-type="float">
            <text:p>0.00000E+00</text:p>
          </table:table-cell>
          <table:table-cell table:formula="of:=[$Sheet1.O123]" office:value-type="float" office:value="0" calcext:value-type="float">
            <text:p>0.00000E+00</text:p>
          </table:table-cell>
          <table:table-cell table:formula="of:=[$Sheet1.P123]" office:value-type="float" office:value="0" calcext:value-type="float">
            <text:p>0.00000E+00</text:p>
          </table:table-cell>
          <table:table-cell table:formula="of:=[$Sheet1.Q12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4]" office:value-type="float" office:value="2627400000000000" calcext:value-type="float">
            <text:p>2.62740E+15</text:p>
          </table:table-cell>
          <table:table-cell table:formula="of:=[$Sheet1.B124]" office:value-type="float" office:value="1.4255E+036" calcext:value-type="float">
            <text:p>1.42550E+36</text:p>
          </table:table-cell>
          <table:table-cell table:formula="of:=[$Sheet1.C124]" office:value-type="float" office:value="1.14818" calcext:value-type="float">
            <text:p>1.14818E+00</text:p>
          </table:table-cell>
          <table:table-cell table:formula="of:=[$Sheet1.D124]" office:value-type="float" office:value="0.16389" calcext:value-type="float">
            <text:p>1.63890E-01</text:p>
          </table:table-cell>
          <table:table-cell table:formula="of:=[$Sheet1.E124]" office:value-type="float" office:value="0" calcext:value-type="float">
            <text:p>0.00000E+00</text:p>
          </table:table-cell>
          <table:table-cell table:formula="of:=[$Sheet1.F124]" office:value-type="float" office:value="0.83611" calcext:value-type="float">
            <text:p>8.36110E-01</text:p>
          </table:table-cell>
          <table:table-cell table:formula="of:=[$Sheet1.G124]" office:value-type="float" office:value="0.16389" calcext:value-type="float">
            <text:p>1.63890E-01</text:p>
          </table:table-cell>
          <table:table-cell table:formula="of:=[$Sheet1.H124]" office:value-type="float" office:value="0" calcext:value-type="float">
            <text:p>0.00000E+00</text:p>
          </table:table-cell>
          <table:table-cell table:formula="of:=[$Sheet1.I124]" office:value-type="float" office:value="0" calcext:value-type="float">
            <text:p>0.00000E+00</text:p>
          </table:table-cell>
          <table:table-cell table:formula="of:=[$Sheet1.J124]" office:value-type="float" office:value="0" calcext:value-type="float">
            <text:p>0.00000E+00</text:p>
          </table:table-cell>
          <table:table-cell table:formula="of:=[$Sheet1.K12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4]" office:value-type="float" office:value="1.54981" calcext:value-type="float">
            <text:p>1.54981E+00</text:p>
          </table:table-cell>
          <table:table-cell table:formula="of:=[$Sheet1.M124]" office:value-type="float" office:value="1.54981" calcext:value-type="float">
            <text:p>1.54981E+00</text:p>
          </table:table-cell>
          <table:table-cell table:formula="of:=[$Sheet1.N124]" office:value-type="float" office:value="0" calcext:value-type="float">
            <text:p>0.00000E+00</text:p>
          </table:table-cell>
          <table:table-cell table:formula="of:=[$Sheet1.O124]" office:value-type="float" office:value="0" calcext:value-type="float">
            <text:p>0.00000E+00</text:p>
          </table:table-cell>
          <table:table-cell table:formula="of:=[$Sheet1.P124]" office:value-type="float" office:value="0" calcext:value-type="float">
            <text:p>0.00000E+00</text:p>
          </table:table-cell>
          <table:table-cell table:formula="of:=[$Sheet1.Q12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5]" office:value-type="float" office:value="2589700000000000" calcext:value-type="float">
            <text:p>2.58970E+15</text:p>
          </table:table-cell>
          <table:table-cell table:formula="of:=[$Sheet1.B125]" office:value-type="float" office:value="1.3774E+036" calcext:value-type="float">
            <text:p>1.37740E+36</text:p>
          </table:table-cell>
          <table:table-cell table:formula="of:=[$Sheet1.C125]" office:value-type="float" office:value="1.13782" calcext:value-type="float">
            <text:p>1.13782E+00</text:p>
          </table:table-cell>
          <table:table-cell table:formula="of:=[$Sheet1.D125]" office:value-type="float" office:value="0.16192" calcext:value-type="float">
            <text:p>1.61920E-01</text:p>
          </table:table-cell>
          <table:table-cell table:formula="of:=[$Sheet1.E125]" office:value-type="float" office:value="0" calcext:value-type="float">
            <text:p>0.00000E+00</text:p>
          </table:table-cell>
          <table:table-cell table:formula="of:=[$Sheet1.F125]" office:value-type="float" office:value="0.83808" calcext:value-type="float">
            <text:p>8.38080E-01</text:p>
          </table:table-cell>
          <table:table-cell table:formula="of:=[$Sheet1.G125]" office:value-type="float" office:value="0.16192" calcext:value-type="float">
            <text:p>1.61920E-01</text:p>
          </table:table-cell>
          <table:table-cell table:formula="of:=[$Sheet1.H125]" office:value-type="float" office:value="0" calcext:value-type="float">
            <text:p>0.00000E+00</text:p>
          </table:table-cell>
          <table:table-cell table:formula="of:=[$Sheet1.I125]" office:value-type="float" office:value="0" calcext:value-type="float">
            <text:p>0.00000E+00</text:p>
          </table:table-cell>
          <table:table-cell table:formula="of:=[$Sheet1.J125]" office:value-type="float" office:value="0" calcext:value-type="float">
            <text:p>0.00000E+00</text:p>
          </table:table-cell>
          <table:table-cell table:formula="of:=[$Sheet1.K12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5]" office:value-type="float" office:value="1.54343" calcext:value-type="float">
            <text:p>1.54343E+00</text:p>
          </table:table-cell>
          <table:table-cell table:formula="of:=[$Sheet1.M125]" office:value-type="float" office:value="1.54343" calcext:value-type="float">
            <text:p>1.54343E+00</text:p>
          </table:table-cell>
          <table:table-cell table:formula="of:=[$Sheet1.N125]" office:value-type="float" office:value="0" calcext:value-type="float">
            <text:p>0.00000E+00</text:p>
          </table:table-cell>
          <table:table-cell table:formula="of:=[$Sheet1.O125]" office:value-type="float" office:value="0" calcext:value-type="float">
            <text:p>0.00000E+00</text:p>
          </table:table-cell>
          <table:table-cell table:formula="of:=[$Sheet1.P125]" office:value-type="float" office:value="0" calcext:value-type="float">
            <text:p>0.00000E+00</text:p>
          </table:table-cell>
          <table:table-cell table:formula="of:=[$Sheet1.Q12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6]" office:value-type="float" office:value="2.5521E+015" calcext:value-type="float">
            <text:p>2.55210E+15</text:p>
          </table:table-cell>
          <table:table-cell table:formula="of:=[$Sheet1.B126]" office:value-type="float" office:value="1.3305E+036" calcext:value-type="float">
            <text:p>1.33050E+36</text:p>
          </table:table-cell>
          <table:table-cell table:formula="of:=[$Sheet1.C126]" office:value-type="float" office:value="1.12739" calcext:value-type="float">
            <text:p>1.12739E+00</text:p>
          </table:table-cell>
          <table:table-cell table:formula="of:=[$Sheet1.D126]" office:value-type="float" office:value="0.15994" calcext:value-type="float">
            <text:p>1.59940E-01</text:p>
          </table:table-cell>
          <table:table-cell table:formula="of:=[$Sheet1.E126]" office:value-type="float" office:value="0" calcext:value-type="float">
            <text:p>0.00000E+00</text:p>
          </table:table-cell>
          <table:table-cell table:formula="of:=[$Sheet1.F126]" office:value-type="float" office:value="0.84006" calcext:value-type="float">
            <text:p>8.40060E-01</text:p>
          </table:table-cell>
          <table:table-cell table:formula="of:=[$Sheet1.G126]" office:value-type="float" office:value="0.15994" calcext:value-type="float">
            <text:p>1.59940E-01</text:p>
          </table:table-cell>
          <table:table-cell table:formula="of:=[$Sheet1.H126]" office:value-type="float" office:value="0" calcext:value-type="float">
            <text:p>0.00000E+00</text:p>
          </table:table-cell>
          <table:table-cell table:formula="of:=[$Sheet1.I126]" office:value-type="float" office:value="0" calcext:value-type="float">
            <text:p>0.00000E+00</text:p>
          </table:table-cell>
          <table:table-cell table:formula="of:=[$Sheet1.J126]" office:value-type="float" office:value="0" calcext:value-type="float">
            <text:p>0.00000E+00</text:p>
          </table:table-cell>
          <table:table-cell table:formula="of:=[$Sheet1.K12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6]" office:value-type="float" office:value="1.53704" calcext:value-type="float">
            <text:p>1.53704E+00</text:p>
          </table:table-cell>
          <table:table-cell table:formula="of:=[$Sheet1.M126]" office:value-type="float" office:value="1.53704" calcext:value-type="float">
            <text:p>1.53704E+00</text:p>
          </table:table-cell>
          <table:table-cell table:formula="of:=[$Sheet1.N126]" office:value-type="float" office:value="0" calcext:value-type="float">
            <text:p>0.00000E+00</text:p>
          </table:table-cell>
          <table:table-cell table:formula="of:=[$Sheet1.O126]" office:value-type="float" office:value="0" calcext:value-type="float">
            <text:p>0.00000E+00</text:p>
          </table:table-cell>
          <table:table-cell table:formula="of:=[$Sheet1.P126]" office:value-type="float" office:value="0" calcext:value-type="float">
            <text:p>0.00000E+00</text:p>
          </table:table-cell>
          <table:table-cell table:formula="of:=[$Sheet1.Q12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7]" office:value-type="float" office:value="2514800000000000" calcext:value-type="float">
            <text:p>2.51480E+15</text:p>
          </table:table-cell>
          <table:table-cell table:formula="of:=[$Sheet1.B127]" office:value-type="float" office:value="1.2846E+036" calcext:value-type="float">
            <text:p>1.28460E+36</text:p>
          </table:table-cell>
          <table:table-cell table:formula="of:=[$Sheet1.C127]" office:value-type="float" office:value="1.11688" calcext:value-type="float">
            <text:p>1.11688E+00</text:p>
          </table:table-cell>
          <table:table-cell table:formula="of:=[$Sheet1.D127]" office:value-type="float" office:value="0.15794" calcext:value-type="float">
            <text:p>1.57940E-01</text:p>
          </table:table-cell>
          <table:table-cell table:formula="of:=[$Sheet1.E127]" office:value-type="float" office:value="0" calcext:value-type="float">
            <text:p>0.00000E+00</text:p>
          </table:table-cell>
          <table:table-cell table:formula="of:=[$Sheet1.F127]" office:value-type="float" office:value="0.84206" calcext:value-type="float">
            <text:p>8.42060E-01</text:p>
          </table:table-cell>
          <table:table-cell table:formula="of:=[$Sheet1.G127]" office:value-type="float" office:value="0.15794" calcext:value-type="float">
            <text:p>1.57940E-01</text:p>
          </table:table-cell>
          <table:table-cell table:formula="of:=[$Sheet1.H127]" office:value-type="float" office:value="0" calcext:value-type="float">
            <text:p>0.00000E+00</text:p>
          </table:table-cell>
          <table:table-cell table:formula="of:=[$Sheet1.I127]" office:value-type="float" office:value="0" calcext:value-type="float">
            <text:p>0.00000E+00</text:p>
          </table:table-cell>
          <table:table-cell table:formula="of:=[$Sheet1.J127]" office:value-type="float" office:value="0" calcext:value-type="float">
            <text:p>0.00000E+00</text:p>
          </table:table-cell>
          <table:table-cell table:formula="of:=[$Sheet1.K12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7]" office:value-type="float" office:value="1.53065" calcext:value-type="float">
            <text:p>1.53065E+00</text:p>
          </table:table-cell>
          <table:table-cell table:formula="of:=[$Sheet1.M127]" office:value-type="float" office:value="1.53065" calcext:value-type="float">
            <text:p>1.53065E+00</text:p>
          </table:table-cell>
          <table:table-cell table:formula="of:=[$Sheet1.N127]" office:value-type="float" office:value="0" calcext:value-type="float">
            <text:p>0.00000E+00</text:p>
          </table:table-cell>
          <table:table-cell table:formula="of:=[$Sheet1.O127]" office:value-type="float" office:value="0" calcext:value-type="float">
            <text:p>0.00000E+00</text:p>
          </table:table-cell>
          <table:table-cell table:formula="of:=[$Sheet1.P127]" office:value-type="float" office:value="0" calcext:value-type="float">
            <text:p>0.00000E+00</text:p>
          </table:table-cell>
          <table:table-cell table:formula="of:=[$Sheet1.Q12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8]" office:value-type="float" office:value="2477600000000000" calcext:value-type="float">
            <text:p>2.47760E+15</text:p>
          </table:table-cell>
          <table:table-cell table:formula="of:=[$Sheet1.B128]" office:value-type="float" office:value="1.2398E+036" calcext:value-type="float">
            <text:p>1.23980E+36</text:p>
          </table:table-cell>
          <table:table-cell table:formula="of:=[$Sheet1.C128]" office:value-type="float" office:value="1.10628" calcext:value-type="float">
            <text:p>1.10628E+00</text:p>
          </table:table-cell>
          <table:table-cell table:formula="of:=[$Sheet1.D128]" office:value-type="float" office:value="0.15594" calcext:value-type="float">
            <text:p>1.55940E-01</text:p>
          </table:table-cell>
          <table:table-cell table:formula="of:=[$Sheet1.E128]" office:value-type="float" office:value="0" calcext:value-type="float">
            <text:p>0.00000E+00</text:p>
          </table:table-cell>
          <table:table-cell table:formula="of:=[$Sheet1.F128]" office:value-type="float" office:value="0.84406" calcext:value-type="float">
            <text:p>8.44060E-01</text:p>
          </table:table-cell>
          <table:table-cell table:formula="of:=[$Sheet1.G128]" office:value-type="float" office:value="0.15594" calcext:value-type="float">
            <text:p>1.55940E-01</text:p>
          </table:table-cell>
          <table:table-cell table:formula="of:=[$Sheet1.H128]" office:value-type="float" office:value="0" calcext:value-type="float">
            <text:p>0.00000E+00</text:p>
          </table:table-cell>
          <table:table-cell table:formula="of:=[$Sheet1.I128]" office:value-type="float" office:value="0" calcext:value-type="float">
            <text:p>0.00000E+00</text:p>
          </table:table-cell>
          <table:table-cell table:formula="of:=[$Sheet1.J128]" office:value-type="float" office:value="0" calcext:value-type="float">
            <text:p>0.00000E+00</text:p>
          </table:table-cell>
          <table:table-cell table:formula="of:=[$Sheet1.K12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8]" office:value-type="float" office:value="1.52426" calcext:value-type="float">
            <text:p>1.52426E+00</text:p>
          </table:table-cell>
          <table:table-cell table:formula="of:=[$Sheet1.M128]" office:value-type="float" office:value="1.52426" calcext:value-type="float">
            <text:p>1.52426E+00</text:p>
          </table:table-cell>
          <table:table-cell table:formula="of:=[$Sheet1.N128]" office:value-type="float" office:value="0" calcext:value-type="float">
            <text:p>0.00000E+00</text:p>
          </table:table-cell>
          <table:table-cell table:formula="of:=[$Sheet1.O128]" office:value-type="float" office:value="0" calcext:value-type="float">
            <text:p>0.00000E+00</text:p>
          </table:table-cell>
          <table:table-cell table:formula="of:=[$Sheet1.P128]" office:value-type="float" office:value="0" calcext:value-type="float">
            <text:p>0.00000E+00</text:p>
          </table:table-cell>
          <table:table-cell table:formula="of:=[$Sheet1.Q12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29]" office:value-type="float" office:value="2440600000000000" calcext:value-type="float">
            <text:p>2.44060E+15</text:p>
          </table:table-cell>
          <table:table-cell table:formula="of:=[$Sheet1.B129]" office:value-type="float" office:value="1.196E+036" calcext:value-type="float">
            <text:p>1.19600E+36</text:p>
          </table:table-cell>
          <table:table-cell table:formula="of:=[$Sheet1.C129]" office:value-type="float" office:value="1.0956" calcext:value-type="float">
            <text:p>1.09560E+00</text:p>
          </table:table-cell>
          <table:table-cell table:formula="of:=[$Sheet1.D129]" office:value-type="float" office:value="0.15393" calcext:value-type="float">
            <text:p>1.53930E-01</text:p>
          </table:table-cell>
          <table:table-cell table:formula="of:=[$Sheet1.E129]" office:value-type="float" office:value="0" calcext:value-type="float">
            <text:p>0.00000E+00</text:p>
          </table:table-cell>
          <table:table-cell table:formula="of:=[$Sheet1.F129]" office:value-type="float" office:value="0.84607" calcext:value-type="float">
            <text:p>8.46070E-01</text:p>
          </table:table-cell>
          <table:table-cell table:formula="of:=[$Sheet1.G129]" office:value-type="float" office:value="0.15393" calcext:value-type="float">
            <text:p>1.53930E-01</text:p>
          </table:table-cell>
          <table:table-cell table:formula="of:=[$Sheet1.H129]" office:value-type="float" office:value="0" calcext:value-type="float">
            <text:p>0.00000E+00</text:p>
          </table:table-cell>
          <table:table-cell table:formula="of:=[$Sheet1.I129]" office:value-type="float" office:value="0" calcext:value-type="float">
            <text:p>0.00000E+00</text:p>
          </table:table-cell>
          <table:table-cell table:formula="of:=[$Sheet1.J129]" office:value-type="float" office:value="0" calcext:value-type="float">
            <text:p>0.00000E+00</text:p>
          </table:table-cell>
          <table:table-cell table:formula="of:=[$Sheet1.K12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29]" office:value-type="float" office:value="1.51787" calcext:value-type="float">
            <text:p>1.51787E+00</text:p>
          </table:table-cell>
          <table:table-cell table:formula="of:=[$Sheet1.M129]" office:value-type="float" office:value="1.51787" calcext:value-type="float">
            <text:p>1.51787E+00</text:p>
          </table:table-cell>
          <table:table-cell table:formula="of:=[$Sheet1.N129]" office:value-type="float" office:value="0" calcext:value-type="float">
            <text:p>0.00000E+00</text:p>
          </table:table-cell>
          <table:table-cell table:formula="of:=[$Sheet1.O129]" office:value-type="float" office:value="0" calcext:value-type="float">
            <text:p>0.00000E+00</text:p>
          </table:table-cell>
          <table:table-cell table:formula="of:=[$Sheet1.P129]" office:value-type="float" office:value="0" calcext:value-type="float">
            <text:p>0.00000E+00</text:p>
          </table:table-cell>
          <table:table-cell table:formula="of:=[$Sheet1.Q12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0]" office:value-type="float" office:value="2403700000000000" calcext:value-type="float">
            <text:p>2.40370E+15</text:p>
          </table:table-cell>
          <table:table-cell table:formula="of:=[$Sheet1.B130]" office:value-type="float" office:value="1.1533E+036" calcext:value-type="float">
            <text:p>1.15330E+36</text:p>
          </table:table-cell>
          <table:table-cell table:formula="of:=[$Sheet1.C130]" office:value-type="float" office:value="1.08483" calcext:value-type="float">
            <text:p>1.08483E+00</text:p>
          </table:table-cell>
          <table:table-cell table:formula="of:=[$Sheet1.D130]" office:value-type="float" office:value="0.15191" calcext:value-type="float">
            <text:p>1.51910E-01</text:p>
          </table:table-cell>
          <table:table-cell table:formula="of:=[$Sheet1.E130]" office:value-type="float" office:value="0" calcext:value-type="float">
            <text:p>0.00000E+00</text:p>
          </table:table-cell>
          <table:table-cell table:formula="of:=[$Sheet1.F130]" office:value-type="float" office:value="0.84809" calcext:value-type="float">
            <text:p>8.48090E-01</text:p>
          </table:table-cell>
          <table:table-cell table:formula="of:=[$Sheet1.G130]" office:value-type="float" office:value="0.15191" calcext:value-type="float">
            <text:p>1.51910E-01</text:p>
          </table:table-cell>
          <table:table-cell table:formula="of:=[$Sheet1.H130]" office:value-type="float" office:value="0" calcext:value-type="float">
            <text:p>0.00000E+00</text:p>
          </table:table-cell>
          <table:table-cell table:formula="of:=[$Sheet1.I130]" office:value-type="float" office:value="0" calcext:value-type="float">
            <text:p>0.00000E+00</text:p>
          </table:table-cell>
          <table:table-cell table:formula="of:=[$Sheet1.J130]" office:value-type="float" office:value="0" calcext:value-type="float">
            <text:p>0.00000E+00</text:p>
          </table:table-cell>
          <table:table-cell table:formula="of:=[$Sheet1.K13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0]" office:value-type="float" office:value="1.51148" calcext:value-type="float">
            <text:p>1.51148E+00</text:p>
          </table:table-cell>
          <table:table-cell table:formula="of:=[$Sheet1.M130]" office:value-type="float" office:value="1.51148" calcext:value-type="float">
            <text:p>1.51148E+00</text:p>
          </table:table-cell>
          <table:table-cell table:formula="of:=[$Sheet1.N130]" office:value-type="float" office:value="0" calcext:value-type="float">
            <text:p>0.00000E+00</text:p>
          </table:table-cell>
          <table:table-cell table:formula="of:=[$Sheet1.O130]" office:value-type="float" office:value="0" calcext:value-type="float">
            <text:p>0.00000E+00</text:p>
          </table:table-cell>
          <table:table-cell table:formula="of:=[$Sheet1.P130]" office:value-type="float" office:value="0" calcext:value-type="float">
            <text:p>0.00000E+00</text:p>
          </table:table-cell>
          <table:table-cell table:formula="of:=[$Sheet1.Q13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1]" office:value-type="float" office:value="2367100000000000" calcext:value-type="float">
            <text:p>2.36710E+15</text:p>
          </table:table-cell>
          <table:table-cell table:formula="of:=[$Sheet1.B131]" office:value-type="float" office:value="1.1116E+036" calcext:value-type="float">
            <text:p>1.11160E+36</text:p>
          </table:table-cell>
          <table:table-cell table:formula="of:=[$Sheet1.C131]" office:value-type="float" office:value="1.07398" calcext:value-type="float">
            <text:p>1.07398E+00</text:p>
          </table:table-cell>
          <table:table-cell table:formula="of:=[$Sheet1.D131]" office:value-type="float" office:value="0.14988" calcext:value-type="float">
            <text:p>1.49880E-01</text:p>
          </table:table-cell>
          <table:table-cell table:formula="of:=[$Sheet1.E131]" office:value-type="float" office:value="0" calcext:value-type="float">
            <text:p>0.00000E+00</text:p>
          </table:table-cell>
          <table:table-cell table:formula="of:=[$Sheet1.F131]" office:value-type="float" office:value="0.85012" calcext:value-type="float">
            <text:p>8.50120E-01</text:p>
          </table:table-cell>
          <table:table-cell table:formula="of:=[$Sheet1.G131]" office:value-type="float" office:value="0.14988" calcext:value-type="float">
            <text:p>1.49880E-01</text:p>
          </table:table-cell>
          <table:table-cell table:formula="of:=[$Sheet1.H131]" office:value-type="float" office:value="0" calcext:value-type="float">
            <text:p>0.00000E+00</text:p>
          </table:table-cell>
          <table:table-cell table:formula="of:=[$Sheet1.I131]" office:value-type="float" office:value="0" calcext:value-type="float">
            <text:p>0.00000E+00</text:p>
          </table:table-cell>
          <table:table-cell table:formula="of:=[$Sheet1.J131]" office:value-type="float" office:value="0" calcext:value-type="float">
            <text:p>0.00000E+00</text:p>
          </table:table-cell>
          <table:table-cell table:formula="of:=[$Sheet1.K13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1]" office:value-type="float" office:value="1.50509" calcext:value-type="float">
            <text:p>1.50509E+00</text:p>
          </table:table-cell>
          <table:table-cell table:formula="of:=[$Sheet1.M131]" office:value-type="float" office:value="1.50509" calcext:value-type="float">
            <text:p>1.50509E+00</text:p>
          </table:table-cell>
          <table:table-cell table:formula="of:=[$Sheet1.N131]" office:value-type="float" office:value="0" calcext:value-type="float">
            <text:p>0.00000E+00</text:p>
          </table:table-cell>
          <table:table-cell table:formula="of:=[$Sheet1.O131]" office:value-type="float" office:value="0" calcext:value-type="float">
            <text:p>0.00000E+00</text:p>
          </table:table-cell>
          <table:table-cell table:formula="of:=[$Sheet1.P131]" office:value-type="float" office:value="0" calcext:value-type="float">
            <text:p>0.00000E+00</text:p>
          </table:table-cell>
          <table:table-cell table:formula="of:=[$Sheet1.Q13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2]" office:value-type="float" office:value="2330600000000000" calcext:value-type="float">
            <text:p>2.33060E+15</text:p>
          </table:table-cell>
          <table:table-cell table:formula="of:=[$Sheet1.B132]" office:value-type="float" office:value="1.0709E+036" calcext:value-type="float">
            <text:p>1.07090E+36</text:p>
          </table:table-cell>
          <table:table-cell table:formula="of:=[$Sheet1.C132]" office:value-type="float" office:value="1.06305" calcext:value-type="float">
            <text:p>1.06305E+00</text:p>
          </table:table-cell>
          <table:table-cell table:formula="of:=[$Sheet1.D132]" office:value-type="float" office:value="0.14784" calcext:value-type="float">
            <text:p>1.47840E-01</text:p>
          </table:table-cell>
          <table:table-cell table:formula="of:=[$Sheet1.E132]" office:value-type="float" office:value="0" calcext:value-type="float">
            <text:p>0.00000E+00</text:p>
          </table:table-cell>
          <table:table-cell table:formula="of:=[$Sheet1.F132]" office:value-type="float" office:value="0.85216" calcext:value-type="float">
            <text:p>8.52160E-01</text:p>
          </table:table-cell>
          <table:table-cell table:formula="of:=[$Sheet1.G132]" office:value-type="float" office:value="0.14784" calcext:value-type="float">
            <text:p>1.47840E-01</text:p>
          </table:table-cell>
          <table:table-cell table:formula="of:=[$Sheet1.H132]" office:value-type="float" office:value="0" calcext:value-type="float">
            <text:p>0.00000E+00</text:p>
          </table:table-cell>
          <table:table-cell table:formula="of:=[$Sheet1.I132]" office:value-type="float" office:value="0" calcext:value-type="float">
            <text:p>0.00000E+00</text:p>
          </table:table-cell>
          <table:table-cell table:formula="of:=[$Sheet1.J132]" office:value-type="float" office:value="0" calcext:value-type="float">
            <text:p>0.00000E+00</text:p>
          </table:table-cell>
          <table:table-cell table:formula="of:=[$Sheet1.K13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2]" office:value-type="float" office:value="1.4987" calcext:value-type="float">
            <text:p>1.49870E+00</text:p>
          </table:table-cell>
          <table:table-cell table:formula="of:=[$Sheet1.M132]" office:value-type="float" office:value="1.4987" calcext:value-type="float">
            <text:p>1.49870E+00</text:p>
          </table:table-cell>
          <table:table-cell table:formula="of:=[$Sheet1.N132]" office:value-type="float" office:value="0" calcext:value-type="float">
            <text:p>0.00000E+00</text:p>
          </table:table-cell>
          <table:table-cell table:formula="of:=[$Sheet1.O132]" office:value-type="float" office:value="0" calcext:value-type="float">
            <text:p>0.00000E+00</text:p>
          </table:table-cell>
          <table:table-cell table:formula="of:=[$Sheet1.P132]" office:value-type="float" office:value="0" calcext:value-type="float">
            <text:p>0.00000E+00</text:p>
          </table:table-cell>
          <table:table-cell table:formula="of:=[$Sheet1.Q13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3]" office:value-type="float" office:value="2294400000000000" calcext:value-type="float">
            <text:p>2.29440E+15</text:p>
          </table:table-cell>
          <table:table-cell table:formula="of:=[$Sheet1.B133]" office:value-type="float" office:value="1.0313E+036" calcext:value-type="float">
            <text:p>1.03130E+36</text:p>
          </table:table-cell>
          <table:table-cell table:formula="of:=[$Sheet1.C133]" office:value-type="float" office:value="1.05203" calcext:value-type="float">
            <text:p>1.05203E+00</text:p>
          </table:table-cell>
          <table:table-cell table:formula="of:=[$Sheet1.D133]" office:value-type="float" office:value="0.1458" calcext:value-type="float">
            <text:p>1.45800E-01</text:p>
          </table:table-cell>
          <table:table-cell table:formula="of:=[$Sheet1.E133]" office:value-type="float" office:value="0" calcext:value-type="float">
            <text:p>0.00000E+00</text:p>
          </table:table-cell>
          <table:table-cell table:formula="of:=[$Sheet1.F133]" office:value-type="float" office:value="0.8542" calcext:value-type="float">
            <text:p>8.54200E-01</text:p>
          </table:table-cell>
          <table:table-cell table:formula="of:=[$Sheet1.G133]" office:value-type="float" office:value="0.1458" calcext:value-type="float">
            <text:p>1.45800E-01</text:p>
          </table:table-cell>
          <table:table-cell table:formula="of:=[$Sheet1.H133]" office:value-type="float" office:value="0" calcext:value-type="float">
            <text:p>0.00000E+00</text:p>
          </table:table-cell>
          <table:table-cell table:formula="of:=[$Sheet1.I133]" office:value-type="float" office:value="0" calcext:value-type="float">
            <text:p>0.00000E+00</text:p>
          </table:table-cell>
          <table:table-cell table:formula="of:=[$Sheet1.J133]" office:value-type="float" office:value="0" calcext:value-type="float">
            <text:p>0.00000E+00</text:p>
          </table:table-cell>
          <table:table-cell table:formula="of:=[$Sheet1.K13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3]" office:value-type="float" office:value="1.49231" calcext:value-type="float">
            <text:p>1.49231E+00</text:p>
          </table:table-cell>
          <table:table-cell table:formula="of:=[$Sheet1.M133]" office:value-type="float" office:value="1.49231" calcext:value-type="float">
            <text:p>1.49231E+00</text:p>
          </table:table-cell>
          <table:table-cell table:formula="of:=[$Sheet1.N133]" office:value-type="float" office:value="0" calcext:value-type="float">
            <text:p>0.00000E+00</text:p>
          </table:table-cell>
          <table:table-cell table:formula="of:=[$Sheet1.O133]" office:value-type="float" office:value="0" calcext:value-type="float">
            <text:p>0.00000E+00</text:p>
          </table:table-cell>
          <table:table-cell table:formula="of:=[$Sheet1.P133]" office:value-type="float" office:value="0" calcext:value-type="float">
            <text:p>0.00000E+00</text:p>
          </table:table-cell>
          <table:table-cell table:formula="of:=[$Sheet1.Q13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4]" office:value-type="float" office:value="2258300000000000" calcext:value-type="float">
            <text:p>2.25830E+15</text:p>
          </table:table-cell>
          <table:table-cell table:formula="of:=[$Sheet1.B134]" office:value-type="float" office:value="9.9261E+035" calcext:value-type="float">
            <text:p>9.92610E+35</text:p>
          </table:table-cell>
          <table:table-cell table:formula="of:=[$Sheet1.C134]" office:value-type="float" office:value="1.04092" calcext:value-type="float">
            <text:p>1.04092E+00</text:p>
          </table:table-cell>
          <table:table-cell table:formula="of:=[$Sheet1.D134]" office:value-type="float" office:value="0.14374" calcext:value-type="float">
            <text:p>1.43740E-01</text:p>
          </table:table-cell>
          <table:table-cell table:formula="of:=[$Sheet1.E134]" office:value-type="float" office:value="0" calcext:value-type="float">
            <text:p>0.00000E+00</text:p>
          </table:table-cell>
          <table:table-cell table:formula="of:=[$Sheet1.F134]" office:value-type="float" office:value="0.85626" calcext:value-type="float">
            <text:p>8.56260E-01</text:p>
          </table:table-cell>
          <table:table-cell table:formula="of:=[$Sheet1.G134]" office:value-type="float" office:value="0.14374" calcext:value-type="float">
            <text:p>1.43740E-01</text:p>
          </table:table-cell>
          <table:table-cell table:formula="of:=[$Sheet1.H134]" office:value-type="float" office:value="0" calcext:value-type="float">
            <text:p>0.00000E+00</text:p>
          </table:table-cell>
          <table:table-cell table:formula="of:=[$Sheet1.I134]" office:value-type="float" office:value="0" calcext:value-type="float">
            <text:p>0.00000E+00</text:p>
          </table:table-cell>
          <table:table-cell table:formula="of:=[$Sheet1.J134]" office:value-type="float" office:value="0" calcext:value-type="float">
            <text:p>0.00000E+00</text:p>
          </table:table-cell>
          <table:table-cell table:formula="of:=[$Sheet1.K13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4]" office:value-type="float" office:value="1.48592" calcext:value-type="float">
            <text:p>1.48592E+00</text:p>
          </table:table-cell>
          <table:table-cell table:formula="of:=[$Sheet1.M134]" office:value-type="float" office:value="1.48592" calcext:value-type="float">
            <text:p>1.48592E+00</text:p>
          </table:table-cell>
          <table:table-cell table:formula="of:=[$Sheet1.N134]" office:value-type="float" office:value="0" calcext:value-type="float">
            <text:p>0.00000E+00</text:p>
          </table:table-cell>
          <table:table-cell table:formula="of:=[$Sheet1.O134]" office:value-type="float" office:value="0" calcext:value-type="float">
            <text:p>0.00000E+00</text:p>
          </table:table-cell>
          <table:table-cell table:formula="of:=[$Sheet1.P134]" office:value-type="float" office:value="0" calcext:value-type="float">
            <text:p>0.00000E+00</text:p>
          </table:table-cell>
          <table:table-cell table:formula="of:=[$Sheet1.Q13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5]" office:value-type="float" office:value="2222300000000000" calcext:value-type="float">
            <text:p>2.22230E+15</text:p>
          </table:table-cell>
          <table:table-cell table:formula="of:=[$Sheet1.B135]" office:value-type="float" office:value="9.5492E+035" calcext:value-type="float">
            <text:p>9.54920E+35</text:p>
          </table:table-cell>
          <table:table-cell table:formula="of:=[$Sheet1.C135]" office:value-type="float" office:value="1.02973" calcext:value-type="float">
            <text:p>1.02973E+00</text:p>
          </table:table-cell>
          <table:table-cell table:formula="of:=[$Sheet1.D135]" office:value-type="float" office:value="0.14168" calcext:value-type="float">
            <text:p>1.41680E-01</text:p>
          </table:table-cell>
          <table:table-cell table:formula="of:=[$Sheet1.E135]" office:value-type="float" office:value="0" calcext:value-type="float">
            <text:p>0.00000E+00</text:p>
          </table:table-cell>
          <table:table-cell table:formula="of:=[$Sheet1.F135]" office:value-type="float" office:value="0.85832" calcext:value-type="float">
            <text:p>8.58320E-01</text:p>
          </table:table-cell>
          <table:table-cell table:formula="of:=[$Sheet1.G135]" office:value-type="float" office:value="0.14168" calcext:value-type="float">
            <text:p>1.41680E-01</text:p>
          </table:table-cell>
          <table:table-cell table:formula="of:=[$Sheet1.H135]" office:value-type="float" office:value="0" calcext:value-type="float">
            <text:p>0.00000E+00</text:p>
          </table:table-cell>
          <table:table-cell table:formula="of:=[$Sheet1.I135]" office:value-type="float" office:value="0" calcext:value-type="float">
            <text:p>0.00000E+00</text:p>
          </table:table-cell>
          <table:table-cell table:formula="of:=[$Sheet1.J135]" office:value-type="float" office:value="0" calcext:value-type="float">
            <text:p>0.00000E+00</text:p>
          </table:table-cell>
          <table:table-cell table:formula="of:=[$Sheet1.K13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5]" office:value-type="float" office:value="1.47953" calcext:value-type="float">
            <text:p>1.47953E+00</text:p>
          </table:table-cell>
          <table:table-cell table:formula="of:=[$Sheet1.M135]" office:value-type="float" office:value="1.47953" calcext:value-type="float">
            <text:p>1.47953E+00</text:p>
          </table:table-cell>
          <table:table-cell table:formula="of:=[$Sheet1.N135]" office:value-type="float" office:value="0" calcext:value-type="float">
            <text:p>0.00000E+00</text:p>
          </table:table-cell>
          <table:table-cell table:formula="of:=[$Sheet1.O135]" office:value-type="float" office:value="0" calcext:value-type="float">
            <text:p>0.00000E+00</text:p>
          </table:table-cell>
          <table:table-cell table:formula="of:=[$Sheet1.P135]" office:value-type="float" office:value="0" calcext:value-type="float">
            <text:p>0.00000E+00</text:p>
          </table:table-cell>
          <table:table-cell table:formula="of:=[$Sheet1.Q13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6]" office:value-type="float" office:value="2186600000000000" calcext:value-type="float">
            <text:p>2.18660E+15</text:p>
          </table:table-cell>
          <table:table-cell table:formula="of:=[$Sheet1.B136]" office:value-type="float" office:value="9.1819E+035" calcext:value-type="float">
            <text:p>9.18190E+35</text:p>
          </table:table-cell>
          <table:table-cell table:formula="of:=[$Sheet1.C136]" office:value-type="float" office:value="1.01845" calcext:value-type="float">
            <text:p>1.01845E+00</text:p>
          </table:table-cell>
          <table:table-cell table:formula="of:=[$Sheet1.D136]" office:value-type="float" office:value="0.13961" calcext:value-type="float">
            <text:p>1.39610E-01</text:p>
          </table:table-cell>
          <table:table-cell table:formula="of:=[$Sheet1.E136]" office:value-type="float" office:value="0" calcext:value-type="float">
            <text:p>0.00000E+00</text:p>
          </table:table-cell>
          <table:table-cell table:formula="of:=[$Sheet1.F136]" office:value-type="float" office:value="0.86039" calcext:value-type="float">
            <text:p>8.60390E-01</text:p>
          </table:table-cell>
          <table:table-cell table:formula="of:=[$Sheet1.G136]" office:value-type="float" office:value="0.13961" calcext:value-type="float">
            <text:p>1.39610E-01</text:p>
          </table:table-cell>
          <table:table-cell table:formula="of:=[$Sheet1.H136]" office:value-type="float" office:value="0" calcext:value-type="float">
            <text:p>0.00000E+00</text:p>
          </table:table-cell>
          <table:table-cell table:formula="of:=[$Sheet1.I136]" office:value-type="float" office:value="0" calcext:value-type="float">
            <text:p>0.00000E+00</text:p>
          </table:table-cell>
          <table:table-cell table:formula="of:=[$Sheet1.J136]" office:value-type="float" office:value="0" calcext:value-type="float">
            <text:p>0.00000E+00</text:p>
          </table:table-cell>
          <table:table-cell table:formula="of:=[$Sheet1.K13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6]" office:value-type="float" office:value="1.47314" calcext:value-type="float">
            <text:p>1.47314E+00</text:p>
          </table:table-cell>
          <table:table-cell table:formula="of:=[$Sheet1.M136]" office:value-type="float" office:value="1.47314" calcext:value-type="float">
            <text:p>1.47314E+00</text:p>
          </table:table-cell>
          <table:table-cell table:formula="of:=[$Sheet1.N136]" office:value-type="float" office:value="0" calcext:value-type="float">
            <text:p>0.00000E+00</text:p>
          </table:table-cell>
          <table:table-cell table:formula="of:=[$Sheet1.O136]" office:value-type="float" office:value="0" calcext:value-type="float">
            <text:p>0.00000E+00</text:p>
          </table:table-cell>
          <table:table-cell table:formula="of:=[$Sheet1.P136]" office:value-type="float" office:value="0" calcext:value-type="float">
            <text:p>0.00000E+00</text:p>
          </table:table-cell>
          <table:table-cell table:formula="of:=[$Sheet1.Q13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7]" office:value-type="float" office:value="2.151E+015" calcext:value-type="float">
            <text:p>2.15100E+15</text:p>
          </table:table-cell>
          <table:table-cell table:formula="of:=[$Sheet1.B137]" office:value-type="float" office:value="8.8241E+035" calcext:value-type="float">
            <text:p>8.82410E+35</text:p>
          </table:table-cell>
          <table:table-cell table:formula="of:=[$Sheet1.C137]" office:value-type="float" office:value="1.00709" calcext:value-type="float">
            <text:p>1.00709E+00</text:p>
          </table:table-cell>
          <table:table-cell table:formula="of:=[$Sheet1.D137]" office:value-type="float" office:value="0.13753" calcext:value-type="float">
            <text:p>1.37530E-01</text:p>
          </table:table-cell>
          <table:table-cell table:formula="of:=[$Sheet1.E137]" office:value-type="float" office:value="0" calcext:value-type="float">
            <text:p>0.00000E+00</text:p>
          </table:table-cell>
          <table:table-cell table:formula="of:=[$Sheet1.F137]" office:value-type="float" office:value="0.86247" calcext:value-type="float">
            <text:p>8.62470E-01</text:p>
          </table:table-cell>
          <table:table-cell table:formula="of:=[$Sheet1.G137]" office:value-type="float" office:value="0.13753" calcext:value-type="float">
            <text:p>1.37530E-01</text:p>
          </table:table-cell>
          <table:table-cell table:formula="of:=[$Sheet1.H137]" office:value-type="float" office:value="0" calcext:value-type="float">
            <text:p>0.00000E+00</text:p>
          </table:table-cell>
          <table:table-cell table:formula="of:=[$Sheet1.I137]" office:value-type="float" office:value="0" calcext:value-type="float">
            <text:p>0.00000E+00</text:p>
          </table:table-cell>
          <table:table-cell table:formula="of:=[$Sheet1.J137]" office:value-type="float" office:value="0" calcext:value-type="float">
            <text:p>0.00000E+00</text:p>
          </table:table-cell>
          <table:table-cell table:formula="of:=[$Sheet1.K13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7]" office:value-type="float" office:value="1.46675" calcext:value-type="float">
            <text:p>1.46675E+00</text:p>
          </table:table-cell>
          <table:table-cell table:formula="of:=[$Sheet1.M137]" office:value-type="float" office:value="1.46675" calcext:value-type="float">
            <text:p>1.46675E+00</text:p>
          </table:table-cell>
          <table:table-cell table:formula="of:=[$Sheet1.N137]" office:value-type="float" office:value="0" calcext:value-type="float">
            <text:p>0.00000E+00</text:p>
          </table:table-cell>
          <table:table-cell table:formula="of:=[$Sheet1.O137]" office:value-type="float" office:value="0" calcext:value-type="float">
            <text:p>0.00000E+00</text:p>
          </table:table-cell>
          <table:table-cell table:formula="of:=[$Sheet1.P137]" office:value-type="float" office:value="0" calcext:value-type="float">
            <text:p>0.00000E+00</text:p>
          </table:table-cell>
          <table:table-cell table:formula="of:=[$Sheet1.Q13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8]" office:value-type="float" office:value="2.1156E+015" calcext:value-type="float">
            <text:p>2.11560E+15</text:p>
          </table:table-cell>
          <table:table-cell table:formula="of:=[$Sheet1.B138]" office:value-type="float" office:value="8.4757E+035" calcext:value-type="float">
            <text:p>8.47570E+35</text:p>
          </table:table-cell>
          <table:table-cell table:formula="of:=[$Sheet1.C138]" office:value-type="float" office:value="0.99564" calcext:value-type="float">
            <text:p>9.95640E-01</text:p>
          </table:table-cell>
          <table:table-cell table:formula="of:=[$Sheet1.D138]" office:value-type="float" office:value="0.13545" calcext:value-type="float">
            <text:p>1.35450E-01</text:p>
          </table:table-cell>
          <table:table-cell table:formula="of:=[$Sheet1.E138]" office:value-type="float" office:value="0" calcext:value-type="float">
            <text:p>0.00000E+00</text:p>
          </table:table-cell>
          <table:table-cell table:formula="of:=[$Sheet1.F138]" office:value-type="float" office:value="0.86455" calcext:value-type="float">
            <text:p>8.64550E-01</text:p>
          </table:table-cell>
          <table:table-cell table:formula="of:=[$Sheet1.G138]" office:value-type="float" office:value="0.13545" calcext:value-type="float">
            <text:p>1.35450E-01</text:p>
          </table:table-cell>
          <table:table-cell table:formula="of:=[$Sheet1.H138]" office:value-type="float" office:value="0" calcext:value-type="float">
            <text:p>0.00000E+00</text:p>
          </table:table-cell>
          <table:table-cell table:formula="of:=[$Sheet1.I138]" office:value-type="float" office:value="0" calcext:value-type="float">
            <text:p>0.00000E+00</text:p>
          </table:table-cell>
          <table:table-cell table:formula="of:=[$Sheet1.J138]" office:value-type="float" office:value="0" calcext:value-type="float">
            <text:p>0.00000E+00</text:p>
          </table:table-cell>
          <table:table-cell table:formula="of:=[$Sheet1.K13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8]" office:value-type="float" office:value="1.46036" calcext:value-type="float">
            <text:p>1.46036E+00</text:p>
          </table:table-cell>
          <table:table-cell table:formula="of:=[$Sheet1.M138]" office:value-type="float" office:value="1.46036" calcext:value-type="float">
            <text:p>1.46036E+00</text:p>
          </table:table-cell>
          <table:table-cell table:formula="of:=[$Sheet1.N138]" office:value-type="float" office:value="0" calcext:value-type="float">
            <text:p>0.00000E+00</text:p>
          </table:table-cell>
          <table:table-cell table:formula="of:=[$Sheet1.O138]" office:value-type="float" office:value="0" calcext:value-type="float">
            <text:p>0.00000E+00</text:p>
          </table:table-cell>
          <table:table-cell table:formula="of:=[$Sheet1.P138]" office:value-type="float" office:value="0" calcext:value-type="float">
            <text:p>0.00000E+00</text:p>
          </table:table-cell>
          <table:table-cell table:formula="of:=[$Sheet1.Q13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39]" office:value-type="float" office:value="2080400000000000" calcext:value-type="float">
            <text:p>2.08040E+15</text:p>
          </table:table-cell>
          <table:table-cell table:formula="of:=[$Sheet1.B139]" office:value-type="float" office:value="8.1365E+035" calcext:value-type="float">
            <text:p>8.13650E+35</text:p>
          </table:table-cell>
          <table:table-cell table:formula="of:=[$Sheet1.C139]" office:value-type="float" office:value="0.9841" calcext:value-type="float">
            <text:p>9.84100E-01</text:p>
          </table:table-cell>
          <table:table-cell table:formula="of:=[$Sheet1.D139]" office:value-type="float" office:value="0.13336" calcext:value-type="float">
            <text:p>1.33360E-01</text:p>
          </table:table-cell>
          <table:table-cell table:formula="of:=[$Sheet1.E139]" office:value-type="float" office:value="0" calcext:value-type="float">
            <text:p>0.00000E+00</text:p>
          </table:table-cell>
          <table:table-cell table:formula="of:=[$Sheet1.F139]" office:value-type="float" office:value="0.86664" calcext:value-type="float">
            <text:p>8.66640E-01</text:p>
          </table:table-cell>
          <table:table-cell table:formula="of:=[$Sheet1.G139]" office:value-type="float" office:value="0.13336" calcext:value-type="float">
            <text:p>1.33360E-01</text:p>
          </table:table-cell>
          <table:table-cell table:formula="of:=[$Sheet1.H139]" office:value-type="float" office:value="0" calcext:value-type="float">
            <text:p>0.00000E+00</text:p>
          </table:table-cell>
          <table:table-cell table:formula="of:=[$Sheet1.I139]" office:value-type="float" office:value="0" calcext:value-type="float">
            <text:p>0.00000E+00</text:p>
          </table:table-cell>
          <table:table-cell table:formula="of:=[$Sheet1.J139]" office:value-type="float" office:value="0" calcext:value-type="float">
            <text:p>0.00000E+00</text:p>
          </table:table-cell>
          <table:table-cell table:formula="of:=[$Sheet1.K13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39]" office:value-type="float" office:value="1.45397" calcext:value-type="float">
            <text:p>1.45397E+00</text:p>
          </table:table-cell>
          <table:table-cell table:formula="of:=[$Sheet1.M139]" office:value-type="float" office:value="1.45397" calcext:value-type="float">
            <text:p>1.45397E+00</text:p>
          </table:table-cell>
          <table:table-cell table:formula="of:=[$Sheet1.N139]" office:value-type="float" office:value="0" calcext:value-type="float">
            <text:p>0.00000E+00</text:p>
          </table:table-cell>
          <table:table-cell table:formula="of:=[$Sheet1.O139]" office:value-type="float" office:value="0" calcext:value-type="float">
            <text:p>0.00000E+00</text:p>
          </table:table-cell>
          <table:table-cell table:formula="of:=[$Sheet1.P139]" office:value-type="float" office:value="0" calcext:value-type="float">
            <text:p>0.00000E+00</text:p>
          </table:table-cell>
          <table:table-cell table:formula="of:=[$Sheet1.Q13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0]" office:value-type="float" office:value="2045300000000000" calcext:value-type="float">
            <text:p>2.04530E+15</text:p>
          </table:table-cell>
          <table:table-cell table:formula="of:=[$Sheet1.B140]" office:value-type="float" office:value="7.8064E+035" calcext:value-type="float">
            <text:p>7.80640E+35</text:p>
          </table:table-cell>
          <table:table-cell table:formula="of:=[$Sheet1.C140]" office:value-type="float" office:value="0.97247" calcext:value-type="float">
            <text:p>9.72470E-01</text:p>
          </table:table-cell>
          <table:table-cell table:formula="of:=[$Sheet1.D140]" office:value-type="float" office:value="0.13126" calcext:value-type="float">
            <text:p>1.31260E-01</text:p>
          </table:table-cell>
          <table:table-cell table:formula="of:=[$Sheet1.E140]" office:value-type="float" office:value="0" calcext:value-type="float">
            <text:p>0.00000E+00</text:p>
          </table:table-cell>
          <table:table-cell table:formula="of:=[$Sheet1.F140]" office:value-type="float" office:value="0.86874" calcext:value-type="float">
            <text:p>8.68740E-01</text:p>
          </table:table-cell>
          <table:table-cell table:formula="of:=[$Sheet1.G140]" office:value-type="float" office:value="0.13126" calcext:value-type="float">
            <text:p>1.31260E-01</text:p>
          </table:table-cell>
          <table:table-cell table:formula="of:=[$Sheet1.H140]" office:value-type="float" office:value="0" calcext:value-type="float">
            <text:p>0.00000E+00</text:p>
          </table:table-cell>
          <table:table-cell table:formula="of:=[$Sheet1.I140]" office:value-type="float" office:value="0" calcext:value-type="float">
            <text:p>0.00000E+00</text:p>
          </table:table-cell>
          <table:table-cell table:formula="of:=[$Sheet1.J140]" office:value-type="float" office:value="0" calcext:value-type="float">
            <text:p>0.00000E+00</text:p>
          </table:table-cell>
          <table:table-cell table:formula="of:=[$Sheet1.K14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0]" office:value-type="float" office:value="1.44758" calcext:value-type="float">
            <text:p>1.44758E+00</text:p>
          </table:table-cell>
          <table:table-cell table:formula="of:=[$Sheet1.M140]" office:value-type="float" office:value="1.44758" calcext:value-type="float">
            <text:p>1.44758E+00</text:p>
          </table:table-cell>
          <table:table-cell table:formula="of:=[$Sheet1.N140]" office:value-type="float" office:value="0" calcext:value-type="float">
            <text:p>0.00000E+00</text:p>
          </table:table-cell>
          <table:table-cell table:formula="of:=[$Sheet1.O140]" office:value-type="float" office:value="0" calcext:value-type="float">
            <text:p>0.00000E+00</text:p>
          </table:table-cell>
          <table:table-cell table:formula="of:=[$Sheet1.P140]" office:value-type="float" office:value="0" calcext:value-type="float">
            <text:p>0.00000E+00</text:p>
          </table:table-cell>
          <table:table-cell table:formula="of:=[$Sheet1.Q14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1]" office:value-type="float" office:value="2.0104E+015" calcext:value-type="float">
            <text:p>2.01040E+15</text:p>
          </table:table-cell>
          <table:table-cell table:formula="of:=[$Sheet1.B141]" office:value-type="float" office:value="7.4854E+035" calcext:value-type="float">
            <text:p>7.48540E+35</text:p>
          </table:table-cell>
          <table:table-cell table:formula="of:=[$Sheet1.C141]" office:value-type="float" office:value="0.96076" calcext:value-type="float">
            <text:p>9.60760E-01</text:p>
          </table:table-cell>
          <table:table-cell table:formula="of:=[$Sheet1.D141]" office:value-type="float" office:value="0.12915" calcext:value-type="float">
            <text:p>1.29150E-01</text:p>
          </table:table-cell>
          <table:table-cell table:formula="of:=[$Sheet1.E141]" office:value-type="float" office:value="0" calcext:value-type="float">
            <text:p>0.00000E+00</text:p>
          </table:table-cell>
          <table:table-cell table:formula="of:=[$Sheet1.F141]" office:value-type="float" office:value="0.87085" calcext:value-type="float">
            <text:p>8.70850E-01</text:p>
          </table:table-cell>
          <table:table-cell table:formula="of:=[$Sheet1.G141]" office:value-type="float" office:value="0.12915" calcext:value-type="float">
            <text:p>1.29150E-01</text:p>
          </table:table-cell>
          <table:table-cell table:formula="of:=[$Sheet1.H141]" office:value-type="float" office:value="0" calcext:value-type="float">
            <text:p>0.00000E+00</text:p>
          </table:table-cell>
          <table:table-cell table:formula="of:=[$Sheet1.I141]" office:value-type="float" office:value="0" calcext:value-type="float">
            <text:p>0.00000E+00</text:p>
          </table:table-cell>
          <table:table-cell table:formula="of:=[$Sheet1.J141]" office:value-type="float" office:value="0" calcext:value-type="float">
            <text:p>0.00000E+00</text:p>
          </table:table-cell>
          <table:table-cell table:formula="of:=[$Sheet1.K14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1]" office:value-type="float" office:value="1.44119" calcext:value-type="float">
            <text:p>1.44119E+00</text:p>
          </table:table-cell>
          <table:table-cell table:formula="of:=[$Sheet1.M141]" office:value-type="float" office:value="1.44119" calcext:value-type="float">
            <text:p>1.44119E+00</text:p>
          </table:table-cell>
          <table:table-cell table:formula="of:=[$Sheet1.N141]" office:value-type="float" office:value="0" calcext:value-type="float">
            <text:p>0.00000E+00</text:p>
          </table:table-cell>
          <table:table-cell table:formula="of:=[$Sheet1.O141]" office:value-type="float" office:value="0" calcext:value-type="float">
            <text:p>0.00000E+00</text:p>
          </table:table-cell>
          <table:table-cell table:formula="of:=[$Sheet1.P141]" office:value-type="float" office:value="0" calcext:value-type="float">
            <text:p>0.00000E+00</text:p>
          </table:table-cell>
          <table:table-cell table:formula="of:=[$Sheet1.Q14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2]" office:value-type="float" office:value="1975700000000000" calcext:value-type="float">
            <text:p>1.97570E+15</text:p>
          </table:table-cell>
          <table:table-cell table:formula="of:=[$Sheet1.B142]" office:value-type="float" office:value="7.1732E+035" calcext:value-type="float">
            <text:p>7.17320E+35</text:p>
          </table:table-cell>
          <table:table-cell table:formula="of:=[$Sheet1.C142]" office:value-type="float" office:value="0.94895" calcext:value-type="float">
            <text:p>9.48950E-01</text:p>
          </table:table-cell>
          <table:table-cell table:formula="of:=[$Sheet1.D142]" office:value-type="float" office:value="0.12704" calcext:value-type="float">
            <text:p>1.27040E-01</text:p>
          </table:table-cell>
          <table:table-cell table:formula="of:=[$Sheet1.E142]" office:value-type="float" office:value="0" calcext:value-type="float">
            <text:p>0.00000E+00</text:p>
          </table:table-cell>
          <table:table-cell table:formula="of:=[$Sheet1.F142]" office:value-type="float" office:value="0.87296" calcext:value-type="float">
            <text:p>8.72960E-01</text:p>
          </table:table-cell>
          <table:table-cell table:formula="of:=[$Sheet1.G142]" office:value-type="float" office:value="0.12704" calcext:value-type="float">
            <text:p>1.27040E-01</text:p>
          </table:table-cell>
          <table:table-cell table:formula="of:=[$Sheet1.H142]" office:value-type="float" office:value="0" calcext:value-type="float">
            <text:p>0.00000E+00</text:p>
          </table:table-cell>
          <table:table-cell table:formula="of:=[$Sheet1.I142]" office:value-type="float" office:value="0" calcext:value-type="float">
            <text:p>0.00000E+00</text:p>
          </table:table-cell>
          <table:table-cell table:formula="of:=[$Sheet1.J142]" office:value-type="float" office:value="0" calcext:value-type="float">
            <text:p>0.00000E+00</text:p>
          </table:table-cell>
          <table:table-cell table:formula="of:=[$Sheet1.K14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2]" office:value-type="float" office:value="1.4348" calcext:value-type="float">
            <text:p>1.43480E+00</text:p>
          </table:table-cell>
          <table:table-cell table:formula="of:=[$Sheet1.M142]" office:value-type="float" office:value="1.4348" calcext:value-type="float">
            <text:p>1.43480E+00</text:p>
          </table:table-cell>
          <table:table-cell table:formula="of:=[$Sheet1.N142]" office:value-type="float" office:value="0" calcext:value-type="float">
            <text:p>0.00000E+00</text:p>
          </table:table-cell>
          <table:table-cell table:formula="of:=[$Sheet1.O142]" office:value-type="float" office:value="0" calcext:value-type="float">
            <text:p>0.00000E+00</text:p>
          </table:table-cell>
          <table:table-cell table:formula="of:=[$Sheet1.P142]" office:value-type="float" office:value="0" calcext:value-type="float">
            <text:p>0.00000E+00</text:p>
          </table:table-cell>
          <table:table-cell table:formula="of:=[$Sheet1.Q14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3]" office:value-type="float" office:value="1941200000000000" calcext:value-type="float">
            <text:p>1.94120E+15</text:p>
          </table:table-cell>
          <table:table-cell table:formula="of:=[$Sheet1.B143]" office:value-type="float" office:value="6.8698E+035" calcext:value-type="float">
            <text:p>6.86980E+35</text:p>
          </table:table-cell>
          <table:table-cell table:formula="of:=[$Sheet1.C143]" office:value-type="float" office:value="0.93706" calcext:value-type="float">
            <text:p>9.37060E-01</text:p>
          </table:table-cell>
          <table:table-cell table:formula="of:=[$Sheet1.D143]" office:value-type="float" office:value="0.12492" calcext:value-type="float">
            <text:p>1.24920E-01</text:p>
          </table:table-cell>
          <table:table-cell table:formula="of:=[$Sheet1.E143]" office:value-type="float" office:value="0" calcext:value-type="float">
            <text:p>0.00000E+00</text:p>
          </table:table-cell>
          <table:table-cell table:formula="of:=[$Sheet1.F143]" office:value-type="float" office:value="0.87508" calcext:value-type="float">
            <text:p>8.75080E-01</text:p>
          </table:table-cell>
          <table:table-cell table:formula="of:=[$Sheet1.G143]" office:value-type="float" office:value="0.12492" calcext:value-type="float">
            <text:p>1.24920E-01</text:p>
          </table:table-cell>
          <table:table-cell table:formula="of:=[$Sheet1.H143]" office:value-type="float" office:value="0" calcext:value-type="float">
            <text:p>0.00000E+00</text:p>
          </table:table-cell>
          <table:table-cell table:formula="of:=[$Sheet1.I143]" office:value-type="float" office:value="0" calcext:value-type="float">
            <text:p>0.00000E+00</text:p>
          </table:table-cell>
          <table:table-cell table:formula="of:=[$Sheet1.J143]" office:value-type="float" office:value="0" calcext:value-type="float">
            <text:p>0.00000E+00</text:p>
          </table:table-cell>
          <table:table-cell table:formula="of:=[$Sheet1.K14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3]" office:value-type="float" office:value="1.42841" calcext:value-type="float">
            <text:p>1.42841E+00</text:p>
          </table:table-cell>
          <table:table-cell table:formula="of:=[$Sheet1.M143]" office:value-type="float" office:value="1.42841" calcext:value-type="float">
            <text:p>1.42841E+00</text:p>
          </table:table-cell>
          <table:table-cell table:formula="of:=[$Sheet1.N143]" office:value-type="float" office:value="0" calcext:value-type="float">
            <text:p>0.00000E+00</text:p>
          </table:table-cell>
          <table:table-cell table:formula="of:=[$Sheet1.O143]" office:value-type="float" office:value="0" calcext:value-type="float">
            <text:p>0.00000E+00</text:p>
          </table:table-cell>
          <table:table-cell table:formula="of:=[$Sheet1.P143]" office:value-type="float" office:value="0" calcext:value-type="float">
            <text:p>0.00000E+00</text:p>
          </table:table-cell>
          <table:table-cell table:formula="of:=[$Sheet1.Q14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4]" office:value-type="float" office:value="1906800000000000" calcext:value-type="float">
            <text:p>1.90680E+15</text:p>
          </table:table-cell>
          <table:table-cell table:formula="of:=[$Sheet1.B144]" office:value-type="float" office:value="6.5749E+035" calcext:value-type="float">
            <text:p>6.57490E+35</text:p>
          </table:table-cell>
          <table:table-cell table:formula="of:=[$Sheet1.C144]" office:value-type="float" office:value="0.92507" calcext:value-type="float">
            <text:p>9.25070E-01</text:p>
          </table:table-cell>
          <table:table-cell table:formula="of:=[$Sheet1.D144]" office:value-type="float" office:value="0.1228" calcext:value-type="float">
            <text:p>1.22800E-01</text:p>
          </table:table-cell>
          <table:table-cell table:formula="of:=[$Sheet1.E144]" office:value-type="float" office:value="0" calcext:value-type="float">
            <text:p>0.00000E+00</text:p>
          </table:table-cell>
          <table:table-cell table:formula="of:=[$Sheet1.F144]" office:value-type="float" office:value="0.8772" calcext:value-type="float">
            <text:p>8.77200E-01</text:p>
          </table:table-cell>
          <table:table-cell table:formula="of:=[$Sheet1.G144]" office:value-type="float" office:value="0.1228" calcext:value-type="float">
            <text:p>1.22800E-01</text:p>
          </table:table-cell>
          <table:table-cell table:formula="of:=[$Sheet1.H144]" office:value-type="float" office:value="0" calcext:value-type="float">
            <text:p>0.00000E+00</text:p>
          </table:table-cell>
          <table:table-cell table:formula="of:=[$Sheet1.I144]" office:value-type="float" office:value="0" calcext:value-type="float">
            <text:p>0.00000E+00</text:p>
          </table:table-cell>
          <table:table-cell table:formula="of:=[$Sheet1.J144]" office:value-type="float" office:value="0" calcext:value-type="float">
            <text:p>0.00000E+00</text:p>
          </table:table-cell>
          <table:table-cell table:formula="of:=[$Sheet1.K14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4]" office:value-type="float" office:value="1.42202" calcext:value-type="float">
            <text:p>1.42202E+00</text:p>
          </table:table-cell>
          <table:table-cell table:formula="of:=[$Sheet1.M144]" office:value-type="float" office:value="1.42202" calcext:value-type="float">
            <text:p>1.42202E+00</text:p>
          </table:table-cell>
          <table:table-cell table:formula="of:=[$Sheet1.N144]" office:value-type="float" office:value="0" calcext:value-type="float">
            <text:p>0.00000E+00</text:p>
          </table:table-cell>
          <table:table-cell table:formula="of:=[$Sheet1.O144]" office:value-type="float" office:value="0" calcext:value-type="float">
            <text:p>0.00000E+00</text:p>
          </table:table-cell>
          <table:table-cell table:formula="of:=[$Sheet1.P144]" office:value-type="float" office:value="0" calcext:value-type="float">
            <text:p>0.00000E+00</text:p>
          </table:table-cell>
          <table:table-cell table:formula="of:=[$Sheet1.Q14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5]" office:value-type="float" office:value="1872500000000000" calcext:value-type="float">
            <text:p>1.87250E+15</text:p>
          </table:table-cell>
          <table:table-cell table:formula="of:=[$Sheet1.B145]" office:value-type="float" office:value="6.2885E+035" calcext:value-type="float">
            <text:p>6.28850E+35</text:p>
          </table:table-cell>
          <table:table-cell table:formula="of:=[$Sheet1.C145]" office:value-type="float" office:value="0.913" calcext:value-type="float">
            <text:p>9.13000E-01</text:p>
          </table:table-cell>
          <table:table-cell table:formula="of:=[$Sheet1.D145]" office:value-type="float" office:value="0.12067" calcext:value-type="float">
            <text:p>1.20670E-01</text:p>
          </table:table-cell>
          <table:table-cell table:formula="of:=[$Sheet1.E145]" office:value-type="float" office:value="0" calcext:value-type="float">
            <text:p>0.00000E+00</text:p>
          </table:table-cell>
          <table:table-cell table:formula="of:=[$Sheet1.F145]" office:value-type="float" office:value="0.87933" calcext:value-type="float">
            <text:p>8.79330E-01</text:p>
          </table:table-cell>
          <table:table-cell table:formula="of:=[$Sheet1.G145]" office:value-type="float" office:value="0.12067" calcext:value-type="float">
            <text:p>1.20670E-01</text:p>
          </table:table-cell>
          <table:table-cell table:formula="of:=[$Sheet1.H145]" office:value-type="float" office:value="0" calcext:value-type="float">
            <text:p>0.00000E+00</text:p>
          </table:table-cell>
          <table:table-cell table:formula="of:=[$Sheet1.I145]" office:value-type="float" office:value="0" calcext:value-type="float">
            <text:p>0.00000E+00</text:p>
          </table:table-cell>
          <table:table-cell table:formula="of:=[$Sheet1.J145]" office:value-type="float" office:value="0" calcext:value-type="float">
            <text:p>0.00000E+00</text:p>
          </table:table-cell>
          <table:table-cell table:formula="of:=[$Sheet1.K14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5]" office:value-type="float" office:value="1.41563" calcext:value-type="float">
            <text:p>1.41563E+00</text:p>
          </table:table-cell>
          <table:table-cell table:formula="of:=[$Sheet1.M145]" office:value-type="float" office:value="1.41563" calcext:value-type="float">
            <text:p>1.41563E+00</text:p>
          </table:table-cell>
          <table:table-cell table:formula="of:=[$Sheet1.N145]" office:value-type="float" office:value="0" calcext:value-type="float">
            <text:p>0.00000E+00</text:p>
          </table:table-cell>
          <table:table-cell table:formula="of:=[$Sheet1.O145]" office:value-type="float" office:value="0" calcext:value-type="float">
            <text:p>0.00000E+00</text:p>
          </table:table-cell>
          <table:table-cell table:formula="of:=[$Sheet1.P145]" office:value-type="float" office:value="0" calcext:value-type="float">
            <text:p>0.00000E+00</text:p>
          </table:table-cell>
          <table:table-cell table:formula="of:=[$Sheet1.Q14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6]" office:value-type="float" office:value="1838500000000000" calcext:value-type="float">
            <text:p>1.83850E+15</text:p>
          </table:table-cell>
          <table:table-cell table:formula="of:=[$Sheet1.B146]" office:value-type="float" office:value="6.0105E+035" calcext:value-type="float">
            <text:p>6.01050E+35</text:p>
          </table:table-cell>
          <table:table-cell table:formula="of:=[$Sheet1.C146]" office:value-type="float" office:value="0.90083" calcext:value-type="float">
            <text:p>9.00830E-01</text:p>
          </table:table-cell>
          <table:table-cell table:formula="of:=[$Sheet1.D146]" office:value-type="float" office:value="0.11854" calcext:value-type="float">
            <text:p>1.18540E-01</text:p>
          </table:table-cell>
          <table:table-cell table:formula="of:=[$Sheet1.E146]" office:value-type="float" office:value="0" calcext:value-type="float">
            <text:p>0.00000E+00</text:p>
          </table:table-cell>
          <table:table-cell table:formula="of:=[$Sheet1.F146]" office:value-type="float" office:value="0.88146" calcext:value-type="float">
            <text:p>8.81460E-01</text:p>
          </table:table-cell>
          <table:table-cell table:formula="of:=[$Sheet1.G146]" office:value-type="float" office:value="0.11854" calcext:value-type="float">
            <text:p>1.18540E-01</text:p>
          </table:table-cell>
          <table:table-cell table:formula="of:=[$Sheet1.H146]" office:value-type="float" office:value="0" calcext:value-type="float">
            <text:p>0.00000E+00</text:p>
          </table:table-cell>
          <table:table-cell table:formula="of:=[$Sheet1.I146]" office:value-type="float" office:value="0" calcext:value-type="float">
            <text:p>0.00000E+00</text:p>
          </table:table-cell>
          <table:table-cell table:formula="of:=[$Sheet1.J146]" office:value-type="float" office:value="0" calcext:value-type="float">
            <text:p>0.00000E+00</text:p>
          </table:table-cell>
          <table:table-cell table:formula="of:=[$Sheet1.K14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6]" office:value-type="float" office:value="1.40924" calcext:value-type="float">
            <text:p>1.40924E+00</text:p>
          </table:table-cell>
          <table:table-cell table:formula="of:=[$Sheet1.M146]" office:value-type="float" office:value="1.40924" calcext:value-type="float">
            <text:p>1.40924E+00</text:p>
          </table:table-cell>
          <table:table-cell table:formula="of:=[$Sheet1.N146]" office:value-type="float" office:value="0" calcext:value-type="float">
            <text:p>0.00000E+00</text:p>
          </table:table-cell>
          <table:table-cell table:formula="of:=[$Sheet1.O146]" office:value-type="float" office:value="0" calcext:value-type="float">
            <text:p>0.00000E+00</text:p>
          </table:table-cell>
          <table:table-cell table:formula="of:=[$Sheet1.P146]" office:value-type="float" office:value="0" calcext:value-type="float">
            <text:p>0.00000E+00</text:p>
          </table:table-cell>
          <table:table-cell table:formula="of:=[$Sheet1.Q14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7]" office:value-type="float" office:value="1804500000000000" calcext:value-type="float">
            <text:p>1.80450E+15</text:p>
          </table:table-cell>
          <table:table-cell table:formula="of:=[$Sheet1.B147]" office:value-type="float" office:value="5.7407E+035" calcext:value-type="float">
            <text:p>5.74070E+35</text:p>
          </table:table-cell>
          <table:table-cell table:formula="of:=[$Sheet1.C147]" office:value-type="float" office:value="0.88857" calcext:value-type="float">
            <text:p>8.88570E-01</text:p>
          </table:table-cell>
          <table:table-cell table:formula="of:=[$Sheet1.D147]" office:value-type="float" office:value="0.1164" calcext:value-type="float">
            <text:p>1.16400E-01</text:p>
          </table:table-cell>
          <table:table-cell table:formula="of:=[$Sheet1.E147]" office:value-type="float" office:value="0" calcext:value-type="float">
            <text:p>0.00000E+00</text:p>
          </table:table-cell>
          <table:table-cell table:formula="of:=[$Sheet1.F147]" office:value-type="float" office:value="0.8836" calcext:value-type="float">
            <text:p>8.83600E-01</text:p>
          </table:table-cell>
          <table:table-cell table:formula="of:=[$Sheet1.G147]" office:value-type="float" office:value="0.1164" calcext:value-type="float">
            <text:p>1.16400E-01</text:p>
          </table:table-cell>
          <table:table-cell table:formula="of:=[$Sheet1.H147]" office:value-type="float" office:value="0" calcext:value-type="float">
            <text:p>0.00000E+00</text:p>
          </table:table-cell>
          <table:table-cell table:formula="of:=[$Sheet1.I147]" office:value-type="float" office:value="0" calcext:value-type="float">
            <text:p>0.00000E+00</text:p>
          </table:table-cell>
          <table:table-cell table:formula="of:=[$Sheet1.J147]" office:value-type="float" office:value="0" calcext:value-type="float">
            <text:p>0.00000E+00</text:p>
          </table:table-cell>
          <table:table-cell table:formula="of:=[$Sheet1.K14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7]" office:value-type="float" office:value="1.40285" calcext:value-type="float">
            <text:p>1.40285E+00</text:p>
          </table:table-cell>
          <table:table-cell table:formula="of:=[$Sheet1.M147]" office:value-type="float" office:value="1.40285" calcext:value-type="float">
            <text:p>1.40285E+00</text:p>
          </table:table-cell>
          <table:table-cell table:formula="of:=[$Sheet1.N147]" office:value-type="float" office:value="0" calcext:value-type="float">
            <text:p>0.00000E+00</text:p>
          </table:table-cell>
          <table:table-cell table:formula="of:=[$Sheet1.O147]" office:value-type="float" office:value="0" calcext:value-type="float">
            <text:p>0.00000E+00</text:p>
          </table:table-cell>
          <table:table-cell table:formula="of:=[$Sheet1.P147]" office:value-type="float" office:value="0" calcext:value-type="float">
            <text:p>0.00000E+00</text:p>
          </table:table-cell>
          <table:table-cell table:formula="of:=[$Sheet1.Q14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8]" office:value-type="float" office:value="1770800000000000" calcext:value-type="float">
            <text:p>1.77080E+15</text:p>
          </table:table-cell>
          <table:table-cell table:formula="of:=[$Sheet1.B148]" office:value-type="float" office:value="5.479E+035" calcext:value-type="float">
            <text:p>5.47900E+35</text:p>
          </table:table-cell>
          <table:table-cell table:formula="of:=[$Sheet1.C148]" office:value-type="float" office:value="0.87621" calcext:value-type="float">
            <text:p>8.76210E-01</text:p>
          </table:table-cell>
          <table:table-cell table:formula="of:=[$Sheet1.D148]" office:value-type="float" office:value="0.11426" calcext:value-type="float">
            <text:p>1.14260E-01</text:p>
          </table:table-cell>
          <table:table-cell table:formula="of:=[$Sheet1.E148]" office:value-type="float" office:value="0" calcext:value-type="float">
            <text:p>0.00000E+00</text:p>
          </table:table-cell>
          <table:table-cell table:formula="of:=[$Sheet1.F148]" office:value-type="float" office:value="0.88574" calcext:value-type="float">
            <text:p>8.85740E-01</text:p>
          </table:table-cell>
          <table:table-cell table:formula="of:=[$Sheet1.G148]" office:value-type="float" office:value="0.11426" calcext:value-type="float">
            <text:p>1.14260E-01</text:p>
          </table:table-cell>
          <table:table-cell table:formula="of:=[$Sheet1.H148]" office:value-type="float" office:value="0" calcext:value-type="float">
            <text:p>0.00000E+00</text:p>
          </table:table-cell>
          <table:table-cell table:formula="of:=[$Sheet1.I148]" office:value-type="float" office:value="0" calcext:value-type="float">
            <text:p>0.00000E+00</text:p>
          </table:table-cell>
          <table:table-cell table:formula="of:=[$Sheet1.J148]" office:value-type="float" office:value="0" calcext:value-type="float">
            <text:p>0.00000E+00</text:p>
          </table:table-cell>
          <table:table-cell table:formula="of:=[$Sheet1.K14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8]" office:value-type="float" office:value="1.39646" calcext:value-type="float">
            <text:p>1.39646E+00</text:p>
          </table:table-cell>
          <table:table-cell table:formula="of:=[$Sheet1.M148]" office:value-type="float" office:value="1.39646" calcext:value-type="float">
            <text:p>1.39646E+00</text:p>
          </table:table-cell>
          <table:table-cell table:formula="of:=[$Sheet1.N148]" office:value-type="float" office:value="0" calcext:value-type="float">
            <text:p>0.00000E+00</text:p>
          </table:table-cell>
          <table:table-cell table:formula="of:=[$Sheet1.O148]" office:value-type="float" office:value="0" calcext:value-type="float">
            <text:p>0.00000E+00</text:p>
          </table:table-cell>
          <table:table-cell table:formula="of:=[$Sheet1.P148]" office:value-type="float" office:value="0" calcext:value-type="float">
            <text:p>0.00000E+00</text:p>
          </table:table-cell>
          <table:table-cell table:formula="of:=[$Sheet1.Q14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49]" office:value-type="float" office:value="1737200000000000" calcext:value-type="float">
            <text:p>1.73720E+15</text:p>
          </table:table-cell>
          <table:table-cell table:formula="of:=[$Sheet1.B149]" office:value-type="float" office:value="5.2253E+035" calcext:value-type="float">
            <text:p>5.22530E+35</text:p>
          </table:table-cell>
          <table:table-cell table:formula="of:=[$Sheet1.C149]" office:value-type="float" office:value="0.86377" calcext:value-type="float">
            <text:p>8.63770E-01</text:p>
          </table:table-cell>
          <table:table-cell table:formula="of:=[$Sheet1.D149]" office:value-type="float" office:value="0.11212" calcext:value-type="float">
            <text:p>1.12120E-01</text:p>
          </table:table-cell>
          <table:table-cell table:formula="of:=[$Sheet1.E149]" office:value-type="float" office:value="0" calcext:value-type="float">
            <text:p>0.00000E+00</text:p>
          </table:table-cell>
          <table:table-cell table:formula="of:=[$Sheet1.F149]" office:value-type="float" office:value="0.88788" calcext:value-type="float">
            <text:p>8.87880E-01</text:p>
          </table:table-cell>
          <table:table-cell table:formula="of:=[$Sheet1.G149]" office:value-type="float" office:value="0.11212" calcext:value-type="float">
            <text:p>1.12120E-01</text:p>
          </table:table-cell>
          <table:table-cell table:formula="of:=[$Sheet1.H149]" office:value-type="float" office:value="0" calcext:value-type="float">
            <text:p>0.00000E+00</text:p>
          </table:table-cell>
          <table:table-cell table:formula="of:=[$Sheet1.I149]" office:value-type="float" office:value="0" calcext:value-type="float">
            <text:p>0.00000E+00</text:p>
          </table:table-cell>
          <table:table-cell table:formula="of:=[$Sheet1.J149]" office:value-type="float" office:value="0" calcext:value-type="float">
            <text:p>0.00000E+00</text:p>
          </table:table-cell>
          <table:table-cell table:formula="of:=[$Sheet1.K14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49]" office:value-type="float" office:value="1.39007" calcext:value-type="float">
            <text:p>1.39007E+00</text:p>
          </table:table-cell>
          <table:table-cell table:formula="of:=[$Sheet1.M149]" office:value-type="float" office:value="1.39007" calcext:value-type="float">
            <text:p>1.39007E+00</text:p>
          </table:table-cell>
          <table:table-cell table:formula="of:=[$Sheet1.N149]" office:value-type="float" office:value="0" calcext:value-type="float">
            <text:p>0.00000E+00</text:p>
          </table:table-cell>
          <table:table-cell table:formula="of:=[$Sheet1.O149]" office:value-type="float" office:value="0" calcext:value-type="float">
            <text:p>0.00000E+00</text:p>
          </table:table-cell>
          <table:table-cell table:formula="of:=[$Sheet1.P149]" office:value-type="float" office:value="0" calcext:value-type="float">
            <text:p>0.00000E+00</text:p>
          </table:table-cell>
          <table:table-cell table:formula="of:=[$Sheet1.Q14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0]" office:value-type="float" office:value="1703700000000000" calcext:value-type="float">
            <text:p>1.70370E+15</text:p>
          </table:table-cell>
          <table:table-cell table:formula="of:=[$Sheet1.B150]" office:value-type="float" office:value="4.9794E+035" calcext:value-type="float">
            <text:p>4.97940E+35</text:p>
          </table:table-cell>
          <table:table-cell table:formula="of:=[$Sheet1.C150]" office:value-type="float" office:value="0.85123" calcext:value-type="float">
            <text:p>8.51230E-01</text:p>
          </table:table-cell>
          <table:table-cell table:formula="of:=[$Sheet1.D150]" office:value-type="float" office:value="0.10997" calcext:value-type="float">
            <text:p>1.09970E-01</text:p>
          </table:table-cell>
          <table:table-cell table:formula="of:=[$Sheet1.E150]" office:value-type="float" office:value="0" calcext:value-type="float">
            <text:p>0.00000E+00</text:p>
          </table:table-cell>
          <table:table-cell table:formula="of:=[$Sheet1.F150]" office:value-type="float" office:value="0.89003" calcext:value-type="float">
            <text:p>8.90030E-01</text:p>
          </table:table-cell>
          <table:table-cell table:formula="of:=[$Sheet1.G150]" office:value-type="float" office:value="0.10997" calcext:value-type="float">
            <text:p>1.09970E-01</text:p>
          </table:table-cell>
          <table:table-cell table:formula="of:=[$Sheet1.H150]" office:value-type="float" office:value="0" calcext:value-type="float">
            <text:p>0.00000E+00</text:p>
          </table:table-cell>
          <table:table-cell table:formula="of:=[$Sheet1.I150]" office:value-type="float" office:value="0" calcext:value-type="float">
            <text:p>0.00000E+00</text:p>
          </table:table-cell>
          <table:table-cell table:formula="of:=[$Sheet1.J150]" office:value-type="float" office:value="0" calcext:value-type="float">
            <text:p>0.00000E+00</text:p>
          </table:table-cell>
          <table:table-cell table:formula="of:=[$Sheet1.K15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0]" office:value-type="float" office:value="1.38368" calcext:value-type="float">
            <text:p>1.38368E+00</text:p>
          </table:table-cell>
          <table:table-cell table:formula="of:=[$Sheet1.M150]" office:value-type="float" office:value="1.38368" calcext:value-type="float">
            <text:p>1.38368E+00</text:p>
          </table:table-cell>
          <table:table-cell table:formula="of:=[$Sheet1.N150]" office:value-type="float" office:value="0" calcext:value-type="float">
            <text:p>0.00000E+00</text:p>
          </table:table-cell>
          <table:table-cell table:formula="of:=[$Sheet1.O150]" office:value-type="float" office:value="0" calcext:value-type="float">
            <text:p>0.00000E+00</text:p>
          </table:table-cell>
          <table:table-cell table:formula="of:=[$Sheet1.P150]" office:value-type="float" office:value="0" calcext:value-type="float">
            <text:p>0.00000E+00</text:p>
          </table:table-cell>
          <table:table-cell table:formula="of:=[$Sheet1.Q15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1]" office:value-type="float" office:value="1670400000000000" calcext:value-type="float">
            <text:p>1.67040E+15</text:p>
          </table:table-cell>
          <table:table-cell table:formula="of:=[$Sheet1.B151]" office:value-type="float" office:value="4.7413E+035" calcext:value-type="float">
            <text:p>4.74130E+35</text:p>
          </table:table-cell>
          <table:table-cell table:formula="of:=[$Sheet1.C151]" office:value-type="float" office:value="0.83859" calcext:value-type="float">
            <text:p>8.38590E-01</text:p>
          </table:table-cell>
          <table:table-cell table:formula="of:=[$Sheet1.D151]" office:value-type="float" office:value="0.10782" calcext:value-type="float">
            <text:p>1.07820E-01</text:p>
          </table:table-cell>
          <table:table-cell table:formula="of:=[$Sheet1.E151]" office:value-type="float" office:value="0" calcext:value-type="float">
            <text:p>0.00000E+00</text:p>
          </table:table-cell>
          <table:table-cell table:formula="of:=[$Sheet1.F151]" office:value-type="float" office:value="0.89218" calcext:value-type="float">
            <text:p>8.92180E-01</text:p>
          </table:table-cell>
          <table:table-cell table:formula="of:=[$Sheet1.G151]" office:value-type="float" office:value="0.10782" calcext:value-type="float">
            <text:p>1.07820E-01</text:p>
          </table:table-cell>
          <table:table-cell table:formula="of:=[$Sheet1.H151]" office:value-type="float" office:value="0" calcext:value-type="float">
            <text:p>0.00000E+00</text:p>
          </table:table-cell>
          <table:table-cell table:formula="of:=[$Sheet1.I151]" office:value-type="float" office:value="0" calcext:value-type="float">
            <text:p>0.00000E+00</text:p>
          </table:table-cell>
          <table:table-cell table:formula="of:=[$Sheet1.J151]" office:value-type="float" office:value="0" calcext:value-type="float">
            <text:p>0.00000E+00</text:p>
          </table:table-cell>
          <table:table-cell table:formula="of:=[$Sheet1.K15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1]" office:value-type="float" office:value="1.37729" calcext:value-type="float">
            <text:p>1.37729E+00</text:p>
          </table:table-cell>
          <table:table-cell table:formula="of:=[$Sheet1.M151]" office:value-type="float" office:value="1.37729" calcext:value-type="float">
            <text:p>1.37729E+00</text:p>
          </table:table-cell>
          <table:table-cell table:formula="of:=[$Sheet1.N151]" office:value-type="float" office:value="0" calcext:value-type="float">
            <text:p>0.00000E+00</text:p>
          </table:table-cell>
          <table:table-cell table:formula="of:=[$Sheet1.O151]" office:value-type="float" office:value="0" calcext:value-type="float">
            <text:p>0.00000E+00</text:p>
          </table:table-cell>
          <table:table-cell table:formula="of:=[$Sheet1.P151]" office:value-type="float" office:value="0" calcext:value-type="float">
            <text:p>0.00000E+00</text:p>
          </table:table-cell>
          <table:table-cell table:formula="of:=[$Sheet1.Q15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2]" office:value-type="float" office:value="1637200000000000" calcext:value-type="float">
            <text:p>1.63720E+15</text:p>
          </table:table-cell>
          <table:table-cell table:formula="of:=[$Sheet1.B152]" office:value-type="float" office:value="4.5107E+035" calcext:value-type="float">
            <text:p>4.51070E+35</text:p>
          </table:table-cell>
          <table:table-cell table:formula="of:=[$Sheet1.C152]" office:value-type="float" office:value="0.82586" calcext:value-type="float">
            <text:p>8.25860E-01</text:p>
          </table:table-cell>
          <table:table-cell table:formula="of:=[$Sheet1.D152]" office:value-type="float" office:value="0.10567" calcext:value-type="float">
            <text:p>1.05670E-01</text:p>
          </table:table-cell>
          <table:table-cell table:formula="of:=[$Sheet1.E152]" office:value-type="float" office:value="0" calcext:value-type="float">
            <text:p>0.00000E+00</text:p>
          </table:table-cell>
          <table:table-cell table:formula="of:=[$Sheet1.F152]" office:value-type="float" office:value="0.89433" calcext:value-type="float">
            <text:p>8.94330E-01</text:p>
          </table:table-cell>
          <table:table-cell table:formula="of:=[$Sheet1.G152]" office:value-type="float" office:value="0.10567" calcext:value-type="float">
            <text:p>1.05670E-01</text:p>
          </table:table-cell>
          <table:table-cell table:formula="of:=[$Sheet1.H152]" office:value-type="float" office:value="0" calcext:value-type="float">
            <text:p>0.00000E+00</text:p>
          </table:table-cell>
          <table:table-cell table:formula="of:=[$Sheet1.I152]" office:value-type="float" office:value="0" calcext:value-type="float">
            <text:p>0.00000E+00</text:p>
          </table:table-cell>
          <table:table-cell table:formula="of:=[$Sheet1.J152]" office:value-type="float" office:value="0" calcext:value-type="float">
            <text:p>0.00000E+00</text:p>
          </table:table-cell>
          <table:table-cell table:formula="of:=[$Sheet1.K15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2]" office:value-type="float" office:value="1.3709" calcext:value-type="float">
            <text:p>1.37090E+00</text:p>
          </table:table-cell>
          <table:table-cell table:formula="of:=[$Sheet1.M152]" office:value-type="float" office:value="1.3709" calcext:value-type="float">
            <text:p>1.37090E+00</text:p>
          </table:table-cell>
          <table:table-cell table:formula="of:=[$Sheet1.N152]" office:value-type="float" office:value="0" calcext:value-type="float">
            <text:p>0.00000E+00</text:p>
          </table:table-cell>
          <table:table-cell table:formula="of:=[$Sheet1.O152]" office:value-type="float" office:value="0" calcext:value-type="float">
            <text:p>0.00000E+00</text:p>
          </table:table-cell>
          <table:table-cell table:formula="of:=[$Sheet1.P152]" office:value-type="float" office:value="0" calcext:value-type="float">
            <text:p>0.00000E+00</text:p>
          </table:table-cell>
          <table:table-cell table:formula="of:=[$Sheet1.Q15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3]" office:value-type="float" office:value="1604200000000000" calcext:value-type="float">
            <text:p>1.60420E+15</text:p>
          </table:table-cell>
          <table:table-cell table:formula="of:=[$Sheet1.B153]" office:value-type="float" office:value="4.2876E+035" calcext:value-type="float">
            <text:p>4.28760E+35</text:p>
          </table:table-cell>
          <table:table-cell table:formula="of:=[$Sheet1.C153]" office:value-type="float" office:value="0.81303" calcext:value-type="float">
            <text:p>8.13030E-01</text:p>
          </table:table-cell>
          <table:table-cell table:formula="of:=[$Sheet1.D153]" office:value-type="float" office:value="0.10351" calcext:value-type="float">
            <text:p>1.03510E-01</text:p>
          </table:table-cell>
          <table:table-cell table:formula="of:=[$Sheet1.E153]" office:value-type="float" office:value="0" calcext:value-type="float">
            <text:p>0.00000E+00</text:p>
          </table:table-cell>
          <table:table-cell table:formula="of:=[$Sheet1.F153]" office:value-type="float" office:value="0.89649" calcext:value-type="float">
            <text:p>8.96490E-01</text:p>
          </table:table-cell>
          <table:table-cell table:formula="of:=[$Sheet1.G153]" office:value-type="float" office:value="0.10351" calcext:value-type="float">
            <text:p>1.03510E-01</text:p>
          </table:table-cell>
          <table:table-cell table:formula="of:=[$Sheet1.H153]" office:value-type="float" office:value="0" calcext:value-type="float">
            <text:p>0.00000E+00</text:p>
          </table:table-cell>
          <table:table-cell table:formula="of:=[$Sheet1.I153]" office:value-type="float" office:value="0" calcext:value-type="float">
            <text:p>0.00000E+00</text:p>
          </table:table-cell>
          <table:table-cell table:formula="of:=[$Sheet1.J153]" office:value-type="float" office:value="0" calcext:value-type="float">
            <text:p>0.00000E+00</text:p>
          </table:table-cell>
          <table:table-cell table:formula="of:=[$Sheet1.K15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3]" office:value-type="float" office:value="1.36451" calcext:value-type="float">
            <text:p>1.36451E+00</text:p>
          </table:table-cell>
          <table:table-cell table:formula="of:=[$Sheet1.M153]" office:value-type="float" office:value="1.36451" calcext:value-type="float">
            <text:p>1.36451E+00</text:p>
          </table:table-cell>
          <table:table-cell table:formula="of:=[$Sheet1.N153]" office:value-type="float" office:value="0" calcext:value-type="float">
            <text:p>0.00000E+00</text:p>
          </table:table-cell>
          <table:table-cell table:formula="of:=[$Sheet1.O153]" office:value-type="float" office:value="0" calcext:value-type="float">
            <text:p>0.00000E+00</text:p>
          </table:table-cell>
          <table:table-cell table:formula="of:=[$Sheet1.P153]" office:value-type="float" office:value="0" calcext:value-type="float">
            <text:p>0.00000E+00</text:p>
          </table:table-cell>
          <table:table-cell table:formula="of:=[$Sheet1.Q15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4]" office:value-type="float" office:value="1571300000000000" calcext:value-type="float">
            <text:p>1.57130E+15</text:p>
          </table:table-cell>
          <table:table-cell table:formula="of:=[$Sheet1.B154]" office:value-type="float" office:value="4.0719E+035" calcext:value-type="float">
            <text:p>4.07190E+35</text:p>
          </table:table-cell>
          <table:table-cell table:formula="of:=[$Sheet1.C154]" office:value-type="float" office:value="0.80011" calcext:value-type="float">
            <text:p>8.00110E-01</text:p>
          </table:table-cell>
          <table:table-cell table:formula="of:=[$Sheet1.D154]" office:value-type="float" office:value="0.10136" calcext:value-type="float">
            <text:p>1.01360E-01</text:p>
          </table:table-cell>
          <table:table-cell table:formula="of:=[$Sheet1.E154]" office:value-type="float" office:value="0" calcext:value-type="float">
            <text:p>0.00000E+00</text:p>
          </table:table-cell>
          <table:table-cell table:formula="of:=[$Sheet1.F154]" office:value-type="float" office:value="0.89864" calcext:value-type="float">
            <text:p>8.98640E-01</text:p>
          </table:table-cell>
          <table:table-cell table:formula="of:=[$Sheet1.G154]" office:value-type="float" office:value="0.10136" calcext:value-type="float">
            <text:p>1.01360E-01</text:p>
          </table:table-cell>
          <table:table-cell table:formula="of:=[$Sheet1.H154]" office:value-type="float" office:value="0" calcext:value-type="float">
            <text:p>0.00000E+00</text:p>
          </table:table-cell>
          <table:table-cell table:formula="of:=[$Sheet1.I154]" office:value-type="float" office:value="0" calcext:value-type="float">
            <text:p>0.00000E+00</text:p>
          </table:table-cell>
          <table:table-cell table:formula="of:=[$Sheet1.J154]" office:value-type="float" office:value="0" calcext:value-type="float">
            <text:p>0.00000E+00</text:p>
          </table:table-cell>
          <table:table-cell table:formula="of:=[$Sheet1.K15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4]" office:value-type="float" office:value="1.35812" calcext:value-type="float">
            <text:p>1.35812E+00</text:p>
          </table:table-cell>
          <table:table-cell table:formula="of:=[$Sheet1.M154]" office:value-type="float" office:value="1.35812" calcext:value-type="float">
            <text:p>1.35812E+00</text:p>
          </table:table-cell>
          <table:table-cell table:formula="of:=[$Sheet1.N154]" office:value-type="float" office:value="0" calcext:value-type="float">
            <text:p>0.00000E+00</text:p>
          </table:table-cell>
          <table:table-cell table:formula="of:=[$Sheet1.O154]" office:value-type="float" office:value="0" calcext:value-type="float">
            <text:p>0.00000E+00</text:p>
          </table:table-cell>
          <table:table-cell table:formula="of:=[$Sheet1.P154]" office:value-type="float" office:value="0" calcext:value-type="float">
            <text:p>0.00000E+00</text:p>
          </table:table-cell>
          <table:table-cell table:formula="of:=[$Sheet1.Q15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5]" office:value-type="float" office:value="1.5386E+015" calcext:value-type="float">
            <text:p>1.53860E+15</text:p>
          </table:table-cell>
          <table:table-cell table:formula="of:=[$Sheet1.B155]" office:value-type="float" office:value="3.8634E+035" calcext:value-type="float">
            <text:p>3.86340E+35</text:p>
          </table:table-cell>
          <table:table-cell table:formula="of:=[$Sheet1.C155]" office:value-type="float" office:value="0.78709" calcext:value-type="float">
            <text:p>7.87090E-01</text:p>
          </table:table-cell>
          <table:table-cell table:formula="of:=[$Sheet1.D155]" office:value-type="float" office:value="0.0992" calcext:value-type="float">
            <text:p>9.92000E-02</text:p>
          </table:table-cell>
          <table:table-cell table:formula="of:=[$Sheet1.E155]" office:value-type="float" office:value="0" calcext:value-type="float">
            <text:p>0.00000E+00</text:p>
          </table:table-cell>
          <table:table-cell table:formula="of:=[$Sheet1.F155]" office:value-type="float" office:value="0.9008" calcext:value-type="float">
            <text:p>9.00800E-01</text:p>
          </table:table-cell>
          <table:table-cell table:formula="of:=[$Sheet1.G155]" office:value-type="float" office:value="0.0992" calcext:value-type="float">
            <text:p>9.92000E-02</text:p>
          </table:table-cell>
          <table:table-cell table:formula="of:=[$Sheet1.H155]" office:value-type="float" office:value="0" calcext:value-type="float">
            <text:p>0.00000E+00</text:p>
          </table:table-cell>
          <table:table-cell table:formula="of:=[$Sheet1.I155]" office:value-type="float" office:value="0" calcext:value-type="float">
            <text:p>0.00000E+00</text:p>
          </table:table-cell>
          <table:table-cell table:formula="of:=[$Sheet1.J155]" office:value-type="float" office:value="0" calcext:value-type="float">
            <text:p>0.00000E+00</text:p>
          </table:table-cell>
          <table:table-cell table:formula="of:=[$Sheet1.K15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5]" office:value-type="float" office:value="1.35173" calcext:value-type="float">
            <text:p>1.35173E+00</text:p>
          </table:table-cell>
          <table:table-cell table:formula="of:=[$Sheet1.M155]" office:value-type="float" office:value="1.35173" calcext:value-type="float">
            <text:p>1.35173E+00</text:p>
          </table:table-cell>
          <table:table-cell table:formula="of:=[$Sheet1.N155]" office:value-type="float" office:value="0" calcext:value-type="float">
            <text:p>0.00000E+00</text:p>
          </table:table-cell>
          <table:table-cell table:formula="of:=[$Sheet1.O155]" office:value-type="float" office:value="0" calcext:value-type="float">
            <text:p>0.00000E+00</text:p>
          </table:table-cell>
          <table:table-cell table:formula="of:=[$Sheet1.P155]" office:value-type="float" office:value="0" calcext:value-type="float">
            <text:p>0.00000E+00</text:p>
          </table:table-cell>
          <table:table-cell table:formula="of:=[$Sheet1.Q15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6]" office:value-type="float" office:value="1505900000000000" calcext:value-type="float">
            <text:p>1.50590E+15</text:p>
          </table:table-cell>
          <table:table-cell table:formula="of:=[$Sheet1.B156]" office:value-type="float" office:value="3.662E+035" calcext:value-type="float">
            <text:p>3.66200E+35</text:p>
          </table:table-cell>
          <table:table-cell table:formula="of:=[$Sheet1.C156]" office:value-type="float" office:value="0.77397" calcext:value-type="float">
            <text:p>7.73970E-01</text:p>
          </table:table-cell>
          <table:table-cell table:formula="of:=[$Sheet1.D156]" office:value-type="float" office:value="0.09705" calcext:value-type="float">
            <text:p>9.70500E-02</text:p>
          </table:table-cell>
          <table:table-cell table:formula="of:=[$Sheet1.E156]" office:value-type="float" office:value="0" calcext:value-type="float">
            <text:p>0.00000E+00</text:p>
          </table:table-cell>
          <table:table-cell table:formula="of:=[$Sheet1.F156]" office:value-type="float" office:value="0.90295" calcext:value-type="float">
            <text:p>9.02950E-01</text:p>
          </table:table-cell>
          <table:table-cell table:formula="of:=[$Sheet1.G156]" office:value-type="float" office:value="0.09705" calcext:value-type="float">
            <text:p>9.70500E-02</text:p>
          </table:table-cell>
          <table:table-cell table:formula="of:=[$Sheet1.H156]" office:value-type="float" office:value="0" calcext:value-type="float">
            <text:p>0.00000E+00</text:p>
          </table:table-cell>
          <table:table-cell table:formula="of:=[$Sheet1.I156]" office:value-type="float" office:value="0" calcext:value-type="float">
            <text:p>0.00000E+00</text:p>
          </table:table-cell>
          <table:table-cell table:formula="of:=[$Sheet1.J156]" office:value-type="float" office:value="0" calcext:value-type="float">
            <text:p>0.00000E+00</text:p>
          </table:table-cell>
          <table:table-cell table:formula="of:=[$Sheet1.K15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6]" office:value-type="float" office:value="1.34534" calcext:value-type="float">
            <text:p>1.34534E+00</text:p>
          </table:table-cell>
          <table:table-cell table:formula="of:=[$Sheet1.M156]" office:value-type="float" office:value="1.34534" calcext:value-type="float">
            <text:p>1.34534E+00</text:p>
          </table:table-cell>
          <table:table-cell table:formula="of:=[$Sheet1.N156]" office:value-type="float" office:value="0" calcext:value-type="float">
            <text:p>0.00000E+00</text:p>
          </table:table-cell>
          <table:table-cell table:formula="of:=[$Sheet1.O156]" office:value-type="float" office:value="0" calcext:value-type="float">
            <text:p>0.00000E+00</text:p>
          </table:table-cell>
          <table:table-cell table:formula="of:=[$Sheet1.P156]" office:value-type="float" office:value="0" calcext:value-type="float">
            <text:p>0.00000E+00</text:p>
          </table:table-cell>
          <table:table-cell table:formula="of:=[$Sheet1.Q15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7]" office:value-type="float" office:value="1473400000000000" calcext:value-type="float">
            <text:p>1.47340E+15</text:p>
          </table:table-cell>
          <table:table-cell table:formula="of:=[$Sheet1.B157]" office:value-type="float" office:value="3.4676E+035" calcext:value-type="float">
            <text:p>3.46760E+35</text:p>
          </table:table-cell>
          <table:table-cell table:formula="of:=[$Sheet1.C157]" office:value-type="float" office:value="0.76075" calcext:value-type="float">
            <text:p>7.60750E-01</text:p>
          </table:table-cell>
          <table:table-cell table:formula="of:=[$Sheet1.D157]" office:value-type="float" office:value="0.09489" calcext:value-type="float">
            <text:p>9.48900E-02</text:p>
          </table:table-cell>
          <table:table-cell table:formula="of:=[$Sheet1.E157]" office:value-type="float" office:value="0" calcext:value-type="float">
            <text:p>0.00000E+00</text:p>
          </table:table-cell>
          <table:table-cell table:formula="of:=[$Sheet1.F157]" office:value-type="float" office:value="0.90511" calcext:value-type="float">
            <text:p>9.05110E-01</text:p>
          </table:table-cell>
          <table:table-cell table:formula="of:=[$Sheet1.G157]" office:value-type="float" office:value="0.09489" calcext:value-type="float">
            <text:p>9.48900E-02</text:p>
          </table:table-cell>
          <table:table-cell table:formula="of:=[$Sheet1.H157]" office:value-type="float" office:value="0" calcext:value-type="float">
            <text:p>0.00000E+00</text:p>
          </table:table-cell>
          <table:table-cell table:formula="of:=[$Sheet1.I157]" office:value-type="float" office:value="0" calcext:value-type="float">
            <text:p>0.00000E+00</text:p>
          </table:table-cell>
          <table:table-cell table:formula="of:=[$Sheet1.J157]" office:value-type="float" office:value="0" calcext:value-type="float">
            <text:p>0.00000E+00</text:p>
          </table:table-cell>
          <table:table-cell table:formula="of:=[$Sheet1.K15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7]" office:value-type="float" office:value="1.33895" calcext:value-type="float">
            <text:p>1.33895E+00</text:p>
          </table:table-cell>
          <table:table-cell table:formula="of:=[$Sheet1.M157]" office:value-type="float" office:value="1.33895" calcext:value-type="float">
            <text:p>1.33895E+00</text:p>
          </table:table-cell>
          <table:table-cell table:formula="of:=[$Sheet1.N157]" office:value-type="float" office:value="0" calcext:value-type="float">
            <text:p>0.00000E+00</text:p>
          </table:table-cell>
          <table:table-cell table:formula="of:=[$Sheet1.O157]" office:value-type="float" office:value="0" calcext:value-type="float">
            <text:p>0.00000E+00</text:p>
          </table:table-cell>
          <table:table-cell table:formula="of:=[$Sheet1.P157]" office:value-type="float" office:value="0" calcext:value-type="float">
            <text:p>0.00000E+00</text:p>
          </table:table-cell>
          <table:table-cell table:formula="of:=[$Sheet1.Q15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8]" office:value-type="float" office:value="1441100000000000" calcext:value-type="float">
            <text:p>1.44110E+15</text:p>
          </table:table-cell>
          <table:table-cell table:formula="of:=[$Sheet1.B158]" office:value-type="float" office:value="3.28E+035" calcext:value-type="float">
            <text:p>3.28000E+35</text:p>
          </table:table-cell>
          <table:table-cell table:formula="of:=[$Sheet1.C158]" office:value-type="float" office:value="0.74743" calcext:value-type="float">
            <text:p>7.47430E-01</text:p>
          </table:table-cell>
          <table:table-cell table:formula="of:=[$Sheet1.D158]" office:value-type="float" office:value="0.09274" calcext:value-type="float">
            <text:p>9.27400E-02</text:p>
          </table:table-cell>
          <table:table-cell table:formula="of:=[$Sheet1.E158]" office:value-type="float" office:value="0" calcext:value-type="float">
            <text:p>0.00000E+00</text:p>
          </table:table-cell>
          <table:table-cell table:formula="of:=[$Sheet1.F158]" office:value-type="float" office:value="0.90726" calcext:value-type="float">
            <text:p>9.07260E-01</text:p>
          </table:table-cell>
          <table:table-cell table:formula="of:=[$Sheet1.G158]" office:value-type="float" office:value="0.09274" calcext:value-type="float">
            <text:p>9.27400E-02</text:p>
          </table:table-cell>
          <table:table-cell table:formula="of:=[$Sheet1.H158]" office:value-type="float" office:value="0" calcext:value-type="float">
            <text:p>0.00000E+00</text:p>
          </table:table-cell>
          <table:table-cell table:formula="of:=[$Sheet1.I158]" office:value-type="float" office:value="0" calcext:value-type="float">
            <text:p>0.00000E+00</text:p>
          </table:table-cell>
          <table:table-cell table:formula="of:=[$Sheet1.J158]" office:value-type="float" office:value="0" calcext:value-type="float">
            <text:p>0.00000E+00</text:p>
          </table:table-cell>
          <table:table-cell table:formula="of:=[$Sheet1.K15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8]" office:value-type="float" office:value="1.33256" calcext:value-type="float">
            <text:p>1.33256E+00</text:p>
          </table:table-cell>
          <table:table-cell table:formula="of:=[$Sheet1.M158]" office:value-type="float" office:value="1.33256" calcext:value-type="float">
            <text:p>1.33256E+00</text:p>
          </table:table-cell>
          <table:table-cell table:formula="of:=[$Sheet1.N158]" office:value-type="float" office:value="0" calcext:value-type="float">
            <text:p>0.00000E+00</text:p>
          </table:table-cell>
          <table:table-cell table:formula="of:=[$Sheet1.O158]" office:value-type="float" office:value="0" calcext:value-type="float">
            <text:p>0.00000E+00</text:p>
          </table:table-cell>
          <table:table-cell table:formula="of:=[$Sheet1.P158]" office:value-type="float" office:value="0" calcext:value-type="float">
            <text:p>0.00000E+00</text:p>
          </table:table-cell>
          <table:table-cell table:formula="of:=[$Sheet1.Q15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59]" office:value-type="float" office:value="1408800000000000" calcext:value-type="float">
            <text:p>1.40880E+15</text:p>
          </table:table-cell>
          <table:table-cell table:formula="of:=[$Sheet1.B159]" office:value-type="float" office:value="3.0992E+035" calcext:value-type="float">
            <text:p>3.09920E+35</text:p>
          </table:table-cell>
          <table:table-cell table:formula="of:=[$Sheet1.C159]" office:value-type="float" office:value="0.734" calcext:value-type="float">
            <text:p>7.34000E-01</text:p>
          </table:table-cell>
          <table:table-cell table:formula="of:=[$Sheet1.D159]" office:value-type="float" office:value="0.09058" calcext:value-type="float">
            <text:p>9.05800E-02</text:p>
          </table:table-cell>
          <table:table-cell table:formula="of:=[$Sheet1.E159]" office:value-type="float" office:value="0" calcext:value-type="float">
            <text:p>0.00000E+00</text:p>
          </table:table-cell>
          <table:table-cell table:formula="of:=[$Sheet1.F159]" office:value-type="float" office:value="0.90942" calcext:value-type="float">
            <text:p>9.09420E-01</text:p>
          </table:table-cell>
          <table:table-cell table:formula="of:=[$Sheet1.G159]" office:value-type="float" office:value="0.09058" calcext:value-type="float">
            <text:p>9.05800E-02</text:p>
          </table:table-cell>
          <table:table-cell table:formula="of:=[$Sheet1.H159]" office:value-type="float" office:value="0" calcext:value-type="float">
            <text:p>0.00000E+00</text:p>
          </table:table-cell>
          <table:table-cell table:formula="of:=[$Sheet1.I159]" office:value-type="float" office:value="0" calcext:value-type="float">
            <text:p>0.00000E+00</text:p>
          </table:table-cell>
          <table:table-cell table:formula="of:=[$Sheet1.J159]" office:value-type="float" office:value="0" calcext:value-type="float">
            <text:p>0.00000E+00</text:p>
          </table:table-cell>
          <table:table-cell table:formula="of:=[$Sheet1.K15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59]" office:value-type="float" office:value="1.32617" calcext:value-type="float">
            <text:p>1.32617E+00</text:p>
          </table:table-cell>
          <table:table-cell table:formula="of:=[$Sheet1.M159]" office:value-type="float" office:value="1.32617" calcext:value-type="float">
            <text:p>1.32617E+00</text:p>
          </table:table-cell>
          <table:table-cell table:formula="of:=[$Sheet1.N159]" office:value-type="float" office:value="0" calcext:value-type="float">
            <text:p>0.00000E+00</text:p>
          </table:table-cell>
          <table:table-cell table:formula="of:=[$Sheet1.O159]" office:value-type="float" office:value="0" calcext:value-type="float">
            <text:p>0.00000E+00</text:p>
          </table:table-cell>
          <table:table-cell table:formula="of:=[$Sheet1.P159]" office:value-type="float" office:value="0" calcext:value-type="float">
            <text:p>0.00000E+00</text:p>
          </table:table-cell>
          <table:table-cell table:formula="of:=[$Sheet1.Q15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0]" office:value-type="float" office:value="1376700000000000" calcext:value-type="float">
            <text:p>1.37670E+15</text:p>
          </table:table-cell>
          <table:table-cell table:formula="of:=[$Sheet1.B160]" office:value-type="float" office:value="2.925E+035" calcext:value-type="float">
            <text:p>2.92500E+35</text:p>
          </table:table-cell>
          <table:table-cell table:formula="of:=[$Sheet1.C160]" office:value-type="float" office:value="0.72048" calcext:value-type="float">
            <text:p>7.20480E-01</text:p>
          </table:table-cell>
          <table:table-cell table:formula="of:=[$Sheet1.D160]" office:value-type="float" office:value="0.08843" calcext:value-type="float">
            <text:p>8.84300E-02</text:p>
          </table:table-cell>
          <table:table-cell table:formula="of:=[$Sheet1.E160]" office:value-type="float" office:value="0" calcext:value-type="float">
            <text:p>0.00000E+00</text:p>
          </table:table-cell>
          <table:table-cell table:formula="of:=[$Sheet1.F160]" office:value-type="float" office:value="0.91157" calcext:value-type="float">
            <text:p>9.11570E-01</text:p>
          </table:table-cell>
          <table:table-cell table:formula="of:=[$Sheet1.G160]" office:value-type="float" office:value="0.08843" calcext:value-type="float">
            <text:p>8.84300E-02</text:p>
          </table:table-cell>
          <table:table-cell table:formula="of:=[$Sheet1.H160]" office:value-type="float" office:value="0" calcext:value-type="float">
            <text:p>0.00000E+00</text:p>
          </table:table-cell>
          <table:table-cell table:formula="of:=[$Sheet1.I160]" office:value-type="float" office:value="0" calcext:value-type="float">
            <text:p>0.00000E+00</text:p>
          </table:table-cell>
          <table:table-cell table:formula="of:=[$Sheet1.J160]" office:value-type="float" office:value="0" calcext:value-type="float">
            <text:p>0.00000E+00</text:p>
          </table:table-cell>
          <table:table-cell table:formula="of:=[$Sheet1.K16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0]" office:value-type="float" office:value="1.31978" calcext:value-type="float">
            <text:p>1.31978E+00</text:p>
          </table:table-cell>
          <table:table-cell table:formula="of:=[$Sheet1.M160]" office:value-type="float" office:value="1.31978" calcext:value-type="float">
            <text:p>1.31978E+00</text:p>
          </table:table-cell>
          <table:table-cell table:formula="of:=[$Sheet1.N160]" office:value-type="float" office:value="0" calcext:value-type="float">
            <text:p>0.00000E+00</text:p>
          </table:table-cell>
          <table:table-cell table:formula="of:=[$Sheet1.O160]" office:value-type="float" office:value="0" calcext:value-type="float">
            <text:p>0.00000E+00</text:p>
          </table:table-cell>
          <table:table-cell table:formula="of:=[$Sheet1.P160]" office:value-type="float" office:value="0" calcext:value-type="float">
            <text:p>0.00000E+00</text:p>
          </table:table-cell>
          <table:table-cell table:formula="of:=[$Sheet1.Q16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1]" office:value-type="float" office:value="1344700000000000" calcext:value-type="float">
            <text:p>1.34470E+15</text:p>
          </table:table-cell>
          <table:table-cell table:formula="of:=[$Sheet1.B161]" office:value-type="float" office:value="2.7573E+035" calcext:value-type="float">
            <text:p>2.75730E+35</text:p>
          </table:table-cell>
          <table:table-cell table:formula="of:=[$Sheet1.C161]" office:value-type="float" office:value="0.70685" calcext:value-type="float">
            <text:p>7.06850E-01</text:p>
          </table:table-cell>
          <table:table-cell table:formula="of:=[$Sheet1.D161]" office:value-type="float" office:value="0.08629" calcext:value-type="float">
            <text:p>8.62900E-02</text:p>
          </table:table-cell>
          <table:table-cell table:formula="of:=[$Sheet1.E161]" office:value-type="float" office:value="0" calcext:value-type="float">
            <text:p>0.00000E+00</text:p>
          </table:table-cell>
          <table:table-cell table:formula="of:=[$Sheet1.F161]" office:value-type="float" office:value="0.91371" calcext:value-type="float">
            <text:p>9.13710E-01</text:p>
          </table:table-cell>
          <table:table-cell table:formula="of:=[$Sheet1.G161]" office:value-type="float" office:value="0.08629" calcext:value-type="float">
            <text:p>8.62900E-02</text:p>
          </table:table-cell>
          <table:table-cell table:formula="of:=[$Sheet1.H161]" office:value-type="float" office:value="0" calcext:value-type="float">
            <text:p>0.00000E+00</text:p>
          </table:table-cell>
          <table:table-cell table:formula="of:=[$Sheet1.I161]" office:value-type="float" office:value="0" calcext:value-type="float">
            <text:p>0.00000E+00</text:p>
          </table:table-cell>
          <table:table-cell table:formula="of:=[$Sheet1.J161]" office:value-type="float" office:value="0" calcext:value-type="float">
            <text:p>0.00000E+00</text:p>
          </table:table-cell>
          <table:table-cell table:formula="of:=[$Sheet1.K16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1]" office:value-type="float" office:value="1.31339" calcext:value-type="float">
            <text:p>1.31339E+00</text:p>
          </table:table-cell>
          <table:table-cell table:formula="of:=[$Sheet1.M161]" office:value-type="float" office:value="1.31339" calcext:value-type="float">
            <text:p>1.31339E+00</text:p>
          </table:table-cell>
          <table:table-cell table:formula="of:=[$Sheet1.N161]" office:value-type="float" office:value="0" calcext:value-type="float">
            <text:p>0.00000E+00</text:p>
          </table:table-cell>
          <table:table-cell table:formula="of:=[$Sheet1.O161]" office:value-type="float" office:value="0" calcext:value-type="float">
            <text:p>0.00000E+00</text:p>
          </table:table-cell>
          <table:table-cell table:formula="of:=[$Sheet1.P161]" office:value-type="float" office:value="0" calcext:value-type="float">
            <text:p>0.00000E+00</text:p>
          </table:table-cell>
          <table:table-cell table:formula="of:=[$Sheet1.Q16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2]" office:value-type="float" office:value="1312800000000000" calcext:value-type="float">
            <text:p>1.31280E+15</text:p>
          </table:table-cell>
          <table:table-cell table:formula="of:=[$Sheet1.B162]" office:value-type="float" office:value="2.596E+035" calcext:value-type="float">
            <text:p>2.59600E+35</text:p>
          </table:table-cell>
          <table:table-cell table:formula="of:=[$Sheet1.C162]" office:value-type="float" office:value="0.69312" calcext:value-type="float">
            <text:p>6.93120E-01</text:p>
          </table:table-cell>
          <table:table-cell table:formula="of:=[$Sheet1.D162]" office:value-type="float" office:value="0.08414" calcext:value-type="float">
            <text:p>8.41400E-02</text:p>
          </table:table-cell>
          <table:table-cell table:formula="of:=[$Sheet1.E162]" office:value-type="float" office:value="0" calcext:value-type="float">
            <text:p>0.00000E+00</text:p>
          </table:table-cell>
          <table:table-cell table:formula="of:=[$Sheet1.F162]" office:value-type="float" office:value="0.91586" calcext:value-type="float">
            <text:p>9.15860E-01</text:p>
          </table:table-cell>
          <table:table-cell table:formula="of:=[$Sheet1.G162]" office:value-type="float" office:value="0.08414" calcext:value-type="float">
            <text:p>8.41400E-02</text:p>
          </table:table-cell>
          <table:table-cell table:formula="of:=[$Sheet1.H162]" office:value-type="float" office:value="0" calcext:value-type="float">
            <text:p>0.00000E+00</text:p>
          </table:table-cell>
          <table:table-cell table:formula="of:=[$Sheet1.I162]" office:value-type="float" office:value="0" calcext:value-type="float">
            <text:p>0.00000E+00</text:p>
          </table:table-cell>
          <table:table-cell table:formula="of:=[$Sheet1.J162]" office:value-type="float" office:value="0" calcext:value-type="float">
            <text:p>0.00000E+00</text:p>
          </table:table-cell>
          <table:table-cell table:formula="of:=[$Sheet1.K16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2]" office:value-type="float" office:value="1.307" calcext:value-type="float">
            <text:p>1.30700E+00</text:p>
          </table:table-cell>
          <table:table-cell table:formula="of:=[$Sheet1.M162]" office:value-type="float" office:value="1.307" calcext:value-type="float">
            <text:p>1.30700E+00</text:p>
          </table:table-cell>
          <table:table-cell table:formula="of:=[$Sheet1.N162]" office:value-type="float" office:value="0" calcext:value-type="float">
            <text:p>0.00000E+00</text:p>
          </table:table-cell>
          <table:table-cell table:formula="of:=[$Sheet1.O162]" office:value-type="float" office:value="0" calcext:value-type="float">
            <text:p>0.00000E+00</text:p>
          </table:table-cell>
          <table:table-cell table:formula="of:=[$Sheet1.P162]" office:value-type="float" office:value="0" calcext:value-type="float">
            <text:p>0.00000E+00</text:p>
          </table:table-cell>
          <table:table-cell table:formula="of:=[$Sheet1.Q16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3]" office:value-type="float" office:value="1.281E+015" calcext:value-type="float">
            <text:p>1.28100E+15</text:p>
          </table:table-cell>
          <table:table-cell table:formula="of:=[$Sheet1.B163]" office:value-type="float" office:value="2.4409E+035" calcext:value-type="float">
            <text:p>2.44090E+35</text:p>
          </table:table-cell>
          <table:table-cell table:formula="of:=[$Sheet1.C163]" office:value-type="float" office:value="0.67929" calcext:value-type="float">
            <text:p>6.79290E-01</text:p>
          </table:table-cell>
          <table:table-cell table:formula="of:=[$Sheet1.D163]" office:value-type="float" office:value="0.082" calcext:value-type="float">
            <text:p>8.20000E-02</text:p>
          </table:table-cell>
          <table:table-cell table:formula="of:=[$Sheet1.E163]" office:value-type="float" office:value="0" calcext:value-type="float">
            <text:p>0.00000E+00</text:p>
          </table:table-cell>
          <table:table-cell table:formula="of:=[$Sheet1.F163]" office:value-type="float" office:value="0.918" calcext:value-type="float">
            <text:p>9.18000E-01</text:p>
          </table:table-cell>
          <table:table-cell table:formula="of:=[$Sheet1.G163]" office:value-type="float" office:value="0.082" calcext:value-type="float">
            <text:p>8.20000E-02</text:p>
          </table:table-cell>
          <table:table-cell table:formula="of:=[$Sheet1.H163]" office:value-type="float" office:value="0" calcext:value-type="float">
            <text:p>0.00000E+00</text:p>
          </table:table-cell>
          <table:table-cell table:formula="of:=[$Sheet1.I163]" office:value-type="float" office:value="0" calcext:value-type="float">
            <text:p>0.00000E+00</text:p>
          </table:table-cell>
          <table:table-cell table:formula="of:=[$Sheet1.J163]" office:value-type="float" office:value="0" calcext:value-type="float">
            <text:p>0.00000E+00</text:p>
          </table:table-cell>
          <table:table-cell table:formula="of:=[$Sheet1.K16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3]" office:value-type="float" office:value="1.30061" calcext:value-type="float">
            <text:p>1.30061E+00</text:p>
          </table:table-cell>
          <table:table-cell table:formula="of:=[$Sheet1.M163]" office:value-type="float" office:value="1.30061" calcext:value-type="float">
            <text:p>1.30061E+00</text:p>
          </table:table-cell>
          <table:table-cell table:formula="of:=[$Sheet1.N163]" office:value-type="float" office:value="0" calcext:value-type="float">
            <text:p>0.00000E+00</text:p>
          </table:table-cell>
          <table:table-cell table:formula="of:=[$Sheet1.O163]" office:value-type="float" office:value="0" calcext:value-type="float">
            <text:p>0.00000E+00</text:p>
          </table:table-cell>
          <table:table-cell table:formula="of:=[$Sheet1.P163]" office:value-type="float" office:value="0" calcext:value-type="float">
            <text:p>0.00000E+00</text:p>
          </table:table-cell>
          <table:table-cell table:formula="of:=[$Sheet1.Q16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4]" office:value-type="float" office:value="1249300000000000" calcext:value-type="float">
            <text:p>1.24930E+15</text:p>
          </table:table-cell>
          <table:table-cell table:formula="of:=[$Sheet1.B164]" office:value-type="float" office:value="2.2919E+035" calcext:value-type="float">
            <text:p>2.29190E+35</text:p>
          </table:table-cell>
          <table:table-cell table:formula="of:=[$Sheet1.C164]" office:value-type="float" office:value="0.66534" calcext:value-type="float">
            <text:p>6.65340E-01</text:p>
          </table:table-cell>
          <table:table-cell table:formula="of:=[$Sheet1.D164]" office:value-type="float" office:value="0.07987" calcext:value-type="float">
            <text:p>7.98700E-02</text:p>
          </table:table-cell>
          <table:table-cell table:formula="of:=[$Sheet1.E164]" office:value-type="float" office:value="0" calcext:value-type="float">
            <text:p>0.00000E+00</text:p>
          </table:table-cell>
          <table:table-cell table:formula="of:=[$Sheet1.F164]" office:value-type="float" office:value="0.92013" calcext:value-type="float">
            <text:p>9.20130E-01</text:p>
          </table:table-cell>
          <table:table-cell table:formula="of:=[$Sheet1.G164]" office:value-type="float" office:value="0.07987" calcext:value-type="float">
            <text:p>7.98700E-02</text:p>
          </table:table-cell>
          <table:table-cell table:formula="of:=[$Sheet1.H164]" office:value-type="float" office:value="0" calcext:value-type="float">
            <text:p>0.00000E+00</text:p>
          </table:table-cell>
          <table:table-cell table:formula="of:=[$Sheet1.I164]" office:value-type="float" office:value="0" calcext:value-type="float">
            <text:p>0.00000E+00</text:p>
          </table:table-cell>
          <table:table-cell table:formula="of:=[$Sheet1.J164]" office:value-type="float" office:value="0" calcext:value-type="float">
            <text:p>0.00000E+00</text:p>
          </table:table-cell>
          <table:table-cell table:formula="of:=[$Sheet1.K16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4]" office:value-type="float" office:value="1.29422" calcext:value-type="float">
            <text:p>1.29422E+00</text:p>
          </table:table-cell>
          <table:table-cell table:formula="of:=[$Sheet1.M164]" office:value-type="float" office:value="1.29422" calcext:value-type="float">
            <text:p>1.29422E+00</text:p>
          </table:table-cell>
          <table:table-cell table:formula="of:=[$Sheet1.N164]" office:value-type="float" office:value="0" calcext:value-type="float">
            <text:p>0.00000E+00</text:p>
          </table:table-cell>
          <table:table-cell table:formula="of:=[$Sheet1.O164]" office:value-type="float" office:value="0" calcext:value-type="float">
            <text:p>0.00000E+00</text:p>
          </table:table-cell>
          <table:table-cell table:formula="of:=[$Sheet1.P164]" office:value-type="float" office:value="0" calcext:value-type="float">
            <text:p>0.00000E+00</text:p>
          </table:table-cell>
          <table:table-cell table:formula="of:=[$Sheet1.Q16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5]" office:value-type="float" office:value="1217700000000000" calcext:value-type="float">
            <text:p>1.21770E+15</text:p>
          </table:table-cell>
          <table:table-cell table:formula="of:=[$Sheet1.B165]" office:value-type="float" office:value="2.149E+035" calcext:value-type="float">
            <text:p>2.14900E+35</text:p>
          </table:table-cell>
          <table:table-cell table:formula="of:=[$Sheet1.C165]" office:value-type="float" office:value="0.65129" calcext:value-type="float">
            <text:p>6.51290E-01</text:p>
          </table:table-cell>
          <table:table-cell table:formula="of:=[$Sheet1.D165]" office:value-type="float" office:value="0.07774" calcext:value-type="float">
            <text:p>7.77400E-02</text:p>
          </table:table-cell>
          <table:table-cell table:formula="of:=[$Sheet1.E165]" office:value-type="float" office:value="0" calcext:value-type="float">
            <text:p>0.00000E+00</text:p>
          </table:table-cell>
          <table:table-cell table:formula="of:=[$Sheet1.F165]" office:value-type="float" office:value="0.92226" calcext:value-type="float">
            <text:p>9.22260E-01</text:p>
          </table:table-cell>
          <table:table-cell table:formula="of:=[$Sheet1.G165]" office:value-type="float" office:value="0.07774" calcext:value-type="float">
            <text:p>7.77400E-02</text:p>
          </table:table-cell>
          <table:table-cell table:formula="of:=[$Sheet1.H165]" office:value-type="float" office:value="0" calcext:value-type="float">
            <text:p>0.00000E+00</text:p>
          </table:table-cell>
          <table:table-cell table:formula="of:=[$Sheet1.I165]" office:value-type="float" office:value="0" calcext:value-type="float">
            <text:p>0.00000E+00</text:p>
          </table:table-cell>
          <table:table-cell table:formula="of:=[$Sheet1.J165]" office:value-type="float" office:value="0" calcext:value-type="float">
            <text:p>0.00000E+00</text:p>
          </table:table-cell>
          <table:table-cell table:formula="of:=[$Sheet1.K16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5]" office:value-type="float" office:value="1.28783" calcext:value-type="float">
            <text:p>1.28783E+00</text:p>
          </table:table-cell>
          <table:table-cell table:formula="of:=[$Sheet1.M165]" office:value-type="float" office:value="1.28783" calcext:value-type="float">
            <text:p>1.28783E+00</text:p>
          </table:table-cell>
          <table:table-cell table:formula="of:=[$Sheet1.N165]" office:value-type="float" office:value="0" calcext:value-type="float">
            <text:p>0.00000E+00</text:p>
          </table:table-cell>
          <table:table-cell table:formula="of:=[$Sheet1.O165]" office:value-type="float" office:value="0" calcext:value-type="float">
            <text:p>0.00000E+00</text:p>
          </table:table-cell>
          <table:table-cell table:formula="of:=[$Sheet1.P165]" office:value-type="float" office:value="0" calcext:value-type="float">
            <text:p>0.00000E+00</text:p>
          </table:table-cell>
          <table:table-cell table:formula="of:=[$Sheet1.Q16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6]" office:value-type="float" office:value="1186200000000000" calcext:value-type="float">
            <text:p>1.18620E+15</text:p>
          </table:table-cell>
          <table:table-cell table:formula="of:=[$Sheet1.B166]" office:value-type="float" office:value="2.012E+035" calcext:value-type="float">
            <text:p>2.01200E+35</text:p>
          </table:table-cell>
          <table:table-cell table:formula="of:=[$Sheet1.C166]" office:value-type="float" office:value="0.63714" calcext:value-type="float">
            <text:p>6.37140E-01</text:p>
          </table:table-cell>
          <table:table-cell table:formula="of:=[$Sheet1.D166]" office:value-type="float" office:value="0.07562" calcext:value-type="float">
            <text:p>7.56200E-02</text:p>
          </table:table-cell>
          <table:table-cell table:formula="of:=[$Sheet1.E166]" office:value-type="float" office:value="0" calcext:value-type="float">
            <text:p>0.00000E+00</text:p>
          </table:table-cell>
          <table:table-cell table:formula="of:=[$Sheet1.F166]" office:value-type="float" office:value="0.92438" calcext:value-type="float">
            <text:p>9.24380E-01</text:p>
          </table:table-cell>
          <table:table-cell table:formula="of:=[$Sheet1.G166]" office:value-type="float" office:value="0.07562" calcext:value-type="float">
            <text:p>7.56200E-02</text:p>
          </table:table-cell>
          <table:table-cell table:formula="of:=[$Sheet1.H166]" office:value-type="float" office:value="0" calcext:value-type="float">
            <text:p>0.00000E+00</text:p>
          </table:table-cell>
          <table:table-cell table:formula="of:=[$Sheet1.I166]" office:value-type="float" office:value="0" calcext:value-type="float">
            <text:p>0.00000E+00</text:p>
          </table:table-cell>
          <table:table-cell table:formula="of:=[$Sheet1.J166]" office:value-type="float" office:value="0" calcext:value-type="float">
            <text:p>0.00000E+00</text:p>
          </table:table-cell>
          <table:table-cell table:formula="of:=[$Sheet1.K16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6]" office:value-type="float" office:value="1.28144" calcext:value-type="float">
            <text:p>1.28144E+00</text:p>
          </table:table-cell>
          <table:table-cell table:formula="of:=[$Sheet1.M166]" office:value-type="float" office:value="1.28144" calcext:value-type="float">
            <text:p>1.28144E+00</text:p>
          </table:table-cell>
          <table:table-cell table:formula="of:=[$Sheet1.N166]" office:value-type="float" office:value="0" calcext:value-type="float">
            <text:p>0.00000E+00</text:p>
          </table:table-cell>
          <table:table-cell table:formula="of:=[$Sheet1.O166]" office:value-type="float" office:value="0" calcext:value-type="float">
            <text:p>0.00000E+00</text:p>
          </table:table-cell>
          <table:table-cell table:formula="of:=[$Sheet1.P166]" office:value-type="float" office:value="0" calcext:value-type="float">
            <text:p>0.00000E+00</text:p>
          </table:table-cell>
          <table:table-cell table:formula="of:=[$Sheet1.Q16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7]" office:value-type="float" office:value="1154800000000000" calcext:value-type="float">
            <text:p>1.15480E+15</text:p>
          </table:table-cell>
          <table:table-cell table:formula="of:=[$Sheet1.B167]" office:value-type="float" office:value="1.8807E+035" calcext:value-type="float">
            <text:p>1.88070E+35</text:p>
          </table:table-cell>
          <table:table-cell table:formula="of:=[$Sheet1.C167]" office:value-type="float" office:value="0.62287" calcext:value-type="float">
            <text:p>6.22870E-01</text:p>
          </table:table-cell>
          <table:table-cell table:formula="of:=[$Sheet1.D167]" office:value-type="float" office:value="0.07351" calcext:value-type="float">
            <text:p>7.35100E-02</text:p>
          </table:table-cell>
          <table:table-cell table:formula="of:=[$Sheet1.E167]" office:value-type="float" office:value="0" calcext:value-type="float">
            <text:p>0.00000E+00</text:p>
          </table:table-cell>
          <table:table-cell table:formula="of:=[$Sheet1.F167]" office:value-type="float" office:value="0.92649" calcext:value-type="float">
            <text:p>9.26490E-01</text:p>
          </table:table-cell>
          <table:table-cell table:formula="of:=[$Sheet1.G167]" office:value-type="float" office:value="0.07351" calcext:value-type="float">
            <text:p>7.35100E-02</text:p>
          </table:table-cell>
          <table:table-cell table:formula="of:=[$Sheet1.H167]" office:value-type="float" office:value="0" calcext:value-type="float">
            <text:p>0.00000E+00</text:p>
          </table:table-cell>
          <table:table-cell table:formula="of:=[$Sheet1.I167]" office:value-type="float" office:value="0" calcext:value-type="float">
            <text:p>0.00000E+00</text:p>
          </table:table-cell>
          <table:table-cell table:formula="of:=[$Sheet1.J167]" office:value-type="float" office:value="0" calcext:value-type="float">
            <text:p>0.00000E+00</text:p>
          </table:table-cell>
          <table:table-cell table:formula="of:=[$Sheet1.K16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7]" office:value-type="float" office:value="1.27505" calcext:value-type="float">
            <text:p>1.27505E+00</text:p>
          </table:table-cell>
          <table:table-cell table:formula="of:=[$Sheet1.M167]" office:value-type="float" office:value="1.27505" calcext:value-type="float">
            <text:p>1.27505E+00</text:p>
          </table:table-cell>
          <table:table-cell table:formula="of:=[$Sheet1.N167]" office:value-type="float" office:value="0" calcext:value-type="float">
            <text:p>0.00000E+00</text:p>
          </table:table-cell>
          <table:table-cell table:formula="of:=[$Sheet1.O167]" office:value-type="float" office:value="0" calcext:value-type="float">
            <text:p>0.00000E+00</text:p>
          </table:table-cell>
          <table:table-cell table:formula="of:=[$Sheet1.P167]" office:value-type="float" office:value="0" calcext:value-type="float">
            <text:p>0.00000E+00</text:p>
          </table:table-cell>
          <table:table-cell table:formula="of:=[$Sheet1.Q16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8]" office:value-type="float" office:value="1123500000000000" calcext:value-type="float">
            <text:p>1.12350E+15</text:p>
          </table:table-cell>
          <table:table-cell table:formula="of:=[$Sheet1.B168]" office:value-type="float" office:value="1.7551E+035" calcext:value-type="float">
            <text:p>1.75510E+35</text:p>
          </table:table-cell>
          <table:table-cell table:formula="of:=[$Sheet1.C168]" office:value-type="float" office:value="0.6085" calcext:value-type="float">
            <text:p>6.08500E-01</text:p>
          </table:table-cell>
          <table:table-cell table:formula="of:=[$Sheet1.D168]" office:value-type="float" office:value="0.0714" calcext:value-type="float">
            <text:p>7.14000E-02</text:p>
          </table:table-cell>
          <table:table-cell table:formula="of:=[$Sheet1.E168]" office:value-type="float" office:value="0" calcext:value-type="float">
            <text:p>0.00000E+00</text:p>
          </table:table-cell>
          <table:table-cell table:formula="of:=[$Sheet1.F168]" office:value-type="float" office:value="0.9286" calcext:value-type="float">
            <text:p>9.28600E-01</text:p>
          </table:table-cell>
          <table:table-cell table:formula="of:=[$Sheet1.G168]" office:value-type="float" office:value="0.0714" calcext:value-type="float">
            <text:p>7.14000E-02</text:p>
          </table:table-cell>
          <table:table-cell table:formula="of:=[$Sheet1.H168]" office:value-type="float" office:value="0" calcext:value-type="float">
            <text:p>0.00000E+00</text:p>
          </table:table-cell>
          <table:table-cell table:formula="of:=[$Sheet1.I168]" office:value-type="float" office:value="0" calcext:value-type="float">
            <text:p>0.00000E+00</text:p>
          </table:table-cell>
          <table:table-cell table:formula="of:=[$Sheet1.J168]" office:value-type="float" office:value="0" calcext:value-type="float">
            <text:p>0.00000E+00</text:p>
          </table:table-cell>
          <table:table-cell table:formula="of:=[$Sheet1.K16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8]" office:value-type="float" office:value="1.26866" calcext:value-type="float">
            <text:p>1.26866E+00</text:p>
          </table:table-cell>
          <table:table-cell table:formula="of:=[$Sheet1.M168]" office:value-type="float" office:value="1.26866" calcext:value-type="float">
            <text:p>1.26866E+00</text:p>
          </table:table-cell>
          <table:table-cell table:formula="of:=[$Sheet1.N168]" office:value-type="float" office:value="0" calcext:value-type="float">
            <text:p>0.00000E+00</text:p>
          </table:table-cell>
          <table:table-cell table:formula="of:=[$Sheet1.O168]" office:value-type="float" office:value="0" calcext:value-type="float">
            <text:p>0.00000E+00</text:p>
          </table:table-cell>
          <table:table-cell table:formula="of:=[$Sheet1.P168]" office:value-type="float" office:value="0" calcext:value-type="float">
            <text:p>0.00000E+00</text:p>
          </table:table-cell>
          <table:table-cell table:formula="of:=[$Sheet1.Q16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69]" office:value-type="float" office:value="1092200000000000" calcext:value-type="float">
            <text:p>1.09220E+15</text:p>
          </table:table-cell>
          <table:table-cell table:formula="of:=[$Sheet1.B169]" office:value-type="float" office:value="1.635E+035" calcext:value-type="float">
            <text:p>1.63500E+35</text:p>
          </table:table-cell>
          <table:table-cell table:formula="of:=[$Sheet1.C169]" office:value-type="float" office:value="0.59402" calcext:value-type="float">
            <text:p>5.94020E-01</text:p>
          </table:table-cell>
          <table:table-cell table:formula="of:=[$Sheet1.D169]" office:value-type="float" office:value="0.06931" calcext:value-type="float">
            <text:p>6.93100E-02</text:p>
          </table:table-cell>
          <table:table-cell table:formula="of:=[$Sheet1.E169]" office:value-type="float" office:value="0" calcext:value-type="float">
            <text:p>0.00000E+00</text:p>
          </table:table-cell>
          <table:table-cell table:formula="of:=[$Sheet1.F169]" office:value-type="float" office:value="0.93069" calcext:value-type="float">
            <text:p>9.30690E-01</text:p>
          </table:table-cell>
          <table:table-cell table:formula="of:=[$Sheet1.G169]" office:value-type="float" office:value="0.06931" calcext:value-type="float">
            <text:p>6.93100E-02</text:p>
          </table:table-cell>
          <table:table-cell table:formula="of:=[$Sheet1.H169]" office:value-type="float" office:value="0" calcext:value-type="float">
            <text:p>0.00000E+00</text:p>
          </table:table-cell>
          <table:table-cell table:formula="of:=[$Sheet1.I169]" office:value-type="float" office:value="0" calcext:value-type="float">
            <text:p>0.00000E+00</text:p>
          </table:table-cell>
          <table:table-cell table:formula="of:=[$Sheet1.J169]" office:value-type="float" office:value="0" calcext:value-type="float">
            <text:p>0.00000E+00</text:p>
          </table:table-cell>
          <table:table-cell table:formula="of:=[$Sheet1.K16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69]" office:value-type="float" office:value="1.26227" calcext:value-type="float">
            <text:p>1.26227E+00</text:p>
          </table:table-cell>
          <table:table-cell table:formula="of:=[$Sheet1.M169]" office:value-type="float" office:value="1.26227" calcext:value-type="float">
            <text:p>1.26227E+00</text:p>
          </table:table-cell>
          <table:table-cell table:formula="of:=[$Sheet1.N169]" office:value-type="float" office:value="0" calcext:value-type="float">
            <text:p>0.00000E+00</text:p>
          </table:table-cell>
          <table:table-cell table:formula="of:=[$Sheet1.O169]" office:value-type="float" office:value="0" calcext:value-type="float">
            <text:p>0.00000E+00</text:p>
          </table:table-cell>
          <table:table-cell table:formula="of:=[$Sheet1.P169]" office:value-type="float" office:value="0" calcext:value-type="float">
            <text:p>0.00000E+00</text:p>
          </table:table-cell>
          <table:table-cell table:formula="of:=[$Sheet1.Q16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0]" office:value-type="float" office:value="1.0611E+015" calcext:value-type="float">
            <text:p>1.06110E+15</text:p>
          </table:table-cell>
          <table:table-cell table:formula="of:=[$Sheet1.B170]" office:value-type="float" office:value="1.5204E+035" calcext:value-type="float">
            <text:p>1.52040E+35</text:p>
          </table:table-cell>
          <table:table-cell table:formula="of:=[$Sheet1.C170]" office:value-type="float" office:value="0.57942" calcext:value-type="float">
            <text:p>5.79420E-01</text:p>
          </table:table-cell>
          <table:table-cell table:formula="of:=[$Sheet1.D170]" office:value-type="float" office:value="0.06722" calcext:value-type="float">
            <text:p>6.72200E-02</text:p>
          </table:table-cell>
          <table:table-cell table:formula="of:=[$Sheet1.E170]" office:value-type="float" office:value="0" calcext:value-type="float">
            <text:p>0.00000E+00</text:p>
          </table:table-cell>
          <table:table-cell table:formula="of:=[$Sheet1.F170]" office:value-type="float" office:value="0.93278" calcext:value-type="float">
            <text:p>9.32780E-01</text:p>
          </table:table-cell>
          <table:table-cell table:formula="of:=[$Sheet1.G170]" office:value-type="float" office:value="0.06722" calcext:value-type="float">
            <text:p>6.72200E-02</text:p>
          </table:table-cell>
          <table:table-cell table:formula="of:=[$Sheet1.H170]" office:value-type="float" office:value="0" calcext:value-type="float">
            <text:p>0.00000E+00</text:p>
          </table:table-cell>
          <table:table-cell table:formula="of:=[$Sheet1.I170]" office:value-type="float" office:value="0" calcext:value-type="float">
            <text:p>0.00000E+00</text:p>
          </table:table-cell>
          <table:table-cell table:formula="of:=[$Sheet1.J170]" office:value-type="float" office:value="0" calcext:value-type="float">
            <text:p>0.00000E+00</text:p>
          </table:table-cell>
          <table:table-cell table:formula="of:=[$Sheet1.K17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0]" office:value-type="float" office:value="1.25589" calcext:value-type="float">
            <text:p>1.25589E+00</text:p>
          </table:table-cell>
          <table:table-cell table:formula="of:=[$Sheet1.M170]" office:value-type="float" office:value="1.25589" calcext:value-type="float">
            <text:p>1.25589E+00</text:p>
          </table:table-cell>
          <table:table-cell table:formula="of:=[$Sheet1.N170]" office:value-type="float" office:value="0" calcext:value-type="float">
            <text:p>0.00000E+00</text:p>
          </table:table-cell>
          <table:table-cell table:formula="of:=[$Sheet1.O170]" office:value-type="float" office:value="0" calcext:value-type="float">
            <text:p>0.00000E+00</text:p>
          </table:table-cell>
          <table:table-cell table:formula="of:=[$Sheet1.P170]" office:value-type="float" office:value="0" calcext:value-type="float">
            <text:p>0.00000E+00</text:p>
          </table:table-cell>
          <table:table-cell table:formula="of:=[$Sheet1.Q17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1]" office:value-type="float" office:value="1030000000000000" calcext:value-type="float">
            <text:p>1.03000E+15</text:p>
          </table:table-cell>
          <table:table-cell table:formula="of:=[$Sheet1.B171]" office:value-type="float" office:value="1.411E+035" calcext:value-type="float">
            <text:p>1.41100E+35</text:p>
          </table:table-cell>
          <table:table-cell table:formula="of:=[$Sheet1.C171]" office:value-type="float" office:value="0.56472" calcext:value-type="float">
            <text:p>5.64720E-01</text:p>
          </table:table-cell>
          <table:table-cell table:formula="of:=[$Sheet1.D171]" office:value-type="float" office:value="0.06515" calcext:value-type="float">
            <text:p>6.51500E-02</text:p>
          </table:table-cell>
          <table:table-cell table:formula="of:=[$Sheet1.E171]" office:value-type="float" office:value="0" calcext:value-type="float">
            <text:p>0.00000E+00</text:p>
          </table:table-cell>
          <table:table-cell table:formula="of:=[$Sheet1.F171]" office:value-type="float" office:value="0.93485" calcext:value-type="float">
            <text:p>9.34850E-01</text:p>
          </table:table-cell>
          <table:table-cell table:formula="of:=[$Sheet1.G171]" office:value-type="float" office:value="0.06515" calcext:value-type="float">
            <text:p>6.51500E-02</text:p>
          </table:table-cell>
          <table:table-cell table:formula="of:=[$Sheet1.H171]" office:value-type="float" office:value="0" calcext:value-type="float">
            <text:p>0.00000E+00</text:p>
          </table:table-cell>
          <table:table-cell table:formula="of:=[$Sheet1.I171]" office:value-type="float" office:value="0" calcext:value-type="float">
            <text:p>0.00000E+00</text:p>
          </table:table-cell>
          <table:table-cell table:formula="of:=[$Sheet1.J171]" office:value-type="float" office:value="0" calcext:value-type="float">
            <text:p>0.00000E+00</text:p>
          </table:table-cell>
          <table:table-cell table:formula="of:=[$Sheet1.K17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1]" office:value-type="float" office:value="1.2495" calcext:value-type="float">
            <text:p>1.24950E+00</text:p>
          </table:table-cell>
          <table:table-cell table:formula="of:=[$Sheet1.M171]" office:value-type="float" office:value="1.2495" calcext:value-type="float">
            <text:p>1.24950E+00</text:p>
          </table:table-cell>
          <table:table-cell table:formula="of:=[$Sheet1.N171]" office:value-type="float" office:value="0" calcext:value-type="float">
            <text:p>0.00000E+00</text:p>
          </table:table-cell>
          <table:table-cell table:formula="of:=[$Sheet1.O171]" office:value-type="float" office:value="0" calcext:value-type="float">
            <text:p>0.00000E+00</text:p>
          </table:table-cell>
          <table:table-cell table:formula="of:=[$Sheet1.P171]" office:value-type="float" office:value="0" calcext:value-type="float">
            <text:p>0.00000E+00</text:p>
          </table:table-cell>
          <table:table-cell table:formula="of:=[$Sheet1.Q17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2]" office:value-type="float" office:value="999040000000000" calcext:value-type="float">
            <text:p>9.99040E+14</text:p>
          </table:table-cell>
          <table:table-cell table:formula="of:=[$Sheet1.B172]" office:value-type="float" office:value="1.3068E+035" calcext:value-type="float">
            <text:p>1.30680E+35</text:p>
          </table:table-cell>
          <table:table-cell table:formula="of:=[$Sheet1.C172]" office:value-type="float" office:value="0.5499" calcext:value-type="float">
            <text:p>5.49900E-01</text:p>
          </table:table-cell>
          <table:table-cell table:formula="of:=[$Sheet1.D172]" office:value-type="float" office:value="0.06308" calcext:value-type="float">
            <text:p>6.30800E-02</text:p>
          </table:table-cell>
          <table:table-cell table:formula="of:=[$Sheet1.E172]" office:value-type="float" office:value="0" calcext:value-type="float">
            <text:p>0.00000E+00</text:p>
          </table:table-cell>
          <table:table-cell table:formula="of:=[$Sheet1.F172]" office:value-type="float" office:value="0.93692" calcext:value-type="float">
            <text:p>9.36920E-01</text:p>
          </table:table-cell>
          <table:table-cell table:formula="of:=[$Sheet1.G172]" office:value-type="float" office:value="0.06308" calcext:value-type="float">
            <text:p>6.30800E-02</text:p>
          </table:table-cell>
          <table:table-cell table:formula="of:=[$Sheet1.H172]" office:value-type="float" office:value="0" calcext:value-type="float">
            <text:p>0.00000E+00</text:p>
          </table:table-cell>
          <table:table-cell table:formula="of:=[$Sheet1.I172]" office:value-type="float" office:value="0" calcext:value-type="float">
            <text:p>0.00000E+00</text:p>
          </table:table-cell>
          <table:table-cell table:formula="of:=[$Sheet1.J172]" office:value-type="float" office:value="0" calcext:value-type="float">
            <text:p>0.00000E+00</text:p>
          </table:table-cell>
          <table:table-cell table:formula="of:=[$Sheet1.K17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2]" office:value-type="float" office:value="1.24311" calcext:value-type="float">
            <text:p>1.24311E+00</text:p>
          </table:table-cell>
          <table:table-cell table:formula="of:=[$Sheet1.M172]" office:value-type="float" office:value="1.24311" calcext:value-type="float">
            <text:p>1.24311E+00</text:p>
          </table:table-cell>
          <table:table-cell table:formula="of:=[$Sheet1.N172]" office:value-type="float" office:value="0" calcext:value-type="float">
            <text:p>0.00000E+00</text:p>
          </table:table-cell>
          <table:table-cell table:formula="of:=[$Sheet1.O172]" office:value-type="float" office:value="0" calcext:value-type="float">
            <text:p>0.00000E+00</text:p>
          </table:table-cell>
          <table:table-cell table:formula="of:=[$Sheet1.P172]" office:value-type="float" office:value="0" calcext:value-type="float">
            <text:p>0.00000E+00</text:p>
          </table:table-cell>
          <table:table-cell table:formula="of:=[$Sheet1.Q17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3]" office:value-type="float" office:value="968130000000000" calcext:value-type="float">
            <text:p>9.68130E+14</text:p>
          </table:table-cell>
          <table:table-cell table:formula="of:=[$Sheet1.B173]" office:value-type="float" office:value="1.2077E+035" calcext:value-type="float">
            <text:p>1.20770E+35</text:p>
          </table:table-cell>
          <table:table-cell table:formula="of:=[$Sheet1.C173]" office:value-type="float" office:value="0.53497" calcext:value-type="float">
            <text:p>5.34970E-01</text:p>
          </table:table-cell>
          <table:table-cell table:formula="of:=[$Sheet1.D173]" office:value-type="float" office:value="0.06103" calcext:value-type="float">
            <text:p>6.10300E-02</text:p>
          </table:table-cell>
          <table:table-cell table:formula="of:=[$Sheet1.E173]" office:value-type="float" office:value="0" calcext:value-type="float">
            <text:p>0.00000E+00</text:p>
          </table:table-cell>
          <table:table-cell table:formula="of:=[$Sheet1.F173]" office:value-type="float" office:value="0.93897" calcext:value-type="float">
            <text:p>9.38970E-01</text:p>
          </table:table-cell>
          <table:table-cell table:formula="of:=[$Sheet1.G173]" office:value-type="float" office:value="0.06103" calcext:value-type="float">
            <text:p>6.10300E-02</text:p>
          </table:table-cell>
          <table:table-cell table:formula="of:=[$Sheet1.H173]" office:value-type="float" office:value="0" calcext:value-type="float">
            <text:p>0.00000E+00</text:p>
          </table:table-cell>
          <table:table-cell table:formula="of:=[$Sheet1.I173]" office:value-type="float" office:value="0" calcext:value-type="float">
            <text:p>0.00000E+00</text:p>
          </table:table-cell>
          <table:table-cell table:formula="of:=[$Sheet1.J173]" office:value-type="float" office:value="0" calcext:value-type="float">
            <text:p>0.00000E+00</text:p>
          </table:table-cell>
          <table:table-cell table:formula="of:=[$Sheet1.K17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3]" office:value-type="float" office:value="1.23672" calcext:value-type="float">
            <text:p>1.23672E+00</text:p>
          </table:table-cell>
          <table:table-cell table:formula="of:=[$Sheet1.M173]" office:value-type="float" office:value="1.23672" calcext:value-type="float">
            <text:p>1.23672E+00</text:p>
          </table:table-cell>
          <table:table-cell table:formula="of:=[$Sheet1.N173]" office:value-type="float" office:value="0" calcext:value-type="float">
            <text:p>0.00000E+00</text:p>
          </table:table-cell>
          <table:table-cell table:formula="of:=[$Sheet1.O173]" office:value-type="float" office:value="0" calcext:value-type="float">
            <text:p>0.00000E+00</text:p>
          </table:table-cell>
          <table:table-cell table:formula="of:=[$Sheet1.P173]" office:value-type="float" office:value="0" calcext:value-type="float">
            <text:p>0.00000E+00</text:p>
          </table:table-cell>
          <table:table-cell table:formula="of:=[$Sheet1.Q17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4]" office:value-type="float" office:value="937280000000000" calcext:value-type="float">
            <text:p>9.37280E+14</text:p>
          </table:table-cell>
          <table:table-cell table:formula="of:=[$Sheet1.B174]" office:value-type="float" office:value="1.1135E+035" calcext:value-type="float">
            <text:p>1.11350E+35</text:p>
          </table:table-cell>
          <table:table-cell table:formula="of:=[$Sheet1.C174]" office:value-type="float" office:value="0.51993" calcext:value-type="float">
            <text:p>5.19930E-01</text:p>
          </table:table-cell>
          <table:table-cell table:formula="of:=[$Sheet1.D174]" office:value-type="float" office:value="0.059" calcext:value-type="float">
            <text:p>5.90000E-02</text:p>
          </table:table-cell>
          <table:table-cell table:formula="of:=[$Sheet1.E174]" office:value-type="float" office:value="0" calcext:value-type="float">
            <text:p>0.00000E+00</text:p>
          </table:table-cell>
          <table:table-cell table:formula="of:=[$Sheet1.F174]" office:value-type="float" office:value="0.941" calcext:value-type="float">
            <text:p>9.41000E-01</text:p>
          </table:table-cell>
          <table:table-cell table:formula="of:=[$Sheet1.G174]" office:value-type="float" office:value="0.059" calcext:value-type="float">
            <text:p>5.90000E-02</text:p>
          </table:table-cell>
          <table:table-cell table:formula="of:=[$Sheet1.H174]" office:value-type="float" office:value="0" calcext:value-type="float">
            <text:p>0.00000E+00</text:p>
          </table:table-cell>
          <table:table-cell table:formula="of:=[$Sheet1.I174]" office:value-type="float" office:value="0" calcext:value-type="float">
            <text:p>0.00000E+00</text:p>
          </table:table-cell>
          <table:table-cell table:formula="of:=[$Sheet1.J174]" office:value-type="float" office:value="0" calcext:value-type="float">
            <text:p>0.00000E+00</text:p>
          </table:table-cell>
          <table:table-cell table:formula="of:=[$Sheet1.K17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4]" office:value-type="float" office:value="1.23033" calcext:value-type="float">
            <text:p>1.23033E+00</text:p>
          </table:table-cell>
          <table:table-cell table:formula="of:=[$Sheet1.M174]" office:value-type="float" office:value="1.23033" calcext:value-type="float">
            <text:p>1.23033E+00</text:p>
          </table:table-cell>
          <table:table-cell table:formula="of:=[$Sheet1.N174]" office:value-type="float" office:value="0" calcext:value-type="float">
            <text:p>0.00000E+00</text:p>
          </table:table-cell>
          <table:table-cell table:formula="of:=[$Sheet1.O174]" office:value-type="float" office:value="0" calcext:value-type="float">
            <text:p>0.00000E+00</text:p>
          </table:table-cell>
          <table:table-cell table:formula="of:=[$Sheet1.P174]" office:value-type="float" office:value="0" calcext:value-type="float">
            <text:p>0.00000E+00</text:p>
          </table:table-cell>
          <table:table-cell table:formula="of:=[$Sheet1.Q17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5]" office:value-type="float" office:value="906500000000000" calcext:value-type="float">
            <text:p>9.06500E+14</text:p>
          </table:table-cell>
          <table:table-cell table:formula="of:=[$Sheet1.B175]" office:value-type="float" office:value="1.0242E+035" calcext:value-type="float">
            <text:p>1.02420E+35</text:p>
          </table:table-cell>
          <table:table-cell table:formula="of:=[$Sheet1.C175]" office:value-type="float" office:value="0.50478" calcext:value-type="float">
            <text:p>5.04780E-01</text:p>
          </table:table-cell>
          <table:table-cell table:formula="of:=[$Sheet1.D175]" office:value-type="float" office:value="0.05697" calcext:value-type="float">
            <text:p>5.69700E-02</text:p>
          </table:table-cell>
          <table:table-cell table:formula="of:=[$Sheet1.E175]" office:value-type="float" office:value="0" calcext:value-type="float">
            <text:p>0.00000E+00</text:p>
          </table:table-cell>
          <table:table-cell table:formula="of:=[$Sheet1.F175]" office:value-type="float" office:value="0.94303" calcext:value-type="float">
            <text:p>9.43030E-01</text:p>
          </table:table-cell>
          <table:table-cell table:formula="of:=[$Sheet1.G175]" office:value-type="float" office:value="0.05697" calcext:value-type="float">
            <text:p>5.69700E-02</text:p>
          </table:table-cell>
          <table:table-cell table:formula="of:=[$Sheet1.H175]" office:value-type="float" office:value="0" calcext:value-type="float">
            <text:p>0.00000E+00</text:p>
          </table:table-cell>
          <table:table-cell table:formula="of:=[$Sheet1.I175]" office:value-type="float" office:value="0" calcext:value-type="float">
            <text:p>0.00000E+00</text:p>
          </table:table-cell>
          <table:table-cell table:formula="of:=[$Sheet1.J175]" office:value-type="float" office:value="0" calcext:value-type="float">
            <text:p>0.00000E+00</text:p>
          </table:table-cell>
          <table:table-cell table:formula="of:=[$Sheet1.K17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5]" office:value-type="float" office:value="1.22394" calcext:value-type="float">
            <text:p>1.22394E+00</text:p>
          </table:table-cell>
          <table:table-cell table:formula="of:=[$Sheet1.M175]" office:value-type="float" office:value="1.22394" calcext:value-type="float">
            <text:p>1.22394E+00</text:p>
          </table:table-cell>
          <table:table-cell table:formula="of:=[$Sheet1.N175]" office:value-type="float" office:value="0" calcext:value-type="float">
            <text:p>0.00000E+00</text:p>
          </table:table-cell>
          <table:table-cell table:formula="of:=[$Sheet1.O175]" office:value-type="float" office:value="0" calcext:value-type="float">
            <text:p>0.00000E+00</text:p>
          </table:table-cell>
          <table:table-cell table:formula="of:=[$Sheet1.P175]" office:value-type="float" office:value="0" calcext:value-type="float">
            <text:p>0.00000E+00</text:p>
          </table:table-cell>
          <table:table-cell table:formula="of:=[$Sheet1.Q17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6]" office:value-type="float" office:value="875790000000000" calcext:value-type="float">
            <text:p>8.75790E+14</text:p>
          </table:table-cell>
          <table:table-cell table:formula="of:=[$Sheet1.B176]" office:value-type="float" office:value="9.3959E+034" calcext:value-type="float">
            <text:p>9.39590E+34</text:p>
          </table:table-cell>
          <table:table-cell table:formula="of:=[$Sheet1.C176]" office:value-type="float" office:value="0.48952" calcext:value-type="float">
            <text:p>4.89520E-01</text:p>
          </table:table-cell>
          <table:table-cell table:formula="of:=[$Sheet1.D176]" office:value-type="float" office:value="0.05497" calcext:value-type="float">
            <text:p>5.49700E-02</text:p>
          </table:table-cell>
          <table:table-cell table:formula="of:=[$Sheet1.E176]" office:value-type="float" office:value="0" calcext:value-type="float">
            <text:p>0.00000E+00</text:p>
          </table:table-cell>
          <table:table-cell table:formula="of:=[$Sheet1.F176]" office:value-type="float" office:value="0.94503" calcext:value-type="float">
            <text:p>9.45030E-01</text:p>
          </table:table-cell>
          <table:table-cell table:formula="of:=[$Sheet1.G176]" office:value-type="float" office:value="0.05497" calcext:value-type="float">
            <text:p>5.49700E-02</text:p>
          </table:table-cell>
          <table:table-cell table:formula="of:=[$Sheet1.H176]" office:value-type="float" office:value="0" calcext:value-type="float">
            <text:p>0.00000E+00</text:p>
          </table:table-cell>
          <table:table-cell table:formula="of:=[$Sheet1.I176]" office:value-type="float" office:value="0" calcext:value-type="float">
            <text:p>0.00000E+00</text:p>
          </table:table-cell>
          <table:table-cell table:formula="of:=[$Sheet1.J176]" office:value-type="float" office:value="0" calcext:value-type="float">
            <text:p>0.00000E+00</text:p>
          </table:table-cell>
          <table:table-cell table:formula="of:=[$Sheet1.K17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6]" office:value-type="float" office:value="1.21755" calcext:value-type="float">
            <text:p>1.21755E+00</text:p>
          </table:table-cell>
          <table:table-cell table:formula="of:=[$Sheet1.M176]" office:value-type="float" office:value="1.21755" calcext:value-type="float">
            <text:p>1.21755E+00</text:p>
          </table:table-cell>
          <table:table-cell table:formula="of:=[$Sheet1.N176]" office:value-type="float" office:value="0" calcext:value-type="float">
            <text:p>0.00000E+00</text:p>
          </table:table-cell>
          <table:table-cell table:formula="of:=[$Sheet1.O176]" office:value-type="float" office:value="0" calcext:value-type="float">
            <text:p>0.00000E+00</text:p>
          </table:table-cell>
          <table:table-cell table:formula="of:=[$Sheet1.P176]" office:value-type="float" office:value="0" calcext:value-type="float">
            <text:p>0.00000E+00</text:p>
          </table:table-cell>
          <table:table-cell table:formula="of:=[$Sheet1.Q17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7]" office:value-type="float" office:value="845150000000000" calcext:value-type="float">
            <text:p>8.45150E+14</text:p>
          </table:table-cell>
          <table:table-cell table:formula="of:=[$Sheet1.B177]" office:value-type="float" office:value="8.5956E+034" calcext:value-type="float">
            <text:p>8.59560E+34</text:p>
          </table:table-cell>
          <table:table-cell table:formula="of:=[$Sheet1.C177]" office:value-type="float" office:value="0.47414" calcext:value-type="float">
            <text:p>4.74140E-01</text:p>
          </table:table-cell>
          <table:table-cell table:formula="of:=[$Sheet1.D177]" office:value-type="float" office:value="0.05298" calcext:value-type="float">
            <text:p>5.29800E-02</text:p>
          </table:table-cell>
          <table:table-cell table:formula="of:=[$Sheet1.E177]" office:value-type="float" office:value="0" calcext:value-type="float">
            <text:p>0.00000E+00</text:p>
          </table:table-cell>
          <table:table-cell table:formula="of:=[$Sheet1.F177]" office:value-type="float" office:value="0.94702" calcext:value-type="float">
            <text:p>9.47020E-01</text:p>
          </table:table-cell>
          <table:table-cell table:formula="of:=[$Sheet1.G177]" office:value-type="float" office:value="0.05298" calcext:value-type="float">
            <text:p>5.29800E-02</text:p>
          </table:table-cell>
          <table:table-cell table:formula="of:=[$Sheet1.H177]" office:value-type="float" office:value="0" calcext:value-type="float">
            <text:p>0.00000E+00</text:p>
          </table:table-cell>
          <table:table-cell table:formula="of:=[$Sheet1.I177]" office:value-type="float" office:value="0" calcext:value-type="float">
            <text:p>0.00000E+00</text:p>
          </table:table-cell>
          <table:table-cell table:formula="of:=[$Sheet1.J177]" office:value-type="float" office:value="0" calcext:value-type="float">
            <text:p>0.00000E+00</text:p>
          </table:table-cell>
          <table:table-cell table:formula="of:=[$Sheet1.K17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7]" office:value-type="float" office:value="1.21116" calcext:value-type="float">
            <text:p>1.21116E+00</text:p>
          </table:table-cell>
          <table:table-cell table:formula="of:=[$Sheet1.M177]" office:value-type="float" office:value="1.21116" calcext:value-type="float">
            <text:p>1.21116E+00</text:p>
          </table:table-cell>
          <table:table-cell table:formula="of:=[$Sheet1.N177]" office:value-type="float" office:value="0" calcext:value-type="float">
            <text:p>0.00000E+00</text:p>
          </table:table-cell>
          <table:table-cell table:formula="of:=[$Sheet1.O177]" office:value-type="float" office:value="0" calcext:value-type="float">
            <text:p>0.00000E+00</text:p>
          </table:table-cell>
          <table:table-cell table:formula="of:=[$Sheet1.P177]" office:value-type="float" office:value="0" calcext:value-type="float">
            <text:p>0.00000E+00</text:p>
          </table:table-cell>
          <table:table-cell table:formula="of:=[$Sheet1.Q17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8]" office:value-type="float" office:value="814570000000000" calcext:value-type="float">
            <text:p>8.14570E+14</text:p>
          </table:table-cell>
          <table:table-cell table:formula="of:=[$Sheet1.B178]" office:value-type="float" office:value="7.8399E+034" calcext:value-type="float">
            <text:p>7.83990E+34</text:p>
          </table:table-cell>
          <table:table-cell table:formula="of:=[$Sheet1.C178]" office:value-type="float" office:value="0.45866" calcext:value-type="float">
            <text:p>4.58660E-01</text:p>
          </table:table-cell>
          <table:table-cell table:formula="of:=[$Sheet1.D178]" office:value-type="float" office:value="0.051" calcext:value-type="float">
            <text:p>5.10000E-02</text:p>
          </table:table-cell>
          <table:table-cell table:formula="of:=[$Sheet1.E178]" office:value-type="float" office:value="0" calcext:value-type="float">
            <text:p>0.00000E+00</text:p>
          </table:table-cell>
          <table:table-cell table:formula="of:=[$Sheet1.F178]" office:value-type="float" office:value="0.949" calcext:value-type="float">
            <text:p>9.49000E-01</text:p>
          </table:table-cell>
          <table:table-cell table:formula="of:=[$Sheet1.G178]" office:value-type="float" office:value="0.051" calcext:value-type="float">
            <text:p>5.10000E-02</text:p>
          </table:table-cell>
          <table:table-cell table:formula="of:=[$Sheet1.H178]" office:value-type="float" office:value="0" calcext:value-type="float">
            <text:p>0.00000E+00</text:p>
          </table:table-cell>
          <table:table-cell table:formula="of:=[$Sheet1.I178]" office:value-type="float" office:value="0" calcext:value-type="float">
            <text:p>0.00000E+00</text:p>
          </table:table-cell>
          <table:table-cell table:formula="of:=[$Sheet1.J178]" office:value-type="float" office:value="0" calcext:value-type="float">
            <text:p>0.00000E+00</text:p>
          </table:table-cell>
          <table:table-cell table:formula="of:=[$Sheet1.K17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8]" office:value-type="float" office:value="1.20477" calcext:value-type="float">
            <text:p>1.20477E+00</text:p>
          </table:table-cell>
          <table:table-cell table:formula="of:=[$Sheet1.M178]" office:value-type="float" office:value="1.20477" calcext:value-type="float">
            <text:p>1.20477E+00</text:p>
          </table:table-cell>
          <table:table-cell table:formula="of:=[$Sheet1.N178]" office:value-type="float" office:value="0" calcext:value-type="float">
            <text:p>0.00000E+00</text:p>
          </table:table-cell>
          <table:table-cell table:formula="of:=[$Sheet1.O178]" office:value-type="float" office:value="0" calcext:value-type="float">
            <text:p>0.00000E+00</text:p>
          </table:table-cell>
          <table:table-cell table:formula="of:=[$Sheet1.P178]" office:value-type="float" office:value="0" calcext:value-type="float">
            <text:p>0.00000E+00</text:p>
          </table:table-cell>
          <table:table-cell table:formula="of:=[$Sheet1.Q17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79]" office:value-type="float" office:value="784140000000000" calcext:value-type="float">
            <text:p>7.84140E+14</text:p>
          </table:table-cell>
          <table:table-cell table:formula="of:=[$Sheet1.B179]" office:value-type="float" office:value="7.1244E+034" calcext:value-type="float">
            <text:p>7.12440E+34</text:p>
          </table:table-cell>
          <table:table-cell table:formula="of:=[$Sheet1.C179]" office:value-type="float" office:value="0.44311" calcext:value-type="float">
            <text:p>4.43110E-01</text:p>
          </table:table-cell>
          <table:table-cell table:formula="of:=[$Sheet1.D179]" office:value-type="float" office:value="0.04883" calcext:value-type="float">
            <text:p>4.88300E-02</text:p>
          </table:table-cell>
          <table:table-cell table:formula="of:=[$Sheet1.E179]" office:value-type="float" office:value="0" calcext:value-type="float">
            <text:p>0.00000E+00</text:p>
          </table:table-cell>
          <table:table-cell table:formula="of:=[$Sheet1.F179]" office:value-type="float" office:value="0.95117" calcext:value-type="float">
            <text:p>9.51170E-01</text:p>
          </table:table-cell>
          <table:table-cell table:formula="of:=[$Sheet1.G179]" office:value-type="float" office:value="0.04883" calcext:value-type="float">
            <text:p>4.88300E-02</text:p>
          </table:table-cell>
          <table:table-cell table:formula="of:=[$Sheet1.H179]" office:value-type="float" office:value="0" calcext:value-type="float">
            <text:p>0.00000E+00</text:p>
          </table:table-cell>
          <table:table-cell table:formula="of:=[$Sheet1.I179]" office:value-type="float" office:value="0" calcext:value-type="float">
            <text:p>0.00000E+00</text:p>
          </table:table-cell>
          <table:table-cell table:formula="of:=[$Sheet1.J179]" office:value-type="float" office:value="0" calcext:value-type="float">
            <text:p>0.00000E+00</text:p>
          </table:table-cell>
          <table:table-cell table:formula="of:=[$Sheet1.K17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79]" office:value-type="float" office:value="1.19838" calcext:value-type="float">
            <text:p>1.19838E+00</text:p>
          </table:table-cell>
          <table:table-cell table:formula="of:=[$Sheet1.M179]" office:value-type="float" office:value="1.19838" calcext:value-type="float">
            <text:p>1.19838E+00</text:p>
          </table:table-cell>
          <table:table-cell table:formula="of:=[$Sheet1.N179]" office:value-type="float" office:value="0" calcext:value-type="float">
            <text:p>0.00000E+00</text:p>
          </table:table-cell>
          <table:table-cell table:formula="of:=[$Sheet1.O179]" office:value-type="float" office:value="0" calcext:value-type="float">
            <text:p>0.00000E+00</text:p>
          </table:table-cell>
          <table:table-cell table:formula="of:=[$Sheet1.P179]" office:value-type="float" office:value="0" calcext:value-type="float">
            <text:p>0.00000E+00</text:p>
          </table:table-cell>
          <table:table-cell table:formula="of:=[$Sheet1.Q17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0]" office:value-type="float" office:value="753830000000000" calcext:value-type="float">
            <text:p>7.53830E+14</text:p>
          </table:table-cell>
          <table:table-cell table:formula="of:=[$Sheet1.B180]" office:value-type="float" office:value="6.4489E+034" calcext:value-type="float">
            <text:p>6.44890E+34</text:p>
          </table:table-cell>
          <table:table-cell table:formula="of:=[$Sheet1.C180]" office:value-type="float" office:value="0.42749" calcext:value-type="float">
            <text:p>4.27490E-01</text:p>
          </table:table-cell>
          <table:table-cell table:formula="of:=[$Sheet1.D180]" office:value-type="float" office:value="0.04652" calcext:value-type="float">
            <text:p>4.65200E-02</text:p>
          </table:table-cell>
          <table:table-cell table:formula="of:=[$Sheet1.E180]" office:value-type="float" office:value="0" calcext:value-type="float">
            <text:p>0.00000E+00</text:p>
          </table:table-cell>
          <table:table-cell table:formula="of:=[$Sheet1.F180]" office:value-type="float" office:value="0.95348" calcext:value-type="float">
            <text:p>9.53480E-01</text:p>
          </table:table-cell>
          <table:table-cell table:formula="of:=[$Sheet1.G180]" office:value-type="float" office:value="0.04652" calcext:value-type="float">
            <text:p>4.65200E-02</text:p>
          </table:table-cell>
          <table:table-cell table:formula="of:=[$Sheet1.H180]" office:value-type="float" office:value="0" calcext:value-type="float">
            <text:p>0.00000E+00</text:p>
          </table:table-cell>
          <table:table-cell table:formula="of:=[$Sheet1.I180]" office:value-type="float" office:value="0" calcext:value-type="float">
            <text:p>0.00000E+00</text:p>
          </table:table-cell>
          <table:table-cell table:formula="of:=[$Sheet1.J180]" office:value-type="float" office:value="0" calcext:value-type="float">
            <text:p>0.00000E+00</text:p>
          </table:table-cell>
          <table:table-cell table:formula="of:=[$Sheet1.K18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0]" office:value-type="float" office:value="1.19199" calcext:value-type="float">
            <text:p>1.19199E+00</text:p>
          </table:table-cell>
          <table:table-cell table:formula="of:=[$Sheet1.M180]" office:value-type="float" office:value="1.19199" calcext:value-type="float">
            <text:p>1.19199E+00</text:p>
          </table:table-cell>
          <table:table-cell table:formula="of:=[$Sheet1.N180]" office:value-type="float" office:value="0" calcext:value-type="float">
            <text:p>0.00000E+00</text:p>
          </table:table-cell>
          <table:table-cell table:formula="of:=[$Sheet1.O180]" office:value-type="float" office:value="0" calcext:value-type="float">
            <text:p>0.00000E+00</text:p>
          </table:table-cell>
          <table:table-cell table:formula="of:=[$Sheet1.P180]" office:value-type="float" office:value="0" calcext:value-type="float">
            <text:p>0.00000E+00</text:p>
          </table:table-cell>
          <table:table-cell table:formula="of:=[$Sheet1.Q18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1]" office:value-type="float" office:value="723650000000000" calcext:value-type="float">
            <text:p>7.23650E+14</text:p>
          </table:table-cell>
          <table:table-cell table:formula="of:=[$Sheet1.B181]" office:value-type="float" office:value="5.813E+034" calcext:value-type="float">
            <text:p>5.81300E+34</text:p>
          </table:table-cell>
          <table:table-cell table:formula="of:=[$Sheet1.C181]" office:value-type="float" office:value="0.41179" calcext:value-type="float">
            <text:p>4.11790E-01</text:p>
          </table:table-cell>
          <table:table-cell table:formula="of:=[$Sheet1.D181]" office:value-type="float" office:value="0.04411" calcext:value-type="float">
            <text:p>4.41100E-02</text:p>
          </table:table-cell>
          <table:table-cell table:formula="of:=[$Sheet1.E181]" office:value-type="float" office:value="0" calcext:value-type="float">
            <text:p>0.00000E+00</text:p>
          </table:table-cell>
          <table:table-cell table:formula="of:=[$Sheet1.F181]" office:value-type="float" office:value="0.95589" calcext:value-type="float">
            <text:p>9.55890E-01</text:p>
          </table:table-cell>
          <table:table-cell table:formula="of:=[$Sheet1.G181]" office:value-type="float" office:value="0.04411" calcext:value-type="float">
            <text:p>4.41100E-02</text:p>
          </table:table-cell>
          <table:table-cell table:formula="of:=[$Sheet1.H181]" office:value-type="float" office:value="0" calcext:value-type="float">
            <text:p>0.00000E+00</text:p>
          </table:table-cell>
          <table:table-cell table:formula="of:=[$Sheet1.I181]" office:value-type="float" office:value="0" calcext:value-type="float">
            <text:p>0.00000E+00</text:p>
          </table:table-cell>
          <table:table-cell table:formula="of:=[$Sheet1.J181]" office:value-type="float" office:value="0" calcext:value-type="float">
            <text:p>0.00000E+00</text:p>
          </table:table-cell>
          <table:table-cell table:formula="of:=[$Sheet1.K18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1]" office:value-type="float" office:value="1.1856" calcext:value-type="float">
            <text:p>1.18560E+00</text:p>
          </table:table-cell>
          <table:table-cell table:formula="of:=[$Sheet1.M181]" office:value-type="float" office:value="1.1856" calcext:value-type="float">
            <text:p>1.18560E+00</text:p>
          </table:table-cell>
          <table:table-cell table:formula="of:=[$Sheet1.N181]" office:value-type="float" office:value="0" calcext:value-type="float">
            <text:p>0.00000E+00</text:p>
          </table:table-cell>
          <table:table-cell table:formula="of:=[$Sheet1.O181]" office:value-type="float" office:value="0" calcext:value-type="float">
            <text:p>0.00000E+00</text:p>
          </table:table-cell>
          <table:table-cell table:formula="of:=[$Sheet1.P181]" office:value-type="float" office:value="0" calcext:value-type="float">
            <text:p>0.00000E+00</text:p>
          </table:table-cell>
          <table:table-cell table:formula="of:=[$Sheet1.Q18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2]" office:value-type="float" office:value="693600000000000" calcext:value-type="float">
            <text:p>6.93600E+14</text:p>
          </table:table-cell>
          <table:table-cell table:formula="of:=[$Sheet1.B182]" office:value-type="float" office:value="5.216E+034" calcext:value-type="float">
            <text:p>5.21600E+34</text:p>
          </table:table-cell>
          <table:table-cell table:formula="of:=[$Sheet1.C182]" office:value-type="float" office:value="0.39603" calcext:value-type="float">
            <text:p>3.96030E-01</text:p>
          </table:table-cell>
          <table:table-cell table:formula="of:=[$Sheet1.D182]" office:value-type="float" office:value="0.04161" calcext:value-type="float">
            <text:p>4.16100E-02</text:p>
          </table:table-cell>
          <table:table-cell table:formula="of:=[$Sheet1.E182]" office:value-type="float" office:value="0" calcext:value-type="float">
            <text:p>0.00000E+00</text:p>
          </table:table-cell>
          <table:table-cell table:formula="of:=[$Sheet1.F182]" office:value-type="float" office:value="0.95839" calcext:value-type="float">
            <text:p>9.58390E-01</text:p>
          </table:table-cell>
          <table:table-cell table:formula="of:=[$Sheet1.G182]" office:value-type="float" office:value="0.04161" calcext:value-type="float">
            <text:p>4.16100E-02</text:p>
          </table:table-cell>
          <table:table-cell table:formula="of:=[$Sheet1.H182]" office:value-type="float" office:value="0" calcext:value-type="float">
            <text:p>0.00000E+00</text:p>
          </table:table-cell>
          <table:table-cell table:formula="of:=[$Sheet1.I182]" office:value-type="float" office:value="0" calcext:value-type="float">
            <text:p>0.00000E+00</text:p>
          </table:table-cell>
          <table:table-cell table:formula="of:=[$Sheet1.J182]" office:value-type="float" office:value="0" calcext:value-type="float">
            <text:p>0.00000E+00</text:p>
          </table:table-cell>
          <table:table-cell table:formula="of:=[$Sheet1.K18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2]" office:value-type="float" office:value="1.17921" calcext:value-type="float">
            <text:p>1.17921E+00</text:p>
          </table:table-cell>
          <table:table-cell table:formula="of:=[$Sheet1.M182]" office:value-type="float" office:value="1.17921" calcext:value-type="float">
            <text:p>1.17921E+00</text:p>
          </table:table-cell>
          <table:table-cell table:formula="of:=[$Sheet1.N182]" office:value-type="float" office:value="0" calcext:value-type="float">
            <text:p>0.00000E+00</text:p>
          </table:table-cell>
          <table:table-cell table:formula="of:=[$Sheet1.O182]" office:value-type="float" office:value="0" calcext:value-type="float">
            <text:p>0.00000E+00</text:p>
          </table:table-cell>
          <table:table-cell table:formula="of:=[$Sheet1.P182]" office:value-type="float" office:value="0" calcext:value-type="float">
            <text:p>0.00000E+00</text:p>
          </table:table-cell>
          <table:table-cell table:formula="of:=[$Sheet1.Q18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3]" office:value-type="float" office:value="663680000000000" calcext:value-type="float">
            <text:p>6.63680E+14</text:p>
          </table:table-cell>
          <table:table-cell table:formula="of:=[$Sheet1.B183]" office:value-type="float" office:value="4.6572E+034" calcext:value-type="float">
            <text:p>4.65720E+34</text:p>
          </table:table-cell>
          <table:table-cell table:formula="of:=[$Sheet1.C183]" office:value-type="float" office:value="0.3802" calcext:value-type="float">
            <text:p>3.80200E-01</text:p>
          </table:table-cell>
          <table:table-cell table:formula="of:=[$Sheet1.D183]" office:value-type="float" office:value="0.03906" calcext:value-type="float">
            <text:p>3.90600E-02</text:p>
          </table:table-cell>
          <table:table-cell table:formula="of:=[$Sheet1.E183]" office:value-type="float" office:value="0" calcext:value-type="float">
            <text:p>0.00000E+00</text:p>
          </table:table-cell>
          <table:table-cell table:formula="of:=[$Sheet1.F183]" office:value-type="float" office:value="0.96094" calcext:value-type="float">
            <text:p>9.60940E-01</text:p>
          </table:table-cell>
          <table:table-cell table:formula="of:=[$Sheet1.G183]" office:value-type="float" office:value="0.03906" calcext:value-type="float">
            <text:p>3.90600E-02</text:p>
          </table:table-cell>
          <table:table-cell table:formula="of:=[$Sheet1.H183]" office:value-type="float" office:value="0" calcext:value-type="float">
            <text:p>0.00000E+00</text:p>
          </table:table-cell>
          <table:table-cell table:formula="of:=[$Sheet1.I183]" office:value-type="float" office:value="0" calcext:value-type="float">
            <text:p>0.00000E+00</text:p>
          </table:table-cell>
          <table:table-cell table:formula="of:=[$Sheet1.J183]" office:value-type="float" office:value="0" calcext:value-type="float">
            <text:p>0.00000E+00</text:p>
          </table:table-cell>
          <table:table-cell table:formula="of:=[$Sheet1.K18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3]" office:value-type="float" office:value="1.17282" calcext:value-type="float">
            <text:p>1.17282E+00</text:p>
          </table:table-cell>
          <table:table-cell table:formula="of:=[$Sheet1.M183]" office:value-type="float" office:value="1.17282" calcext:value-type="float">
            <text:p>1.17282E+00</text:p>
          </table:table-cell>
          <table:table-cell table:formula="of:=[$Sheet1.N183]" office:value-type="float" office:value="0" calcext:value-type="float">
            <text:p>0.00000E+00</text:p>
          </table:table-cell>
          <table:table-cell table:formula="of:=[$Sheet1.O183]" office:value-type="float" office:value="0" calcext:value-type="float">
            <text:p>0.00000E+00</text:p>
          </table:table-cell>
          <table:table-cell table:formula="of:=[$Sheet1.P183]" office:value-type="float" office:value="0" calcext:value-type="float">
            <text:p>0.00000E+00</text:p>
          </table:table-cell>
          <table:table-cell table:formula="of:=[$Sheet1.Q18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4]" office:value-type="float" office:value="633910000000000" calcext:value-type="float">
            <text:p>6.33910E+14</text:p>
          </table:table-cell>
          <table:table-cell table:formula="of:=[$Sheet1.B184]" office:value-type="float" office:value="4.1358E+034" calcext:value-type="float">
            <text:p>4.13580E+34</text:p>
          </table:table-cell>
          <table:table-cell table:formula="of:=[$Sheet1.C184]" office:value-type="float" office:value="0.36431" calcext:value-type="float">
            <text:p>3.64310E-01</text:p>
          </table:table-cell>
          <table:table-cell table:formula="of:=[$Sheet1.D184]" office:value-type="float" office:value="0.03649" calcext:value-type="float">
            <text:p>3.64900E-02</text:p>
          </table:table-cell>
          <table:table-cell table:formula="of:=[$Sheet1.E184]" office:value-type="float" office:value="0" calcext:value-type="float">
            <text:p>0.00000E+00</text:p>
          </table:table-cell>
          <table:table-cell table:formula="of:=[$Sheet1.F184]" office:value-type="float" office:value="0.96351" calcext:value-type="float">
            <text:p>9.63510E-01</text:p>
          </table:table-cell>
          <table:table-cell table:formula="of:=[$Sheet1.G184]" office:value-type="float" office:value="0.03649" calcext:value-type="float">
            <text:p>3.64900E-02</text:p>
          </table:table-cell>
          <table:table-cell table:formula="of:=[$Sheet1.H184]" office:value-type="float" office:value="0" calcext:value-type="float">
            <text:p>0.00000E+00</text:p>
          </table:table-cell>
          <table:table-cell table:formula="of:=[$Sheet1.I184]" office:value-type="float" office:value="0" calcext:value-type="float">
            <text:p>0.00000E+00</text:p>
          </table:table-cell>
          <table:table-cell table:formula="of:=[$Sheet1.J184]" office:value-type="float" office:value="0" calcext:value-type="float">
            <text:p>0.00000E+00</text:p>
          </table:table-cell>
          <table:table-cell table:formula="of:=[$Sheet1.K18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4]" office:value-type="float" office:value="1.16643" calcext:value-type="float">
            <text:p>1.16643E+00</text:p>
          </table:table-cell>
          <table:table-cell table:formula="of:=[$Sheet1.M184]" office:value-type="float" office:value="1.16643" calcext:value-type="float">
            <text:p>1.16643E+00</text:p>
          </table:table-cell>
          <table:table-cell table:formula="of:=[$Sheet1.N184]" office:value-type="float" office:value="0" calcext:value-type="float">
            <text:p>0.00000E+00</text:p>
          </table:table-cell>
          <table:table-cell table:formula="of:=[$Sheet1.O184]" office:value-type="float" office:value="0" calcext:value-type="float">
            <text:p>0.00000E+00</text:p>
          </table:table-cell>
          <table:table-cell table:formula="of:=[$Sheet1.P184]" office:value-type="float" office:value="0" calcext:value-type="float">
            <text:p>0.00000E+00</text:p>
          </table:table-cell>
          <table:table-cell table:formula="of:=[$Sheet1.Q18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5]" office:value-type="float" office:value="604270000000000" calcext:value-type="float">
            <text:p>6.04270E+14</text:p>
          </table:table-cell>
          <table:table-cell table:formula="of:=[$Sheet1.B185]" office:value-type="float" office:value="3.6511E+034" calcext:value-type="float">
            <text:p>3.65110E+34</text:p>
          </table:table-cell>
          <table:table-cell table:formula="of:=[$Sheet1.C185]" office:value-type="float" office:value="0.34837" calcext:value-type="float">
            <text:p>3.48370E-01</text:p>
          </table:table-cell>
          <table:table-cell table:formula="of:=[$Sheet1.D185]" office:value-type="float" office:value="0.03391" calcext:value-type="float">
            <text:p>3.39100E-02</text:p>
          </table:table-cell>
          <table:table-cell table:formula="of:=[$Sheet1.E185]" office:value-type="float" office:value="0" calcext:value-type="float">
            <text:p>0.00000E+00</text:p>
          </table:table-cell>
          <table:table-cell table:formula="of:=[$Sheet1.F185]" office:value-type="float" office:value="0.96608" calcext:value-type="float">
            <text:p>9.66080E-01</text:p>
          </table:table-cell>
          <table:table-cell table:formula="of:=[$Sheet1.G185]" office:value-type="float" office:value="0.03392" calcext:value-type="float">
            <text:p>3.39200E-02</text:p>
          </table:table-cell>
          <table:table-cell table:formula="of:=[$Sheet1.H185]" office:value-type="float" office:value="0" calcext:value-type="float">
            <text:p>0.00000E+00</text:p>
          </table:table-cell>
          <table:table-cell table:formula="of:=[$Sheet1.I185]" office:value-type="float" office:value="0" calcext:value-type="float">
            <text:p>0.00000E+00</text:p>
          </table:table-cell>
          <table:table-cell table:formula="of:=[$Sheet1.J185]" office:value-type="float" office:value="0" calcext:value-type="float">
            <text:p>0.00000E+00</text:p>
          </table:table-cell>
          <table:table-cell table:formula="of:=[$Sheet1.K18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5]" office:value-type="float" office:value="1.16004" calcext:value-type="float">
            <text:p>1.16004E+00</text:p>
          </table:table-cell>
          <table:table-cell table:formula="of:=[$Sheet1.M185]" office:value-type="float" office:value="1.16004" calcext:value-type="float">
            <text:p>1.16004E+00</text:p>
          </table:table-cell>
          <table:table-cell table:formula="of:=[$Sheet1.N185]" office:value-type="float" office:value="0" calcext:value-type="float">
            <text:p>0.00000E+00</text:p>
          </table:table-cell>
          <table:table-cell table:formula="of:=[$Sheet1.O185]" office:value-type="float" office:value="0" calcext:value-type="float">
            <text:p>0.00000E+00</text:p>
          </table:table-cell>
          <table:table-cell table:formula="of:=[$Sheet1.P185]" office:value-type="float" office:value="0" calcext:value-type="float">
            <text:p>0.00000E+00</text:p>
          </table:table-cell>
          <table:table-cell table:formula="of:=[$Sheet1.Q18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6]" office:value-type="float" office:value="574780000000000" calcext:value-type="float">
            <text:p>5.74780E+14</text:p>
          </table:table-cell>
          <table:table-cell table:formula="of:=[$Sheet1.B186]" office:value-type="float" office:value="3.2022E+034" calcext:value-type="float">
            <text:p>3.20220E+34</text:p>
          </table:table-cell>
          <table:table-cell table:formula="of:=[$Sheet1.C186]" office:value-type="float" office:value="0.33237" calcext:value-type="float">
            <text:p>3.32370E-01</text:p>
          </table:table-cell>
          <table:table-cell table:formula="of:=[$Sheet1.D186]" office:value-type="float" office:value="0.03138" calcext:value-type="float">
            <text:p>3.13800E-02</text:p>
          </table:table-cell>
          <table:table-cell table:formula="of:=[$Sheet1.E186]" office:value-type="float" office:value="0" calcext:value-type="float">
            <text:p>0.00000E+00</text:p>
          </table:table-cell>
          <table:table-cell table:formula="of:=[$Sheet1.F186]" office:value-type="float" office:value="0.96862" calcext:value-type="float">
            <text:p>9.68620E-01</text:p>
          </table:table-cell>
          <table:table-cell table:formula="of:=[$Sheet1.G186]" office:value-type="float" office:value="0.03138" calcext:value-type="float">
            <text:p>3.13800E-02</text:p>
          </table:table-cell>
          <table:table-cell table:formula="of:=[$Sheet1.H186]" office:value-type="float" office:value="0" calcext:value-type="float">
            <text:p>0.00000E+00</text:p>
          </table:table-cell>
          <table:table-cell table:formula="of:=[$Sheet1.I186]" office:value-type="float" office:value="0" calcext:value-type="float">
            <text:p>0.00000E+00</text:p>
          </table:table-cell>
          <table:table-cell table:formula="of:=[$Sheet1.J186]" office:value-type="float" office:value="0" calcext:value-type="float">
            <text:p>0.00000E+00</text:p>
          </table:table-cell>
          <table:table-cell table:formula="of:=[$Sheet1.K18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6]" office:value-type="float" office:value="1.15365" calcext:value-type="float">
            <text:p>1.15365E+00</text:p>
          </table:table-cell>
          <table:table-cell table:formula="of:=[$Sheet1.M186]" office:value-type="float" office:value="1.15365" calcext:value-type="float">
            <text:p>1.15365E+00</text:p>
          </table:table-cell>
          <table:table-cell table:formula="of:=[$Sheet1.N186]" office:value-type="float" office:value="0" calcext:value-type="float">
            <text:p>0.00000E+00</text:p>
          </table:table-cell>
          <table:table-cell table:formula="of:=[$Sheet1.O186]" office:value-type="float" office:value="0" calcext:value-type="float">
            <text:p>0.00000E+00</text:p>
          </table:table-cell>
          <table:table-cell table:formula="of:=[$Sheet1.P186]" office:value-type="float" office:value="0" calcext:value-type="float">
            <text:p>0.00000E+00</text:p>
          </table:table-cell>
          <table:table-cell table:formula="of:=[$Sheet1.Q18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7]" office:value-type="float" office:value="545430000000000" calcext:value-type="float">
            <text:p>5.45430E+14</text:p>
          </table:table-cell>
          <table:table-cell table:formula="of:=[$Sheet1.B187]" office:value-type="float" office:value="2.7884E+034" calcext:value-type="float">
            <text:p>2.78840E+34</text:p>
          </table:table-cell>
          <table:table-cell table:formula="of:=[$Sheet1.C187]" office:value-type="float" office:value="0.31633" calcext:value-type="float">
            <text:p>3.16330E-01</text:p>
          </table:table-cell>
          <table:table-cell table:formula="of:=[$Sheet1.D187]" office:value-type="float" office:value="0.0289" calcext:value-type="float">
            <text:p>2.89000E-02</text:p>
          </table:table-cell>
          <table:table-cell table:formula="of:=[$Sheet1.E187]" office:value-type="float" office:value="0" calcext:value-type="float">
            <text:p>0.00000E+00</text:p>
          </table:table-cell>
          <table:table-cell table:formula="of:=[$Sheet1.F187]" office:value-type="float" office:value="0.9711" calcext:value-type="float">
            <text:p>9.71100E-01</text:p>
          </table:table-cell>
          <table:table-cell table:formula="of:=[$Sheet1.G187]" office:value-type="float" office:value="0.0289" calcext:value-type="float">
            <text:p>2.89000E-02</text:p>
          </table:table-cell>
          <table:table-cell table:formula="of:=[$Sheet1.H187]" office:value-type="float" office:value="0" calcext:value-type="float">
            <text:p>0.00000E+00</text:p>
          </table:table-cell>
          <table:table-cell table:formula="of:=[$Sheet1.I187]" office:value-type="float" office:value="0" calcext:value-type="float">
            <text:p>0.00000E+00</text:p>
          </table:table-cell>
          <table:table-cell table:formula="of:=[$Sheet1.J187]" office:value-type="float" office:value="0" calcext:value-type="float">
            <text:p>0.00000E+00</text:p>
          </table:table-cell>
          <table:table-cell table:formula="of:=[$Sheet1.K18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7]" office:value-type="float" office:value="1.14726" calcext:value-type="float">
            <text:p>1.14726E+00</text:p>
          </table:table-cell>
          <table:table-cell table:formula="of:=[$Sheet1.M187]" office:value-type="float" office:value="1.14726" calcext:value-type="float">
            <text:p>1.14726E+00</text:p>
          </table:table-cell>
          <table:table-cell table:formula="of:=[$Sheet1.N187]" office:value-type="float" office:value="0" calcext:value-type="float">
            <text:p>0.00000E+00</text:p>
          </table:table-cell>
          <table:table-cell table:formula="of:=[$Sheet1.O187]" office:value-type="float" office:value="0" calcext:value-type="float">
            <text:p>0.00000E+00</text:p>
          </table:table-cell>
          <table:table-cell table:formula="of:=[$Sheet1.P187]" office:value-type="float" office:value="0" calcext:value-type="float">
            <text:p>0.00000E+00</text:p>
          </table:table-cell>
          <table:table-cell table:formula="of:=[$Sheet1.Q18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8]" office:value-type="float" office:value="516230000000000" calcext:value-type="float">
            <text:p>5.16230E+14</text:p>
          </table:table-cell>
          <table:table-cell table:formula="of:=[$Sheet1.B188]" office:value-type="float" office:value="2.4087E+034" calcext:value-type="float">
            <text:p>2.40870E+34</text:p>
          </table:table-cell>
          <table:table-cell table:formula="of:=[$Sheet1.C188]" office:value-type="float" office:value="0.30025" calcext:value-type="float">
            <text:p>3.00250E-01</text:p>
          </table:table-cell>
          <table:table-cell table:formula="of:=[$Sheet1.D188]" office:value-type="float" office:value="0.02651" calcext:value-type="float">
            <text:p>2.65100E-02</text:p>
          </table:table-cell>
          <table:table-cell table:formula="of:=[$Sheet1.E188]" office:value-type="float" office:value="0" calcext:value-type="float">
            <text:p>0.00000E+00</text:p>
          </table:table-cell>
          <table:table-cell table:formula="of:=[$Sheet1.F188]" office:value-type="float" office:value="0.97349" calcext:value-type="float">
            <text:p>9.73490E-01</text:p>
          </table:table-cell>
          <table:table-cell table:formula="of:=[$Sheet1.G188]" office:value-type="float" office:value="0.02651" calcext:value-type="float">
            <text:p>2.65100E-02</text:p>
          </table:table-cell>
          <table:table-cell table:formula="of:=[$Sheet1.H188]" office:value-type="float" office:value="0" calcext:value-type="float">
            <text:p>0.00000E+00</text:p>
          </table:table-cell>
          <table:table-cell table:formula="of:=[$Sheet1.I188]" office:value-type="float" office:value="0" calcext:value-type="float">
            <text:p>0.00000E+00</text:p>
          </table:table-cell>
          <table:table-cell table:formula="of:=[$Sheet1.J188]" office:value-type="float" office:value="0" calcext:value-type="float">
            <text:p>0.00000E+00</text:p>
          </table:table-cell>
          <table:table-cell table:formula="of:=[$Sheet1.K18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8]" office:value-type="float" office:value="1.14087" calcext:value-type="float">
            <text:p>1.14087E+00</text:p>
          </table:table-cell>
          <table:table-cell table:formula="of:=[$Sheet1.M188]" office:value-type="float" office:value="1.14087" calcext:value-type="float">
            <text:p>1.14087E+00</text:p>
          </table:table-cell>
          <table:table-cell table:formula="of:=[$Sheet1.N188]" office:value-type="float" office:value="0" calcext:value-type="float">
            <text:p>0.00000E+00</text:p>
          </table:table-cell>
          <table:table-cell table:formula="of:=[$Sheet1.O188]" office:value-type="float" office:value="0" calcext:value-type="float">
            <text:p>0.00000E+00</text:p>
          </table:table-cell>
          <table:table-cell table:formula="of:=[$Sheet1.P188]" office:value-type="float" office:value="0" calcext:value-type="float">
            <text:p>0.00000E+00</text:p>
          </table:table-cell>
          <table:table-cell table:formula="of:=[$Sheet1.Q18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89]" office:value-type="float" office:value="487180000000000" calcext:value-type="float">
            <text:p>4.87180E+14</text:p>
          </table:table-cell>
          <table:table-cell table:formula="of:=[$Sheet1.B189]" office:value-type="float" office:value="2.0621E+034" calcext:value-type="float">
            <text:p>2.06210E+34</text:p>
          </table:table-cell>
          <table:table-cell table:formula="of:=[$Sheet1.C189]" office:value-type="float" office:value="0.28412" calcext:value-type="float">
            <text:p>2.84120E-01</text:p>
          </table:table-cell>
          <table:table-cell table:formula="of:=[$Sheet1.D189]" office:value-type="float" office:value="0.02422" calcext:value-type="float">
            <text:p>2.42200E-02</text:p>
          </table:table-cell>
          <table:table-cell table:formula="of:=[$Sheet1.E189]" office:value-type="float" office:value="0" calcext:value-type="float">
            <text:p>0.00000E+00</text:p>
          </table:table-cell>
          <table:table-cell table:formula="of:=[$Sheet1.F189]" office:value-type="float" office:value="0.97578" calcext:value-type="float">
            <text:p>9.75780E-01</text:p>
          </table:table-cell>
          <table:table-cell table:formula="of:=[$Sheet1.G189]" office:value-type="float" office:value="0.02422" calcext:value-type="float">
            <text:p>2.42200E-02</text:p>
          </table:table-cell>
          <table:table-cell table:formula="of:=[$Sheet1.H189]" office:value-type="float" office:value="0" calcext:value-type="float">
            <text:p>0.00000E+00</text:p>
          </table:table-cell>
          <table:table-cell table:formula="of:=[$Sheet1.I189]" office:value-type="float" office:value="0" calcext:value-type="float">
            <text:p>0.00000E+00</text:p>
          </table:table-cell>
          <table:table-cell table:formula="of:=[$Sheet1.J189]" office:value-type="float" office:value="0" calcext:value-type="float">
            <text:p>0.00000E+00</text:p>
          </table:table-cell>
          <table:table-cell table:formula="of:=[$Sheet1.K18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89]" office:value-type="float" office:value="1.13448" calcext:value-type="float">
            <text:p>1.13448E+00</text:p>
          </table:table-cell>
          <table:table-cell table:formula="of:=[$Sheet1.M189]" office:value-type="float" office:value="1.13448" calcext:value-type="float">
            <text:p>1.13448E+00</text:p>
          </table:table-cell>
          <table:table-cell table:formula="of:=[$Sheet1.N189]" office:value-type="float" office:value="0" calcext:value-type="float">
            <text:p>0.00000E+00</text:p>
          </table:table-cell>
          <table:table-cell table:formula="of:=[$Sheet1.O189]" office:value-type="float" office:value="0" calcext:value-type="float">
            <text:p>0.00000E+00</text:p>
          </table:table-cell>
          <table:table-cell table:formula="of:=[$Sheet1.P189]" office:value-type="float" office:value="0" calcext:value-type="float">
            <text:p>0.00000E+00</text:p>
          </table:table-cell>
          <table:table-cell table:formula="of:=[$Sheet1.Q18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0]" office:value-type="float" office:value="458280000000000" calcext:value-type="float">
            <text:p>4.58280E+14</text:p>
          </table:table-cell>
          <table:table-cell table:formula="of:=[$Sheet1.B190]" office:value-type="float" office:value="1.7475E+034" calcext:value-type="float">
            <text:p>1.74750E+34</text:p>
          </table:table-cell>
          <table:table-cell table:formula="of:=[$Sheet1.C190]" office:value-type="float" office:value="0.26797" calcext:value-type="float">
            <text:p>2.67970E-01</text:p>
          </table:table-cell>
          <table:table-cell table:formula="of:=[$Sheet1.D190]" office:value-type="float" office:value="0.02205" calcext:value-type="float">
            <text:p>2.20500E-02</text:p>
          </table:table-cell>
          <table:table-cell table:formula="of:=[$Sheet1.E190]" office:value-type="float" office:value="0" calcext:value-type="float">
            <text:p>0.00000E+00</text:p>
          </table:table-cell>
          <table:table-cell table:formula="of:=[$Sheet1.F190]" office:value-type="float" office:value="0.97795" calcext:value-type="float">
            <text:p>9.77950E-01</text:p>
          </table:table-cell>
          <table:table-cell table:formula="of:=[$Sheet1.G190]" office:value-type="float" office:value="0.02205" calcext:value-type="float">
            <text:p>2.20500E-02</text:p>
          </table:table-cell>
          <table:table-cell table:formula="of:=[$Sheet1.H190]" office:value-type="float" office:value="0" calcext:value-type="float">
            <text:p>0.00000E+00</text:p>
          </table:table-cell>
          <table:table-cell table:formula="of:=[$Sheet1.I190]" office:value-type="float" office:value="0" calcext:value-type="float">
            <text:p>0.00000E+00</text:p>
          </table:table-cell>
          <table:table-cell table:formula="of:=[$Sheet1.J190]" office:value-type="float" office:value="0" calcext:value-type="float">
            <text:p>0.00000E+00</text:p>
          </table:table-cell>
          <table:table-cell table:formula="of:=[$Sheet1.K19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0]" office:value-type="float" office:value="1.12809" calcext:value-type="float">
            <text:p>1.12809E+00</text:p>
          </table:table-cell>
          <table:table-cell table:formula="of:=[$Sheet1.M190]" office:value-type="float" office:value="1.12809" calcext:value-type="float">
            <text:p>1.12809E+00</text:p>
          </table:table-cell>
          <table:table-cell table:formula="of:=[$Sheet1.N190]" office:value-type="float" office:value="0" calcext:value-type="float">
            <text:p>0.00000E+00</text:p>
          </table:table-cell>
          <table:table-cell table:formula="of:=[$Sheet1.O190]" office:value-type="float" office:value="0" calcext:value-type="float">
            <text:p>0.00000E+00</text:p>
          </table:table-cell>
          <table:table-cell table:formula="of:=[$Sheet1.P190]" office:value-type="float" office:value="0" calcext:value-type="float">
            <text:p>0.00000E+00</text:p>
          </table:table-cell>
          <table:table-cell table:formula="of:=[$Sheet1.Q19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1]" office:value-type="float" office:value="429550000000000" calcext:value-type="float">
            <text:p>4.29550E+14</text:p>
          </table:table-cell>
          <table:table-cell table:formula="of:=[$Sheet1.B191]" office:value-type="float" office:value="1.4637E+034" calcext:value-type="float">
            <text:p>1.46370E+34</text:p>
          </table:table-cell>
          <table:table-cell table:formula="of:=[$Sheet1.C191]" office:value-type="float" office:value="0.2518" calcext:value-type="float">
            <text:p>2.51800E-01</text:p>
          </table:table-cell>
          <table:table-cell table:formula="of:=[$Sheet1.D191]" office:value-type="float" office:value="0.02001" calcext:value-type="float">
            <text:p>2.00100E-02</text:p>
          </table:table-cell>
          <table:table-cell table:formula="of:=[$Sheet1.E191]" office:value-type="float" office:value="0" calcext:value-type="float">
            <text:p>0.00000E+00</text:p>
          </table:table-cell>
          <table:table-cell table:formula="of:=[$Sheet1.F191]" office:value-type="float" office:value="0.97999" calcext:value-type="float">
            <text:p>9.79990E-01</text:p>
          </table:table-cell>
          <table:table-cell table:formula="of:=[$Sheet1.G191]" office:value-type="float" office:value="0.02001" calcext:value-type="float">
            <text:p>2.00100E-02</text:p>
          </table:table-cell>
          <table:table-cell table:formula="of:=[$Sheet1.H191]" office:value-type="float" office:value="0" calcext:value-type="float">
            <text:p>0.00000E+00</text:p>
          </table:table-cell>
          <table:table-cell table:formula="of:=[$Sheet1.I191]" office:value-type="float" office:value="0" calcext:value-type="float">
            <text:p>0.00000E+00</text:p>
          </table:table-cell>
          <table:table-cell table:formula="of:=[$Sheet1.J191]" office:value-type="float" office:value="0" calcext:value-type="float">
            <text:p>0.00000E+00</text:p>
          </table:table-cell>
          <table:table-cell table:formula="of:=[$Sheet1.K19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1]" office:value-type="float" office:value="1.1217" calcext:value-type="float">
            <text:p>1.12170E+00</text:p>
          </table:table-cell>
          <table:table-cell table:formula="of:=[$Sheet1.M191]" office:value-type="float" office:value="1.1217" calcext:value-type="float">
            <text:p>1.12170E+00</text:p>
          </table:table-cell>
          <table:table-cell table:formula="of:=[$Sheet1.N191]" office:value-type="float" office:value="0" calcext:value-type="float">
            <text:p>0.00000E+00</text:p>
          </table:table-cell>
          <table:table-cell table:formula="of:=[$Sheet1.O191]" office:value-type="float" office:value="0" calcext:value-type="float">
            <text:p>0.00000E+00</text:p>
          </table:table-cell>
          <table:table-cell table:formula="of:=[$Sheet1.P191]" office:value-type="float" office:value="0" calcext:value-type="float">
            <text:p>0.00000E+00</text:p>
          </table:table-cell>
          <table:table-cell table:formula="of:=[$Sheet1.Q19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2]" office:value-type="float" office:value="400990000000000" calcext:value-type="float">
            <text:p>4.00990E+14</text:p>
          </table:table-cell>
          <table:table-cell table:formula="of:=[$Sheet1.B192]" office:value-type="float" office:value="1.2095E+034" calcext:value-type="float">
            <text:p>1.20950E+34</text:p>
          </table:table-cell>
          <table:table-cell table:formula="of:=[$Sheet1.C192]" office:value-type="float" office:value="0.23561" calcext:value-type="float">
            <text:p>2.35610E-01</text:p>
          </table:table-cell>
          <table:table-cell table:formula="of:=[$Sheet1.D192]" office:value-type="float" office:value="0.01811" calcext:value-type="float">
            <text:p>1.81100E-02</text:p>
          </table:table-cell>
          <table:table-cell table:formula="of:=[$Sheet1.E192]" office:value-type="float" office:value="0" calcext:value-type="float">
            <text:p>0.00000E+00</text:p>
          </table:table-cell>
          <table:table-cell table:formula="of:=[$Sheet1.F192]" office:value-type="float" office:value="0.98189" calcext:value-type="float">
            <text:p>9.81890E-01</text:p>
          </table:table-cell>
          <table:table-cell table:formula="of:=[$Sheet1.G192]" office:value-type="float" office:value="0.01811" calcext:value-type="float">
            <text:p>1.81100E-02</text:p>
          </table:table-cell>
          <table:table-cell table:formula="of:=[$Sheet1.H192]" office:value-type="float" office:value="0" calcext:value-type="float">
            <text:p>0.00000E+00</text:p>
          </table:table-cell>
          <table:table-cell table:formula="of:=[$Sheet1.I192]" office:value-type="float" office:value="0" calcext:value-type="float">
            <text:p>0.00000E+00</text:p>
          </table:table-cell>
          <table:table-cell table:formula="of:=[$Sheet1.J192]" office:value-type="float" office:value="0" calcext:value-type="float">
            <text:p>0.00000E+00</text:p>
          </table:table-cell>
          <table:table-cell table:formula="of:=[$Sheet1.K19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2]" office:value-type="float" office:value="1.11531" calcext:value-type="float">
            <text:p>1.11531E+00</text:p>
          </table:table-cell>
          <table:table-cell table:formula="of:=[$Sheet1.M192]" office:value-type="float" office:value="1.11531" calcext:value-type="float">
            <text:p>1.11531E+00</text:p>
          </table:table-cell>
          <table:table-cell table:formula="of:=[$Sheet1.N192]" office:value-type="float" office:value="0" calcext:value-type="float">
            <text:p>0.00000E+00</text:p>
          </table:table-cell>
          <table:table-cell table:formula="of:=[$Sheet1.O192]" office:value-type="float" office:value="0" calcext:value-type="float">
            <text:p>0.00000E+00</text:p>
          </table:table-cell>
          <table:table-cell table:formula="of:=[$Sheet1.P192]" office:value-type="float" office:value="0" calcext:value-type="float">
            <text:p>0.00000E+00</text:p>
          </table:table-cell>
          <table:table-cell table:formula="of:=[$Sheet1.Q192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3]" office:value-type="float" office:value="372620000000000" calcext:value-type="float">
            <text:p>3.72620E+14</text:p>
          </table:table-cell>
          <table:table-cell table:formula="of:=[$Sheet1.B193]" office:value-type="float" office:value="9.836E+033" calcext:value-type="float">
            <text:p>9.83600E+33</text:p>
          </table:table-cell>
          <table:table-cell table:formula="of:=[$Sheet1.C193]" office:value-type="float" office:value="0.21944" calcext:value-type="float">
            <text:p>2.19440E-01</text:p>
          </table:table-cell>
          <table:table-cell table:formula="of:=[$Sheet1.D193]" office:value-type="float" office:value="0.01634" calcext:value-type="float">
            <text:p>1.63400E-02</text:p>
          </table:table-cell>
          <table:table-cell table:formula="of:=[$Sheet1.E193]" office:value-type="float" office:value="0" calcext:value-type="float">
            <text:p>0.00000E+00</text:p>
          </table:table-cell>
          <table:table-cell table:formula="of:=[$Sheet1.F193]" office:value-type="float" office:value="0.98366" calcext:value-type="float">
            <text:p>9.83660E-01</text:p>
          </table:table-cell>
          <table:table-cell table:formula="of:=[$Sheet1.G193]" office:value-type="float" office:value="0.01634" calcext:value-type="float">
            <text:p>1.63400E-02</text:p>
          </table:table-cell>
          <table:table-cell table:formula="of:=[$Sheet1.H193]" office:value-type="float" office:value="0" calcext:value-type="float">
            <text:p>0.00000E+00</text:p>
          </table:table-cell>
          <table:table-cell table:formula="of:=[$Sheet1.I193]" office:value-type="float" office:value="0" calcext:value-type="float">
            <text:p>0.00000E+00</text:p>
          </table:table-cell>
          <table:table-cell table:formula="of:=[$Sheet1.J193]" office:value-type="float" office:value="0" calcext:value-type="float">
            <text:p>0.00000E+00</text:p>
          </table:table-cell>
          <table:table-cell table:formula="of:=[$Sheet1.K19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3]" office:value-type="float" office:value="1.10892" calcext:value-type="float">
            <text:p>1.10892E+00</text:p>
          </table:table-cell>
          <table:table-cell table:formula="of:=[$Sheet1.M193]" office:value-type="float" office:value="1.10892" calcext:value-type="float">
            <text:p>1.10892E+00</text:p>
          </table:table-cell>
          <table:table-cell table:formula="of:=[$Sheet1.N193]" office:value-type="float" office:value="0" calcext:value-type="float">
            <text:p>0.00000E+00</text:p>
          </table:table-cell>
          <table:table-cell table:formula="of:=[$Sheet1.O193]" office:value-type="float" office:value="0" calcext:value-type="float">
            <text:p>0.00000E+00</text:p>
          </table:table-cell>
          <table:table-cell table:formula="of:=[$Sheet1.P193]" office:value-type="float" office:value="0" calcext:value-type="float">
            <text:p>0.00000E+00</text:p>
          </table:table-cell>
          <table:table-cell table:formula="of:=[$Sheet1.Q193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4]" office:value-type="float" office:value="344480000000000" calcext:value-type="float">
            <text:p>3.44480E+14</text:p>
          </table:table-cell>
          <table:table-cell table:formula="of:=[$Sheet1.B194]" office:value-type="float" office:value="7.847E+033" calcext:value-type="float">
            <text:p>7.84700E+33</text:p>
          </table:table-cell>
          <table:table-cell table:formula="of:=[$Sheet1.C194]" office:value-type="float" office:value="0.20329" calcext:value-type="float">
            <text:p>2.03290E-01</text:p>
          </table:table-cell>
          <table:table-cell table:formula="of:=[$Sheet1.D194]" office:value-type="float" office:value="0.0147" calcext:value-type="float">
            <text:p>1.47000E-02</text:p>
          </table:table-cell>
          <table:table-cell table:formula="of:=[$Sheet1.E194]" office:value-type="float" office:value="0" calcext:value-type="float">
            <text:p>0.00000E+00</text:p>
          </table:table-cell>
          <table:table-cell table:formula="of:=[$Sheet1.F194]" office:value-type="float" office:value="0.9853" calcext:value-type="float">
            <text:p>9.85300E-01</text:p>
          </table:table-cell>
          <table:table-cell table:formula="of:=[$Sheet1.G194]" office:value-type="float" office:value="0.0147" calcext:value-type="float">
            <text:p>1.47000E-02</text:p>
          </table:table-cell>
          <table:table-cell table:formula="of:=[$Sheet1.H194]" office:value-type="float" office:value="0" calcext:value-type="float">
            <text:p>0.00000E+00</text:p>
          </table:table-cell>
          <table:table-cell table:formula="of:=[$Sheet1.I194]" office:value-type="float" office:value="0" calcext:value-type="float">
            <text:p>0.00000E+00</text:p>
          </table:table-cell>
          <table:table-cell table:formula="of:=[$Sheet1.J194]" office:value-type="float" office:value="0" calcext:value-type="float">
            <text:p>0.00000E+00</text:p>
          </table:table-cell>
          <table:table-cell table:formula="of:=[$Sheet1.K19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4]" office:value-type="float" office:value="1.10253" calcext:value-type="float">
            <text:p>1.10253E+00</text:p>
          </table:table-cell>
          <table:table-cell table:formula="of:=[$Sheet1.M194]" office:value-type="float" office:value="1.10253" calcext:value-type="float">
            <text:p>1.10253E+00</text:p>
          </table:table-cell>
          <table:table-cell table:formula="of:=[$Sheet1.N194]" office:value-type="float" office:value="0" calcext:value-type="float">
            <text:p>0.00000E+00</text:p>
          </table:table-cell>
          <table:table-cell table:formula="of:=[$Sheet1.O194]" office:value-type="float" office:value="0" calcext:value-type="float">
            <text:p>0.00000E+00</text:p>
          </table:table-cell>
          <table:table-cell table:formula="of:=[$Sheet1.P194]" office:value-type="float" office:value="0" calcext:value-type="float">
            <text:p>0.00000E+00</text:p>
          </table:table-cell>
          <table:table-cell table:formula="of:=[$Sheet1.Q194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5]" office:value-type="float" office:value="316590000000000" calcext:value-type="float">
            <text:p>3.16590E+14</text:p>
          </table:table-cell>
          <table:table-cell table:formula="of:=[$Sheet1.B195]" office:value-type="float" office:value="6.1147E+033" calcext:value-type="float">
            <text:p>6.11470E+33</text:p>
          </table:table-cell>
          <table:table-cell table:formula="of:=[$Sheet1.C195]" office:value-type="float" office:value="0.18719" calcext:value-type="float">
            <text:p>1.87190E-01</text:p>
          </table:table-cell>
          <table:table-cell table:formula="of:=[$Sheet1.D195]" office:value-type="float" office:value="0.0132" calcext:value-type="float">
            <text:p>1.32000E-02</text:p>
          </table:table-cell>
          <table:table-cell table:formula="of:=[$Sheet1.E195]" office:value-type="float" office:value="0" calcext:value-type="float">
            <text:p>0.00000E+00</text:p>
          </table:table-cell>
          <table:table-cell table:formula="of:=[$Sheet1.F195]" office:value-type="float" office:value="0.9868" calcext:value-type="float">
            <text:p>9.86800E-01</text:p>
          </table:table-cell>
          <table:table-cell table:formula="of:=[$Sheet1.G195]" office:value-type="float" office:value="0.0132" calcext:value-type="float">
            <text:p>1.32000E-02</text:p>
          </table:table-cell>
          <table:table-cell table:formula="of:=[$Sheet1.H195]" office:value-type="float" office:value="0" calcext:value-type="float">
            <text:p>0.00000E+00</text:p>
          </table:table-cell>
          <table:table-cell table:formula="of:=[$Sheet1.I195]" office:value-type="float" office:value="0" calcext:value-type="float">
            <text:p>0.00000E+00</text:p>
          </table:table-cell>
          <table:table-cell table:formula="of:=[$Sheet1.J195]" office:value-type="float" office:value="0" calcext:value-type="float">
            <text:p>0.00000E+00</text:p>
          </table:table-cell>
          <table:table-cell table:formula="of:=[$Sheet1.K19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5]" office:value-type="float" office:value="1.09614" calcext:value-type="float">
            <text:p>1.09614E+00</text:p>
          </table:table-cell>
          <table:table-cell table:formula="of:=[$Sheet1.M195]" office:value-type="float" office:value="1.09614" calcext:value-type="float">
            <text:p>1.09614E+00</text:p>
          </table:table-cell>
          <table:table-cell table:formula="of:=[$Sheet1.N195]" office:value-type="float" office:value="0" calcext:value-type="float">
            <text:p>0.00000E+00</text:p>
          </table:table-cell>
          <table:table-cell table:formula="of:=[$Sheet1.O195]" office:value-type="float" office:value="0" calcext:value-type="float">
            <text:p>0.00000E+00</text:p>
          </table:table-cell>
          <table:table-cell table:formula="of:=[$Sheet1.P195]" office:value-type="float" office:value="0" calcext:value-type="float">
            <text:p>0.00000E+00</text:p>
          </table:table-cell>
          <table:table-cell table:formula="of:=[$Sheet1.Q195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6]" office:value-type="float" office:value="289000000000000" calcext:value-type="float">
            <text:p>2.89000E+14</text:p>
          </table:table-cell>
          <table:table-cell table:formula="of:=[$Sheet1.B196]" office:value-type="float" office:value="4.6254E+033" calcext:value-type="float">
            <text:p>4.62540E+33</text:p>
          </table:table-cell>
          <table:table-cell table:formula="of:=[$Sheet1.C196]" office:value-type="float" office:value="0.17118" calcext:value-type="float">
            <text:p>1.71180E-01</text:p>
          </table:table-cell>
          <table:table-cell table:formula="of:=[$Sheet1.D196]" office:value-type="float" office:value="0.01183" calcext:value-type="float">
            <text:p>1.18300E-02</text:p>
          </table:table-cell>
          <table:table-cell table:formula="of:=[$Sheet1.E196]" office:value-type="float" office:value="0" calcext:value-type="float">
            <text:p>0.00000E+00</text:p>
          </table:table-cell>
          <table:table-cell table:formula="of:=[$Sheet1.F196]" office:value-type="float" office:value="0.98817" calcext:value-type="float">
            <text:p>9.88170E-01</text:p>
          </table:table-cell>
          <table:table-cell table:formula="of:=[$Sheet1.G196]" office:value-type="float" office:value="0.01183" calcext:value-type="float">
            <text:p>1.18300E-02</text:p>
          </table:table-cell>
          <table:table-cell table:formula="of:=[$Sheet1.H196]" office:value-type="float" office:value="0" calcext:value-type="float">
            <text:p>0.00000E+00</text:p>
          </table:table-cell>
          <table:table-cell table:formula="of:=[$Sheet1.I196]" office:value-type="float" office:value="0" calcext:value-type="float">
            <text:p>0.00000E+00</text:p>
          </table:table-cell>
          <table:table-cell table:formula="of:=[$Sheet1.J196]" office:value-type="float" office:value="0" calcext:value-type="float">
            <text:p>0.00000E+00</text:p>
          </table:table-cell>
          <table:table-cell table:formula="of:=[$Sheet1.K19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6]" office:value-type="float" office:value="1.08975" calcext:value-type="float">
            <text:p>1.08975E+00</text:p>
          </table:table-cell>
          <table:table-cell table:formula="of:=[$Sheet1.M196]" office:value-type="float" office:value="1.08975" calcext:value-type="float">
            <text:p>1.08975E+00</text:p>
          </table:table-cell>
          <table:table-cell table:formula="of:=[$Sheet1.N196]" office:value-type="float" office:value="0" calcext:value-type="float">
            <text:p>0.00000E+00</text:p>
          </table:table-cell>
          <table:table-cell table:formula="of:=[$Sheet1.O196]" office:value-type="float" office:value="0" calcext:value-type="float">
            <text:p>0.00000E+00</text:p>
          </table:table-cell>
          <table:table-cell table:formula="of:=[$Sheet1.P196]" office:value-type="float" office:value="0" calcext:value-type="float">
            <text:p>0.00000E+00</text:p>
          </table:table-cell>
          <table:table-cell table:formula="of:=[$Sheet1.Q196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7]" office:value-type="float" office:value="261770000000000" calcext:value-type="float">
            <text:p>2.61770E+14</text:p>
          </table:table-cell>
          <table:table-cell table:formula="of:=[$Sheet1.B197]" office:value-type="float" office:value="3.3655E+033" calcext:value-type="float">
            <text:p>3.36550E+33</text:p>
          </table:table-cell>
          <table:table-cell table:formula="of:=[$Sheet1.C197]" office:value-type="float" office:value="0.15529" calcext:value-type="float">
            <text:p>1.55290E-01</text:p>
          </table:table-cell>
          <table:table-cell table:formula="of:=[$Sheet1.D197]" office:value-type="float" office:value="0.01058" calcext:value-type="float">
            <text:p>1.05800E-02</text:p>
          </table:table-cell>
          <table:table-cell table:formula="of:=[$Sheet1.E197]" office:value-type="float" office:value="0" calcext:value-type="float">
            <text:p>0.00000E+00</text:p>
          </table:table-cell>
          <table:table-cell table:formula="of:=[$Sheet1.F197]" office:value-type="float" office:value="0.98942" calcext:value-type="float">
            <text:p>9.89420E-01</text:p>
          </table:table-cell>
          <table:table-cell table:formula="of:=[$Sheet1.G197]" office:value-type="float" office:value="0.01058" calcext:value-type="float">
            <text:p>1.05800E-02</text:p>
          </table:table-cell>
          <table:table-cell table:formula="of:=[$Sheet1.H197]" office:value-type="float" office:value="0" calcext:value-type="float">
            <text:p>0.00000E+00</text:p>
          </table:table-cell>
          <table:table-cell table:formula="of:=[$Sheet1.I197]" office:value-type="float" office:value="0" calcext:value-type="float">
            <text:p>0.00000E+00</text:p>
          </table:table-cell>
          <table:table-cell table:formula="of:=[$Sheet1.J197]" office:value-type="float" office:value="0" calcext:value-type="float">
            <text:p>0.00000E+00</text:p>
          </table:table-cell>
          <table:table-cell table:formula="of:=[$Sheet1.K19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7]" office:value-type="float" office:value="1.08336" calcext:value-type="float">
            <text:p>1.08336E+00</text:p>
          </table:table-cell>
          <table:table-cell table:formula="of:=[$Sheet1.M197]" office:value-type="float" office:value="1.08336" calcext:value-type="float">
            <text:p>1.08336E+00</text:p>
          </table:table-cell>
          <table:table-cell table:formula="of:=[$Sheet1.N197]" office:value-type="float" office:value="0" calcext:value-type="float">
            <text:p>0.00000E+00</text:p>
          </table:table-cell>
          <table:table-cell table:formula="of:=[$Sheet1.O197]" office:value-type="float" office:value="0" calcext:value-type="float">
            <text:p>0.00000E+00</text:p>
          </table:table-cell>
          <table:table-cell table:formula="of:=[$Sheet1.P197]" office:value-type="float" office:value="0" calcext:value-type="float">
            <text:p>0.00000E+00</text:p>
          </table:table-cell>
          <table:table-cell table:formula="of:=[$Sheet1.Q197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8]" office:value-type="float" office:value="234950000000000" calcext:value-type="float">
            <text:p>2.34950E+14</text:p>
          </table:table-cell>
          <table:table-cell table:formula="of:=[$Sheet1.B198]" office:value-type="float" office:value="2.3211E+033" calcext:value-type="float">
            <text:p>2.32110E+33</text:p>
          </table:table-cell>
          <table:table-cell table:formula="of:=[$Sheet1.C198]" office:value-type="float" office:value="0.13957" calcext:value-type="float">
            <text:p>1.39570E-01</text:p>
          </table:table-cell>
          <table:table-cell table:formula="of:=[$Sheet1.D198]" office:value-type="float" office:value="0.00946" calcext:value-type="float">
            <text:p>9.46000E-03</text:p>
          </table:table-cell>
          <table:table-cell table:formula="of:=[$Sheet1.E198]" office:value-type="float" office:value="0" calcext:value-type="float">
            <text:p>0.00000E+00</text:p>
          </table:table-cell>
          <table:table-cell table:formula="of:=[$Sheet1.F198]" office:value-type="float" office:value="0.99054" calcext:value-type="float">
            <text:p>9.90540E-01</text:p>
          </table:table-cell>
          <table:table-cell table:formula="of:=[$Sheet1.G198]" office:value-type="float" office:value="0.00946" calcext:value-type="float">
            <text:p>9.46000E-03</text:p>
          </table:table-cell>
          <table:table-cell table:formula="of:=[$Sheet1.H198]" office:value-type="float" office:value="0" calcext:value-type="float">
            <text:p>0.00000E+00</text:p>
          </table:table-cell>
          <table:table-cell table:formula="of:=[$Sheet1.I198]" office:value-type="float" office:value="0" calcext:value-type="float">
            <text:p>0.00000E+00</text:p>
          </table:table-cell>
          <table:table-cell table:formula="of:=[$Sheet1.J198]" office:value-type="float" office:value="0" calcext:value-type="float">
            <text:p>0.00000E+00</text:p>
          </table:table-cell>
          <table:table-cell table:formula="of:=[$Sheet1.K19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8]" office:value-type="float" office:value="1.07697" calcext:value-type="float">
            <text:p>1.07697E+00</text:p>
          </table:table-cell>
          <table:table-cell table:formula="of:=[$Sheet1.M198]" office:value-type="float" office:value="1.07697" calcext:value-type="float">
            <text:p>1.07697E+00</text:p>
          </table:table-cell>
          <table:table-cell table:formula="of:=[$Sheet1.N198]" office:value-type="float" office:value="0" calcext:value-type="float">
            <text:p>0.00000E+00</text:p>
          </table:table-cell>
          <table:table-cell table:formula="of:=[$Sheet1.O198]" office:value-type="float" office:value="0" calcext:value-type="float">
            <text:p>0.00000E+00</text:p>
          </table:table-cell>
          <table:table-cell table:formula="of:=[$Sheet1.P198]" office:value-type="float" office:value="0" calcext:value-type="float">
            <text:p>0.00000E+00</text:p>
          </table:table-cell>
          <table:table-cell table:formula="of:=[$Sheet1.Q198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199]" office:value-type="float" office:value="208630000000000" calcext:value-type="float">
            <text:p>2.08630E+14</text:p>
          </table:table-cell>
          <table:table-cell table:formula="of:=[$Sheet1.B199]" office:value-type="float" office:value="1.4785E+033" calcext:value-type="float">
            <text:p>1.47850E+33</text:p>
          </table:table-cell>
          <table:table-cell table:formula="of:=[$Sheet1.C199]" office:value-type="float" office:value="0.12407" calcext:value-type="float">
            <text:p>1.24070E-01</text:p>
          </table:table-cell>
          <table:table-cell table:formula="of:=[$Sheet1.D199]" office:value-type="float" office:value="0.00846" calcext:value-type="float">
            <text:p>8.46000E-03</text:p>
          </table:table-cell>
          <table:table-cell table:formula="of:=[$Sheet1.E199]" office:value-type="float" office:value="0" calcext:value-type="float">
            <text:p>0.00000E+00</text:p>
          </table:table-cell>
          <table:table-cell table:formula="of:=[$Sheet1.F199]" office:value-type="float" office:value="0.99154" calcext:value-type="float">
            <text:p>9.91540E-01</text:p>
          </table:table-cell>
          <table:table-cell table:formula="of:=[$Sheet1.G199]" office:value-type="float" office:value="0.00846" calcext:value-type="float">
            <text:p>8.46000E-03</text:p>
          </table:table-cell>
          <table:table-cell table:formula="of:=[$Sheet1.H199]" office:value-type="float" office:value="0" calcext:value-type="float">
            <text:p>0.00000E+00</text:p>
          </table:table-cell>
          <table:table-cell table:formula="of:=[$Sheet1.I199]" office:value-type="float" office:value="0" calcext:value-type="float">
            <text:p>0.00000E+00</text:p>
          </table:table-cell>
          <table:table-cell table:formula="of:=[$Sheet1.J199]" office:value-type="float" office:value="0" calcext:value-type="float">
            <text:p>0.00000E+00</text:p>
          </table:table-cell>
          <table:table-cell table:formula="of:=[$Sheet1.K19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199]" office:value-type="float" office:value="1.07058" calcext:value-type="float">
            <text:p>1.07058E+00</text:p>
          </table:table-cell>
          <table:table-cell table:formula="of:=[$Sheet1.M199]" office:value-type="float" office:value="1.07058" calcext:value-type="float">
            <text:p>1.07058E+00</text:p>
          </table:table-cell>
          <table:table-cell table:formula="of:=[$Sheet1.N199]" office:value-type="float" office:value="0" calcext:value-type="float">
            <text:p>0.00000E+00</text:p>
          </table:table-cell>
          <table:table-cell table:formula="of:=[$Sheet1.O199]" office:value-type="float" office:value="0" calcext:value-type="float">
            <text:p>0.00000E+00</text:p>
          </table:table-cell>
          <table:table-cell table:formula="of:=[$Sheet1.P199]" office:value-type="float" office:value="0" calcext:value-type="float">
            <text:p>0.00000E+00</text:p>
          </table:table-cell>
          <table:table-cell table:formula="of:=[$Sheet1.Q199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00]" office:value-type="float" office:value="182890000000000" calcext:value-type="float">
            <text:p>1.82890E+14</text:p>
          </table:table-cell>
          <table:table-cell table:formula="of:=[$Sheet1.B200]" office:value-type="float" office:value="8.2314E+032" calcext:value-type="float">
            <text:p>8.23140E+32</text:p>
          </table:table-cell>
          <table:table-cell table:formula="of:=[$Sheet1.C200]" office:value-type="float" office:value="0.10885" calcext:value-type="float">
            <text:p>1.08850E-01</text:p>
          </table:table-cell>
          <table:table-cell table:formula="of:=[$Sheet1.D200]" office:value-type="float" office:value="0.00758" calcext:value-type="float">
            <text:p>7.58000E-03</text:p>
          </table:table-cell>
          <table:table-cell table:formula="of:=[$Sheet1.E200]" office:value-type="float" office:value="0" calcext:value-type="float">
            <text:p>0.00000E+00</text:p>
          </table:table-cell>
          <table:table-cell table:formula="of:=[$Sheet1.F200]" office:value-type="float" office:value="0.99241" calcext:value-type="float">
            <text:p>9.92410E-01</text:p>
          </table:table-cell>
          <table:table-cell table:formula="of:=[$Sheet1.G200]" office:value-type="float" office:value="0.00759" calcext:value-type="float">
            <text:p>7.59000E-03</text:p>
          </table:table-cell>
          <table:table-cell table:formula="of:=[$Sheet1.H200]" office:value-type="float" office:value="0" calcext:value-type="float">
            <text:p>0.00000E+00</text:p>
          </table:table-cell>
          <table:table-cell table:formula="of:=[$Sheet1.I200]" office:value-type="float" office:value="0" calcext:value-type="float">
            <text:p>0.00000E+00</text:p>
          </table:table-cell>
          <table:table-cell table:formula="of:=[$Sheet1.J200]" office:value-type="float" office:value="0" calcext:value-type="float">
            <text:p>0.00000E+00</text:p>
          </table:table-cell>
          <table:table-cell table:formula="of:=[$Sheet1.K20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00]" office:value-type="float" office:value="1.06419" calcext:value-type="float">
            <text:p>1.06419E+00</text:p>
          </table:table-cell>
          <table:table-cell table:formula="of:=[$Sheet1.M200]" office:value-type="float" office:value="1.06419" calcext:value-type="float">
            <text:p>1.06419E+00</text:p>
          </table:table-cell>
          <table:table-cell table:formula="of:=[$Sheet1.N200]" office:value-type="float" office:value="0" calcext:value-type="float">
            <text:p>0.00000E+00</text:p>
          </table:table-cell>
          <table:table-cell table:formula="of:=[$Sheet1.O200]" office:value-type="float" office:value="0" calcext:value-type="float">
            <text:p>0.00000E+00</text:p>
          </table:table-cell>
          <table:table-cell table:formula="of:=[$Sheet1.P200]" office:value-type="float" office:value="0" calcext:value-type="float">
            <text:p>0.00000E+00</text:p>
          </table:table-cell>
          <table:table-cell table:formula="of:=[$Sheet1.Q200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>
          <table:table-cell table:formula="of:=[$Sheet1.A201]" office:value-type="float" office:value="157850000000000" calcext:value-type="float">
            <text:p>1.57850E+14</text:p>
          </table:table-cell>
          <table:table-cell table:formula="of:=[$Sheet1.B201]" office:value-type="float" office:value="3.3988E+032" calcext:value-type="float">
            <text:p>3.39880E+32</text:p>
          </table:table-cell>
          <table:table-cell table:formula="of:=[$Sheet1.C201]" office:value-type="float" office:value="0.094" calcext:value-type="float">
            <text:p>9.40000E-02</text:p>
          </table:table-cell>
          <table:table-cell table:formula="of:=[$Sheet1.D201]" office:value-type="float" office:value="0.00684" calcext:value-type="float">
            <text:p>6.84000E-03</text:p>
          </table:table-cell>
          <table:table-cell table:formula="of:=[$Sheet1.E201]" office:value-type="float" office:value="0" calcext:value-type="float">
            <text:p>0.00000E+00</text:p>
          </table:table-cell>
          <table:table-cell table:formula="of:=[$Sheet1.F201]" office:value-type="float" office:value="0.99316" calcext:value-type="float">
            <text:p>9.93160E-01</text:p>
          </table:table-cell>
          <table:table-cell table:formula="of:=[$Sheet1.G201]" office:value-type="float" office:value="0.00684" calcext:value-type="float">
            <text:p>6.84000E-03</text:p>
          </table:table-cell>
          <table:table-cell table:formula="of:=[$Sheet1.H201]" office:value-type="float" office:value="0" calcext:value-type="float">
            <text:p>0.00000E+00</text:p>
          </table:table-cell>
          <table:table-cell table:formula="of:=[$Sheet1.I201]" office:value-type="float" office:value="0" calcext:value-type="float">
            <text:p>0.00000E+00</text:p>
          </table:table-cell>
          <table:table-cell table:formula="of:=[$Sheet1.J201]" office:value-type="float" office:value="0" calcext:value-type="float">
            <text:p>0.00000E+00</text:p>
          </table:table-cell>
          <table:table-cell table:formula="of:=[$Sheet1.K20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[$Sheet1.L201]" office:value-type="float" office:value="1.0578" calcext:value-type="float">
            <text:p>1.05780E+00</text:p>
          </table:table-cell>
          <table:table-cell table:formula="of:=[$Sheet1.M201]" office:value-type="float" office:value="1.0578" calcext:value-type="float">
            <text:p>1.05780E+00</text:p>
          </table:table-cell>
          <table:table-cell table:formula="of:=[$Sheet1.N201]" office:value-type="float" office:value="0" calcext:value-type="float">
            <text:p>0.00000E+00</text:p>
          </table:table-cell>
          <table:table-cell table:formula="of:=[$Sheet1.O201]" office:value-type="float" office:value="0" calcext:value-type="float">
            <text:p>0.00000E+00</text:p>
          </table:table-cell>
          <table:table-cell table:formula="of:=[$Sheet1.P201]" office:value-type="float" office:value="0" calcext:value-type="float">
            <text:p>0.00000E+00</text:p>
          </table:table-cell>
          <table:table-cell table:formula="of:=[$Sheet1.Q201]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formula="of:=0" office:value-type="float" office:value="0" calcext:value-type="float">
            <text:p>0.00000E+00</text:p>
          </table:table-cell>
          <table:table-cell table:number-columns-repeated="1003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5:20:50.959084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27:21.090587497</meta:creation-date>
    <dc:date>2019-10-21T15:22:18.123957473</dc:date>
    <meta:editing-duration>PT13M10S</meta:editing-duration>
    <meta:editing-cycles>3</meta:editing-cycles>
    <meta:generator>LibreOffice/6.0.7.3$Linux_X86_64 LibreOffice_project/00m0$Build-3</meta:generator>
    <meta:document-statistic meta:table-count="2" meta:cell-count="7600" meta:object-count="0"/>
  </office:meta>
</office:document-meta>
</file>